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ab_water_2g" table:style-name="ta1">
        <table:shapes>
          <draw:frame draw:z-index="0" draw:style-name="gr1" draw:text-style-name="P1" svg:width="21.036cm" svg:height="10.971cm" svg:x="26.541cm" svg:y="1.6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14662" calcext:value-type="float">
            <text:p>4.14662E-01</text:p>
          </table:table-cell>
          <table:table-cell table:formula="of:=[.C4]/[.$C$105]" office:value-type="float" office:value="0.0122816211248219" calcext:value-type="float">
            <text:p>1.2281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1234691" calcext:value-type="float">
            <text:p>1.23469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531598186546787" calcext:value-type="float">
            <text:p>-0.531598186546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418748" calcext:value-type="float">
            <text:p>4.18748E-01</text:p>
          </table:table-cell>
          <table:table-cell table:formula="of:=[.C5]/[.$C$105]" office:value-type="float" office:value="0.0124026418692259" calcext:value-type="float">
            <text:p>1.24026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1233701" calcext:value-type="float">
            <text:p>1.23370E-02</text:p>
          </table:table-cell>
          <table:table-cell/>
          <table:table-cell table:formula="of:=100*([.D5]-[.H5])/[.D5]" office:value-type="float" office:value="0.529176524791455" calcext:value-type="float">
            <text:p>0.529176524791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418714" calcext:value-type="float">
            <text:p>4.18714E-01</text:p>
          </table:table-cell>
          <table:table-cell table:formula="of:=[.C6]/[.$C$105]" office:value-type="float" office:value="0.012401634843942" calcext:value-type="float">
            <text:p>1.24016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1231722" calcext:value-type="float">
            <text:p>1.23172E-02</text:p>
          </table:table-cell>
          <table:table-cell/>
          <table:table-cell table:formula="of:=100*([.D6]-[.H6])/[.D6]" office:value-type="float" office:value="0.680675128757208" calcext:value-type="float">
            <text:p>0.680675128757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18584" calcext:value-type="float">
            <text:p>4.18584E-01</text:p>
          </table:table-cell>
          <table:table-cell table:formula="of:=[.C7]/[.$C$105]" office:value-type="float" office:value="0.0123977844531509" calcext:value-type="float">
            <text:p>1.23978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1228751" calcext:value-type="float">
            <text:p>1.22875E-02</text:p>
          </table:table-cell>
          <table:table-cell/>
          <table:table-cell table:formula="of:=100*([.D7]-[.H7])/[.D7]" office:value-type="float" office:value="0.889469030273977" calcext:value-type="float">
            <text:p>0.889469030273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415983" calcext:value-type="float">
            <text:p>4.15983E-01</text:p>
          </table:table-cell>
          <table:table-cell table:formula="of:=[.C8]/[.$C$105]" office:value-type="float" office:value="0.0123207470189379" calcext:value-type="float">
            <text:p>1.23207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1224786" calcext:value-type="float">
            <text:p>1.22479E-02</text:p>
          </table:table-cell>
          <table:table-cell/>
          <table:table-cell table:formula="of:=100*([.D8]-[.H8])/[.D8]" office:value-type="float" office:value="0.591579543236023" calcext:value-type="float">
            <text:p>0.591579543236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413409" calcext:value-type="float">
            <text:p>4.13409E-01</text:p>
          </table:table-cell>
          <table:table-cell table:formula="of:=[.C9]/[.$C$105]" office:value-type="float" office:value="0.0122445092812737" calcext:value-type="float">
            <text:p>1.22445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1219825" calcext:value-type="float">
            <text:p>1.21983E-02</text:p>
          </table:table-cell>
          <table:table-cell/>
          <table:table-cell table:formula="of:=100*([.D9]-[.H9])/[.D9]" office:value-type="float" office:value="0.377796122417465" calcext:value-type="float">
            <text:p>0.3777961224174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409853" calcext:value-type="float">
            <text:p>4.09853E-01</text:p>
          </table:table-cell>
          <table:table-cell table:formula="of:=[.C10]/[.$C$105]" office:value-type="float" office:value="0.0121391862839413" calcext:value-type="float">
            <text:p>1.21392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1213864" calcext:value-type="float">
            <text:p>1.21386E-02</text:p>
          </table:table-cell>
          <table:table-cell/>
          <table:table-cell table:formula="of:=100*([.D10]-[.H10])/[.D10]" office:value-type="float" office:value="0.00450016935666273" calcext:value-type="float">
            <text:p>0.004500169356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11727" calcext:value-type="float">
            <text:p>4.11727E-01</text:p>
          </table:table-cell>
          <table:table-cell table:formula="of:=[.C11]/[.$C$105]" office:value-type="float" office:value="0.0121946911481148" calcext:value-type="float">
            <text:p>1.21947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12069" calcext:value-type="float">
            <text:p>1.20690E-02</text:p>
          </table:table-cell>
          <table:table-cell/>
          <table:table-cell table:formula="of:=100*([.D11]-[.H11])/[.D11]" office:value-type="float" office:value="1.03070382503481" calcext:value-type="float">
            <text:p>1.03070382503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07494" calcext:value-type="float">
            <text:p>4.07494E-01</text:p>
          </table:table-cell>
          <table:table-cell table:formula="of:=[.C12]/[.$C$105]" office:value-type="float" office:value="0.0120693165002778" calcext:value-type="float">
            <text:p>1.2069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1198928" calcext:value-type="float">
            <text:p>1.19893E-02</text:p>
          </table:table-cell>
          <table:table-cell/>
          <table:table-cell table:formula="of:=100*([.D12]-[.H12])/[.D12]" office:value-type="float" office:value="0.663140288648145" calcext:value-type="float">
            <text:p>0.663140288648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404366" calcext:value-type="float">
            <text:p>4.04366E-01</text:p>
          </table:table-cell>
          <table:table-cell table:formula="of:=[.C13]/[.$C$105]" office:value-type="float" office:value="0.0119766701741654" calcext:value-type="float">
            <text:p>1.19767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1189944" calcext:value-type="float">
            <text:p>1.18994E-02</text:p>
          </table:table-cell>
          <table:table-cell/>
          <table:table-cell table:formula="of:=100*([.D13]-[.H13])/[.D13]" office:value-type="float" office:value="0.644838448770092" calcext:value-type="float">
            <text:p>0.644838448770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399302" calcext:value-type="float">
            <text:p>3.99302E-01</text:p>
          </table:table-cell>
          <table:table-cell table:formula="of:=[.C14]/[.$C$105]" office:value-type="float" office:value="0.0118266826436559" calcext:value-type="float">
            <text:p>1.18267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1179942" calcext:value-type="float">
            <text:p>1.17994E-02</text:p>
          </table:table-cell>
          <table:table-cell/>
          <table:table-cell table:formula="of:=100*([.D14]-[.H14])/[.D14]" office:value-type="float" office:value="0.230518096048885" calcext:value-type="float">
            <text:p>0.230518096048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396244" calcext:value-type="float">
            <text:p>3.96244E-01</text:p>
          </table:table-cell>
          <table:table-cell table:formula="of:=[.C15]/[.$C$105]" office:value-type="float" office:value="0.0117361096048925" calcext:value-type="float">
            <text:p>1.1736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1168919" calcext:value-type="float">
            <text:p>1.16892E-02</text:p>
          </table:table-cell>
          <table:table-cell/>
          <table:table-cell table:formula="of:=100*([.D15]-[.H15])/[.D15]" office:value-type="float" office:value="0.399788400688934" calcext:value-type="float">
            <text:p>0.399788400688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89314" calcext:value-type="float">
            <text:p>3.89314E-01</text:p>
          </table:table-cell>
          <table:table-cell table:formula="of:=[.C16]/[.$C$105]" office:value-type="float" office:value="0.0115308541573352" calcext:value-type="float">
            <text:p>1.15309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1156868" calcext:value-type="float">
            <text:p>1.15687E-02</text:p>
          </table:table-cell>
          <table:table-cell/>
          <table:table-cell table:formula="of:=100*([.D16]-[.H16])/[.D16]" office:value-type="float" office:value="-0.328040248785357" calcext:value-type="float">
            <text:p>-0.328040248785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382751" calcext:value-type="float">
            <text:p>3.82751E-01</text:p>
          </table:table-cell>
          <table:table-cell table:formula="of:=[.C17]/[.$C$105]" office:value-type="float" office:value="0.0113364686591651" calcext:value-type="float">
            <text:p>1.13365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1143786" calcext:value-type="float">
            <text:p>1.14379E-02</text:p>
          </table:table-cell>
          <table:table-cell/>
          <table:table-cell table:formula="of:=100*([.D17]-[.H17])/[.D17]" office:value-type="float" office:value="-0.894382050383302" calcext:value-type="float">
            <text:p>-0.89438205038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370994" calcext:value-type="float">
            <text:p>3.70994E-01</text:p>
          </table:table-cell>
          <table:table-cell table:formula="of:=[.C18]/[.$C$105]" office:value-type="float" office:value="0.0109882452396945" calcext:value-type="float">
            <text:p>1.09882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1129668" calcext:value-type="float">
            <text:p>1.12967E-02</text:p>
          </table:table-cell>
          <table:table-cell/>
          <table:table-cell table:formula="of:=100*([.D18]-[.H18])/[.D18]" office:value-type="float" office:value="-2.80695191613758" calcext:value-type="float">
            <text:p>-2.80695191613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366159" calcext:value-type="float">
            <text:p>3.66159E-01</text:p>
          </table:table-cell>
          <table:table-cell table:formula="of:=[.C19]/[.$C$105]" office:value-type="float" office:value="0.0108450403206556" calcext:value-type="float">
            <text:p>1.08450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1114509" calcext:value-type="float">
            <text:p>1.11451E-02</text:p>
          </table:table-cell>
          <table:table-cell/>
          <table:table-cell table:formula="of:=100*([.D19]-[.H19])/[.D19]" office:value-type="float" office:value="-2.76669952782861" calcext:value-type="float">
            <text:p>-2.76669952782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361164" calcext:value-type="float">
            <text:p>3.61164E-01</text:p>
          </table:table-cell>
          <table:table-cell table:formula="of:=[.C20]/[.$C$105]" office:value-type="float" office:value="0.0106970964591045" calcext:value-type="float">
            <text:p>1.06971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1098307" calcext:value-type="float">
            <text:p>1.09831E-02</text:p>
          </table:table-cell>
          <table:table-cell/>
          <table:table-cell table:formula="of:=100*([.D20]-[.H20])/[.D20]" office:value-type="float" office:value="-2.67337535927427" calcext:value-type="float">
            <text:p>-2.67337535927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356655" calcext:value-type="float">
            <text:p>3.56655E-01</text:p>
          </table:table-cell>
          <table:table-cell table:formula="of:=[.C21]/[.$C$105]" office:value-type="float" office:value="0.0105635471354341" calcext:value-type="float">
            <text:p>1.05635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1081059" calcext:value-type="float">
            <text:p>1.08106E-02</text:p>
          </table:table-cell>
          <table:table-cell/>
          <table:table-cell table:formula="of:=100*([.D21]-[.H21])/[.D21]" office:value-type="float" office:value="-2.33863551133526" calcext:value-type="float">
            <text:p>-2.33863551133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35163" calcext:value-type="float">
            <text:p>3.51630E-01</text:p>
          </table:table-cell>
          <table:table-cell table:formula="of:=[.C22]/[.$C$105]" office:value-type="float" office:value="0.010414714722162" calcext:value-type="float">
            <text:p>1.04147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1062763" calcext:value-type="float">
            <text:p>1.06276E-02</text:p>
          </table:table-cell>
          <table:table-cell/>
          <table:table-cell table:formula="of:=100*([.D22]-[.H22])/[.D22]" office:value-type="float" office:value="-2.04436975489042" calcext:value-type="float">
            <text:p>-2.04436975489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346707" calcext:value-type="float">
            <text:p>3.46707E-01</text:p>
          </table:table-cell>
          <table:table-cell table:formula="of:=[.C23]/[.$C$105]" office:value-type="float" office:value="0.0102689033847414" calcext:value-type="float">
            <text:p>1.02689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1043419" calcext:value-type="float">
            <text:p>1.04342E-02</text:p>
          </table:table-cell>
          <table:table-cell/>
          <table:table-cell table:formula="of:=100*([.D23]-[.H23])/[.D23]" office:value-type="float" office:value="-1.60958389679856" calcext:value-type="float">
            <text:p>-1.60958389679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41007" calcext:value-type="float">
            <text:p>3.41007E-01</text:p>
          </table:table-cell>
          <table:table-cell table:formula="of:=[.C24]/[.$C$105]" office:value-type="float" office:value="0.0101000785577462" calcext:value-type="float">
            <text:p>1.01001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1023026" calcext:value-type="float">
            <text:p>1.02303E-02</text:p>
          </table:table-cell>
          <table:table-cell/>
          <table:table-cell table:formula="of:=100*([.D24]-[.H24])/[.D24]" office:value-type="float" office:value="-1.28891514565456" calcext:value-type="float">
            <text:p>-1.28891514565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33439" calcext:value-type="float">
            <text:p>3.34390E-01</text:p>
          </table:table-cell>
          <table:table-cell table:formula="of:=[.C25]/[.$C$105]" office:value-type="float" office:value="0.00990409366647827" calcext:value-type="float">
            <text:p>9.90409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1001588" calcext:value-type="float">
            <text:p>1.00159E-02</text:p>
          </table:table-cell>
          <table:table-cell/>
          <table:table-cell table:formula="of:=100*([.D25]-[.H25])/[.D25]" office:value-type="float" office:value="-1.12868816962106" calcext:value-type="float">
            <text:p>-1.1286881696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327575" calcext:value-type="float">
            <text:p>3.27575E-01</text:p>
          </table:table-cell>
          <table:table-cell table:formula="of:=[.C26]/[.$C$105]" office:value-type="float" office:value="0.00970224433385155" calcext:value-type="float">
            <text:p>9.7022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9791069" calcext:value-type="float">
            <text:p>9.79107E-03</text:p>
          </table:table-cell>
          <table:table-cell/>
          <table:table-cell table:formula="of:=100*([.D26]-[.H26])/[.D26]" office:value-type="float" office:value="-0.915506382771016" calcext:value-type="float">
            <text:p>-0.915506382771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320673" calcext:value-type="float">
            <text:p>3.20673E-01</text:p>
          </table:table-cell>
          <table:table-cell table:formula="of:=[.C27]/[.$C$105]" office:value-type="float" office:value="0.00949781820123385" calcext:value-type="float">
            <text:p>9.4978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9555885" calcext:value-type="float">
            <text:p>9.55589E-03</text:p>
          </table:table-cell>
          <table:table-cell/>
          <table:table-cell table:formula="of:=100*([.D27]-[.H27])/[.D27]" office:value-type="float" office:value="-0.611369869751835" calcext:value-type="float">
            <text:p>-0.611369869751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311897" calcext:value-type="float">
            <text:p>3.11897E-01</text:p>
          </table:table-cell>
          <table:table-cell table:formula="of:=[.C28]/[.$C$105]" office:value-type="float" office:value="0.00923788720444263" calcext:value-type="float">
            <text:p>9.23789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9310396" calcext:value-type="float">
            <text:p>9.31040E-03</text:p>
          </table:table-cell>
          <table:table-cell/>
          <table:table-cell table:formula="of:=100*([.D28]-[.H28])/[.D28]" office:value-type="float" office:value="-0.784906699472347" calcext:value-type="float">
            <text:p>-0.784906699472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306279" calcext:value-type="float">
            <text:p>3.06279E-01</text:p>
          </table:table-cell>
          <table:table-cell table:formula="of:=[.C29]/[.$C$105]" office:value-type="float" office:value="0.0090714910854849" calcext:value-type="float">
            <text:p>9.07149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9054691" calcext:value-type="float">
            <text:p>9.05469E-03</text:p>
          </table:table-cell>
          <table:table-cell/>
          <table:table-cell table:formula="of:=100*([.D29]-[.H29])/[.D29]" office:value-type="float" office:value="0.185196516499707" calcext:value-type="float">
            <text:p>0.185196516499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301067" calcext:value-type="float">
            <text:p>3.01067E-01</text:p>
          </table:table-cell>
          <table:table-cell table:formula="of:=[.C30]/[.$C$105]" office:value-type="float" office:value="0.00891712003315175" calcext:value-type="float">
            <text:p>8.91712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878888" calcext:value-type="float">
            <text:p>8.78888E-03</text:p>
          </table:table-cell>
          <table:table-cell/>
          <table:table-cell table:formula="of:=100*([.D30]-[.H30])/[.D30]" office:value-type="float" office:value="1.43813285763771" calcext:value-type="float">
            <text:p>1.438132857637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295288" calcext:value-type="float">
            <text:p>2.95288E-01</text:p>
          </table:table-cell>
          <table:table-cell table:formula="of:=[.C31]/[.$C$105]" office:value-type="float" office:value="0.00874595535329117" calcext:value-type="float">
            <text:p>8.74596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8513095" calcext:value-type="float">
            <text:p>8.51310E-03</text:p>
          </table:table-cell>
          <table:table-cell/>
          <table:table-cell table:formula="of:=100*([.D31]-[.H31])/[.D31]" office:value-type="float" office:value="2.66249190494144" calcext:value-type="float">
            <text:p>2.66249190494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287646" calcext:value-type="float">
            <text:p>2.87646E-01</text:p>
          </table:table-cell>
          <table:table-cell table:formula="of:=[.C32]/[.$C$105]" office:value-type="float" office:value="0.00851961161155479" calcext:value-type="float">
            <text:p>8.51961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8227489" calcext:value-type="float">
            <text:p>8.22749E-03</text:p>
          </table:table-cell>
          <table:table-cell/>
          <table:table-cell table:formula="of:=100*([.D32]-[.H32])/[.D32]" office:value-type="float" office:value="3.42882545442091" calcext:value-type="float">
            <text:p>3.42882545442091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278541" calcext:value-type="float">
            <text:p>2.78541E-01</text:p>
          </table:table-cell>
          <table:table-cell table:formula="of:=[.C33]/[.$C$105]" office:value-type="float" office:value="0.00824993616422298" calcext:value-type="float">
            <text:p>8.2499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793224" calcext:value-type="float">
            <text:p>7.93224E-03</text:p>
          </table:table-cell>
          <table:table-cell/>
          <table:table-cell table:formula="of:=100*([.D33]-[.H33])/[.D33]" office:value-type="float" office:value="3.8508923935765" calcext:value-type="float">
            <text:p>3.8508923935765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268792" calcext:value-type="float">
            <text:p>2.68792E-01</text:p>
          </table:table-cell>
          <table:table-cell table:formula="of:=[.C34]/[.$C$105]" office:value-type="float" office:value="0.00796118647327978" calcext:value-type="float">
            <text:p>7.9611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7627549" calcext:value-type="float">
            <text:p>7.62755E-03</text:p>
          </table:table-cell>
          <table:table-cell/>
          <table:table-cell table:formula="of:=100*([.D34]-[.H34])/[.D34]" office:value-type="float" office:value="4.19080088626954" calcext:value-type="float">
            <text:p>4.19080088626954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3068" calcext:value-type="float">
            <text:p>8.46307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256874" calcext:value-type="float">
            <text:p>2.56874E-01</text:p>
          </table:table-cell>
          <table:table-cell table:formula="of:=[.C35]/[.$C$105]" office:value-type="float" office:value="0.0076081944929063" calcext:value-type="float">
            <text:p>7.60819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7313644" calcext:value-type="float">
            <text:p>7.31364E-03</text:p>
          </table:table-cell>
          <table:table-cell/>
          <table:table-cell table:formula="of:=100*([.D35]-[.H35])/[.D35]" office:value-type="float" office:value="3.8714900516927" calcext:value-type="float">
            <text:p>3.8714900516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247967" calcext:value-type="float">
            <text:p>2.47967E-01</text:p>
          </table:table-cell>
          <table:table-cell table:formula="of:=[.C36]/[.$C$105]" office:value-type="float" office:value="0.00734438348693327" calcext:value-type="float">
            <text:p>7.34438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6990776" calcext:value-type="float">
            <text:p>6.99078E-03</text:p>
          </table:table-cell>
          <table:table-cell/>
          <table:table-cell table:formula="of:=100*([.D36]-[.H36])/[.D36]" office:value-type="float" office:value="4.81466535022837" calcext:value-type="float">
            <text:p>4.81466535022837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353188149520965" calcext:value-type="float">
            <text:p>-0.035318814952097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235752" calcext:value-type="float">
            <text:p>2.35752E-01</text:p>
          </table:table-cell>
          <table:table-cell table:formula="of:=[.C37]/[.$C$105]" office:value-type="float" office:value="0.00698259484452162" calcext:value-type="float">
            <text:p>6.98259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6659222" calcext:value-type="float">
            <text:p>6.65922E-03</text:p>
          </table:table-cell>
          <table:table-cell/>
          <table:table-cell table:formula="of:=100*([.D37]-[.H37])/[.D37]" office:value-type="float" office:value="4.63112713428204" calcext:value-type="float">
            <text:p>4.63112713428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22294" calcext:value-type="float">
            <text:p>2.22940E-01</text:p>
          </table:table-cell>
          <table:table-cell table:formula="of:=[.C38]/[.$C$105]" office:value-type="float" office:value="0.00660312402286152" calcext:value-type="float">
            <text:p>6.60312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6319285" calcext:value-type="float">
            <text:p>6.31929E-03</text:p>
          </table:table-cell>
          <table:table-cell/>
          <table:table-cell table:formula="of:=100*([.D38]-[.H38])/[.D38]" office:value-type="float" office:value="4.29855659046846" calcext:value-type="float">
            <text:p>4.29855659046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211174" calcext:value-type="float">
            <text:p>2.11174E-01</text:p>
          </table:table-cell>
          <table:table-cell table:formula="of:=[.C39]/[.$C$105]" office:value-type="float" office:value="0.00625463403787458" calcext:value-type="float">
            <text:p>6.25463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5971292" calcext:value-type="float">
            <text:p>5.97129E-03</text:p>
          </table:table-cell>
          <table:table-cell/>
          <table:table-cell table:formula="of:=100*([.D39]-[.H39])/[.D39]" office:value-type="float" office:value="4.53011377098673" calcext:value-type="float">
            <text:p>4.53011377098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198094" calcext:value-type="float">
            <text:p>1.98094E-01</text:p>
          </table:table-cell>
          <table:table-cell table:formula="of:=[.C40]/[.$C$105]" office:value-type="float" office:value="0.00586722548750664" calcext:value-type="float">
            <text:p>5.8672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5615598" calcext:value-type="float">
            <text:p>5.61560E-03</text:p>
          </table:table-cell>
          <table:table-cell/>
          <table:table-cell table:formula="of:=100*([.D40]-[.H40])/[.D40]" office:value-type="float" office:value="4.28869638711589" calcext:value-type="float">
            <text:p>4.28869638711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184128" calcext:value-type="float">
            <text:p>1.84128E-01</text:p>
          </table:table-cell>
          <table:table-cell table:formula="of:=[.C41]/[.$C$105]" office:value-type="float" office:value="0.00545357504297769" calcext:value-type="float">
            <text:p>5.45358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5252579" calcext:value-type="float">
            <text:p>5.25258E-03</text:p>
          </table:table-cell>
          <table:table-cell/>
          <table:table-cell table:formula="of:=100*([.D41]-[.H41])/[.D41]" office:value-type="float" office:value="3.68558315222055" calcext:value-type="float">
            <text:p>3.68558315222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171356" calcext:value-type="float">
            <text:p>1.71356E-01</text:p>
          </table:table-cell>
          <table:table-cell table:formula="of:=[.C42]/[.$C$105]" office:value-type="float" office:value="0.00507528895694563" calcext:value-type="float">
            <text:p>5.07529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4882636" calcext:value-type="float">
            <text:p>4.88264E-03</text:p>
          </table:table-cell>
          <table:table-cell/>
          <table:table-cell table:formula="of:=100*([.D42]-[.H42])/[.D42]" office:value-type="float" office:value="3.79590124975999" calcext:value-type="float">
            <text:p>3.79590124975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16018" calcext:value-type="float">
            <text:p>1.60180E-01</text:p>
          </table:table-cell>
          <table:table-cell table:formula="of:=[.C43]/[.$C$105]" office:value-type="float" office:value="0.00474427382247223" calcext:value-type="float">
            <text:p>4.74427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4506196" calcext:value-type="float">
            <text:p>4.50620E-03</text:p>
          </table:table-cell>
          <table:table-cell/>
          <table:table-cell table:formula="of:=100*([.D43]-[.H43])/[.D43]" office:value-type="float" office:value="5.01821419633338" calcext:value-type="float">
            <text:p>5.01821419633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145323" calcext:value-type="float">
            <text:p>1.45323E-01</text:p>
          </table:table-cell>
          <table:table-cell table:formula="of:=[.C44]/[.$C$105]" office:value-type="float" office:value="0.00430423339182877" calcext:value-type="float">
            <text:p>4.3042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4123704" calcext:value-type="float">
            <text:p>4.12370E-03</text:p>
          </table:table-cell>
          <table:table-cell/>
          <table:table-cell table:formula="of:=100*([.D44]-[.H44])/[.D44]" office:value-type="float" office:value="4.19422869056054" calcext:value-type="float">
            <text:p>4.19422869056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134054" calcext:value-type="float">
            <text:p>1.34054E-01</text:p>
          </table:table-cell>
          <table:table-cell table:formula="of:=[.C45]/[.$C$105]" office:value-type="float" office:value="0.00397046374702018" calcext:value-type="float">
            <text:p>3.9704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3735631" calcext:value-type="float">
            <text:p>3.73563E-03</text:p>
          </table:table-cell>
          <table:table-cell/>
          <table:table-cell table:formula="of:=100*([.D45]-[.H45])/[.D45]" office:value-type="float" office:value="5.91449165595383" calcext:value-type="float">
            <text:p>5.9144916559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12038" calcext:value-type="float">
            <text:p>1.20380E-01</text:p>
          </table:table-cell>
          <table:table-cell table:formula="of:=[.C46]/[.$C$105]" office:value-type="float" office:value="0.0035654618725759" calcext:value-type="float">
            <text:p>3.56546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3342468" calcext:value-type="float">
            <text:p>3.34247E-03</text:p>
          </table:table-cell>
          <table:table-cell/>
          <table:table-cell table:formula="of:=100*([.D46]-[.H46])/[.D46]" office:value-type="float" office:value="6.25427730110028" calcext:value-type="float">
            <text:p>6.25427730110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106938" calcext:value-type="float">
            <text:p>1.06938E-01</text:p>
          </table:table-cell>
          <table:table-cell table:formula="of:=[.C47]/[.$C$105]" office:value-type="float" office:value="0.00316733146477422" calcext:value-type="float">
            <text:p>3.16733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2944734" calcext:value-type="float">
            <text:p>2.94473E-03</text:p>
          </table:table-cell>
          <table:table-cell/>
          <table:table-cell table:formula="of:=100*([.D47]-[.H47])/[.D47]" office:value-type="float" office:value="7.02791820969353" calcext:value-type="float">
            <text:p>7.02791820969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936128" calcext:value-type="float">
            <text:p>9.36128E-02</text:p>
          </table:table-cell>
          <table:table-cell table:formula="of:=[.C48]/[.$C$105]" office:value-type="float" office:value="0.00277266048500642" calcext:value-type="float">
            <text:p>2.77266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254299" calcext:value-type="float">
            <text:p>2.54299E-03</text:p>
          </table:table-cell>
          <table:table-cell/>
          <table:table-cell table:formula="of:=100*([.D48]-[.H48])/[.D48]" office:value-type="float" office:value="8.28339734519959" calcext:value-type="float">
            <text:p>8.283397345199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78247" calcext:value-type="float">
            <text:p>7.82470E-02</text:p>
          </table:table-cell>
          <table:table-cell table:formula="of:=[.C49]/[.$C$105]" office:value-type="float" office:value="0.00231755021717433" calcext:value-type="float">
            <text:p>2.31755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2137886" calcext:value-type="float">
            <text:p>2.13789E-03</text:p>
          </table:table-cell>
          <table:table-cell/>
          <table:table-cell table:formula="of:=100*([.D49]-[.H49])/[.D49]" office:value-type="float" office:value="7.75233329758805" calcext:value-type="float">
            <text:p>7.75233329758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626745" calcext:value-type="float">
            <text:p>6.26745E-02</text:p>
          </table:table-cell>
          <table:table-cell table:formula="of:=[.C50]/[.$C$105]" office:value-type="float" office:value="0.00185631782798437" calcext:value-type="float">
            <text:p>1.85632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730296" calcext:value-type="float">
            <text:p>1.73030E-03</text:p>
          </table:table-cell>
          <table:table-cell/>
          <table:table-cell table:formula="of:=100*([.D50]-[.H50])/[.D50]" office:value-type="float" office:value="6.7888066410054" calcext:value-type="float">
            <text:p>6.788806641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466902" calcext:value-type="float">
            <text:p>4.66902E-02</text:p>
          </table:table-cell>
          <table:table-cell table:formula="of:=[.C51]/[.$C$105]" office:value-type="float" office:value="0.00138288858550376" calcext:value-type="float">
            <text:p>1.38289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21716" calcext:value-type="float">
            <text:p>1.32172E-03</text:p>
          </table:table-cell>
          <table:table-cell/>
          <table:table-cell table:formula="of:=100*([.D51]-[.H51])/[.D51]" office:value-type="float" office:value="4.42353680151869" calcext:value-type="float">
            <text:p>4.42353680151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343234" calcext:value-type="float">
            <text:p>3.43234E-02</text:p>
          </table:table-cell>
          <table:table-cell table:formula="of:=[.C52]/[.$C$105]" office:value-type="float" office:value="0.00101660387138371" calcext:value-type="float">
            <text:p>1.01660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9154094" calcext:value-type="float">
            <text:p>9.15409E-04</text:p>
          </table:table-cell>
          <table:table-cell/>
          <table:table-cell table:formula="of:=100*([.D52]-[.H52])/[.D52]" office:value-type="float" office:value="9.95416939008634" calcext:value-type="float">
            <text:p>9.95416939008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191054" calcext:value-type="float">
            <text:p>1.91054E-02</text:p>
          </table:table-cell>
          <table:table-cell table:formula="of:=[.C53]/[.$C$105]" office:value-type="float" office:value="0.000565871201697221" calcext:value-type="float">
            <text:p>5.65871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5197219" calcext:value-type="float">
            <text:p>5.19722E-04</text:p>
          </table:table-cell>
          <table:table-cell/>
          <table:table-cell table:formula="of:=100*([.D53]-[.H53])/[.D53]" office:value-type="float" office:value="8.15544271537501" calcext:value-type="float">
            <text:p>8.15544271537501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592997" calcext:value-type="float">
            <text:p>5.92997E-01</text:p>
          </table:table-cell>
          <table:table-cell table:formula="of:=[.C54]/[.$C$105]" office:value-type="float" office:value="0.0175636168304693" calcext:value-type="float">
            <text:p>1.75636E-02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1781613" calcext:value-type="float">
            <text:p>1.78161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1.43770598031177" calcext:value-type="float">
            <text:p>-1.43770598031177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592213" calcext:value-type="float">
            <text:p>5.92213E-01</text:p>
          </table:table-cell>
          <table:table-cell table:formula="of:=[.C55]/[.$C$105]" office:value-type="float" office:value="0.0175403960121597" calcext:value-type="float">
            <text:p>1.75404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1780183" calcext:value-type="float">
            <text:p>1.78018E-02</text:p>
          </table:table-cell>
          <table:table-cell/>
          <table:table-cell table:formula="of:=100*([.D55]-[.H55])/[.D55]" office:value-type="float" office:value="-1.49046798977095" calcext:value-type="float">
            <text:p>-1.49046798977095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594534" calcext:value-type="float">
            <text:p>5.94534E-01</text:p>
          </table:table-cell>
          <table:table-cell table:formula="of:=[.C56]/[.$C$105]" office:value-type="float" office:value="0.0176091402969766" calcext:value-type="float">
            <text:p>1.76091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1777322" calcext:value-type="float">
            <text:p>1.77732E-02</text:p>
          </table:table-cell>
          <table:table-cell/>
          <table:table-cell table:formula="of:=100*([.D56]-[.H56])/[.D56]" office:value-type="float" office:value="-0.931787130184729" calcext:value-type="float">
            <text:p>-0.931787130184729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592939" calcext:value-type="float">
            <text:p>5.92939E-01</text:p>
          </table:table-cell>
          <table:table-cell table:formula="of:=[.C57]/[.$C$105]" office:value-type="float" office:value="0.0175618989638086" calcext:value-type="float">
            <text:p>1.75619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1773028" calcext:value-type="float">
            <text:p>1.77303E-02</text:p>
          </table:table-cell>
          <table:table-cell/>
          <table:table-cell table:formula="of:=100*([.D57]-[.H57])/[.D57]" office:value-type="float" office:value="-0.958786043231434" calcext:value-type="float">
            <text:p>-0.958786043231434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590745" calcext:value-type="float">
            <text:p>5.90745E-01</text:p>
          </table:table-cell>
          <table:table-cell table:formula="of:=[.C58]/[.$C$105]" office:value-type="float" office:value="0.0174969162146108" calcext:value-type="float">
            <text:p>1.74969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767298" calcext:value-type="float">
            <text:p>1.76730E-02</text:p>
          </table:table-cell>
          <table:table-cell/>
          <table:table-cell table:formula="of:=100*([.D58]-[.H58])/[.D58]" office:value-type="float" office:value="-1.00625609238604" calcext:value-type="float">
            <text:p>-1.0062560923860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58947" calcext:value-type="float">
            <text:p>5.89470E-01</text:p>
          </table:table-cell>
          <table:table-cell table:formula="of:=[.C59]/[.$C$105]" office:value-type="float" office:value="0.0174591527664671" calcext:value-type="float">
            <text:p>1.74592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760128" calcext:value-type="float">
            <text:p>1.76013E-02</text:p>
          </table:table-cell>
          <table:table-cell/>
          <table:table-cell table:formula="of:=100*([.D59]-[.H59])/[.D59]" office:value-type="float" office:value="-0.814055730160496" calcext:value-type="float">
            <text:p>-0.814055730160496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589809" calcext:value-type="float">
            <text:p>5.89809E-01</text:p>
          </table:table-cell>
          <table:table-cell table:formula="of:=[.C60]/[.$C$105]" office:value-type="float" office:value="0.0174691934009147" calcext:value-type="float">
            <text:p>1.74692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751514" calcext:value-type="float">
            <text:p>1.75151E-02</text:p>
          </table:table-cell>
          <table:table-cell/>
          <table:table-cell table:formula="of:=100*([.D60]-[.H60])/[.D60]" office:value-type="float" office:value="-0.263015000354269" calcext:value-type="float">
            <text:p>-0.263015000354269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585892" calcext:value-type="float">
            <text:p>5.85892E-01</text:p>
          </table:table-cell>
          <table:table-cell table:formula="of:=[.C61]/[.$C$105]" office:value-type="float" office:value="0.0173531781645393" calcext:value-type="float">
            <text:p>1.73532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74145" calcext:value-type="float">
            <text:p>1.74145E-02</text:p>
          </table:table-cell>
          <table:table-cell/>
          <table:table-cell table:formula="of:=100*([.D61]-[.H61])/[.D61]" office:value-type="float" office:value="-0.353375242732248" calcext:value-type="float">
            <text:p>-0.353375242732248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580415" calcext:value-type="float">
            <text:p>5.80415E-01</text:p>
          </table:table-cell>
          <table:table-cell table:formula="of:=[.C62]/[.$C$105]" office:value-type="float" office:value="0.0171909582386704" calcext:value-type="float">
            <text:p>1.71910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729929" calcext:value-type="float">
            <text:p>1.72993E-02</text:p>
          </table:table-cell>
          <table:table-cell/>
          <table:table-cell table:formula="of:=100*([.D62]-[.H62])/[.D62]" office:value-type="float" office:value="-0.630167090313297" calcext:value-type="float">
            <text:p>-0.630167090313297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570872" calcext:value-type="float">
            <text:p>5.70872E-01</text:p>
          </table:table-cell>
          <table:table-cell table:formula="of:=[.C63]/[.$C$105]" office:value-type="float" office:value="0.0169083099362116" calcext:value-type="float">
            <text:p>1.69083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716947" calcext:value-type="float">
            <text:p>1.71695E-02</text:p>
          </table:table-cell>
          <table:table-cell/>
          <table:table-cell table:formula="of:=100*([.D63]-[.H63])/[.D63]" office:value-type="float" office:value="-1.54456633911758" calcext:value-type="float">
            <text:p>-1.54456633911758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567373" calcext:value-type="float">
            <text:p>5.67373E-01</text:p>
          </table:table-cell>
          <table:table-cell table:formula="of:=[.C64]/[.$C$105]" office:value-type="float" office:value="0.0168046751871491" calcext:value-type="float">
            <text:p>1.68047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702495" calcext:value-type="float">
            <text:p>1.70250E-02</text:p>
          </table:table-cell>
          <table:table-cell/>
          <table:table-cell table:formula="of:=100*([.D64]-[.H64])/[.D64]" office:value-type="float" office:value="-1.31079482583126" calcext:value-type="float">
            <text:p>-1.31079482583126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558035" calcext:value-type="float">
            <text:p>5.58035E-01</text:p>
          </table:table-cell>
          <table:table-cell table:formula="of:=[.C65]/[.$C$105]" office:value-type="float" office:value="0.0165280986547839" calcext:value-type="float">
            <text:p>1.65281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686567" calcext:value-type="float">
            <text:p>1.68657E-02</text:p>
          </table:table-cell>
          <table:table-cell/>
          <table:table-cell table:formula="of:=100*([.D65]-[.H65])/[.D65]" office:value-type="float" office:value="-2.04240882310074" calcext:value-type="float">
            <text:p>-2.0424088231007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554633" calcext:value-type="float">
            <text:p>5.54633E-01</text:p>
          </table:table-cell>
          <table:table-cell table:formula="of:=[.C66]/[.$C$105]" office:value-type="float" office:value="0.0164273368896194" calcext:value-type="float">
            <text:p>1.64273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669157" calcext:value-type="float">
            <text:p>1.66916E-02</text:p>
          </table:table-cell>
          <table:table-cell/>
          <table:table-cell table:formula="of:=100*([.D66]-[.H66])/[.D66]" office:value-type="float" office:value="-1.60849632631307" calcext:value-type="float">
            <text:p>-1.60849632631307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541894" calcext:value-type="float">
            <text:p>5.41894E-01</text:p>
          </table:table-cell>
          <table:table-cell table:formula="of:=[.C67]/[.$C$105]" office:value-type="float" office:value="0.0160500282104805" calcext:value-type="float">
            <text:p>1.60500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650257" calcext:value-type="float">
            <text:p>1.65026E-02</text:p>
          </table:table-cell>
          <table:table-cell/>
          <table:table-cell table:formula="of:=100*([.D67]-[.H67])/[.D67]" office:value-type="float" office:value="-2.81957005673048" calcext:value-type="float">
            <text:p>-2.81957005673048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526337" calcext:value-type="float">
            <text:p>5.26337E-01</text:p>
          </table:table-cell>
          <table:table-cell table:formula="of:=[.C68]/[.$C$105]" office:value-type="float" office:value="0.0155892549063464" calcext:value-type="float">
            <text:p>1.55893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629861" calcext:value-type="float">
            <text:p>1.62986E-02</text:p>
          </table:table-cell>
          <table:table-cell/>
          <table:table-cell table:formula="of:=100*([.D68]-[.H68])/[.D68]" office:value-type="float" office:value="-4.55028221627721" calcext:value-type="float">
            <text:p>-4.55028221627721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521353" calcext:value-type="float">
            <text:p>5.21353E-01</text:p>
          </table:table-cell>
          <table:table-cell table:formula="of:=[.C69]/[.$C$105]" office:value-type="float" office:value="0.015441636847093" calcext:value-type="float">
            <text:p>1.54416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607964" calcext:value-type="float">
            <text:p>1.60796E-02</text:p>
          </table:table-cell>
          <table:table-cell/>
          <table:table-cell table:formula="of:=100*([.D69]-[.H69])/[.D69]" office:value-type="float" office:value="-4.13170675637995" calcext:value-type="float">
            <text:p>-4.1317067563799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511209" calcext:value-type="float">
            <text:p>5.11209E-01</text:p>
          </table:table-cell>
          <table:table-cell table:formula="of:=[.C70]/[.$C$105]" office:value-type="float" office:value="0.015141187891823" calcext:value-type="float">
            <text:p>1.51412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584561" calcext:value-type="float">
            <text:p>1.58456E-02</text:p>
          </table:table-cell>
          <table:table-cell/>
          <table:table-cell table:formula="of:=100*([.D70]-[.H70])/[.D70]" office:value-type="float" office:value="-4.65235695646721" calcext:value-type="float">
            <text:p>-4.6523569564672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507474" calcext:value-type="float">
            <text:p>5.07474E-01</text:p>
          </table:table-cell>
          <table:table-cell table:formula="of:=[.C71]/[.$C$105]" office:value-type="float" office:value="0.0150305632025551" calcext:value-type="float">
            <text:p>1.50306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559649" calcext:value-type="float">
            <text:p>1.55965E-02</text:p>
          </table:table-cell>
          <table:table-cell/>
          <table:table-cell table:formula="of:=100*([.D71]-[.H71])/[.D71]" office:value-type="float" office:value="-3.76517359874244" calcext:value-type="float">
            <text:p>-3.7651735987424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494973" calcext:value-type="float">
            <text:p>4.94973E-01</text:p>
          </table:table-cell>
          <table:table-cell table:formula="of:=[.C72]/[.$C$105]" office:value-type="float" office:value="0.014660303700403" calcext:value-type="float">
            <text:p>1.46603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533225" calcext:value-type="float">
            <text:p>1.53323E-02</text:p>
          </table:table-cell>
          <table:table-cell/>
          <table:table-cell table:formula="of:=100*([.D72]-[.H72])/[.D72]" office:value-type="float" office:value="-4.58344051616426" calcext:value-type="float">
            <text:p>-4.5834405161642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490838" calcext:value-type="float">
            <text:p>4.90838E-01</text:p>
          </table:table-cell>
          <table:table-cell table:formula="of:=[.C73]/[.$C$105]" office:value-type="float" office:value="0.0145378316548547" calcext:value-type="float">
            <text:p>1.45378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505289" calcext:value-type="float">
            <text:p>1.50529E-02</text:p>
          </table:table-cell>
          <table:table-cell/>
          <table:table-cell table:formula="of:=100*([.D73]-[.H73])/[.D73]" office:value-type="float" office:value="-3.5428828547021" calcext:value-type="float">
            <text:p>-3.5428828547021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483971" calcext:value-type="float">
            <text:p>4.83971E-01</text:p>
          </table:table-cell>
          <table:table-cell table:formula="of:=[.C74]/[.$C$105]" office:value-type="float" office:value="0.0143344421659115" calcext:value-type="float">
            <text:p>1.43344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475841" calcext:value-type="float">
            <text:p>1.47584E-02</text:p>
          </table:table-cell>
          <table:table-cell/>
          <table:table-cell table:formula="of:=100*([.D74]-[.H74])/[.D74]" office:value-type="float" office:value="-2.95768631371461" calcext:value-type="float">
            <text:p>-2.95768631371461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478011" calcext:value-type="float">
            <text:p>4.78011E-01</text:p>
          </table:table-cell>
          <table:table-cell table:formula="of:=[.C75]/[.$C$105]" office:value-type="float" office:value="0.0141579165573341" calcext:value-type="float">
            <text:p>1.41579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444885" calcext:value-type="float">
            <text:p>1.44489E-02</text:p>
          </table:table-cell>
          <table:table-cell/>
          <table:table-cell table:formula="of:=100*([.D75]-[.H75])/[.D75]" office:value-type="float" office:value="-2.05491705992003" calcext:value-type="float">
            <text:p>-2.05491705992003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468392" calcext:value-type="float">
            <text:p>4.68392E-01</text:p>
          </table:table-cell>
          <table:table-cell table:formula="of:=[.C76]/[.$C$105]" office:value-type="float" office:value="0.013873017257182" calcext:value-type="float">
            <text:p>1.38730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412426" calcext:value-type="float">
            <text:p>1.41243E-02</text:p>
          </table:table-cell>
          <table:table-cell/>
          <table:table-cell table:formula="of:=100*([.D76]-[.H76])/[.D76]" office:value-type="float" office:value="-1.81101730186295" calcext:value-type="float">
            <text:p>-1.8110173018629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457291" calcext:value-type="float">
            <text:p>4.57291E-01</text:p>
          </table:table-cell>
          <table:table-cell table:formula="of:=[.C77]/[.$C$105]" office:value-type="float" office:value="0.0135442235020112" calcext:value-type="float">
            <text:p>1.35442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78471" calcext:value-type="float">
            <text:p>1.37847E-02</text:p>
          </table:table-cell>
          <table:table-cell/>
          <table:table-cell table:formula="of:=100*([.D77]-[.H77])/[.D77]" office:value-type="float" office:value="-1.77556504404325" calcext:value-type="float">
            <text:p>-1.77556504404325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448926" calcext:value-type="float">
            <text:p>4.48926E-01</text:p>
          </table:table-cell>
          <table:table-cell table:formula="of:=[.C78]/[.$C$105]" office:value-type="float" office:value="0.013296465663798" calcext:value-type="float">
            <text:p>1.32965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343032" calcext:value-type="float">
            <text:p>1.34303E-02</text:p>
          </table:table-cell>
          <table:table-cell/>
          <table:table-cell table:formula="of:=100*([.D78]-[.H78])/[.D78]" office:value-type="float" office:value="-1.00669109811972" calcext:value-type="float">
            <text:p>-1.0066910981197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430765" calcext:value-type="float">
            <text:p>4.30765E-01</text:p>
          </table:table-cell>
          <table:table-cell table:formula="of:=[.C79]/[.$C$105]" office:value-type="float" office:value="0.0127585660702787" calcext:value-type="float">
            <text:p>1.27586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30612" calcext:value-type="float">
            <text:p>1.30612E-02</text:p>
          </table:table-cell>
          <table:table-cell/>
          <table:table-cell table:formula="of:=100*([.D79]-[.H79])/[.D79]" office:value-type="float" office:value="-2.37200581988826" calcext:value-type="float">
            <text:p>-2.3720058198882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425247" calcext:value-type="float">
            <text:p>4.25247E-01</text:p>
          </table:table-cell>
          <table:table-cell table:formula="of:=[.C80]/[.$C$105]" office:value-type="float" office:value="0.0125951317903911" calcext:value-type="float">
            <text:p>1.25951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267752" calcext:value-type="float">
            <text:p>1.26775E-02</text:p>
          </table:table-cell>
          <table:table-cell/>
          <table:table-cell table:formula="of:=100*([.D80]-[.H80])/[.D80]" office:value-type="float" office:value="-0.654127411923973" calcext:value-type="float">
            <text:p>-0.654127411923973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417665" calcext:value-type="float">
            <text:p>4.17665E-01</text:p>
          </table:table-cell>
          <table:table-cell table:formula="of:=[.C81]/[.$C$105]" office:value-type="float" office:value="0.0123705651520968" calcext:value-type="float">
            <text:p>1.2370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227947" calcext:value-type="float">
            <text:p>1.22795E-02</text:p>
          </table:table-cell>
          <table:table-cell/>
          <table:table-cell table:formula="of:=100*([.D81]-[.H81])/[.D81]" office:value-type="float" office:value="0.73638634109905" calcext:value-type="float">
            <text:p>0.7363863410990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404217" calcext:value-type="float">
            <text:p>4.04217E-01</text:p>
          </table:table-cell>
          <table:table-cell table:formula="of:=[.C82]/[.$C$105]" office:value-type="float" office:value="0.0119722570339509" calcext:value-type="float">
            <text:p>1.19723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186727" calcext:value-type="float">
            <text:p>1.18673E-02</text:p>
          </table:table-cell>
          <table:table-cell/>
          <table:table-cell table:formula="of:=100*([.D82]-[.H82])/[.D82]" office:value-type="float" office:value="0.87691931148134" calcext:value-type="float">
            <text:p>0.87691931148134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393995" calcext:value-type="float">
            <text:p>3.93995E-01</text:p>
          </table:table-cell>
          <table:table-cell table:formula="of:=[.C83]/[.$C$105]" office:value-type="float" office:value="0.0116694978442062" calcext:value-type="float">
            <text:p>1.16695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144118" calcext:value-type="float">
            <text:p>1.14412E-02</text:p>
          </table:table-cell>
          <table:table-cell/>
          <table:table-cell table:formula="of:=100*([.D83]-[.H83])/[.D83]" office:value-type="float" office:value="1.95653529615721" calcext:value-type="float">
            <text:p>1.95653529615721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381432" calcext:value-type="float">
            <text:p>3.81432E-01</text:p>
          </table:table-cell>
          <table:table-cell table:formula="of:=[.C84]/[.$C$105]" office:value-type="float" office:value="0.0112974020018306" calcext:value-type="float">
            <text:p>1.12974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10015" calcext:value-type="float">
            <text:p>1.10015E-02</text:p>
          </table:table-cell>
          <table:table-cell/>
          <table:table-cell table:formula="of:=100*([.D84]-[.H84])/[.D84]" office:value-type="float" office:value="2.61920397081252" calcext:value-type="float">
            <text:p>2.61920397081252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366701" calcext:value-type="float">
            <text:p>3.66701E-01</text:p>
          </table:table-cell>
          <table:table-cell table:formula="of:=[.C85]/[.$C$105]" office:value-type="float" office:value="0.0108610934884155" calcext:value-type="float">
            <text:p>1.08611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054854" calcext:value-type="float">
            <text:p>1.05485E-02</text:p>
          </table:table-cell>
          <table:table-cell/>
          <table:table-cell table:formula="of:=100*([.D85]-[.H85])/[.D85]" office:value-type="float" office:value="2.8777349973911" calcext:value-type="float">
            <text:p>2.8777349973911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350917" calcext:value-type="float">
            <text:p>3.50917E-01</text:p>
          </table:table-cell>
          <table:table-cell table:formula="of:=[.C86]/[.$C$105]" office:value-type="float" office:value="0.0103935968095923" calcext:value-type="float">
            <text:p>1.0393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008269" calcext:value-type="float">
            <text:p>1.00827E-02</text:p>
          </table:table-cell>
          <table:table-cell/>
          <table:table-cell table:formula="of:=100*([.D86]-[.H86])/[.D86]" office:value-type="float" office:value="2.99133029006245" calcext:value-type="float">
            <text:p>2.99133029006245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334865" calcext:value-type="float">
            <text:p>3.34865E-01</text:p>
          </table:table-cell>
          <table:table-cell table:formula="of:=[.C87]/[.$C$105]" office:value-type="float" office:value="0.0099181624020612" calcext:value-type="float">
            <text:p>9.91816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9604322" calcext:value-type="float">
            <text:p>9.60432E-03</text:p>
          </table:table-cell>
          <table:table-cell/>
          <table:table-cell table:formula="of:=100*([.D87]-[.H87])/[.D87]" office:value-type="float" office:value="3.16429989083439" calcext:value-type="float">
            <text:p>3.1642998908343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31789" calcext:value-type="float">
            <text:p>3.17890E-01</text:p>
          </table:table-cell>
          <table:table-cell table:formula="of:=[.C88]/[.$C$105]" office:value-type="float" office:value="0.0094153902199132" calcext:value-type="float">
            <text:p>9.41539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9113891" calcext:value-type="float">
            <text:p>9.11389E-03</text:p>
          </table:table-cell>
          <table:table-cell/>
          <table:table-cell table:formula="of:=100*([.D88]-[.H88])/[.D88]" office:value-type="float" office:value="3.20219569100322" calcext:value-type="float">
            <text:p>3.20219569100322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300545" calcext:value-type="float">
            <text:p>3.00545E-01</text:p>
          </table:table-cell>
          <table:table-cell table:formula="of:=[.C89]/[.$C$105]" office:value-type="float" office:value="0.00890165923320587" calcext:value-type="float">
            <text:p>8.90166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8611865" calcext:value-type="float">
            <text:p>8.61187E-03</text:p>
          </table:table-cell>
          <table:table-cell/>
          <table:table-cell table:formula="of:=100*([.D89]-[.H89])/[.D89]" office:value-type="float" office:value="3.25550805320486" calcext:value-type="float">
            <text:p>3.255508053204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280211" calcext:value-type="float">
            <text:p>2.80211E-01</text:p>
          </table:table-cell>
          <table:table-cell table:formula="of:=[.C90]/[.$C$105]" office:value-type="float" office:value="0.00829939887669351" calcext:value-type="float">
            <text:p>8.29940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8098753" calcext:value-type="float">
            <text:p>8.09875E-03</text:p>
          </table:table-cell>
          <table:table-cell/>
          <table:table-cell table:formula="of:=100*([.D90]-[.H90])/[.D90]" office:value-type="float" office:value="2.41759529424435" calcext:value-type="float">
            <text:p>2.41759529424435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262853" calcext:value-type="float">
            <text:p>2.62853E-01</text:p>
          </table:table-cell>
          <table:table-cell table:formula="of:=[.C91]/[.$C$105]" office:value-type="float" office:value="0.00778528285090706" calcext:value-type="float">
            <text:p>7.78528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75751" calcext:value-type="float">
            <text:p>7.57510E-03</text:p>
          </table:table-cell>
          <table:table-cell/>
          <table:table-cell table:formula="of:=100*([.D91]-[.H91])/[.D91]" office:value-type="float" office:value="2.69974585294062" calcext:value-type="float">
            <text:p>2.69974585294062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242576" calcext:value-type="float">
            <text:p>2.42576E-01</text:p>
          </table:table-cell>
          <table:table-cell table:formula="of:=[.C92]/[.$C$105]" office:value-type="float" office:value="0.00718471074266465" calcext:value-type="float">
            <text:p>7.18471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7041483" calcext:value-type="float">
            <text:p>7.04148E-03</text:p>
          </table:table-cell>
          <table:table-cell/>
          <table:table-cell table:formula="of:=100*([.D92]-[.H92])/[.D92]" office:value-type="float" office:value="1.99350743258357" calcext:value-type="float">
            <text:p>1.99350743258357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225783" calcext:value-type="float">
            <text:p>2.25783E-01</text:p>
          </table:table-cell>
          <table:table-cell table:formula="of:=[.C93]/[.$C$105]" office:value-type="float" office:value="0.00668732910762422" calcext:value-type="float">
            <text:p>6.68733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6498514" calcext:value-type="float">
            <text:p>6.49851E-03</text:p>
          </table:table-cell>
          <table:table-cell/>
          <table:table-cell table:formula="of:=100*([.D93]-[.H93])/[.D93]" office:value-type="float" office:value="2.82347562958958" calcext:value-type="float">
            <text:p>2.82347562958958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207898" calcext:value-type="float">
            <text:p>2.07898E-01</text:p>
          </table:table-cell>
          <table:table-cell table:formula="of:=[.C94]/[.$C$105]" office:value-type="float" office:value="0.00615760418993839" calcext:value-type="float">
            <text:p>6.1576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5946833" calcext:value-type="float">
            <text:p>5.94683E-03</text:p>
          </table:table-cell>
          <table:table-cell/>
          <table:table-cell table:formula="of:=100*([.D94]-[.H94])/[.D94]" office:value-type="float" office:value="3.42294151161572" calcext:value-type="float">
            <text:p>3.4229415116157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190974" calcext:value-type="float">
            <text:p>1.90974E-01</text:p>
          </table:table-cell>
          <table:table-cell table:formula="of:=[.C95]/[.$C$105]" office:value-type="float" office:value="0.00565634254571614" calcext:value-type="float">
            <text:p>5.65634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5387106" calcext:value-type="float">
            <text:p>5.38711E-03</text:p>
          </table:table-cell>
          <table:table-cell/>
          <table:table-cell table:formula="of:=100*([.D95]-[.H95])/[.D95]" office:value-type="float" office:value="4.75990524866724" calcext:value-type="float">
            <text:p>4.75990524866724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16935" calcext:value-type="float">
            <text:p>1.69350E-01</text:p>
          </table:table-cell>
          <table:table-cell table:formula="of:=[.C96]/[.$C$105]" office:value-type="float" office:value="0.0050158744651996" calcext:value-type="float">
            <text:p>5.01587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4820014" calcext:value-type="float">
            <text:p>4.82001E-03</text:p>
          </table:table-cell>
          <table:table-cell/>
          <table:table-cell table:formula="of:=100*([.D96]-[.H96])/[.D96]" office:value-type="float" office:value="3.90481194372966" calcext:value-type="float">
            <text:p>3.90481194372966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151694" calcext:value-type="float">
            <text:p>1.51694E-01</text:p>
          </table:table-cell>
          <table:table-cell table:formula="of:=[.C97]/[.$C$105]" office:value-type="float" office:value="0.00449293215898428" calcext:value-type="float">
            <text:p>4.492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4246224" calcext:value-type="float">
            <text:p>4.24622E-03</text:p>
          </table:table-cell>
          <table:table-cell/>
          <table:table-cell table:formula="of:=100*([.D97]-[.H97])/[.D97]" office:value-type="float" office:value="5.49102791349634" calcext:value-type="float">
            <text:p>5.49102791349634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132362" calcext:value-type="float">
            <text:p>1.32362E-01</text:p>
          </table:table-cell>
          <table:table-cell table:formula="of:=[.C98]/[.$C$105]" office:value-type="float" office:value="0.00392034942995423" calcext:value-type="float">
            <text:p>3.92035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3666313" calcext:value-type="float">
            <text:p>3.66631E-03</text:p>
          </table:table-cell>
          <table:table-cell/>
          <table:table-cell table:formula="of:=100*([.D98]-[.H98])/[.D98]" office:value-type="float" office:value="6.47994354822591" calcext:value-type="float">
            <text:p>6.47994354822591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109226" calcext:value-type="float">
            <text:p>1.09226E-01</text:p>
          </table:table-cell>
          <table:table-cell table:formula="of:=[.C99]/[.$C$105]" office:value-type="float" office:value="0.00323509834269791" calcext:value-type="float">
            <text:p>3.23510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080552" calcext:value-type="float">
            <text:p>3.08055E-03</text:p>
          </table:table-cell>
          <table:table-cell/>
          <table:table-cell table:formula="of:=100*([.D99]-[.H99])/[.D99]" office:value-type="float" office:value="4.77717603382115" calcext:value-type="float">
            <text:p>4.77717603382115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87748" calcext:value-type="float">
            <text:p>8.77480E-02</text:p>
          </table:table-cell>
          <table:table-cell table:formula="of:=[.C100]/[.$C$105]" office:value-type="float" office:value="0.00259895454722371" calcext:value-type="float">
            <text:p>2.5989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2488282" calcext:value-type="float">
            <text:p>2.48828E-03</text:p>
          </table:table-cell>
          <table:table-cell/>
          <table:table-cell table:formula="of:=100*([.D100]-[.H100])/[.D100]" office:value-type="float" office:value="4.25834870186299" calcext:value-type="float">
            <text:p>4.2583487018629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663274" calcext:value-type="float">
            <text:p>6.63274E-02</text:p>
          </table:table-cell>
          <table:table-cell table:formula="of:=[.C101]/[.$C$105]" office:value-type="float" office:value="0.00196451084737573" calcext:value-type="float">
            <text:p>1.96451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1886137" calcext:value-type="float">
            <text:p>1.88614E-03</text:p>
          </table:table-cell>
          <table:table-cell/>
          <table:table-cell table:formula="of:=100*([.D101]-[.H101])/[.D101]" office:value-type="float" office:value="3.98948407337249" calcext:value-type="float">
            <text:p>3.98948407337249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441087" calcext:value-type="float">
            <text:p>4.41087E-02</text:p>
          </table:table-cell>
          <table:table-cell table:formula="of:=[.C102]/[.$C$105]" office:value-type="float" office:value="0.00130642870990936" calcext:value-type="float">
            <text:p>1.30643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2629" calcext:value-type="float">
            <text:p>1.26290E-03</text:p>
          </table:table-cell>
          <table:table-cell/>
          <table:table-cell table:formula="of:=100*([.D102]-[.H102])/[.D102]" office:value-type="float" office:value="3.33188558848957" calcext:value-type="float">
            <text:p>3.3318855884895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94323" calcext:value-type="float">
            <text:p>1.94323E-02</text:p>
          </table:table-cell>
          <table:table-cell table:formula="of:=[.C103]/[.$C$105]" office:value-type="float" office:value="0.00057555345361735" calcext:value-type="float">
            <text:p>5.75553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5847067" calcext:value-type="float">
            <text:p>5.84707E-04</text:p>
          </table:table-cell>
          <table:table-cell/>
          <table:table-cell table:formula="of:=100*([.D103]-[.H103])/[.D103]" office:value-type="float" office:value="-1.59033819102672" calcext:value-type="float">
            <text:p>-1.5903381910267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33.7628067" calcext:value-type="float">
            <text:p>3.37628E+01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3g" table:style-name="ta1">
        <table:shapes>
          <draw:frame draw:z-index="0" draw:style-name="gr1" draw:text-style-name="P1" svg:width="21.724cm" svg:height="12.936cm" svg:x="24.835cm" svg:y="0.425cm">
            <draw:object draw:notify-on-update-of-ranges="slab_water_3g.B4:slab_water_3g.B53 slab_water_3g.E4:slab_water_3g.E4 slab_water_3g.D4:slab_water_3g.D53 slab_water_3g.B54:slab_water_3g.B103 slab_water_3g.E54:slab_water_3g.E54 slab_water_3g.D54:slab_water_3g.D103 slab_water_3g.B104:slab_water_3g.B153 slab_water_3g.E104:slab_water_3g.E104 slab_water_3g.D104:slab_water_3g.D153 slab_water_3g.G4:slab_water_3g.G52 slab_water_3g.I4:slab_water_3g.I4 slab_water_3g.H4:slab_water_3g.H53 slab_water_3g.G54:slab_water_3g.G103 slab_water_3g.I54:slab_water_3g.I54 slab_water_3g.H54:slab_water_3g.H103 slab_water_3g.G104:slab_water_3g.G153 slab_water_3g.I104:slab_water_3g.I104 slab_water_3g.H104:slab_water_3g.H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753" calcext:value-type="float">
            <text:p>-0.886037903411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686" calcext:value-type="float">
            <text:p>-0.800128285285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26" calcext:value-type="float">
            <text:p>-0.169538624668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4" calcext:value-type="float">
            <text:p>-0.14867058397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112" calcext:value-type="float">
            <text:p>0.377060943171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2" calcext:value-type="float">
            <text:p>1.52695270011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3" calcext:value-type="float">
            <text:p>2.27527228757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69" calcext:value-type="float">
            <text:p>2.31387135083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82" calcext:value-type="float">
            <text:p>1.541042657261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26" calcext:value-type="float">
            <text:p>1.87898672140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45" calcext:value-type="float">
            <text:p>1.3837584751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4" calcext:value-type="float">
            <text:p>1.377491321450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7" calcext:value-type="float">
            <text:p>1.30398262623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47" calcext:value-type="float">
            <text:p>1.37598625144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27" calcext:value-type="float">
            <text:p>0.641795136976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46" calcext:value-type="float">
            <text:p>1.43205139140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88" calcext:value-type="float">
            <text:p>-0.56088927448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74" calcext:value-type="float">
            <text:p>0.356934168867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973" calcext:value-type="float">
            <text:p>0.154766658209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69972" calcext:value-type="float">
            <text:p>-0.948092121869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1" calcext:value-type="float">
            <text:p>-1.45329624959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5" calcext:value-type="float">
            <text:p>-2.3906495673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1" calcext:value-type="float">
            <text:p>-3.19965196479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95" calcext:value-type="float">
            <text:p>-4.1252046561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4" calcext:value-type="float">
            <text:p>-4.57661657686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59" calcext:value-type="float">
            <text:p>-4.868521458525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19" calcext:value-type="float">
            <text:p>-5.57668645490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66" calcext:value-type="float">
            <text:p>-6.26360258029366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77" calcext:value-type="float">
            <text:p>-7.64271666502877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84" calcext:value-type="float">
            <text:p>-9.94586813119284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2" calcext:value-type="float">
            <text:p>-9.87939807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2" calcext:value-type="float">
            <text:p>-10.62004657875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4" calcext:value-type="float">
            <text:p>-9.732137474912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27" calcext:value-type="float">
            <text:p>-8.50964887083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5" calcext:value-type="float">
            <text:p>-8.85119642502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85" calcext:value-type="float">
            <text:p>-8.27870656016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52" calcext:value-type="float">
            <text:p>-7.68467239167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35" calcext:value-type="float">
            <text:p>-8.51304215536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52" calcext:value-type="float">
            <text:p>-8.81440824146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28" calcext:value-type="float">
            <text:p>-9.82944443375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168" calcext:value-type="float">
            <text:p>-8.42501940476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4" calcext:value-type="float">
            <text:p>-9.5408701398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8" calcext:value-type="float">
            <text:p>-10.1079650488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2" calcext:value-type="float">
            <text:p>-8.58594699410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698" calcext:value-type="float">
            <text:p>-8.11697169163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08" calcext:value-type="float">
            <text:p>-5.4369581112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2" calcext:value-type="float">
            <text:p>-16.6475685935302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6" calcext:value-type="float">
            <text:p>2.76700183847066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43" calcext:value-type="float">
            <text:p>2.13932746354543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89" calcext:value-type="float">
            <text:p>2.55709393946889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62" calcext:value-type="float">
            <text:p>3.4361884931966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4" calcext:value-type="float">
            <text:p>4.7192017366627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3" calcext:value-type="float">
            <text:p>5.81264107415293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9" calcext:value-type="float">
            <text:p>5.54656811397699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8" calcext:value-type="float">
            <text:p>4.86626889079408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5" calcext:value-type="float">
            <text:p>4.5503477387333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4001" calcext:value-type="float">
            <text:p>4.40733867694001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6" calcext:value-type="float">
            <text:p>5.3430256897604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1" calcext:value-type="float">
            <text:p>4.86418436693251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2" calcext:value-type="float">
            <text:p>4.72651016039122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5" calcext:value-type="float">
            <text:p>3.98200845093985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26" calcext:value-type="float">
            <text:p>3.65430161619526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9" calcext:value-type="float">
            <text:p>3.80046991076199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8" calcext:value-type="float">
            <text:p>4.13917217835388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2" calcext:value-type="float">
            <text:p>3.591239639690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5" calcext:value-type="float">
            <text:p>3.08673006233655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38" calcext:value-type="float">
            <text:p>1.6375756608823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5" calcext:value-type="float">
            <text:p>1.1481997565525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81" calcext:value-type="float">
            <text:p>0.66028120242981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806" calcext:value-type="float">
            <text:p>-0.066124734613481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26" calcext:value-type="float">
            <text:p>-0.70531378390852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75" calcext:value-type="float">
            <text:p>-2.6529597294707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9" calcext:value-type="float">
            <text:p>-3.07204244605439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3" calcext:value-type="float">
            <text:p>-4.1567612950418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36" calcext:value-type="float">
            <text:p>-4.39855470722136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4" calcext:value-type="float">
            <text:p>-4.8584907297199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77" calcext:value-type="float">
            <text:p>-6.19818323685177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3" calcext:value-type="float">
            <text:p>-5.9035515713165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794" calcext:value-type="float">
            <text:p>-5.93312585826794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9" calcext:value-type="float">
            <text:p>-6.7341239028568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78" calcext:value-type="float">
            <text:p>-6.15278350178278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43" calcext:value-type="float">
            <text:p>-4.3453486127394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38" calcext:value-type="float">
            <text:p>-5.4012178872993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34" calcext:value-type="float">
            <text:p>-5.39754645850334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6" calcext:value-type="float">
            <text:p>-5.5828074578835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81" calcext:value-type="float">
            <text:p>-4.10236841531081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54" calcext:value-type="float">
            <text:p>-3.75577365825054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5" calcext:value-type="float">
            <text:p>-6.97359027738255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57" calcext:value-type="float">
            <text:p>-7.6874748556625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76" calcext:value-type="float">
            <text:p>-5.80382795559176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31" calcext:value-type="float">
            <text:p>-3.9133489293813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86" calcext:value-type="float">
            <text:p>-1.24321372041186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1" calcext:value-type="float">
            <text:p>-4.32204205775901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103" calcext:value-type="float">
            <text:p>-7.13747526762103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11" calcext:value-type="float">
            <text:p>0.246173023481311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4944" calcext:value-type="float">
            <text:p>0.627297184164944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2" calcext:value-type="float">
            <text:p>1.1072491705712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55" calcext:value-type="float">
            <text:p>1.55885639606255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4" calcext:value-type="float">
            <text:p>2.632906503250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43" calcext:value-type="float">
            <text:p>2.93498235890143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7" calcext:value-type="float">
            <text:p>3.7029506689737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28" calcext:value-type="float">
            <text:p>3.74881624104128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4003" calcext:value-type="float">
            <text:p>3.44935336424003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704" calcext:value-type="float">
            <text:p>2.62676343597704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31" calcext:value-type="float">
            <text:p>2.5703021095653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08" calcext:value-type="float">
            <text:p>2.67217995854308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03" calcext:value-type="float">
            <text:p>3.04354893855603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1" calcext:value-type="float">
            <text:p>3.4093055332997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87" calcext:value-type="float">
            <text:p>3.4341815705468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8" calcext:value-type="float">
            <text:p>3.26308215060458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6" calcext:value-type="float">
            <text:p>2.30778415384626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21" calcext:value-type="float">
            <text:p>2.59960910191721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68" calcext:value-type="float">
            <text:p>1.87212207871168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51" calcext:value-type="float">
            <text:p>1.9293989662905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695" calcext:value-type="float">
            <text:p>1.565447735606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808" calcext:value-type="float">
            <text:p>0.782686047234808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60209" calcext:value-type="float">
            <text:p>0.895661888660209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573" calcext:value-type="float">
            <text:p>-0.409233231412573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2" calcext:value-type="float">
            <text:p>-1.152063599112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3" calcext:value-type="float">
            <text:p>-1.4406513110383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213" calcext:value-type="float">
            <text:p>-2.2623295563521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121" calcext:value-type="float">
            <text:p>-3.83215655572121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64" calcext:value-type="float">
            <text:p>-5.16909327144164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775" calcext:value-type="float">
            <text:p>-5.0808904467877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6" calcext:value-type="float">
            <text:p>-5.83136587878566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5" calcext:value-type="float">
            <text:p>-6.45926325103235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2" calcext:value-type="float">
            <text:p>-6.0875878362472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5" calcext:value-type="float">
            <text:p>-6.28058224820985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4" calcext:value-type="float">
            <text:p>-6.65857685950474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5" calcext:value-type="float">
            <text:p>-6.3982596836233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" calcext:value-type="float">
            <text:p>-7.2804793697161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294" calcext:value-type="float">
            <text:p>-6.8444320207929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8" calcext:value-type="float">
            <text:p>-7.16437426291518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85" calcext:value-type="float">
            <text:p>-6.6784003766488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11" calcext:value-type="float">
            <text:p>-5.82671794462211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6" calcext:value-type="float">
            <text:p>-8.3837962753356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05" calcext:value-type="float">
            <text:p>-6.38212984694805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75" calcext:value-type="float">
            <text:p>-5.1129423881687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591" calcext:value-type="float">
            <text:p>-3.2039594961559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26" calcext:value-type="float">
            <text:p>-3.25149316935926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4" calcext:value-type="float">
            <text:p>-8.9218294526890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4g.B4:slab_water_4g.B53 slab_water_4g.E4:slab_water_4g.E4 slab_water_4g.D4:slab_water_4g.D53 slab_water_4g.B54:slab_water_4g.B103 slab_water_4g.E54:slab_water_4g.E54 slab_water_4g.D54:slab_water_4g.D103 slab_water_4g.B104:slab_water_4g.B153 slab_water_4g.E104:slab_water_4g.E104 slab_water_4g.D104:slab_water_4g.D153 slab_water_4g.B154:slab_water_4g.B203 slab_water_4g.E154:slab_water_4g.E154 slab_water_4g.D154:slab_water_4g.D203 slab_water_4g.G4:slab_water_4g.G52 slab_water_4g.I4:slab_water_4g.I4 slab_water_4g.H4:slab_water_4g.H53 slab_water_4g.G54:slab_water_4g.G103 slab_water_4g.I54:slab_water_4g.I54 slab_water_4g.H54:slab_water_4g.H103 slab_water_4g.G104:slab_water_4g.G153 slab_water_4g.I104:slab_water_4g.I104 slab_water_4g.H104:slab_water_4g.H153 slab_water_4g.G154:slab_water_4g.G203 slab_water_4g.I154:slab_water_4g.I154 slab_water_4g.H154:slab_water_4g.H2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385" calcext:value-type="float">
            <text:p>0.7532127530783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84" calcext:value-type="float">
            <text:p>-0.922939256338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38" calcext:value-type="float">
            <text:p>-0.303285747794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34" calcext:value-type="float">
            <text:p>-1.2119396997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7" calcext:value-type="float">
            <text:p>-1.0296259239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2" calcext:value-type="float">
            <text:p>-1.820024026700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" calcext:value-type="float">
            <text:p>-1.4227325669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06" calcext:value-type="float">
            <text:p>-1.60492884230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76" calcext:value-type="float">
            <text:p>-1.23795714989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3" calcext:value-type="float">
            <text:p>-2.05328051123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6" calcext:value-type="float">
            <text:p>-1.49238222890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7" calcext:value-type="float">
            <text:p>-1.7446519481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714" calcext:value-type="float">
            <text:p>-0.754252064595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842" calcext:value-type="float">
            <text:p>-0.419095324117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8" calcext:value-type="float">
            <text:p>-1.58037464418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23" calcext:value-type="float">
            <text:p>-1.90173155550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86" calcext:value-type="float">
            <text:p>-1.29087323265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9" calcext:value-type="float">
            <text:p>-1.82460305067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66" calcext:value-type="float">
            <text:p>-1.285818524004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552" calcext:value-type="float">
            <text:p>-0.533827524683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37" calcext:value-type="float">
            <text:p>-1.32625694871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5" calcext:value-type="float">
            <text:p>-2.06264277207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812" calcext:value-type="float">
            <text:p>-0.675479644255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9" calcext:value-type="float">
            <text:p>-1.4070816690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61" calcext:value-type="float">
            <text:p>-2.14676844026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5" calcext:value-type="float">
            <text:p>-2.37436358518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" calcext:value-type="float">
            <text:p>-0.8621963741814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38" calcext:value-type="float">
            <text:p>-2.1830944657353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3" calcext:value-type="float">
            <text:p>-1.1600419568880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83" calcext:value-type="float">
            <text:p>-2.03341276405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22" calcext:value-type="float">
            <text:p>-3.930711074548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" calcext:value-type="float">
            <text:p>-3.718456532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4" calcext:value-type="float">
            <text:p>-3.00030521030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505" calcext:value-type="float">
            <text:p>-4.76703043640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86" calcext:value-type="float">
            <text:p>-4.89291411931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4" calcext:value-type="float">
            <text:p>-4.34722851886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79" calcext:value-type="float">
            <text:p>-5.44791986487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24" calcext:value-type="float">
            <text:p>-5.34777009122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5" calcext:value-type="float">
            <text:p>-7.02046367692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86" calcext:value-type="float">
            <text:p>-4.74306266412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09" calcext:value-type="float">
            <text:p>-9.09686110883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62" calcext:value-type="float">
            <text:p>-8.70468483310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4" calcext:value-type="float">
            <text:p>-8.38004008249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1" calcext:value-type="float">
            <text:p>-6.596372994026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5" calcext:value-type="float">
            <text:p>-4.69827529930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45" calcext:value-type="float">
            <text:p>-5.43942332581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82" calcext:value-type="float">
            <text:p>-7.22920386717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71" calcext:value-type="float">
            <text:p>-17.2703179935771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54" calcext:value-type="float">
            <text:p>2.5469250731375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8" calcext:value-type="float">
            <text:p>2.02937633539928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7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94" calcext:value-type="float">
            <text:p>2.93809456966294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5" calcext:value-type="float">
            <text:p>2.25805946168355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805" calcext:value-type="float">
            <text:p>1.4799661528280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48" calcext:value-type="float">
            <text:p>1.53234084914548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94" calcext:value-type="float">
            <text:p>0.95082058723189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5" calcext:value-type="float">
            <text:p>1.31894408457605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35" calcext:value-type="float">
            <text:p>0.984160392734935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7" calcext:value-type="float">
            <text:p>1.6832220055580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57" calcext:value-type="float">
            <text:p>1.25830974551057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634" calcext:value-type="float">
            <text:p>0.830758883682634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89" calcext:value-type="float">
            <text:p>1.201585680638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8" calcext:value-type="float">
            <text:p>1.70414729382158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889" calcext:value-type="float">
            <text:p>1.093391212478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2" calcext:value-type="float">
            <text:p>1.6994236918531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34" calcext:value-type="float">
            <text:p>0.86805597712973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46" calcext:value-type="float">
            <text:p>1.4414385934924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47" calcext:value-type="float">
            <text:p>1.0105649537074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51" calcext:value-type="float">
            <text:p>1.28230604104951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15" calcext:value-type="float">
            <text:p>1.6605466384421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9" calcext:value-type="float">
            <text:p>1.2626165264192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1169" calcext:value-type="float">
            <text:p>-0.04198326001111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625" calcext:value-type="float">
            <text:p>0.980321638586625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143" calcext:value-type="float">
            <text:p>0.765254707106143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96" calcext:value-type="float">
            <text:p>1.10148238810996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831" calcext:value-type="float">
            <text:p>0.517367666582831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422" calcext:value-type="float">
            <text:p>0.175107247851422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124" calcext:value-type="float">
            <text:p>-0.010609362192124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686" calcext:value-type="float">
            <text:p>-0.24256291012668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377" calcext:value-type="float">
            <text:p>-0.69689400259037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96" calcext:value-type="float">
            <text:p>-1.1382761851679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84" calcext:value-type="float">
            <text:p>-1.06439366751584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783" calcext:value-type="float">
            <text:p>-1.81000916286783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92" calcext:value-type="float">
            <text:p>-2.1988240734299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61" calcext:value-type="float">
            <text:p>-3.25217529029961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8" calcext:value-type="float">
            <text:p>-3.8011928481763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33" calcext:value-type="float">
            <text:p>-4.2836101297233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725" calcext:value-type="float">
            <text:p>-6.62006824652725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7" calcext:value-type="float">
            <text:p>-4.738970822606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3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56" calcext:value-type="float">
            <text:p>-6.29089620373556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" calcext:value-type="float">
            <text:p>-4.0044960040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39" calcext:value-type="float">
            <text:p>-3.7018728247903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3" calcext:value-type="float">
            <text:p>-4.54307432212313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34" calcext:value-type="float">
            <text:p>-6.66625282634234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52" calcext:value-type="float">
            <text:p>-6.91665188389752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92" calcext:value-type="float">
            <text:p>3.1821479584799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8" calcext:value-type="float">
            <text:p>2.34232503373778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79" calcext:value-type="float">
            <text:p>2.93588847431679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92" calcext:value-type="float">
            <text:p>2.25060695817592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7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84" calcext:value-type="float">
            <text:p>2.12300641230184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8" calcext:value-type="float">
            <text:p>1.48501885642158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6" calcext:value-type="float">
            <text:p>1.01712085641156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514" calcext:value-type="float">
            <text:p>0.94264104520851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6" calcext:value-type="float">
            <text:p>1.40688832367716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13" calcext:value-type="float">
            <text:p>1.4703442133661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25" calcext:value-type="float">
            <text:p>1.66230148259925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9001" calcext:value-type="float">
            <text:p>0.83757946709900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74" calcext:value-type="float">
            <text:p>1.35847035940574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53" calcext:value-type="float">
            <text:p>1.52038862601553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43" calcext:value-type="float">
            <text:p>1.18575824892443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47" calcext:value-type="float">
            <text:p>1.46374982526747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31" calcext:value-type="float">
            <text:p>1.29840031395031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85" calcext:value-type="float">
            <text:p>1.55366972819085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24" calcext:value-type="float">
            <text:p>1.17502989846824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68" calcext:value-type="float">
            <text:p>1.03470543991268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72" calcext:value-type="float">
            <text:p>1.47734954318672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3" calcext:value-type="float">
            <text:p>1.64516748280053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737" calcext:value-type="float">
            <text:p>0.643648544824737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8" calcext:value-type="float">
            <text:p>0.16999136419358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2" calcext:value-type="float">
            <text:p>1.8120750431446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222" calcext:value-type="float">
            <text:p>0.605452089000222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81" calcext:value-type="float">
            <text:p>1.16894774369381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607" calcext:value-type="float">
            <text:p>0.46752296629560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338" calcext:value-type="float">
            <text:p>0.12714405533133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147" calcext:value-type="float">
            <text:p>0.21596747446514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622" calcext:value-type="float">
            <text:p>0.43804675120462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202" calcext:value-type="float">
            <text:p>-0.574493153463202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4125" calcext:value-type="float">
            <text:p>-0.094615570920413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62" calcext:value-type="float">
            <text:p>-0.882231448014662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06" calcext:value-type="float">
            <text:p>-1.23970926290906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92" calcext:value-type="float">
            <text:p>-1.02929429962192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33" calcext:value-type="float">
            <text:p>-1.38004619102233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95" calcext:value-type="float">
            <text:p>-1.91029107247995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08" calcext:value-type="float">
            <text:p>-2.12972546409408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74" calcext:value-type="float">
            <text:p>-2.8350319478957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06" calcext:value-type="float">
            <text:p>-4.1815938302090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09" calcext:value-type="float">
            <text:p>-4.46191656593009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601" calcext:value-type="float">
            <text:p>-5.67023783256601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3" calcext:value-type="float">
            <text:p>-6.56181722526343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" calcext:value-type="float">
            <text:p>-5.283080868207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24" calcext:value-type="float">
            <text:p>-5.69575123859524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" calcext:value-type="float">
            <text:p>-4.3003992832795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71" calcext:value-type="float">
            <text:p>-5.4258609876117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77" calcext:value-type="float">
            <text:p>-4.64538802355877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11" calcext:value-type="float">
            <text:p>-6.69799173043211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39" calcext:value-type="float">
            <text:p>1.91278332105239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67" calcext:value-type="float">
            <text:p>1.88895938172867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33" calcext:value-type="float">
            <text:p>2.14571714442633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03" calcext:value-type="float">
            <text:p>1.45453910418503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1" calcext:value-type="float">
            <text:p>1.36383921138891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87" calcext:value-type="float">
            <text:p>1.13032350013287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929" calcext:value-type="float">
            <text:p>0.388995400997929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9765" calcext:value-type="float">
            <text:p>0.042477010871977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649" calcext:value-type="float">
            <text:p>0.73170436346464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25" calcext:value-type="float">
            <text:p>0.492561822542225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62" calcext:value-type="float">
            <text:p>0.80427456619226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9044" calcext:value-type="float">
            <text:p>0.400777273979044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232" calcext:value-type="float">
            <text:p>0.700479024684232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36" calcext:value-type="float">
            <text:p>1.20641125082036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39" calcext:value-type="float">
            <text:p>0.12602511726639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186" calcext:value-type="float">
            <text:p>0.543845636520186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8918" calcext:value-type="float">
            <text:p>0.20889859527891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758" calcext:value-type="float">
            <text:p>0.387046761078758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127" calcext:value-type="float">
            <text:p>0.62837973950612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49" calcext:value-type="float">
            <text:p>-0.743636080924449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904" calcext:value-type="float">
            <text:p>0.16116058415904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521" calcext:value-type="float">
            <text:p>0.732709387204521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251" calcext:value-type="float">
            <text:p>0.206690474793251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06" calcext:value-type="float">
            <text:p>0.233253567751306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3" calcext:value-type="float">
            <text:p>-0.179818209253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711" calcext:value-type="float">
            <text:p>-0.269181599911711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953" calcext:value-type="float">
            <text:p>0.057142720776953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683" calcext:value-type="float">
            <text:p>-0.797369839427683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9" calcext:value-type="float">
            <text:p>-1.06104343829099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888" calcext:value-type="float">
            <text:p>-0.87809362836688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288" calcext:value-type="float">
            <text:p>-0.87716828297928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38" calcext:value-type="float">
            <text:p>-0.352674736265438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6" calcext:value-type="float">
            <text:p>-1.722925231289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2" calcext:value-type="float">
            <text:p>-1.82907238791562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57" calcext:value-type="float">
            <text:p>-3.1758938453805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1" calcext:value-type="float">
            <text:p>-3.67704521041751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3" calcext:value-type="float">
            <text:p>-3.42544795756263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74" calcext:value-type="float">
            <text:p>-4.93171704530774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3" calcext:value-type="float">
            <text:p>-5.6428608098273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" calcext:value-type="float">
            <text:p>-5.7305086147351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44" calcext:value-type="float">
            <text:p>-5.68374152305944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14" calcext:value-type="float">
            <text:p>-4.86544236232314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13" calcext:value-type="float">
            <text:p>-4.17406221580913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32" calcext:value-type="float">
            <text:p>-3.07002219142032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69" calcext:value-type="float">
            <text:p>-4.39362485914669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297" calcext:value-type="float">
            <text:p>-6.08380831648297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.B4:slab_water_two_materials_4g.B53 slab_water_two_materials_4g.E4:slab_water_two_materials_4g.E4 slab_water_two_materials_4g.D4:slab_water_two_materials_4g.D53 slab_water_two_materials_4g.B54:slab_water_two_materials_4g.B103 slab_water_two_materials_4g.E54:slab_water_two_materials_4g.E54 slab_water_two_materials_4g.D54:slab_water_two_materials_4g.D103 slab_water_two_materials_4g.B104:slab_water_two_materials_4g.B153 slab_water_two_materials_4g.E104:slab_water_two_materials_4g.E104 slab_water_two_materials_4g.D104:slab_water_two_materials_4g.D153 slab_water_two_materials_4g.B154:slab_water_two_materials_4g.B203 slab_water_two_materials_4g.E154:slab_water_two_materials_4g.E154 slab_water_two_materials_4g.D154:slab_water_two_materials_4g.D203 slab_water_two_materials_4g.G4:slab_water_two_materials_4g.G52 slab_water_two_materials_4g.I4:slab_water_two_materials_4g.I4 slab_water_two_materials_4g.H4:slab_water_two_materials_4g.H53 slab_water_two_materials_4g.G54:slab_water_two_materials_4g.G103 slab_water_two_materials_4g.I54:slab_water_two_materials_4g.I54 slab_water_two_materials_4g.H54:slab_water_two_materials_4g.H103 slab_water_two_materials_4g.G104:slab_water_two_materials_4g.G153 slab_water_two_materials_4g.I104:slab_water_two_materials_4g.I104 slab_water_two_materials_4g.H104:slab_water_two_materials_4g.H153 slab_water_two_materials_4g.G154:slab_water_two_materials_4g.G203 slab_water_two_materials_4g.I154:slab_water_two_materials_4g.I154 slab_water_two_materials_4g.H154:slab_water_two_materials_4g.H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0741111318870383" calcext:value-type="float">
            <text:p>7.41111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648793" calcext:value-type="float">
            <text:p>7.6487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3.20707301648618" calcext:value-type="float">
            <text:p>-3.20707301648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0735706589140722" calcext:value-type="float">
            <text:p>7.35707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626735" calcext:value-type="float">
            <text:p>7.62674E-03</text:p>
          </table:table-cell>
          <table:table-cell/>
          <table:table-cell table:formula="of:=100*([.D5]-[.H5])/[.D5]" office:value-type="float" office:value="-3.66544370504746" calcext:value-type="float">
            <text:p>-3.665443705047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0733940465650605" calcext:value-type="float">
            <text:p>7.3394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582679" calcext:value-type="float">
            <text:p>7.58268E-03</text:p>
          </table:table-cell>
          <table:table-cell/>
          <table:table-cell table:formula="of:=100*([.D6]-[.H6])/[.D6]" office:value-type="float" office:value="-3.31463320091361" calcext:value-type="float">
            <text:p>-3.31463320091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0727766030754886" calcext:value-type="float">
            <text:p>7.2776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516748" calcext:value-type="float">
            <text:p>7.51675E-03</text:p>
          </table:table-cell>
          <table:table-cell/>
          <table:table-cell table:formula="of:=100*([.D7]-[.H7])/[.D7]" office:value-type="float" office:value="-3.28522742677537" calcext:value-type="float">
            <text:p>-3.28522742677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0716939777728303" calcext:value-type="float">
            <text:p>7.16940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429124" calcext:value-type="float">
            <text:p>7.42912E-03</text:p>
          </table:table-cell>
          <table:table-cell/>
          <table:table-cell table:formula="of:=100*([.D8]-[.H8])/[.D8]" office:value-type="float" office:value="-3.6227062688576" calcext:value-type="float">
            <text:p>-3.6227062688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0709270715346494" calcext:value-type="float">
            <text:p>7.09271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320051" calcext:value-type="float">
            <text:p>7.32005E-03</text:p>
          </table:table-cell>
          <table:table-cell/>
          <table:table-cell table:formula="of:=100*([.D9]-[.H9])/[.D9]" office:value-type="float" office:value="-3.20531838712666" calcext:value-type="float">
            <text:p>-3.20531838712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0703350982887543" calcext:value-type="float">
            <text:p>7.0335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89832" calcext:value-type="float">
            <text:p>7.18983E-03</text:p>
          </table:table-cell>
          <table:table-cell/>
          <table:table-cell table:formula="of:=100*([.D10]-[.H10])/[.D10]" office:value-type="float" office:value="-2.22253433815936" calcext:value-type="float">
            <text:p>-2.22253433815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0686526627421466" calcext:value-type="float">
            <text:p>6.8652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038829" calcext:value-type="float">
            <text:p>7.03883E-03</text:p>
          </table:table-cell>
          <table:table-cell/>
          <table:table-cell table:formula="of:=100*([.D11]-[.H11])/[.D11]" office:value-type="float" office:value="-2.52812809952072" calcext:value-type="float">
            <text:p>-2.528128099520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0673046990767892" calcext:value-type="float">
            <text:p>6.73047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6867464" calcext:value-type="float">
            <text:p>6.86746E-03</text:p>
          </table:table-cell>
          <table:table-cell/>
          <table:table-cell table:formula="of:=100*([.D12]-[.H12])/[.D12]" office:value-type="float" office:value="-2.0354313175783" calcext:value-type="float">
            <text:p>-2.0354313175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0652091417755994" calcext:value-type="float">
            <text:p>6.52091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6676215" calcext:value-type="float">
            <text:p>6.67622E-03</text:p>
          </table:table-cell>
          <table:table-cell/>
          <table:table-cell table:formula="of:=100*([.D13]-[.H13])/[.D13]" office:value-type="float" office:value="-2.38158053014234" calcext:value-type="float">
            <text:p>-2.38158053014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063744462817789" calcext:value-type="float">
            <text:p>6.37445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465618" calcext:value-type="float">
            <text:p>6.46562E-03</text:p>
          </table:table-cell>
          <table:table-cell/>
          <table:table-cell table:formula="of:=100*([.D14]-[.H14])/[.D14]" office:value-type="float" office:value="-1.43026882949365" calcext:value-type="float">
            <text:p>-1.43026882949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0612002373779845" calcext:value-type="float">
            <text:p>6.12002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23626" calcext:value-type="float">
            <text:p>6.23626E-03</text:p>
          </table:table-cell>
          <table:table-cell/>
          <table:table-cell table:formula="of:=100*([.D15]-[.H15])/[.D15]" office:value-type="float" office:value="-1.89927796331332" calcext:value-type="float">
            <text:p>-1.8992779633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0590103562073542" calcext:value-type="float">
            <text:p>5.9010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598878" calcext:value-type="float">
            <text:p>5.98878E-03</text:p>
          </table:table-cell>
          <table:table-cell/>
          <table:table-cell table:formula="of:=100*([.D16]-[.H16])/[.D16]" office:value-type="float" office:value="-1.48693186931897" calcext:value-type="float">
            <text:p>-1.48693186931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0563460567616448" calcext:value-type="float">
            <text:p>5.63461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5723862" calcext:value-type="float">
            <text:p>5.72386E-03</text:p>
          </table:table-cell>
          <table:table-cell/>
          <table:table-cell table:formula="of:=100*([.D17]-[.H17])/[.D17]" office:value-type="float" office:value="-1.58407400562372" calcext:value-type="float">
            <text:p>-1.58407400562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0537951138949366" calcext:value-type="float">
            <text:p>5.3795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5442222" calcext:value-type="float">
            <text:p>5.44222E-03</text:p>
          </table:table-cell>
          <table:table-cell/>
          <table:table-cell table:formula="of:=100*([.D18]-[.H18])/[.D18]" office:value-type="float" office:value="-1.16573060201741" calcext:value-type="float">
            <text:p>-1.16573060201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0510994664570095" calcext:value-type="float">
            <text:p>5.10995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5144596" calcext:value-type="float">
            <text:p>5.14460E-03</text:p>
          </table:table-cell>
          <table:table-cell/>
          <table:table-cell table:formula="of:=100*([.D19]-[.H19])/[.D19]" office:value-type="float" office:value="-0.678076635657269" calcext:value-type="float">
            <text:p>-0.678076635657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0480609503542024" calcext:value-type="float">
            <text:p>4.80610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4831706" calcext:value-type="float">
            <text:p>4.83171E-03</text:p>
          </table:table-cell>
          <table:table-cell/>
          <table:table-cell table:formula="of:=100*([.D20]-[.H20])/[.D20]" office:value-type="float" office:value="-0.532885105080345" calcext:value-type="float">
            <text:p>-0.53288510508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0450672170974204" calcext:value-type="float">
            <text:p>4.5067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4504208" calcext:value-type="float">
            <text:p>4.50421E-03</text:p>
          </table:table-cell>
          <table:table-cell/>
          <table:table-cell table:formula="of:=100*([.D21]-[.H21])/[.D21]" office:value-type="float" office:value="0.0557769017910846" calcext:value-type="float">
            <text:p>0.055776901791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042096714942014" calcext:value-type="float">
            <text:p>4.20967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4162599" calcext:value-type="float">
            <text:p>4.16260E-03</text:p>
          </table:table-cell>
          <table:table-cell/>
          <table:table-cell table:formula="of:=100*([.D22]-[.H22])/[.D22]" office:value-type="float" office:value="1.11819875413651" calcext:value-type="float">
            <text:p>1.11819875413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0382680614996504" calcext:value-type="float">
            <text:p>3.8268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807056" calcext:value-type="float">
            <text:p>3.80706E-03</text:p>
          </table:table-cell>
          <table:table-cell/>
          <table:table-cell table:formula="of:=100*([.D23]-[.H23])/[.D23]" office:value-type="float" office:value="0.516100089502067" calcext:value-type="float">
            <text:p>0.516100089502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034861486381074" calcext:value-type="float">
            <text:p>3.48615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437149" calcext:value-type="float">
            <text:p>3.43715E-03</text:p>
          </table:table-cell>
          <table:table-cell/>
          <table:table-cell table:formula="of:=100*([.D24]-[.H24])/[.D24]" office:value-type="float" office:value="1.40555217788997" calcext:value-type="float">
            <text:p>1.40555217788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0314775825782978" calcext:value-type="float">
            <text:p>3.14776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051364" calcext:value-type="float">
            <text:p>3.05136E-03</text:p>
          </table:table-cell>
          <table:table-cell/>
          <table:table-cell table:formula="of:=100*([.D25]-[.H25])/[.D25]" office:value-type="float" office:value="3.06231450874627" calcext:value-type="float">
            <text:p>3.06231450874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0276412320842736" calcext:value-type="float">
            <text:p>2.7641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2646277" calcext:value-type="float">
            <text:p>2.64628E-03</text:p>
          </table:table-cell>
          <table:table-cell/>
          <table:table-cell table:formula="of:=100*([.D26]-[.H26])/[.D26]" office:value-type="float" office:value="4.26342096720096" calcext:value-type="float">
            <text:p>4.26342096720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0234978112129107" calcext:value-type="float">
            <text:p>2.34978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2215181" calcext:value-type="float">
            <text:p>2.21518E-03</text:p>
          </table:table-cell>
          <table:table-cell/>
          <table:table-cell table:formula="of:=100*([.D27]-[.H27])/[.D27]" office:value-type="float" office:value="5.72819825946661" calcext:value-type="float">
            <text:p>5.728198259466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0189027833286628" calcext:value-type="float">
            <text:p>1.8902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1745821" calcext:value-type="float">
            <text:p>1.74582E-03</text:p>
          </table:table-cell>
          <table:table-cell/>
          <table:table-cell table:formula="of:=100*([.D28]-[.H28])/[.D28]" office:value-type="float" office:value="7.64211970028961" calcext:value-type="float">
            <text:p>7.642119700289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122352333196492" calcext:value-type="float">
            <text:p>1.2235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1297178" calcext:value-type="float">
            <text:p>1.29718E-03</text:p>
          </table:table-cell>
          <table:table-cell/>
          <table:table-cell table:formula="of:=100*([.D29]-[.H29])/[.D29]" office:value-type="float" office:value="-6.01988258914475" calcext:value-type="float">
            <text:p>-6.0198825891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085399487906043" calcext:value-type="float">
            <text:p>8.53995E-04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1010386" calcext:value-type="float">
            <text:p>1.01039E-03</text:p>
          </table:table-cell>
          <table:table-cell/>
          <table:table-cell table:formula="of:=100*([.D30]-[.H30])/[.D30]" office:value-type="float" office:value="-18.3128874392821" calcext:value-type="float">
            <text:p>-18.312887439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0633358193478094" calcext:value-type="float">
            <text:p>6.33358E-04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7870014" calcext:value-type="float">
            <text:p>7.87001E-04</text:p>
          </table:table-cell>
          <table:table-cell/>
          <table:table-cell table:formula="of:=100*([.D31]-[.H31])/[.D31]" office:value-type="float" office:value="-24.2585014457889" calcext:value-type="float">
            <text:p>-24.2585014457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0478641857244794" calcext:value-type="float">
            <text:p>4.78642E-04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6130044" calcext:value-type="float">
            <text:p>6.13004E-04</text:p>
          </table:table-cell>
          <table:table-cell/>
          <table:table-cell table:formula="of:=100*([.D32]-[.H32])/[.D32]" office:value-type="float" office:value="-28.0716240590902" calcext:value-type="float">
            <text:p>-28.0716240590902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0362332409333822" calcext:value-type="float">
            <text:p>3.62332E-04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4774763" calcext:value-type="float">
            <text:p>4.77476E-04</text:p>
          </table:table-cell>
          <table:table-cell/>
          <table:table-cell table:formula="of:=100*([.D33]-[.H33])/[.D33]" office:value-type="float" office:value="-31.7785237257356" calcext:value-type="float">
            <text:p>-31.7785237257356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0284888873916936" calcext:value-type="float">
            <text:p>2.84889E-04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371912" calcext:value-type="float">
            <text:p>3.71912E-04</text:p>
          </table:table-cell>
          <table:table-cell/>
          <table:table-cell table:formula="of:=100*([.D34]-[.H34])/[.D34]" office:value-type="float" office:value="-30.5463407140417" calcext:value-type="float">
            <text:p>-30.54634071404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0220001328954355" calcext:value-type="float">
            <text:p>2.20001E-04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289687" calcext:value-type="float">
            <text:p>2.89687E-04</text:p>
          </table:table-cell>
          <table:table-cell/>
          <table:table-cell table:formula="of:=100*([.D35]-[.H35])/[.D35]" office:value-type="float" office:value="-31.6751136808374" calcext:value-type="float">
            <text:p>-31.6751136808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0177724642949877" calcext:value-type="float">
            <text:p>1.77725E-04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2256412" calcext:value-type="float">
            <text:p>2.25641E-04</text:p>
          </table:table-cell>
          <table:table-cell/>
          <table:table-cell table:formula="of:=100*([.D36]-[.H36])/[.D36]" office:value-type="float" office:value="-26.9611215725648" calcext:value-type="float">
            <text:p>-26.9611215725648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135542000922052" calcext:value-type="float">
            <text:p>1.35542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1757554" calcext:value-type="float">
            <text:p>1.75755E-04</text:p>
          </table:table-cell>
          <table:table-cell/>
          <table:table-cell table:formula="of:=100*([.D37]-[.H37])/[.D37]" office:value-type="float" office:value="-29.6685889277037" calcext:value-type="float">
            <text:p>-29.6685889277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103283797358979" calcext:value-type="float">
            <text:p>1.03284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1368991" calcext:value-type="float">
            <text:p>1.36899E-04</text:p>
          </table:table-cell>
          <table:table-cell/>
          <table:table-cell table:formula="of:=100*([.D38]-[.H38])/[.D38]" office:value-type="float" office:value="-32.5465402130653" calcext:value-type="float">
            <text:p>-32.5465402130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0837618352054605" calcext:value-type="float">
            <text:p>8.37618E-05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1066339" calcext:value-type="float">
            <text:p>1.06634E-04</text:p>
          </table:table-cell>
          <table:table-cell/>
          <table:table-cell table:formula="of:=100*([.D39]-[.H39])/[.D39]" office:value-type="float" office:value="-27.3060693314996" calcext:value-type="float">
            <text:p>-27.3060693314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0702102661054592" calcext:value-type="float">
            <text:p>7.02103E-05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8306043" calcext:value-type="float">
            <text:p>8.30604E-05</text:p>
          </table:table-cell>
          <table:table-cell/>
          <table:table-cell table:formula="of:=100*([.D40]-[.H40])/[.D40]" office:value-type="float" office:value="-18.3024002148621" calcext:value-type="float">
            <text:p>-18.3024002148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0560712020441653" calcext:value-type="float">
            <text:p>5.60712E-05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6469941" calcext:value-type="float">
            <text:p>6.46994E-05</text:p>
          </table:table-cell>
          <table:table-cell/>
          <table:table-cell table:formula="of:=100*([.D41]-[.H41])/[.D41]" office:value-type="float" office:value="-15.3879489671696" calcext:value-type="float">
            <text:p>-15.3879489671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041173068742745" calcext:value-type="float">
            <text:p>4.11731E-05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5039857" calcext:value-type="float">
            <text:p>5.03986E-05</text:p>
          </table:table-cell>
          <table:table-cell/>
          <table:table-cell table:formula="of:=100*([.D42]-[.H42])/[.D42]" office:value-type="float" office:value="-22.4066399201313" calcext:value-type="float">
            <text:p>-22.4066399201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0351724472681612" calcext:value-type="float">
            <text:p>3.51724E-05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3926048" calcext:value-type="float">
            <text:p>3.92605E-05</text:p>
          </table:table-cell>
          <table:table-cell/>
          <table:table-cell table:formula="of:=100*([.D43]-[.H43])/[.D43]" office:value-type="float" office:value="-11.6228270972187" calcext:value-type="float">
            <text:p>-11.6228270972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0258194379186913" calcext:value-type="float">
            <text:p>2.58194E-05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3058617" calcext:value-type="float">
            <text:p>3.05862E-05</text:p>
          </table:table-cell>
          <table:table-cell/>
          <table:table-cell table:formula="of:=100*([.D44]-[.H44])/[.D44]" office:value-type="float" office:value="-18.4617964818589" calcext:value-type="float">
            <text:p>-18.4617964818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0228306867535296" calcext:value-type="float">
            <text:p>2.28307E-05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2383129" calcext:value-type="float">
            <text:p>2.38313E-05</text:p>
          </table:table-cell>
          <table:table-cell/>
          <table:table-cell table:formula="of:=100*([.D45]-[.H45])/[.D45]" office:value-type="float" office:value="-4.38271199317168" calcext:value-type="float">
            <text:p>-4.38271199317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0210283451366895" calcext:value-type="float">
            <text:p>2.10283E-05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857193" calcext:value-type="float">
            <text:p>1.85719E-05</text:p>
          </table:table-cell>
          <table:table-cell/>
          <table:table-cell table:formula="of:=100*([.D46]-[.H46])/[.D46]" office:value-type="float" office:value="11.6814476875008" calcext:value-type="float">
            <text:p>11.681447687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0158148661488341" calcext:value-type="float">
            <text:p>1.58149E-05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447804" calcext:value-type="float">
            <text:p>1.44780E-05</text:p>
          </table:table-cell>
          <table:table-cell/>
          <table:table-cell table:formula="of:=100*([.D47]-[.H47])/[.D47]" office:value-type="float" office:value="8.45297162968816" calcext:value-type="float">
            <text:p>8.45297162968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132016751261509" calcext:value-type="float">
            <text:p>1.32017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1129273" calcext:value-type="float">
            <text:p>1.12927E-05</text:p>
          </table:table-cell>
          <table:table-cell/>
          <table:table-cell table:formula="of:=100*([.D48]-[.H48])/[.D48]" office:value-type="float" office:value="14.4598704930219" calcext:value-type="float">
            <text:p>14.4598704930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125089404766992" calcext:value-type="float">
            <text:p>1.25089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8816078" calcext:value-type="float">
            <text:p>8.81608E-06</text:p>
          </table:table-cell>
          <table:table-cell/>
          <table:table-cell table:formula="of:=100*([.D49]-[.H49])/[.D49]" office:value-type="float" office:value="29.52178470733" calcext:value-type="float">
            <text:p>29.52178470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0966671318587611" calcext:value-type="float">
            <text:p>9.66671E-06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892681" calcext:value-type="float">
            <text:p>6.89268E-06</text:p>
          </table:table-cell>
          <table:table-cell/>
          <table:table-cell table:formula="of:=100*([.D50]-[.H50])/[.D50]" office:value-type="float" office:value="28.6967465832048" calcext:value-type="float">
            <text:p>28.69674658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0784405135265208" calcext:value-type="float">
            <text:p>7.84405E-06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5401832" calcext:value-type="float">
            <text:p>5.40183E-06</text:p>
          </table:table-cell>
          <table:table-cell/>
          <table:table-cell table:formula="of:=100*([.D51]-[.H51])/[.D51]" office:value-type="float" office:value="31.1346680797336" calcext:value-type="float">
            <text:p>31.134668079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0546213574041008" calcext:value-type="float">
            <text:p>5.46214E-06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249973" calcext:value-type="float">
            <text:p>4.24997E-06</text:p>
          </table:table-cell>
          <table:table-cell/>
          <table:table-cell table:formula="of:=100*([.D52]-[.H52])/[.D52]" office:value-type="float" office:value="22.1921021010561" calcext:value-type="float">
            <text:p>22.1921021010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0444094690464259" calcext:value-type="float">
            <text:p>4.44095E-06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364819" calcext:value-type="float">
            <text:p>3.36482E-06</text:p>
          </table:table-cell>
          <table:table-cell/>
          <table:table-cell table:formula="of:=100*([.D53]-[.H53])/[.D53]" office:value-type="float" office:value="24.231947099336" calcext:value-type="float">
            <text:p>24.231947099336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49045" calcext:value-type="float">
            <text:p>2.49045E-01</text:p>
          </table:table-cell>
          <table:table-cell table:formula="of:=[.C54]/[.$C$205]" office:value-type="float" office:value="0.00697058993021008" calcext:value-type="float">
            <text:p>6.9705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6985454" calcext:value-type="float">
            <text:p>6.98545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0.213239767921224" calcext:value-type="float">
            <text:p>-0.213239767921224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48717" calcext:value-type="float">
            <text:p>2.48717E-01</text:p>
          </table:table-cell>
          <table:table-cell table:formula="of:=[.C55]/[.$C$205]" office:value-type="float" office:value="0.00696140944677492" calcext:value-type="float">
            <text:p>6.96141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6965306" calcext:value-type="float">
            <text:p>6.96531E-03</text:p>
          </table:table-cell>
          <table:table-cell/>
          <table:table-cell table:formula="of:=100*([.D55]-[.H55])/[.D55]" office:value-type="float" office:value="-0.0559736250951941" calcext:value-type="float">
            <text:p>-0.05597362509519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46169" calcext:value-type="float">
            <text:p>2.46169E-01</text:p>
          </table:table-cell>
          <table:table-cell table:formula="of:=[.C56]/[.$C$205]" office:value-type="float" office:value="0.00689009276447986" calcext:value-type="float">
            <text:p>6.89009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6925066" calcext:value-type="float">
            <text:p>6.92507E-03</text:p>
          </table:table-cell>
          <table:table-cell/>
          <table:table-cell table:formula="of:=100*([.D56]-[.H56])/[.D56]" office:value-type="float" office:value="-0.507587295492395" calcext:value-type="float">
            <text:p>-0.50758729549239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46713" calcext:value-type="float">
            <text:p>2.46713E-01</text:p>
          </table:table-cell>
          <table:table-cell table:formula="of:=[.C57]/[.$C$205]" office:value-type="float" office:value="0.00690531893212841" calcext:value-type="float">
            <text:p>6.90532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6864845" calcext:value-type="float">
            <text:p>6.86485E-03</text:p>
          </table:table-cell>
          <table:table-cell/>
          <table:table-cell table:formula="of:=100*([.D57]-[.H57])/[.D57]" office:value-type="float" office:value="0.586126904871792" calcext:value-type="float">
            <text:p>0.58612690487179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43307" calcext:value-type="float">
            <text:p>2.43307E-01</text:p>
          </table:table-cell>
          <table:table-cell table:formula="of:=[.C58]/[.$C$205]" office:value-type="float" office:value="0.00680998744865235" calcext:value-type="float">
            <text:p>6.80999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678481" calcext:value-type="float">
            <text:p>6.78481E-03</text:p>
          </table:table-cell>
          <table:table-cell/>
          <table:table-cell table:formula="of:=100*([.D58]-[.H58])/[.D58]" office:value-type="float" office:value="0.369713583794232" calcext:value-type="float">
            <text:p>0.36971358379423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39315" calcext:value-type="float">
            <text:p>2.39315E-01</text:p>
          </table:table-cell>
          <table:table-cell table:formula="of:=[.C59]/[.$C$205]" office:value-type="float" office:value="0.00669825424781957" calcext:value-type="float">
            <text:p>6.69825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6685184" calcext:value-type="float">
            <text:p>6.68518E-03</text:p>
          </table:table-cell>
          <table:table-cell/>
          <table:table-cell table:formula="of:=100*([.D59]-[.H59])/[.D59]" office:value-type="float" office:value="0.19512916852663" calcext:value-type="float">
            <text:p>0.19512916852663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34967" calcext:value-type="float">
            <text:p>2.34967E-01</text:p>
          </table:table-cell>
          <table:table-cell table:formula="of:=[.C60]/[.$C$205]" office:value-type="float" office:value="0.0065765568637462" calcext:value-type="float">
            <text:p>6.5765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6566243" calcext:value-type="float">
            <text:p>6.56624E-03</text:p>
          </table:table-cell>
          <table:table-cell/>
          <table:table-cell table:formula="of:=100*([.D60]-[.H60])/[.D60]" office:value-type="float" office:value="0.156827713344276" calcext:value-type="float">
            <text:p>0.156827713344276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31743" calcext:value-type="float">
            <text:p>2.31743E-01</text:p>
          </table:table-cell>
          <table:table-cell table:formula="of:=[.C61]/[.$C$205]" office:value-type="float" office:value="0.0064863194290055" calcext:value-type="float">
            <text:p>6.48632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6428318" calcext:value-type="float">
            <text:p>6.42832E-03</text:p>
          </table:table-cell>
          <table:table-cell/>
          <table:table-cell table:formula="of:=100*([.D61]-[.H61])/[.D61]" office:value-type="float" office:value="0.894211727318397" calcext:value-type="float">
            <text:p>0.894211727318397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26437" calcext:value-type="float">
            <text:p>2.26437E-01</text:p>
          </table:table-cell>
          <table:table-cell table:formula="of:=[.C62]/[.$C$205]" office:value-type="float" office:value="0.00633780831587456" calcext:value-type="float">
            <text:p>6.33781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6271794" calcext:value-type="float">
            <text:p>6.27179E-03</text:p>
          </table:table-cell>
          <table:table-cell/>
          <table:table-cell table:formula="of:=100*([.D62]-[.H62])/[.D62]" office:value-type="float" office:value="1.04159533681716" calcext:value-type="float">
            <text:p>1.04159533681716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20105" calcext:value-type="float">
            <text:p>2.20105E-01</text:p>
          </table:table-cell>
          <table:table-cell table:formula="of:=[.C63]/[.$C$205]" office:value-type="float" office:value="0.00616058020272999" calcext:value-type="float">
            <text:p>6.16058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6097107" calcext:value-type="float">
            <text:p>6.09711E-03</text:p>
          </table:table-cell>
          <table:table-cell/>
          <table:table-cell table:formula="of:=100*([.D63]-[.H63])/[.D63]" office:value-type="float" office:value="1.0303120914141" calcext:value-type="float">
            <text:p>1.0303120914141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13073" calcext:value-type="float">
            <text:p>2.13073E-01</text:p>
          </table:table-cell>
          <table:table-cell table:formula="of:=[.C64]/[.$C$205]" office:value-type="float" office:value="0.00596375959444941" calcext:value-type="float">
            <text:p>5.96376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5904744" calcext:value-type="float">
            <text:p>5.90474E-03</text:p>
          </table:table-cell>
          <table:table-cell/>
          <table:table-cell table:formula="of:=100*([.D64]-[.H64])/[.D64]" office:value-type="float" office:value="0.989570312397194" calcext:value-type="float">
            <text:p>0.989570312397194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06251" calcext:value-type="float">
            <text:p>2.06251E-01</text:p>
          </table:table-cell>
          <table:table-cell table:formula="of:=[.C65]/[.$C$205]" office:value-type="float" office:value="0.00577281673470963" calcext:value-type="float">
            <text:p>5.7728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569524" calcext:value-type="float">
            <text:p>5.69524E-03</text:p>
          </table:table-cell>
          <table:table-cell/>
          <table:table-cell table:formula="of:=100*([.D65]-[.H65])/[.D65]" office:value-type="float" office:value="1.34382812194942" calcext:value-type="float">
            <text:p>1.34382812194942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98218" calcext:value-type="float">
            <text:p>1.98218E-01</text:p>
          </table:table-cell>
          <table:table-cell table:formula="of:=[.C66]/[.$C$205]" office:value-type="float" office:value="0.00554797885838456" calcext:value-type="float">
            <text:p>5.5479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5469175" calcext:value-type="float">
            <text:p>5.46918E-03</text:p>
          </table:table-cell>
          <table:table-cell/>
          <table:table-cell table:formula="of:=100*([.D66]-[.H66])/[.D66]" office:value-type="float" office:value="1.42040660925492" calcext:value-type="float">
            <text:p>1.4204066092549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90403" calcext:value-type="float">
            <text:p>1.90403E-01</text:p>
          </table:table-cell>
          <table:table-cell table:formula="of:=[.C67]/[.$C$205]" office:value-type="float" office:value="0.00532924264483041" calcext:value-type="float">
            <text:p>5.32924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5227168" calcext:value-type="float">
            <text:p>5.22717E-03</text:p>
          </table:table-cell>
          <table:table-cell/>
          <table:table-cell table:formula="of:=100*([.D67]-[.H67])/[.D67]" office:value-type="float" office:value="1.91536868619459" calcext:value-type="float">
            <text:p>1.91536868619459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81189" calcext:value-type="float">
            <text:p>1.81189E-01</text:p>
          </table:table-cell>
          <table:table-cell table:formula="of:=[.C68]/[.$C$205]" office:value-type="float" office:value="0.00507134943028302" calcext:value-type="float">
            <text:p>5.07135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4969872" calcext:value-type="float">
            <text:p>4.96987E-03</text:p>
          </table:table-cell>
          <table:table-cell/>
          <table:table-cell table:formula="of:=100*([.D68]-[.H68])/[.D68]" office:value-type="float" office:value="2.00099464014565" calcext:value-type="float">
            <text:p>2.0009946401456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72085" calcext:value-type="float">
            <text:p>1.72085E-01</text:p>
          </table:table-cell>
          <table:table-cell table:formula="of:=[.C69]/[.$C$205]" office:value-type="float" office:value="0.00481653503639986" calcext:value-type="float">
            <text:p>4.81654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4697959" calcext:value-type="float">
            <text:p>4.69796E-03</text:p>
          </table:table-cell>
          <table:table-cell/>
          <table:table-cell table:formula="of:=100*([.D69]-[.H69])/[.D69]" office:value-type="float" office:value="2.46185350057143" calcext:value-type="float">
            <text:p>2.46185350057143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62347" calcext:value-type="float">
            <text:p>1.62347E-01</text:p>
          </table:table-cell>
          <table:table-cell table:formula="of:=[.C70]/[.$C$205]" office:value-type="float" office:value="0.00454397543977922" calcext:value-type="float">
            <text:p>4.54398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4412103" calcext:value-type="float">
            <text:p>4.41210E-03</text:p>
          </table:table-cell>
          <table:table-cell/>
          <table:table-cell table:formula="of:=100*([.D70]-[.H70])/[.D70]" office:value-type="float" office:value="2.90213804028895" calcext:value-type="float">
            <text:p>2.90213804028895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52294" calcext:value-type="float">
            <text:p>1.52294E-01</text:p>
          </table:table-cell>
          <table:table-cell table:formula="of:=[.C71]/[.$C$205]" office:value-type="float" office:value="0.00426259922034738" calcext:value-type="float">
            <text:p>4.262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4112948" calcext:value-type="float">
            <text:p>4.11295E-03</text:p>
          </table:table-cell>
          <table:table-cell/>
          <table:table-cell table:formula="of:=100*([.D71]-[.H71])/[.D71]" office:value-type="float" office:value="3.51079734714503" calcext:value-type="float">
            <text:p>3.5107973471450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40696" calcext:value-type="float">
            <text:p>1.40696E-01</text:p>
          </table:table-cell>
          <table:table-cell table:formula="of:=[.C72]/[.$C$205]" office:value-type="float" office:value="0.0039379795652225" calcext:value-type="float">
            <text:p>3.93798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801066" calcext:value-type="float">
            <text:p>3.80107E-03</text:p>
          </table:table-cell>
          <table:table-cell/>
          <table:table-cell table:formula="of:=100*([.D72]-[.H72])/[.D72]" office:value-type="float" office:value="3.47674646236424" calcext:value-type="float">
            <text:p>3.4767464623642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28816" calcext:value-type="float">
            <text:p>1.28816E-01</text:p>
          </table:table-cell>
          <table:table-cell table:formula="of:=[.C73]/[.$C$205]" office:value-type="float" office:value="0.00360546693348568" calcext:value-type="float">
            <text:p>3.60547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76888" calcext:value-type="float">
            <text:p>3.47689E-03</text:p>
          </table:table-cell>
          <table:table-cell/>
          <table:table-cell table:formula="of:=100*([.D73]-[.H73])/[.D73]" office:value-type="float" office:value="3.56622140371075" calcext:value-type="float">
            <text:p>3.56622140371075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032" calcext:value-type="float">
            <text:p>1.17032E-01</text:p>
          </table:table-cell>
          <table:table-cell table:formula="of:=[.C74]/[.$C$205]" office:value-type="float" office:value="0.00327564127251037" calcext:value-type="float">
            <text:p>3.27564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1406" calcext:value-type="float">
            <text:p>3.14060E-03</text:p>
          </table:table-cell>
          <table:table-cell/>
          <table:table-cell table:formula="of:=100*([.D74]-[.H74])/[.D74]" office:value-type="float" office:value="4.12259039607466" calcext:value-type="float">
            <text:p>4.1225903960746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05218" calcext:value-type="float">
            <text:p>1.05218E-01</text:p>
          </table:table-cell>
          <table:table-cell table:formula="of:=[.C75]/[.$C$205]" office:value-type="float" office:value="0.00294497593317209" calcext:value-type="float">
            <text:p>2.94498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2792008" calcext:value-type="float">
            <text:p>2.79201E-03</text:p>
          </table:table-cell>
          <table:table-cell/>
          <table:table-cell table:formula="of:=100*([.D75]-[.H75])/[.D75]" office:value-type="float" office:value="5.19419977083905" calcext:value-type="float">
            <text:p>5.1941997708390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0921044" calcext:value-type="float">
            <text:p>9.21044E-02</text:p>
          </table:table-cell>
          <table:table-cell table:formula="of:=[.C76]/[.$C$205]" office:value-type="float" office:value="0.00257793572714988" calcext:value-type="float">
            <text:p>2.57794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2430356" calcext:value-type="float">
            <text:p>2.43036E-03</text:p>
          </table:table-cell>
          <table:table-cell/>
          <table:table-cell table:formula="of:=100*([.D76]-[.H76])/[.D76]" office:value-type="float" office:value="5.72472484847562" calcext:value-type="float">
            <text:p>5.72472484847562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0774475" calcext:value-type="float">
            <text:p>7.74475E-02</text:p>
          </table:table-cell>
          <table:table-cell table:formula="of:=[.C77]/[.$C$205]" office:value-type="float" office:value="0.00216769966720852" calcext:value-type="float">
            <text:p>2.1677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205413" calcext:value-type="float">
            <text:p>2.05413E-03</text:p>
          </table:table-cell>
          <table:table-cell/>
          <table:table-cell table:formula="of:=100*([.D77]-[.H77])/[.D77]" office:value-type="float" office:value="5.23917906740147" calcext:value-type="float">
            <text:p>5.23917906740147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0619963" calcext:value-type="float">
            <text:p>6.19963E-02</text:p>
          </table:table-cell>
          <table:table-cell table:formula="of:=[.C78]/[.$C$205]" office:value-type="float" office:value="0.00173523172314354" calcext:value-type="float">
            <text:p>1.73523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1660925" calcext:value-type="float">
            <text:p>1.66093E-03</text:p>
          </table:table-cell>
          <table:table-cell/>
          <table:table-cell table:formula="of:=100*([.D78]-[.H78])/[.D78]" office:value-type="float" office:value="4.28223632339583" calcext:value-type="float">
            <text:p>4.2822363233958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0437275" calcext:value-type="float">
            <text:p>4.37275E-02</text:p>
          </table:table-cell>
          <table:table-cell table:formula="of:=[.C79]/[.$C$205]" office:value-type="float" office:value="0.00122390118722826" calcext:value-type="float">
            <text:p>1.22390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1226756" calcext:value-type="float">
            <text:p>1.22676E-03</text:p>
          </table:table-cell>
          <table:table-cell/>
          <table:table-cell table:formula="of:=100*([.D79]-[.H79])/[.D79]" office:value-type="float" office:value="-0.233255168107579" calcext:value-type="float">
            <text:p>-0.233255168107579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0307439" calcext:value-type="float">
            <text:p>3.07439E-02</text:p>
          </table:table-cell>
          <table:table-cell table:formula="of:=[.C80]/[.$C$205]" office:value-type="float" office:value="0.000860499587445585" calcext:value-type="float">
            <text:p>8.60500E-04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09079304" calcext:value-type="float">
            <text:p>9.07930E-04</text:p>
          </table:table-cell>
          <table:table-cell/>
          <table:table-cell table:formula="of:=100*([.D80]-[.H80])/[.D80]" office:value-type="float" office:value="-5.5120087500814" calcext:value-type="float">
            <text:p>-5.5120087500814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221893" calcext:value-type="float">
            <text:p>2.21893E-02</text:p>
          </table:table-cell>
          <table:table-cell table:formula="of:=[.C81]/[.$C$205]" office:value-type="float" office:value="0.000621062503316311" calcext:value-type="float">
            <text:p>6.21063E-04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06799572" calcext:value-type="float">
            <text:p>6.79957E-04</text:p>
          </table:table-cell>
          <table:table-cell/>
          <table:table-cell table:formula="of:=100*([.D81]-[.H81])/[.D81]" office:value-type="float" office:value="-9.48289364906216" calcext:value-type="float">
            <text:p>-9.48289364906216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160894" calcext:value-type="float">
            <text:p>1.60894E-02</text:p>
          </table:table-cell>
          <table:table-cell table:formula="of:=[.C82]/[.$C$205]" office:value-type="float" office:value="0.000450330701773262" calcext:value-type="float">
            <text:p>4.50331E-04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05140388" calcext:value-type="float">
            <text:p>5.14039E-04</text:p>
          </table:table-cell>
          <table:table-cell/>
          <table:table-cell table:formula="of:=100*([.D82]-[.H82])/[.D82]" office:value-type="float" office:value="-14.1469586630171" calcext:value-type="float">
            <text:p>-14.146958663017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120848" calcext:value-type="float">
            <text:p>1.20848E-02</text:p>
          </table:table-cell>
          <table:table-cell table:formula="of:=[.C83]/[.$C$205]" office:value-type="float" office:value="0.000338244836028038" calcext:value-type="float">
            <text:p>3.38245E-04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03914711" calcext:value-type="float">
            <text:p>3.91471E-04</text:p>
          </table:table-cell>
          <table:table-cell/>
          <table:table-cell table:formula="of:=100*([.D83]-[.H83])/[.D83]" office:value-type="float" office:value="-15.7360167259287" calcext:value-type="float">
            <text:p>-15.7360167259287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0894539" calcext:value-type="float">
            <text:p>8.94539E-03</text:p>
          </table:table-cell>
          <table:table-cell table:formula="of:=[.C84]/[.$C$205]" office:value-type="float" office:value="0.000250375014378132" calcext:value-type="float">
            <text:p>2.50375E-04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02998174" calcext:value-type="float">
            <text:p>2.99817E-04</text:p>
          </table:table-cell>
          <table:table-cell/>
          <table:table-cell table:formula="of:=100*([.D84]-[.H84])/[.D84]" office:value-type="float" office:value="-19.7473321148559" calcext:value-type="float">
            <text:p>-19.747332114855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0669256" calcext:value-type="float">
            <text:p>6.69256E-03</text:p>
          </table:table-cell>
          <table:table-cell table:formula="of:=[.C85]/[.$C$205]" office:value-type="float" office:value="0.000187319927496343" calcext:value-type="float">
            <text:p>1.87320E-04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02306109" calcext:value-type="float">
            <text:p>2.30611E-04</text:p>
          </table:table-cell>
          <table:table-cell/>
          <table:table-cell table:formula="of:=100*([.D85]-[.H85])/[.D85]" office:value-type="float" office:value="-23.1107138905454" calcext:value-type="float">
            <text:p>-23.1107138905454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0519141" calcext:value-type="float">
            <text:p>5.19141E-03</text:p>
          </table:table-cell>
          <table:table-cell table:formula="of:=[.C86]/[.$C$205]" office:value-type="float" office:value="0.000145303821677175" calcext:value-type="float">
            <text:p>1.45304E-04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01779546" calcext:value-type="float">
            <text:p>1.77955E-04</text:p>
          </table:table-cell>
          <table:table-cell/>
          <table:table-cell table:formula="of:=100*([.D86]-[.H86])/[.D86]" office:value-type="float" office:value="-22.4706948144599" calcext:value-type="float">
            <text:p>-22.4706948144599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0391374" calcext:value-type="float">
            <text:p>3.91374E-03</text:p>
          </table:table-cell>
          <table:table-cell table:formula="of:=[.C87]/[.$C$205]" office:value-type="float" office:value="0.00010954275987657" calcext:value-type="float">
            <text:p>1.09543E-04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01376551" calcext:value-type="float">
            <text:p>1.37655E-04</text:p>
          </table:table-cell>
          <table:table-cell/>
          <table:table-cell table:formula="of:=100*([.D87]-[.H87])/[.D87]" office:value-type="float" office:value="-25.6633484085176" calcext:value-type="float">
            <text:p>-25.6633484085176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030455" calcext:value-type="float">
            <text:p>3.04550E-03</text:p>
          </table:table-cell>
          <table:table-cell table:formula="of:=[.C88]/[.$C$205]" office:value-type="float" office:value="0.0000852413484810167" calcext:value-type="float">
            <text:p>8.52413E-05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01066747" calcext:value-type="float">
            <text:p>1.06675E-04</text:p>
          </table:table-cell>
          <table:table-cell/>
          <table:table-cell table:formula="of:=100*([.D88]-[.H88])/[.D88]" office:value-type="float" office:value="-25.1443130604117" calcext:value-type="float">
            <text:p>-25.1443130604117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0236432" calcext:value-type="float">
            <text:p>2.36432E-03</text:p>
          </table:table-cell>
          <table:table-cell table:formula="of:=[.C89]/[.$C$205]" office:value-type="float" office:value="0.0000661756115713799" calcext:value-type="float">
            <text:p>6.61756E-05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008277809" calcext:value-type="float">
            <text:p>8.27781E-05</text:p>
          </table:table-cell>
          <table:table-cell/>
          <table:table-cell table:formula="of:=100*([.D89]-[.H89])/[.D89]" office:value-type="float" office:value="-25.0885152919395" calcext:value-type="float">
            <text:p>-25.088515291939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0180408" calcext:value-type="float">
            <text:p>1.80408E-03</text:p>
          </table:table-cell>
          <table:table-cell table:formula="of:=[.C90]/[.$C$205]" office:value-type="float" office:value="0.0000504948980356699" calcext:value-type="float">
            <text:p>5.04949E-05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006429893" calcext:value-type="float">
            <text:p>6.42989E-05</text:p>
          </table:table-cell>
          <table:table-cell/>
          <table:table-cell table:formula="of:=100*([.D90]-[.H90])/[.D90]" office:value-type="float" office:value="-27.3374786390872" calcext:value-type="float">
            <text:p>-27.3374786390872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0139352" calcext:value-type="float">
            <text:p>1.39352E-03</text:p>
          </table:table-cell>
          <table:table-cell table:formula="of:=[.C91]/[.$C$205]" office:value-type="float" office:value="0.0000390036197456137" calcext:value-type="float">
            <text:p>3.90036E-05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004998224" calcext:value-type="float">
            <text:p>4.99822E-05</text:p>
          </table:table-cell>
          <table:table-cell/>
          <table:table-cell table:formula="of:=100*([.D91]-[.H91])/[.D91]" office:value-type="float" office:value="-28.1476958446169" calcext:value-type="float">
            <text:p>-28.147695844616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0113119" calcext:value-type="float">
            <text:p>1.13119E-03</text:p>
          </table:table-cell>
          <table:table-cell table:formula="of:=[.C92]/[.$C$205]" office:value-type="float" office:value="0.0000316611922470009" calcext:value-type="float">
            <text:p>3.16612E-05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003887494" calcext:value-type="float">
            <text:p>3.88749E-05</text:p>
          </table:table-cell>
          <table:table-cell/>
          <table:table-cell table:formula="of:=100*([.D92]-[.H92])/[.D92]" office:value-type="float" office:value="-22.7841949119349" calcext:value-type="float">
            <text:p>-22.7841949119349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00906139" calcext:value-type="float">
            <text:p>9.06139E-04</text:p>
          </table:table-cell>
          <table:table-cell table:formula="of:=[.C93]/[.$C$205]" office:value-type="float" office:value="0.0000253621770714956" calcext:value-type="float">
            <text:p>2.53622E-05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003024861" calcext:value-type="float">
            <text:p>3.02486E-05</text:p>
          </table:table-cell>
          <table:table-cell/>
          <table:table-cell table:formula="of:=100*([.D93]-[.H93])/[.D93]" office:value-type="float" office:value="-19.2666146708527" calcext:value-type="float">
            <text:p>-19.266614670852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00712419" calcext:value-type="float">
            <text:p>7.12419E-04</text:p>
          </table:table-cell>
          <table:table-cell table:formula="of:=[.C94]/[.$C$205]" office:value-type="float" office:value="0.0000199400939889993" calcext:value-type="float">
            <text:p>1.99401E-05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002354379" calcext:value-type="float">
            <text:p>2.35438E-05</text:p>
          </table:table-cell>
          <table:table-cell/>
          <table:table-cell table:formula="of:=100*([.D94]-[.H94])/[.D94]" office:value-type="float" office:value="-18.0726129625508" calcext:value-type="float">
            <text:p>-18.072612962550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00571642" calcext:value-type="float">
            <text:p>5.71642E-04</text:p>
          </table:table-cell>
          <table:table-cell table:formula="of:=[.C95]/[.$C$205]" office:value-type="float" office:value="0.0000159998472921968" calcext:value-type="float">
            <text:p>1.59998E-05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001832901" calcext:value-type="float">
            <text:p>1.83290E-05</text:p>
          </table:table-cell>
          <table:table-cell/>
          <table:table-cell table:formula="of:=100*([.D95]-[.H95])/[.D95]" office:value-type="float" office:value="-14.5574058631118" calcext:value-type="float">
            <text:p>-14.5574058631118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00465146" calcext:value-type="float">
            <text:p>4.65146E-04</text:p>
          </table:table-cell>
          <table:table-cell table:formula="of:=[.C96]/[.$C$205]" office:value-type="float" office:value="0.0000130191010607621" calcext:value-type="float">
            <text:p>1.30191E-05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001427034" calcext:value-type="float">
            <text:p>1.42703E-05</text:p>
          </table:table-cell>
          <table:table-cell/>
          <table:table-cell table:formula="of:=100*([.D96]-[.H96])/[.D96]" office:value-type="float" office:value="-9.61079365924098" calcext:value-type="float">
            <text:p>-9.6107936592409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00399658" calcext:value-type="float">
            <text:p>3.99658E-04</text:p>
          </table:table-cell>
          <table:table-cell table:formula="of:=[.C97]/[.$C$205]" office:value-type="float" office:value="0.0000111861391729523" calcext:value-type="float">
            <text:p>1.11861E-05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0111083" calcext:value-type="float">
            <text:p>1.11083E-05</text:p>
          </table:table-cell>
          <table:table-cell/>
          <table:table-cell table:formula="of:=100*([.D97]-[.H97])/[.D97]" office:value-type="float" office:value="0.695853786090127" calcext:value-type="float">
            <text:p>0.695853786090127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00302233" calcext:value-type="float">
            <text:p>3.02233E-04</text:p>
          </table:table-cell>
          <table:table-cell table:formula="of:=[.C98]/[.$C$205]" office:value-type="float" office:value="0.00000845928368920149" calcext:value-type="float">
            <text:p>8.45928E-06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008639994" calcext:value-type="float">
            <text:p>8.63999E-06</text:p>
          </table:table-cell>
          <table:table-cell/>
          <table:table-cell table:formula="of:=100*([.D98]-[.H98])/[.D98]" office:value-type="float" office:value="-2.13623655900314" calcext:value-type="float">
            <text:p>-2.1362365590031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00231057" calcext:value-type="float">
            <text:p>2.31057E-04</text:p>
          </table:table-cell>
          <table:table-cell table:formula="of:=[.C99]/[.$C$205]" office:value-type="float" office:value="0.00000646711878377221" calcext:value-type="float">
            <text:p>6.46712E-06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006705004" calcext:value-type="float">
            <text:p>6.70500E-06</text:p>
          </table:table-cell>
          <table:table-cell/>
          <table:table-cell table:formula="of:=100*([.D99]-[.H99])/[.D99]" office:value-type="float" office:value="-3.67838019033622" calcext:value-type="float">
            <text:p>-3.67838019033622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00180522" calcext:value-type="float">
            <text:p>1.80522E-04</text:p>
          </table:table-cell>
          <table:table-cell table:formula="of:=[.C100]/[.$C$205]" office:value-type="float" office:value="0.00000505268058134628" calcext:value-type="float">
            <text:p>5.05268E-06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005173536" calcext:value-type="float">
            <text:p>5.17354E-06</text:p>
          </table:table-cell>
          <table:table-cell/>
          <table:table-cell table:formula="of:=100*([.D100]-[.H100])/[.D100]" office:value-type="float" office:value="-2.39190696320484" calcext:value-type="float">
            <text:p>-2.39190696320484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00139509" calcext:value-type="float">
            <text:p>1.39509E-04</text:p>
          </table:table-cell>
          <table:table-cell table:formula="of:=[.C101]/[.$C$205]" office:value-type="float" office:value="0.00000390475629132759" calcext:value-type="float">
            <text:p>3.90476E-06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003935605" calcext:value-type="float">
            <text:p>3.93561E-06</text:p>
          </table:table-cell>
          <table:table-cell/>
          <table:table-cell table:formula="of:=100*([.D101]-[.H101])/[.D101]" office:value-type="float" office:value="-0.790029040760489" calcext:value-type="float">
            <text:p>-0.790029040760489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00119078" calcext:value-type="float">
            <text:p>1.19078E-04</text:p>
          </table:table-cell>
          <table:table-cell table:formula="of:=[.C102]/[.$C$205]" office:value-type="float" office:value="0.00000333290733686505" calcext:value-type="float">
            <text:p>3.33291E-06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00288969" calcext:value-type="float">
            <text:p>2.88969E-06</text:p>
          </table:table-cell>
          <table:table-cell/>
          <table:table-cell table:formula="of:=100*([.D102]-[.H102])/[.D102]" office:value-type="float" office:value="13.2982196043273" calcext:value-type="float">
            <text:p>13.298219604327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00936822" calcext:value-type="float">
            <text:p>9.36822E-05</text:p>
          </table:table-cell>
          <table:table-cell table:formula="of:=[.C103]/[.$C$205]" office:value-type="float" office:value="0.00000262209721118644" calcext:value-type="float">
            <text:p>2.62210E-06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001928748" calcext:value-type="float">
            <text:p>1.92875E-06</text:p>
          </table:table-cell>
          <table:table-cell/>
          <table:table-cell table:formula="of:=100*([.D103]-[.H103])/[.D103]" office:value-type="float" office:value="26.4425440913655" calcext:value-type="float">
            <text:p>26.4425440913655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241717" calcext:value-type="float">
            <text:p>2.41717E-01</text:p>
          </table:table-cell>
          <table:table-cell table:formula="of:=[.C104]/[.$C$205]" office:value-type="float" office:value="0.00676548449541485" calcext:value-type="float">
            <text:p>6.76548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6763269" calcext:value-type="float">
            <text:p>6.76327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0327470326234747" calcext:value-type="float">
            <text:p>0.03274703262347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240061" calcext:value-type="float">
            <text:p>2.40061E-01</text:p>
          </table:table-cell>
          <table:table-cell table:formula="of:=[.C105]/[.$C$205]" office:value-type="float" office:value="0.00671913424977881" calcext:value-type="float">
            <text:p>6.71913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6743758" calcext:value-type="float">
            <text:p>6.74376E-03</text:p>
          </table:table-cell>
          <table:table-cell/>
          <table:table-cell table:formula="of:=100*([.D105]-[.H105])/[.D105]" office:value-type="float" office:value="-0.366472067766781" calcext:value-type="float">
            <text:p>-0.366472067766781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238059" calcext:value-type="float">
            <text:p>2.38059E-01</text:p>
          </table:table-cell>
          <table:table-cell table:formula="of:=[.C106]/[.$C$205]" office:value-type="float" office:value="0.00666309971368982" calcext:value-type="float">
            <text:p>6.6631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670479" calcext:value-type="float">
            <text:p>6.70479E-03</text:p>
          </table:table-cell>
          <table:table-cell/>
          <table:table-cell table:formula="of:=100*([.D106]-[.H106])/[.D106]" office:value-type="float" office:value="-0.625689065173741" calcext:value-type="float">
            <text:p>-0.625689065173741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237254" calcext:value-type="float">
            <text:p>2.37254E-01</text:p>
          </table:table-cell>
          <table:table-cell table:formula="of:=[.C107]/[.$C$205]" office:value-type="float" office:value="0.00664056834428341" calcext:value-type="float">
            <text:p>6.64057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6646472" calcext:value-type="float">
            <text:p>6.64647E-03</text:p>
          </table:table-cell>
          <table:table-cell/>
          <table:table-cell table:formula="of:=100*([.D107]-[.H107])/[.D107]" office:value-type="float" office:value="-0.0889028681057462" calcext:value-type="float">
            <text:p>-0.088902868105746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235138" calcext:value-type="float">
            <text:p>2.35138E-01</text:p>
          </table:table-cell>
          <table:table-cell table:formula="of:=[.C108]/[.$C$205]" office:value-type="float" office:value="0.00658134303041514" calcext:value-type="float">
            <text:p>6.58134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6568967" calcext:value-type="float">
            <text:p>6.56897E-03</text:p>
          </table:table-cell>
          <table:table-cell/>
          <table:table-cell table:formula="of:=100*([.D108]-[.H108])/[.D108]" office:value-type="float" office:value="0.188047186690403" calcext:value-type="float">
            <text:p>0.18804718669040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231466" calcext:value-type="float">
            <text:p>2.31466E-01</text:p>
          </table:table-cell>
          <table:table-cell table:formula="of:=[.C109]/[.$C$205]" office:value-type="float" office:value="0.0064785663987874" calcext:value-type="float">
            <text:p>6.47857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647249" calcext:value-type="float">
            <text:p>6.47249E-03</text:p>
          </table:table-cell>
          <table:table-cell/>
          <table:table-cell table:formula="of:=100*([.D109]-[.H109])/[.D109]" office:value-type="float" office:value="0.0937923363498591" calcext:value-type="float">
            <text:p>0.093792336349859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228714" calcext:value-type="float">
            <text:p>2.28714E-01</text:p>
          </table:table-cell>
          <table:table-cell table:formula="of:=[.C110]/[.$C$205]" office:value-type="float" office:value="0.00640153990362412" calcext:value-type="float">
            <text:p>6.40154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635731" calcext:value-type="float">
            <text:p>6.35731E-03</text:p>
          </table:table-cell>
          <table:table-cell/>
          <table:table-cell table:formula="of:=100*([.D110]-[.H110])/[.D110]" office:value-type="float" office:value="0.690926000462479" calcext:value-type="float">
            <text:p>0.690926000462479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223457" calcext:value-type="float">
            <text:p>2.23457E-01</text:p>
          </table:table-cell>
          <table:table-cell table:formula="of:=[.C111]/[.$C$205]" office:value-type="float" office:value="0.0062544002651527" calcext:value-type="float">
            <text:p>6.25440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6223746" calcext:value-type="float">
            <text:p>6.22375E-03</text:p>
          </table:table-cell>
          <table:table-cell/>
          <table:table-cell table:formula="of:=100*([.D111]-[.H111])/[.D111]" office:value-type="float" office:value="0.490123174934833" calcext:value-type="float">
            <text:p>0.490123174934833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219527" calcext:value-type="float">
            <text:p>2.19527E-01</text:p>
          </table:table-cell>
          <table:table-cell table:formula="of:=[.C112]/[.$C$205]" office:value-type="float" office:value="0.0061444023996034" calcext:value-type="float">
            <text:p>6.1444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6072169" calcext:value-type="float">
            <text:p>6.07217E-03</text:p>
          </table:table-cell>
          <table:table-cell/>
          <table:table-cell table:formula="of:=100*([.D112]-[.H112])/[.D112]" office:value-type="float" office:value="1.17559682627658" calcext:value-type="float">
            <text:p>1.17559682627658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213351" calcext:value-type="float">
            <text:p>2.13351E-01</text:p>
          </table:table-cell>
          <table:table-cell table:formula="of:=[.C113]/[.$C$205]" office:value-type="float" office:value="0.00597154061394628" calcext:value-type="float">
            <text:p>5.97154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5903002" calcext:value-type="float">
            <text:p>5.90300E-03</text:p>
          </table:table-cell>
          <table:table-cell/>
          <table:table-cell table:formula="of:=100*([.D113]-[.H113])/[.D113]" office:value-type="float" office:value="1.14775429620643" calcext:value-type="float">
            <text:p>1.1477542962064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206386" calcext:value-type="float">
            <text:p>2.06386E-01</text:p>
          </table:table-cell>
          <table:table-cell table:formula="of:=[.C114]/[.$C$205]" office:value-type="float" office:value="0.005776595287343" calcext:value-type="float">
            <text:p>5.77660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5716711" calcext:value-type="float">
            <text:p>5.71671E-03</text:p>
          </table:table-cell>
          <table:table-cell/>
          <table:table-cell table:formula="of:=100*([.D114]-[.H114])/[.D114]" office:value-type="float" office:value="1.0366709863544" calcext:value-type="float">
            <text:p>1.0366709863544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99329" calcext:value-type="float">
            <text:p>1.99329E-01</text:p>
          </table:table-cell>
          <table:table-cell table:formula="of:=[.C115]/[.$C$205]" office:value-type="float" office:value="0.00557907494709328" calcext:value-type="float">
            <text:p>5.57907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5513809" calcext:value-type="float">
            <text:p>5.51381E-03</text:p>
          </table:table-cell>
          <table:table-cell/>
          <table:table-cell table:formula="of:=100*([.D115]-[.H115])/[.D115]" office:value-type="float" office:value="1.16983456419211" calcext:value-type="float">
            <text:p>1.1698345641921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92236" calcext:value-type="float">
            <text:p>1.92236E-01</text:p>
          </table:table-cell>
          <table:table-cell table:formula="of:=[.C116]/[.$C$205]" office:value-type="float" office:value="0.00538054699280799" calcext:value-type="float">
            <text:p>5.38055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529485" calcext:value-type="float">
            <text:p>5.29485E-03</text:p>
          </table:table-cell>
          <table:table-cell/>
          <table:table-cell table:formula="of:=100*([.D116]-[.H116])/[.D116]" office:value-type="float" office:value="1.59271897304379" calcext:value-type="float">
            <text:p>1.59271897304379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84674" calcext:value-type="float">
            <text:p>1.84674E-01</text:p>
          </table:table-cell>
          <table:table-cell table:formula="of:=[.C117]/[.$C$205]" office:value-type="float" office:value="0.00516889206678157" calcext:value-type="float">
            <text:p>5.16889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5060421" calcext:value-type="float">
            <text:p>5.06042E-03</text:p>
          </table:table-cell>
          <table:table-cell/>
          <table:table-cell table:formula="of:=100*([.D117]-[.H117])/[.D117]" office:value-type="float" office:value="2.0985361152861" calcext:value-type="float">
            <text:p>2.098536115286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74947" calcext:value-type="float">
            <text:p>1.74947E-01</text:p>
          </table:table-cell>
          <table:table-cell table:formula="of:=[.C118]/[.$C$205]" office:value-type="float" office:value="0.00489664035222736" calcext:value-type="float">
            <text:p>4.89664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4811133" calcext:value-type="float">
            <text:p>4.81113E-03</text:p>
          </table:table-cell>
          <table:table-cell/>
          <table:table-cell table:formula="of:=100*([.D118]-[.H118])/[.D118]" office:value-type="float" office:value="1.74624530446604" calcext:value-type="float">
            <text:p>1.74624530446604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66232" calcext:value-type="float">
            <text:p>1.66232E-01</text:p>
          </table:table-cell>
          <table:table-cell table:formula="of:=[.C119]/[.$C$205]" office:value-type="float" office:value="0.00465271378778407" calcext:value-type="float">
            <text:p>4.65271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4547612" calcext:value-type="float">
            <text:p>4.54761E-03</text:p>
          </table:table-cell>
          <table:table-cell/>
          <table:table-cell table:formula="of:=100*([.D119]-[.H119])/[.D119]" office:value-type="float" office:value="2.25893516295843" calcext:value-type="float">
            <text:p>2.25893516295843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56009" calcext:value-type="float">
            <text:p>1.56009E-01</text:p>
          </table:table-cell>
          <table:table-cell table:formula="of:=[.C120]/[.$C$205]" office:value-type="float" office:value="0.00436657939096205" calcext:value-type="float">
            <text:p>4.36658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4270479" calcext:value-type="float">
            <text:p>4.27048E-03</text:p>
          </table:table-cell>
          <table:table-cell/>
          <table:table-cell table:formula="of:=100*([.D120]-[.H120])/[.D120]" office:value-type="float" office:value="2.20081629938892" calcext:value-type="float">
            <text:p>2.2008162993889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46522" calcext:value-type="float">
            <text:p>1.46522E-01</text:p>
          </table:table-cell>
          <table:table-cell table:formula="of:=[.C121]/[.$C$205]" office:value-type="float" office:value="0.00410104510331162" calcext:value-type="float">
            <text:p>4.10105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980335" calcext:value-type="float">
            <text:p>3.98034E-03</text:p>
          </table:table-cell>
          <table:table-cell/>
          <table:table-cell table:formula="of:=100*([.D121]-[.H121])/[.D121]" office:value-type="float" office:value="2.94339857940468" calcext:value-type="float">
            <text:p>2.9433985794046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3578" calcext:value-type="float">
            <text:p>1.35780E-01</text:p>
          </table:table-cell>
          <table:table-cell table:formula="of:=[.C122]/[.$C$205]" office:value-type="float" office:value="0.0038003842708102" calcext:value-type="float">
            <text:p>3.80038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677745" calcext:value-type="float">
            <text:p>3.67775E-03</text:p>
          </table:table-cell>
          <table:table-cell/>
          <table:table-cell table:formula="of:=100*([.D122]-[.H122])/[.D122]" office:value-type="float" office:value="3.22702290271437" calcext:value-type="float">
            <text:p>3.227022902714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24579" calcext:value-type="float">
            <text:p>1.24579E-01</text:p>
          </table:table-cell>
          <table:table-cell table:formula="of:=[.C123]/[.$C$205]" office:value-type="float" office:value="0.0034868763593553" calcext:value-type="float">
            <text:p>3.48688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63237" calcext:value-type="float">
            <text:p>3.36324E-03</text:p>
          </table:table-cell>
          <table:table-cell/>
          <table:table-cell table:formula="of:=100*([.D123]-[.H123])/[.D123]" office:value-type="float" office:value="3.54584867982413" calcext:value-type="float">
            <text:p>3.54584867982413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3272" calcext:value-type="float">
            <text:p>1.13272E-01</text:p>
          </table:table-cell>
          <table:table-cell table:formula="of:=[.C124]/[.$C$205]" office:value-type="float" office:value="0.00317040158435125" calcext:value-type="float">
            <text:p>3.17040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037363" calcext:value-type="float">
            <text:p>3.03736E-03</text:p>
          </table:table-cell>
          <table:table-cell/>
          <table:table-cell table:formula="of:=100*([.D124]-[.H124])/[.D124]" office:value-type="float" office:value="4.19626917321495" calcext:value-type="float">
            <text:p>4.1962691732149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01575" calcext:value-type="float">
            <text:p>1.01575E-01</text:p>
          </table:table-cell>
          <table:table-cell table:formula="of:=[.C125]/[.$C$205]" office:value-type="float" office:value="0.00284301099062856" calcext:value-type="float">
            <text:p>2.84301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2700888" calcext:value-type="float">
            <text:p>2.70089E-03</text:p>
          </table:table-cell>
          <table:table-cell/>
          <table:table-cell table:formula="of:=100*([.D125]-[.H125])/[.D125]" office:value-type="float" office:value="4.99903064381534" calcext:value-type="float">
            <text:p>4.99903064381534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0878862" calcext:value-type="float">
            <text:p>8.78862E-02</text:p>
          </table:table-cell>
          <table:table-cell table:formula="of:=[.C126]/[.$C$205]" office:value-type="float" office:value="0.0024598713514603" calcext:value-type="float">
            <text:p>2.45987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2355286" calcext:value-type="float">
            <text:p>2.35529E-03</text:p>
          </table:table-cell>
          <table:table-cell/>
          <table:table-cell table:formula="of:=100*([.D126]-[.H126])/[.D126]" office:value-type="float" office:value="4.25165939666774" calcext:value-type="float">
            <text:p>4.25165939666774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0742332" calcext:value-type="float">
            <text:p>7.42332E-02</text:p>
          </table:table-cell>
          <table:table-cell table:formula="of:=[.C127]/[.$C$205]" office:value-type="float" office:value="0.00207773372847185" calcext:value-type="float">
            <text:p>2.0777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2003904" calcext:value-type="float">
            <text:p>2.00390E-03</text:p>
          </table:table-cell>
          <table:table-cell/>
          <table:table-cell table:formula="of:=100*([.D127]-[.H127])/[.D127]" office:value-type="float" office:value="3.55337777214365" calcext:value-type="float">
            <text:p>3.55337777214365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0601038" calcext:value-type="float">
            <text:p>6.01038E-02</text:p>
          </table:table-cell>
          <table:table-cell table:formula="of:=[.C128]/[.$C$205]" office:value-type="float" office:value="0.00168226201307941" calcext:value-type="float">
            <text:p>1.6822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1654489" calcext:value-type="float">
            <text:p>1.65449E-03</text:p>
          </table:table-cell>
          <table:table-cell/>
          <table:table-cell table:formula="of:=100*([.D128]-[.H128])/[.D128]" office:value-type="float" office:value="1.65093266467873" calcext:value-type="float">
            <text:p>1.65093266467873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0474474" calcext:value-type="float">
            <text:p>4.74474E-02</text:p>
          </table:table-cell>
          <table:table-cell table:formula="of:=[.C129]/[.$C$205]" office:value-type="float" office:value="0.00132801850530888" calcext:value-type="float">
            <text:p>1.32802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1319802" calcext:value-type="float">
            <text:p>1.31980E-03</text:p>
          </table:table-cell>
          <table:table-cell/>
          <table:table-cell table:formula="of:=100*([.D129]-[.H129])/[.D129]" office:value-type="float" office:value="0.618704127693528" calcext:value-type="float">
            <text:p>0.618704127693528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362039" calcext:value-type="float">
            <text:p>3.62039E-02</text:p>
          </table:table-cell>
          <table:table-cell table:formula="of:=[.C130]/[.$C$205]" office:value-type="float" office:value="0.00101332104950645" calcext:value-type="float">
            <text:p>1.01332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1023586" calcext:value-type="float">
            <text:p>1.02359E-03</text:p>
          </table:table-cell>
          <table:table-cell/>
          <table:table-cell table:formula="of:=100*([.D130]-[.H130])/[.D130]" office:value-type="float" office:value="-1.01300081534374" calcext:value-type="float">
            <text:p>-1.01300081534374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27232" calcext:value-type="float">
            <text:p>2.72320E-02</text:p>
          </table:table-cell>
          <table:table-cell table:formula="of:=[.C131]/[.$C$205]" office:value-type="float" office:value="0.000762204039348234" calcext:value-type="float">
            <text:p>7.62204E-04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07850593" calcext:value-type="float">
            <text:p>7.85059E-04</text:p>
          </table:table-cell>
          <table:table-cell/>
          <table:table-cell table:formula="of:=100*([.D131]-[.H131])/[.D131]" office:value-type="float" office:value="-2.99857511530767" calcext:value-type="float">
            <text:p>-2.99857511530767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198565" calcext:value-type="float">
            <text:p>1.98565E-02</text:p>
          </table:table-cell>
          <table:table-cell table:formula="of:=[.C132]/[.$C$205]" office:value-type="float" office:value="0.000555769113811626" calcext:value-type="float">
            <text:p>5.55769E-04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05998308" calcext:value-type="float">
            <text:p>5.99831E-04</text:p>
          </table:table-cell>
          <table:table-cell/>
          <table:table-cell table:formula="of:=100*([.D132]-[.H132])/[.D132]" office:value-type="float" office:value="-7.92805593066987" calcext:value-type="float">
            <text:p>-7.92805593066987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143865" calcext:value-type="float">
            <text:p>1.43865E-02</text:p>
          </table:table-cell>
          <table:table-cell table:formula="of:=[.C133]/[.$C$205]" office:value-type="float" office:value="0.000402667758963109" calcext:value-type="float">
            <text:p>4.02668E-04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0458297" calcext:value-type="float">
            <text:p>4.58297E-04</text:p>
          </table:table-cell>
          <table:table-cell/>
          <table:table-cell table:formula="of:=100*([.D133]-[.H133])/[.D133]" office:value-type="float" office:value="-13.8151713909599" calcext:value-type="float">
            <text:p>-13.8151713909599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106539" calcext:value-type="float">
            <text:p>1.06539E-02</text:p>
          </table:table-cell>
          <table:table-cell table:formula="of:=[.C134]/[.$C$205]" office:value-type="float" office:value="0.000298194977042162" calcext:value-type="float">
            <text:p>2.98195E-04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03507899" calcext:value-type="float">
            <text:p>3.50790E-04</text:p>
          </table:table-cell>
          <table:table-cell/>
          <table:table-cell table:formula="of:=100*([.D134]-[.H134])/[.D134]" office:value-type="float" office:value="-17.6377628756642" calcext:value-type="float">
            <text:p>-17.637762875664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0797112" calcext:value-type="float">
            <text:p>7.97112E-03</text:p>
          </table:table-cell>
          <table:table-cell table:formula="of:=[.C135]/[.$C$205]" office:value-type="float" office:value="0.000223105899755049" calcext:value-type="float">
            <text:p>2.23106E-04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02691777" calcext:value-type="float">
            <text:p>2.69178E-04</text:p>
          </table:table-cell>
          <table:table-cell/>
          <table:table-cell table:formula="of:=100*([.D135]-[.H135])/[.D135]" office:value-type="float" office:value="-20.6501936056079" calcext:value-type="float">
            <text:p>-20.6501936056079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0614689" calcext:value-type="float">
            <text:p>6.14689E-03</text:p>
          </table:table-cell>
          <table:table-cell table:formula="of:=[.C136]/[.$C$205]" office:value-type="float" office:value="0.00017204701775225" calcext:value-type="float">
            <text:p>1.72047E-04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02070957" calcext:value-type="float">
            <text:p>2.07096E-04</text:p>
          </table:table-cell>
          <table:table-cell/>
          <table:table-cell table:formula="of:=100*([.D136]-[.H136])/[.D136]" office:value-type="float" office:value="-20.3715720886372" calcext:value-type="float">
            <text:p>-20.3715720886372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0458869" calcext:value-type="float">
            <text:p>4.58869E-03</text:p>
          </table:table-cell>
          <table:table-cell table:formula="of:=[.C137]/[.$C$205]" office:value-type="float" office:value="0.000128434123579497" calcext:value-type="float">
            <text:p>1.28434E-04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015972" calcext:value-type="float">
            <text:p>1.59720E-04</text:p>
          </table:table-cell>
          <table:table-cell/>
          <table:table-cell table:formula="of:=100*([.D137]-[.H137])/[.D137]" office:value-type="float" office:value="-24.3594735951446" calcext:value-type="float">
            <text:p>-24.3594735951446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0343828" calcext:value-type="float">
            <text:p>3.43828E-03</text:p>
          </table:table-cell>
          <table:table-cell table:formula="of:=[.C138]/[.$C$205]" office:value-type="float" office:value="0.0000962349773946183" calcext:value-type="float">
            <text:p>9.62350E-05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01234419" calcext:value-type="float">
            <text:p>1.23442E-04</text:p>
          </table:table-cell>
          <table:table-cell/>
          <table:table-cell table:formula="of:=100*([.D138]-[.H138])/[.D138]" office:value-type="float" office:value="-28.2713451407775" calcext:value-type="float">
            <text:p>-28.271345140777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0270643" calcext:value-type="float">
            <text:p>2.70643E-03</text:p>
          </table:table-cell>
          <table:table-cell table:formula="of:=[.C139]/[.$C$205]" office:value-type="float" office:value="0.0000757510237299222" calcext:value-type="float">
            <text:p>7.57510E-05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009557124" calcext:value-type="float">
            <text:p>9.55712E-05</text:p>
          </table:table-cell>
          <table:table-cell/>
          <table:table-cell table:formula="of:=100*([.D139]-[.H139])/[.D139]" office:value-type="float" office:value="-26.1649483982468" calcext:value-type="float">
            <text:p>-26.164948398246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0213021" calcext:value-type="float">
            <text:p>2.13021E-03</text:p>
          </table:table-cell>
          <table:table-cell table:formula="of:=[.C140]/[.$C$205]" office:value-type="float" office:value="0.0000596230415195359" calcext:value-type="float">
            <text:p>5.96230E-05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007409802" calcext:value-type="float">
            <text:p>7.40980E-05</text:p>
          </table:table-cell>
          <table:table-cell/>
          <table:table-cell table:formula="of:=100*([.D140]-[.H140])/[.D140]" office:value-type="float" office:value="-24.2774909021058" calcext:value-type="float">
            <text:p>-24.277490902105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0165194" calcext:value-type="float">
            <text:p>1.65194E-03</text:p>
          </table:table-cell>
          <table:table-cell table:formula="of:=[.C141]/[.$C$205]" office:value-type="float" office:value="0.0000462366091642524" calcext:value-type="float">
            <text:p>4.62366E-05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005751387" calcext:value-type="float">
            <text:p>5.75139E-05</text:p>
          </table:table-cell>
          <table:table-cell/>
          <table:table-cell table:formula="of:=100*([.D141]-[.H141])/[.D141]" office:value-type="float" office:value="-24.3903284423083" calcext:value-type="float">
            <text:p>-24.3903284423083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0131996" calcext:value-type="float">
            <text:p>1.31996E-03</text:p>
          </table:table-cell>
          <table:table-cell table:formula="of:=[.C142]/[.$C$205]" office:value-type="float" office:value="0.0000369447283996069" calcext:value-type="float">
            <text:p>3.69447E-05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004468038" calcext:value-type="float">
            <text:p>4.46804E-05</text:p>
          </table:table-cell>
          <table:table-cell/>
          <table:table-cell table:formula="of:=100*([.D142]-[.H142])/[.D142]" office:value-type="float" office:value="-20.9384449026709" calcext:value-type="float">
            <text:p>-20.9384449026709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00975831" calcext:value-type="float">
            <text:p>9.75831E-04</text:p>
          </table:table-cell>
          <table:table-cell table:formula="of:=[.C143]/[.$C$205]" office:value-type="float" office:value="0.0000273128058872366" calcext:value-type="float">
            <text:p>2.73128E-05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003473344" calcext:value-type="float">
            <text:p>3.47334E-05</text:p>
          </table:table-cell>
          <table:table-cell/>
          <table:table-cell table:formula="of:=100*([.D143]-[.H143])/[.D143]" office:value-type="float" office:value="-27.1690654684113" calcext:value-type="float">
            <text:p>-27.1690654684113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00764026" calcext:value-type="float">
            <text:p>7.64026E-04</text:p>
          </table:table-cell>
          <table:table-cell table:formula="of:=[.C144]/[.$C$205]" office:value-type="float" office:value="0.0000213845366982621" calcext:value-type="float">
            <text:p>2.13845E-05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00270136" calcext:value-type="float">
            <text:p>2.70136E-05</text:p>
          </table:table-cell>
          <table:table-cell/>
          <table:table-cell table:formula="of:=100*([.D144]-[.H144])/[.D144]" office:value-type="float" office:value="-26.3230547435492" calcext:value-type="float">
            <text:p>-26.3230547435492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00645455" calcext:value-type="float">
            <text:p>6.45455E-04</text:p>
          </table:table-cell>
          <table:table-cell table:formula="of:=[.C145]/[.$C$205]" office:value-type="float" office:value="0.0000180658199257313" calcext:value-type="float">
            <text:p>1.80658E-05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002101498" calcext:value-type="float">
            <text:p>2.10150E-05</text:p>
          </table:table-cell>
          <table:table-cell/>
          <table:table-cell table:formula="of:=100*([.D145]-[.H145])/[.D145]" office:value-type="float" office:value="-16.3245293398955" calcext:value-type="float">
            <text:p>-16.324529339895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00509948" calcext:value-type="float">
            <text:p>5.09948E-04</text:p>
          </table:table-cell>
          <table:table-cell table:formula="of:=[.C146]/[.$C$205]" office:value-type="float" office:value="0.0000142730767280241" calcext:value-type="float">
            <text:p>1.42731E-05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001634751" calcext:value-type="float">
            <text:p>1.63475E-05</text:p>
          </table:table-cell>
          <table:table-cell/>
          <table:table-cell table:formula="of:=100*([.D146]-[.H146])/[.D146]" office:value-type="float" office:value="-14.5338900049693" calcext:value-type="float">
            <text:p>-14.53389000496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00395477" calcext:value-type="float">
            <text:p>3.95477E-04</text:p>
          </table:table-cell>
          <table:table-cell table:formula="of:=[.C147]/[.$C$205]" office:value-type="float" office:value="0.0000110691159984328" calcext:value-type="float">
            <text:p>1.10691E-05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01270846" calcext:value-type="float">
            <text:p>1.27085E-05</text:p>
          </table:table-cell>
          <table:table-cell/>
          <table:table-cell table:formula="of:=100*([.D147]-[.H147])/[.D147]" office:value-type="float" office:value="-14.810071570298" calcext:value-type="float">
            <text:p>-14.810071570298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00308506" calcext:value-type="float">
            <text:p>3.08506E-04</text:p>
          </table:table-cell>
          <table:table-cell table:formula="of:=[.C148]/[.$C$205]" office:value-type="float" office:value="0.00000863486043489888" calcext:value-type="float">
            <text:p>8.63486E-06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009860604" calcext:value-type="float">
            <text:p>9.86060E-06</text:p>
          </table:table-cell>
          <table:table-cell/>
          <table:table-cell table:formula="of:=100*([.D148]-[.H148])/[.D148]" office:value-type="float" office:value="-14.1952909875314" calcext:value-type="float">
            <text:p>-14.1952909875314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0027028" calcext:value-type="float">
            <text:p>2.70280E-04</text:p>
          </table:table-cell>
          <table:table-cell table:formula="of:=[.C149]/[.$C$205]" office:value-type="float" office:value="0.00000756494226480026" calcext:value-type="float">
            <text:p>7.56494E-06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00761489" calcext:value-type="float">
            <text:p>7.61489E-06</text:p>
          </table:table-cell>
          <table:table-cell/>
          <table:table-cell table:formula="of:=100*([.D149]-[.H149])/[.D149]" office:value-type="float" office:value="-0.660252695280268" calcext:value-type="float">
            <text:p>-0.660252695280268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00208007" calcext:value-type="float">
            <text:p>2.08007E-04</text:p>
          </table:table-cell>
          <table:table-cell table:formula="of:=[.C150]/[.$C$205]" office:value-type="float" office:value="0.00000582196590822224" calcext:value-type="float">
            <text:p>5.82197E-06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005815863" calcext:value-type="float">
            <text:p>5.81586E-06</text:p>
          </table:table-cell>
          <table:table-cell/>
          <table:table-cell table:formula="of:=100*([.D150]-[.H150])/[.D150]" office:value-type="float" office:value="0.104825557525512" calcext:value-type="float">
            <text:p>0.10482555752551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001731" calcext:value-type="float">
            <text:p>1.73100E-04</text:p>
          </table:table-cell>
          <table:table-cell table:formula="of:=[.C151]/[.$C$205]" office:value-type="float" office:value="0.00000484494415434707" calcext:value-type="float">
            <text:p>4.84494E-06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004328515" calcext:value-type="float">
            <text:p>4.32852E-06</text:p>
          </table:table-cell>
          <table:table-cell/>
          <table:table-cell table:formula="of:=100*([.D151]-[.H151])/[.D151]" office:value-type="float" office:value="10.6591353356201" calcext:value-type="float">
            <text:p>10.659135335620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0124144" calcext:value-type="float">
            <text:p>1.24144E-04</text:p>
          </table:table-cell>
          <table:table-cell table:formula="of:=[.C152]/[.$C$205]" office:value-type="float" office:value="0.00000347470102309221" calcext:value-type="float">
            <text:p>3.47470E-06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00302529" calcext:value-type="float">
            <text:p>3.02529E-06</text:p>
          </table:table-cell>
          <table:table-cell/>
          <table:table-cell table:formula="of:=100*([.D152]-[.H152])/[.D152]" office:value-type="float" office:value="12.9338040915034" calcext:value-type="float">
            <text:p>12.933804091503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0090459" calcext:value-type="float">
            <text:p>9.04590E-05</text:p>
          </table:table-cell>
          <table:table-cell table:formula="of:=[.C153]/[.$C$205]" office:value-type="float" office:value="0.00000253188216786875" calcext:value-type="float">
            <text:p>2.53188E-06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001772383" calcext:value-type="float">
            <text:p>1.77238E-06</text:p>
          </table:table-cell>
          <table:table-cell/>
          <table:table-cell table:formula="of:=100*([.D153]-[.H153])/[.D153]" office:value-type="float" office:value="29.9974136832785" calcext:value-type="float">
            <text:p>29.9974136832785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1.05582" calcext:value-type="float">
            <text:p>1.05582E+00</text:p>
          </table:table-cell>
          <table:table-cell table:formula="of:=[.C154]/[.$C$205]" office:value-type="float" office:value="0.0295516403064282" calcext:value-type="float">
            <text:p>2.95516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2985878" calcext:value-type="float">
            <text:p>2.98588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-1.03933213313033" calcext:value-type="float">
            <text:p>-1.0393321331303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1.05364" calcext:value-type="float">
            <text:p>1.05364E+00</text:p>
          </table:table-cell>
          <table:table-cell table:formula="of:=[.C155]/[.$C$205]" office:value-type="float" office:value="0.0294906236787189" calcext:value-type="float">
            <text:p>2.94906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297726" calcext:value-type="float">
            <text:p>2.97726E-02</text:p>
          </table:table-cell>
          <table:table-cell/>
          <table:table-cell table:formula="of:=100*([.D155]-[.H155])/[.D155]" office:value-type="float" office:value="-0.956155842457069" calcext:value-type="float">
            <text:p>-0.956155842457069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1.04989" calcext:value-type="float">
            <text:p>1.04989E+00</text:p>
          </table:table-cell>
          <table:table-cell table:formula="of:=[.C156]/[.$C$205]" office:value-type="float" office:value="0.0293856638833474" calcext:value-type="float">
            <text:p>2.93857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2960049" calcext:value-type="float">
            <text:p>2.96005E-02</text:p>
          </table:table-cell>
          <table:table-cell/>
          <table:table-cell table:formula="of:=100*([.D156]-[.H156])/[.D156]" office:value-type="float" office:value="-0.731057557540302" calcext:value-type="float">
            <text:p>-0.731057557540302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1.04079" calcext:value-type="float">
            <text:p>1.04079E+00</text:p>
          </table:table-cell>
          <table:table-cell table:formula="of:=[.C157]/[.$C$205]" office:value-type="float" office:value="0.0291309614465793" calcext:value-type="float">
            <text:p>2.91310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2934293" calcext:value-type="float">
            <text:p>2.93429E-02</text:p>
          </table:table-cell>
          <table:table-cell/>
          <table:table-cell table:formula="of:=100*([.D157]-[.H157])/[.D157]" office:value-type="float" office:value="-0.727640087710157" calcext:value-type="float">
            <text:p>-0.727640087710157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1.02816" calcext:value-type="float">
            <text:p>1.02816E+00</text:p>
          </table:table-cell>
          <table:table-cell table:formula="of:=[.C158]/[.$C$205]" office:value-type="float" office:value="0.0287774568557682" calcext:value-type="float">
            <text:p>2.8777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2900063" calcext:value-type="float">
            <text:p>2.90006E-02</text:p>
          </table:table-cell>
          <table:table-cell/>
          <table:table-cell table:formula="of:=100*([.D158]-[.H158])/[.D158]" office:value-type="float" office:value="-0.775513782716582" calcext:value-type="float">
            <text:p>-0.775513782716582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1.01508" calcext:value-type="float">
            <text:p>1.01508E+00</text:p>
          </table:table-cell>
          <table:table-cell table:formula="of:=[.C159]/[.$C$205]" office:value-type="float" office:value="0.0284113570895125" calcext:value-type="float">
            <text:p>2.84114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2857455" calcext:value-type="float">
            <text:p>2.85746E-02</text:p>
          </table:table-cell>
          <table:table-cell/>
          <table:table-cell table:formula="of:=100*([.D159]-[.H159])/[.D159]" office:value-type="float" office:value="-0.574393225826373" calcext:value-type="float">
            <text:p>-0.574393225826373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999077" calcext:value-type="float">
            <text:p>9.99077E-01</text:p>
          </table:table-cell>
          <table:table-cell table:formula="of:=[.C160]/[.$C$205]" office:value-type="float" office:value="0.0279634446614246" calcext:value-type="float">
            <text:p>2.79634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2806588" calcext:value-type="float">
            <text:p>2.80659E-02</text:p>
          </table:table-cell>
          <table:table-cell/>
          <table:table-cell table:formula="of:=100*([.D160]-[.H160])/[.D160]" office:value-type="float" office:value="-0.366318741541562" calcext:value-type="float">
            <text:p>-0.366318741541562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977635" calcext:value-type="float">
            <text:p>9.77635E-01</text:p>
          </table:table-cell>
          <table:table-cell table:formula="of:=[.C161]/[.$C$205]" office:value-type="float" office:value="0.0273632985461299" calcext:value-type="float">
            <text:p>2.73633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2747607" calcext:value-type="float">
            <text:p>2.74761E-02</text:p>
          </table:table-cell>
          <table:table-cell/>
          <table:table-cell table:formula="of:=100*([.D161]-[.H161])/[.D161]" office:value-type="float" office:value="-0.41212668012224" calcext:value-type="float">
            <text:p>-0.41212668012224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958715" calcext:value-type="float">
            <text:p>9.58715E-01</text:p>
          </table:table-cell>
          <table:table-cell table:formula="of:=[.C162]/[.$C$205]" office:value-type="float" office:value="0.0268337413918824" calcext:value-type="float">
            <text:p>2.68337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2680676" calcext:value-type="float">
            <text:p>2.68068E-02</text:p>
          </table:table-cell>
          <table:table-cell/>
          <table:table-cell table:formula="of:=100*([.D162]-[.H162])/[.D162]" office:value-type="float" office:value="0.100550241907611" calcext:value-type="float">
            <text:p>0.100550241907611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935678" calcext:value-type="float">
            <text:p>9.35678E-01</text:p>
          </table:table-cell>
          <table:table-cell table:formula="of:=[.C163]/[.$C$205]" office:value-type="float" office:value="0.0261889523769564" calcext:value-type="float">
            <text:p>2.61890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2605987" calcext:value-type="float">
            <text:p>2.60599E-02</text:p>
          </table:table-cell>
          <table:table-cell/>
          <table:table-cell table:formula="of:=100*([.D163]-[.H163])/[.D163]" office:value-type="float" office:value="0.492888661976332" calcext:value-type="float">
            <text:p>0.492888661976332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90695" calcext:value-type="float">
            <text:p>9.06950E-01</text:p>
          </table:table-cell>
          <table:table-cell table:formula="of:=[.C164]/[.$C$205]" office:value-type="float" office:value="0.0253848763765747" calcext:value-type="float">
            <text:p>2.53849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2523755" calcext:value-type="float">
            <text:p>2.52376E-02</text:p>
          </table:table-cell>
          <table:table-cell/>
          <table:table-cell table:formula="of:=100*([.D164]-[.H164])/[.D164]" office:value-type="float" office:value="0.580370667909385" calcext:value-type="float">
            <text:p>0.58037066790938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873837" calcext:value-type="float">
            <text:p>8.73837E-01</text:p>
          </table:table-cell>
          <table:table-cell table:formula="of:=[.C165]/[.$C$205]" office:value-type="float" office:value="0.0244580673888052" calcext:value-type="float">
            <text:p>2.44581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2434219" calcext:value-type="float">
            <text:p>2.43422E-02</text:p>
          </table:table-cell>
          <table:table-cell/>
          <table:table-cell table:formula="of:=100*([.D165]-[.H165])/[.D165]" office:value-type="float" office:value="0.473779824722533" calcext:value-type="float">
            <text:p>0.473779824722533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840217" calcext:value-type="float">
            <text:p>8.40217E-01</text:p>
          </table:table-cell>
          <table:table-cell table:formula="of:=[.C166]/[.$C$205]" office:value-type="float" office:value="0.0235170678367015" calcext:value-type="float">
            <text:p>2.35171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2337649" calcext:value-type="float">
            <text:p>2.33765E-02</text:p>
          </table:table-cell>
          <table:table-cell/>
          <table:table-cell table:formula="of:=100*([.D166]-[.H166])/[.D166]" office:value-type="float" office:value="0.597769405938051" calcext:value-type="float">
            <text:p>0.597769405938051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804216" calcext:value-type="float">
            <text:p>8.04216E-01</text:p>
          </table:table-cell>
          <table:table-cell table:formula="of:=[.C167]/[.$C$205]" office:value-type="float" office:value="0.0225094258118566" calcext:value-type="float">
            <text:p>2.25094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2234344" calcext:value-type="float">
            <text:p>2.23434E-02</text:p>
          </table:table-cell>
          <table:table-cell/>
          <table:table-cell table:formula="of:=100*([.D167]-[.H167])/[.D167]" office:value-type="float" office:value="0.737405801658292" calcext:value-type="float">
            <text:p>0.737405801658292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76615" calcext:value-type="float">
            <text:p>7.66150E-01</text:p>
          </table:table-cell>
          <table:table-cell table:formula="of:=[.C168]/[.$C$205]" office:value-type="float" office:value="0.0214439859263605" calcext:value-type="float">
            <text:p>2.14440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2124649" calcext:value-type="float">
            <text:p>2.12465E-02</text:p>
          </table:table-cell>
          <table:table-cell/>
          <table:table-cell table:formula="of:=100*([.D168]-[.H168])/[.D168]" office:value-type="float" office:value="0.9209851519149" calcext:value-type="float">
            <text:p>0.9209851519149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727853" calcext:value-type="float">
            <text:p>7.27853E-01</text:p>
          </table:table-cell>
          <table:table-cell table:formula="of:=[.C169]/[.$C$205]" office:value-type="float" office:value="0.0203720805174695" calcext:value-type="float">
            <text:p>2.03721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2008965" calcext:value-type="float">
            <text:p>2.00897E-02</text:p>
          </table:table-cell>
          <table:table-cell/>
          <table:table-cell table:formula="of:=100*([.D169]-[.H169])/[.D169]" office:value-type="float" office:value="1.38636069706925" calcext:value-type="float">
            <text:p>1.38636069706925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687502" calcext:value-type="float">
            <text:p>6.87502E-01</text:p>
          </table:table-cell>
          <table:table-cell table:formula="of:=[.C170]/[.$C$205]" office:value-type="float" office:value="0.0192426851299937" calcext:value-type="float">
            <text:p>1.92427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887781" calcext:value-type="float">
            <text:p>1.88778E-02</text:p>
          </table:table-cell>
          <table:table-cell/>
          <table:table-cell table:formula="of:=100*([.D170]-[.H170])/[.D170]" office:value-type="float" office:value="1.89617575472855" calcext:value-type="float">
            <text:p>1.89617575472855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643165" calcext:value-type="float">
            <text:p>6.43165E-01</text:p>
          </table:table-cell>
          <table:table-cell table:formula="of:=[.C171]/[.$C$205]" office:value-type="float" office:value="0.0180017244773578" calcext:value-type="float">
            <text:p>1.80017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761721" calcext:value-type="float">
            <text:p>1.76172E-02</text:p>
          </table:table-cell>
          <table:table-cell/>
          <table:table-cell table:formula="of:=100*([.D171]-[.H171])/[.D171]" office:value-type="float" office:value="2.1359869041515" calcext:value-type="float">
            <text:p>2.1359869041515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97367" calcext:value-type="float">
            <text:p>5.97367E-01</text:p>
          </table:table-cell>
          <table:table-cell table:formula="of:=[.C172]/[.$C$205]" office:value-type="float" office:value="0.0167198714884451" calcext:value-type="float">
            <text:p>1.67199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631626" calcext:value-type="float">
            <text:p>1.63163E-02</text:p>
          </table:table-cell>
          <table:table-cell/>
          <table:table-cell table:formula="of:=100*([.D172]-[.H172])/[.D172]" office:value-type="float" office:value="2.41396286283679" calcext:value-type="float">
            <text:p>2.4139628628367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50018" calcext:value-type="float">
            <text:p>5.50018E-01</text:p>
          </table:table-cell>
          <table:table-cell table:formula="of:=[.C173]/[.$C$205]" office:value-type="float" office:value="0.0153946071281668" calcext:value-type="float">
            <text:p>1.53946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8694" calcext:value-type="float">
            <text:p>1.49869E-02</text:p>
          </table:table-cell>
          <table:table-cell/>
          <table:table-cell table:formula="of:=100*([.D173]-[.H173])/[.D173]" office:value-type="float" office:value="2.64811647853558" calcext:value-type="float">
            <text:p>2.64811647853558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498902" calcext:value-type="float">
            <text:p>4.98902E-01</text:p>
          </table:table-cell>
          <table:table-cell table:formula="of:=[.C174]/[.$C$205]" office:value-type="float" office:value="0.0139639071547779" calcext:value-type="float">
            <text:p>1.39639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364702" calcext:value-type="float">
            <text:p>1.36470E-02</text:p>
          </table:table-cell>
          <table:table-cell/>
          <table:table-cell table:formula="of:=100*([.D174]-[.H174])/[.D174]" office:value-type="float" office:value="2.26933014711053" calcext:value-type="float">
            <text:p>2.26933014711053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50925" calcext:value-type="float">
            <text:p>4.50925E-01</text:p>
          </table:table-cell>
          <table:table-cell table:formula="of:=[.C175]/[.$C$205]" office:value-type="float" office:value="0.0126210655274347" calcext:value-type="float">
            <text:p>1.26211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232358" calcext:value-type="float">
            <text:p>1.23236E-02</text:p>
          </table:table-cell>
          <table:table-cell/>
          <table:table-cell table:formula="of:=100*([.D175]-[.H175])/[.D175]" office:value-type="float" office:value="2.35705556545957" calcext:value-type="float">
            <text:p>2.3570555654595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06179" calcext:value-type="float">
            <text:p>4.06179E-01</text:p>
          </table:table-cell>
          <table:table-cell table:formula="of:=[.C176]/[.$C$205]" office:value-type="float" office:value="0.0113686572597836" calcext:value-type="float">
            <text:p>1.13687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105857" calcext:value-type="float">
            <text:p>1.10586E-02</text:p>
          </table:table-cell>
          <table:table-cell/>
          <table:table-cell table:formula="of:=100*([.D176]-[.H176])/[.D176]" office:value-type="float" office:value="2.72756274288017" calcext:value-type="float">
            <text:p>2.7275627428801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361791" calcext:value-type="float">
            <text:p>3.61791E-01</text:p>
          </table:table-cell>
          <table:table-cell table:formula="of:=[.C177]/[.$C$205]" office:value-type="float" office:value="0.0101262691539306" calcext:value-type="float">
            <text:p>1.0126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09916985" calcext:value-type="float">
            <text:p>9.91699E-03</text:p>
          </table:table-cell>
          <table:table-cell/>
          <table:table-cell table:formula="of:=100*([.D177]-[.H177])/[.D177]" office:value-type="float" office:value="2.06674492598651" calcext:value-type="float">
            <text:p>2.06674492598651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326605" calcext:value-type="float">
            <text:p>3.26605E-01</text:p>
          </table:table-cell>
          <table:table-cell table:formula="of:=[.C178]/[.$C$205]" office:value-type="float" office:value="0.00914143839127974" calcext:value-type="float">
            <text:p>9.14144E-03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08998488" calcext:value-type="float">
            <text:p>8.99849E-03</text:p>
          </table:table-cell>
          <table:table-cell/>
          <table:table-cell table:formula="of:=100*([.D178]-[.H178])/[.D178]" office:value-type="float" office:value="1.56376256296935" calcext:value-type="float">
            <text:p>1.56376256296935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301321" calcext:value-type="float">
            <text:p>3.01321E-01</text:p>
          </table:table-cell>
          <table:table-cell table:formula="of:=[.C179]/[.$C$205]" office:value-type="float" office:value="0.00843375746696714" calcext:value-type="float">
            <text:p>8.43376E-03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08448167" calcext:value-type="float">
            <text:p>8.44817E-03</text:p>
          </table:table-cell>
          <table:table-cell/>
          <table:table-cell table:formula="of:=100*([.D179]-[.H179])/[.D179]" office:value-type="float" office:value="-0.170855435306259" calcext:value-type="float">
            <text:p>-0.170855435306259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26963" calcext:value-type="float">
            <text:p>2.69630E-01</text:p>
          </table:table-cell>
          <table:table-cell table:formula="of:=[.C180]/[.$C$205]" office:value-type="float" office:value="0.00754674923360254" calcext:value-type="float">
            <text:p>7.54675E-03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07557967" calcext:value-type="float">
            <text:p>7.55797E-03</text:p>
          </table:table-cell>
          <table:table-cell/>
          <table:table-cell table:formula="of:=100*([.D180]-[.H180])/[.D180]" office:value-type="float" office:value="-0.148643688165922" calcext:value-type="float">
            <text:p>-0.14864368816592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230361" calcext:value-type="float">
            <text:p>2.30361E-01</text:p>
          </table:table-cell>
          <table:table-cell table:formula="of:=[.C181]/[.$C$205]" office:value-type="float" office:value="0.00644763824575127" calcext:value-type="float">
            <text:p>6.44764E-03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06543373" calcext:value-type="float">
            <text:p>6.54337E-03</text:p>
          </table:table-cell>
          <table:table-cell/>
          <table:table-cell table:formula="of:=100*([.D181]-[.H181])/[.D181]" office:value-type="float" office:value="-1.4848034365423" calcext:value-type="float">
            <text:p>-1.484803436542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191205" calcext:value-type="float">
            <text:p>1.91205E-01</text:p>
          </table:table-cell>
          <table:table-cell table:formula="of:=[.C182]/[.$C$205]" office:value-type="float" office:value="0.00535169004640053" calcext:value-type="float">
            <text:p>5.35169E-03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0553417" calcext:value-type="float">
            <text:p>5.53417E-03</text:p>
          </table:table-cell>
          <table:table-cell/>
          <table:table-cell table:formula="of:=100*([.D182]-[.H182])/[.D182]" office:value-type="float" office:value="-3.40976312187966" calcext:value-type="float">
            <text:p>-3.40976312187966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158493" calcext:value-type="float">
            <text:p>1.58493E-01</text:p>
          </table:table-cell>
          <table:table-cell table:formula="of:=[.C183]/[.$C$205]" office:value-type="float" office:value="0.00443610475941612" calcext:value-type="float">
            <text:p>4.43610E-03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04601266" calcext:value-type="float">
            <text:p>4.60127E-03</text:p>
          </table:table-cell>
          <table:table-cell/>
          <table:table-cell table:formula="of:=100*([.D183]-[.H183])/[.D183]" office:value-type="float" office:value="-3.72311407284302" calcext:value-type="float">
            <text:p>-3.72311407284302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12785" calcext:value-type="float">
            <text:p>1.27850E-01</text:p>
          </table:table-cell>
          <table:table-cell table:formula="of:=[.C184]/[.$C$205]" office:value-type="float" office:value="0.00357842929019799" calcext:value-type="float">
            <text:p>3.57843E-03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03777002" calcext:value-type="float">
            <text:p>3.77700E-03</text:p>
          </table:table-cell>
          <table:table-cell/>
          <table:table-cell table:formula="of:=100*([.D184]-[.H184])/[.D184]" office:value-type="float" office:value="-5.5491584071799" calcext:value-type="float">
            <text:p>-5.5491584071799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101579" calcext:value-type="float">
            <text:p>1.01579E-01</text:p>
          </table:table-cell>
          <table:table-cell table:formula="of:=[.C185]/[.$C$205]" office:value-type="float" office:value="0.00284312294774362" calcext:value-type="float">
            <text:p>2.84312E-03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03070331" calcext:value-type="float">
            <text:p>3.07033E-03</text:p>
          </table:table-cell>
          <table:table-cell/>
          <table:table-cell table:formula="of:=100*([.D185]-[.H185])/[.D185]" office:value-type="float" office:value="-7.99149584567557" calcext:value-type="float">
            <text:p>-7.99149584567557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0821531" calcext:value-type="float">
            <text:p>8.21531E-02</text:p>
          </table:table-cell>
          <table:table-cell table:formula="of:=[.C186]/[.$C$205]" office:value-type="float" office:value="0.00229940601736852" calcext:value-type="float">
            <text:p>2.29941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02477124" calcext:value-type="float">
            <text:p>2.47712E-03</text:p>
          </table:table-cell>
          <table:table-cell/>
          <table:table-cell table:formula="of:=100*([.D186]-[.H186])/[.D186]" office:value-type="float" office:value="-7.72886481504748" calcext:value-type="float">
            <text:p>-7.72886481504748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0649543" calcext:value-type="float">
            <text:p>6.49543E-02</text:p>
          </table:table-cell>
          <table:table-cell table:formula="of:=[.C187]/[.$C$205]" office:value-type="float" office:value="0.00181802400973256" calcext:value-type="float">
            <text:p>1.81802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1986725" calcext:value-type="float">
            <text:p>1.98673E-03</text:p>
          </table:table-cell>
          <table:table-cell/>
          <table:table-cell table:formula="of:=100*([.D187]-[.H187])/[.D187]" office:value-type="float" office:value="-9.27935986347378" calcext:value-type="float">
            <text:p>-9.27935986347378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0516605" calcext:value-type="float">
            <text:p>5.16605E-02</text:p>
          </table:table-cell>
          <table:table-cell table:formula="of:=[.C188]/[.$C$205]" office:value-type="float" office:value="0.00144594013567676" calcext:value-type="float">
            <text:p>1.4459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1585913" calcext:value-type="float">
            <text:p>1.58591E-03</text:p>
          </table:table-cell>
          <table:table-cell/>
          <table:table-cell table:formula="of:=100*([.D188]-[.H188])/[.D188]" office:value-type="float" office:value="-9.68040521661893" calcext:value-type="float">
            <text:p>-9.68040521661893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0398653" calcext:value-type="float">
            <text:p>3.98653E-02</text:p>
          </table:table-cell>
          <table:table-cell table:formula="of:=[.C189]/[.$C$205]" office:value-type="float" office:value="0.00111580099477927" calcext:value-type="float">
            <text:p>1.11580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126115" calcext:value-type="float">
            <text:p>1.26115E-03</text:p>
          </table:table-cell>
          <table:table-cell/>
          <table:table-cell table:formula="of:=100*([.D189]-[.H189])/[.D189]" office:value-type="float" office:value="-13.0264272841487" calcext:value-type="float">
            <text:p>-13.0264272841487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0304687" calcext:value-type="float">
            <text:p>3.04687E-02</text:p>
          </table:table-cell>
          <table:table-cell table:formula="of:=[.C190]/[.$C$205]" office:value-type="float" office:value="0.000852796937929258" calcext:value-type="float">
            <text:p>8.52797E-04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09997603" calcext:value-type="float">
            <text:p>9.99760E-04</text:p>
          </table:table-cell>
          <table:table-cell/>
          <table:table-cell table:formula="of:=100*([.D190]-[.H190])/[.D190]" office:value-type="float" office:value="-17.2331015197586" calcext:value-type="float">
            <text:p>-17.2331015197586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024103" calcext:value-type="float">
            <text:p>2.41030E-02</text:p>
          </table:table-cell>
          <table:table-cell table:formula="of:=[.C191]/[.$C$205]" office:value-type="float" office:value="0.000674625586090279" calcext:value-type="float">
            <text:p>6.74626E-04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07904721" calcext:value-type="float">
            <text:p>7.90472E-04</text:p>
          </table:table-cell>
          <table:table-cell/>
          <table:table-cell table:formula="of:=100*([.D191]-[.H191])/[.D191]" office:value-type="float" office:value="-17.1719715792425" calcext:value-type="float">
            <text:p>-17.171971579242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0188655" calcext:value-type="float">
            <text:p>1.88655E-02</text:p>
          </table:table-cell>
          <table:table-cell table:formula="of:=[.C192]/[.$C$205]" office:value-type="float" office:value="0.000528031738554793" calcext:value-type="float">
            <text:p>5.28032E-04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06235776" calcext:value-type="float">
            <text:p>6.23578E-04</text:p>
          </table:table-cell>
          <table:table-cell/>
          <table:table-cell table:formula="of:=100*([.D192]-[.H192])/[.D192]" office:value-type="float" office:value="-18.0947194020407" calcext:value-type="float">
            <text:p>-18.0947194020407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0146644" calcext:value-type="float">
            <text:p>1.46644E-02</text:p>
          </table:table-cell>
          <table:table-cell table:formula="of:=[.C193]/[.$C$205]" office:value-type="float" office:value="0.000410445979532104" calcext:value-type="float">
            <text:p>4.10446E-04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04908983" calcext:value-type="float">
            <text:p>4.90898E-04</text:p>
          </table:table-cell>
          <table:table-cell/>
          <table:table-cell table:formula="of:=100*([.D193]-[.H193])/[.D193]" office:value-type="float" office:value="-19.6011958893127" calcext:value-type="float">
            <text:p>-19.6011958893127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0117811" calcext:value-type="float">
            <text:p>1.17811E-02</text:p>
          </table:table-cell>
          <table:table-cell table:formula="of:=[.C194]/[.$C$205]" office:value-type="float" office:value="0.000329744492066887" calcext:value-type="float">
            <text:p>3.29744E-04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03856466" calcext:value-type="float">
            <text:p>3.85647E-04</text:p>
          </table:table-cell>
          <table:table-cell/>
          <table:table-cell table:formula="of:=100*([.D194]-[.H194])/[.D194]" office:value-type="float" office:value="-16.9531589694525" calcext:value-type="float">
            <text:p>-16.9531589694525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00918764" calcext:value-type="float">
            <text:p>9.18764E-03</text:p>
          </table:table-cell>
          <table:table-cell table:formula="of:=[.C195]/[.$C$205]" office:value-type="float" office:value="0.000257155417159129" calcext:value-type="float">
            <text:p>2.57155E-04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03022468" calcext:value-type="float">
            <text:p>3.02247E-04</text:p>
          </table:table-cell>
          <table:table-cell/>
          <table:table-cell table:formula="of:=100*([.D195]-[.H195])/[.D195]" office:value-type="float" office:value="-17.5346812985737" calcext:value-type="float">
            <text:p>-17.5346812985737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00708313" calcext:value-type="float">
            <text:p>7.08313E-03</text:p>
          </table:table-cell>
          <table:table-cell table:formula="of:=[.C196]/[.$C$205]" office:value-type="float" office:value="0.000198251700103873" calcext:value-type="float">
            <text:p>1.98252E-04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02361484" calcext:value-type="float">
            <text:p>2.36148E-04</text:p>
          </table:table-cell>
          <table:table-cell/>
          <table:table-cell table:formula="of:=100*([.D196]-[.H196])/[.D196]" office:value-type="float" office:value="-19.1154476235367" calcext:value-type="float">
            <text:p>-19.1154476235367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0055791" calcext:value-type="float">
            <text:p>5.57910E-03</text:p>
          </table:table-cell>
          <table:table-cell table:formula="of:=[.C197]/[.$C$205]" office:value-type="float" office:value="0.000156154985161859" calcext:value-type="float">
            <text:p>1.56155E-04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01836481" calcext:value-type="float">
            <text:p>1.83648E-04</text:p>
          </table:table-cell>
          <table:table-cell/>
          <table:table-cell table:formula="of:=100*([.D197]-[.H197])/[.D197]" office:value-type="float" office:value="-17.6062997986543" calcext:value-type="float">
            <text:p>-17.6062997986543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0043268" calcext:value-type="float">
            <text:p>4.32680E-03</text:p>
          </table:table-cell>
          <table:table-cell table:formula="of:=[.C198]/[.$C$205]" office:value-type="float" office:value="0.000121104011363541" calcext:value-type="float">
            <text:p>1.21104E-04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01417279" calcext:value-type="float">
            <text:p>1.41728E-04</text:p>
          </table:table-cell>
          <table:table-cell/>
          <table:table-cell table:formula="of:=100*([.D198]-[.H198])/[.D198]" office:value-type="float" office:value="-17.0298971968388" calcext:value-type="float">
            <text:p>-17.0298971968388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00351526" calcext:value-type="float">
            <text:p>3.51526E-03</text:p>
          </table:table-cell>
          <table:table-cell table:formula="of:=[.C199]/[.$C$205]" office:value-type="float" office:value="0.0000983895920740039" calcext:value-type="float">
            <text:p>9.83896E-05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01079134" calcext:value-type="float">
            <text:p>1.07913E-04</text:p>
          </table:table-cell>
          <table:table-cell/>
          <table:table-cell table:formula="of:=100*([.D199]-[.H199])/[.D199]" office:value-type="float" office:value="-9.67969042785822" calcext:value-type="float">
            <text:p>-9.67969042785822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026598" calcext:value-type="float">
            <text:p>2.65980E-03</text:p>
          </table:table-cell>
          <table:table-cell table:formula="of:=[.C200]/[.$C$205]" office:value-type="float" office:value="0.0000744458836610764" calcext:value-type="float">
            <text:p>7.44459E-05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008015128" calcext:value-type="float">
            <text:p>8.01513E-05</text:p>
          </table:table-cell>
          <table:table-cell/>
          <table:table-cell table:formula="of:=100*([.D200]-[.H200])/[.D200]" office:value-type="float" office:value="-7.66381706864826" calcext:value-type="float">
            <text:p>-7.66381706864826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019856" calcext:value-type="float">
            <text:p>1.98560E-03</text:p>
          </table:table-cell>
          <table:table-cell table:formula="of:=[.C201]/[.$C$205]" office:value-type="float" office:value="0.0000555755119172244" calcext:value-type="float">
            <text:p>5.55755E-05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005670543" calcext:value-type="float">
            <text:p>5.67054E-05</text:p>
          </table:table-cell>
          <table:table-cell/>
          <table:table-cell table:formula="of:=100*([.D201]-[.H201])/[.D201]" office:value-type="float" office:value="-2.03312222199325" calcext:value-type="float">
            <text:p>-2.03312222199325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0127861" calcext:value-type="float">
            <text:p>1.27861E-03</text:p>
          </table:table-cell>
          <table:table-cell table:formula="of:=[.C202]/[.$C$205]" office:value-type="float" office:value="0.0000357873717226442" calcext:value-type="float">
            <text:p>3.57874E-05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003607405" calcext:value-type="float">
            <text:p>3.60741E-05</text:p>
          </table:table-cell>
          <table:table-cell/>
          <table:table-cell table:formula="of:=100*([.D202]-[.H202])/[.D202]" office:value-type="float" office:value="-0.801059881059684" calcext:value-type="float">
            <text:p>-0.801059881059684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00512686" calcext:value-type="float">
            <text:p>5.12686E-04</text:p>
          </table:table-cell>
          <table:table-cell table:formula="of:=[.C203]/[.$C$205]" office:value-type="float" office:value="0.0000143497113732847" calcext:value-type="float">
            <text:p>1.43497E-05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01692934" calcext:value-type="float">
            <text:p>1.69293E-05</text:p>
          </table:table-cell>
          <table:table-cell/>
          <table:table-cell table:formula="of:=100*([.D203]-[.H203])/[.D203]" office:value-type="float" office:value="-17.9768676847248" calcext:value-type="float">
            <text:p>-17.976867684724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5.7279659962" calcext:value-type="float">
            <text:p>3.57280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lab_water_two_materials_4g_2" table:style-name="ta1">
        <table:shapes>
          <draw:frame draw:z-index="0" draw:style-name="gr1" draw:text-style-name="P1" svg:width="23.073cm" svg:height="13.739cm" svg:x="24.56cm" svg:y="0cm">
            <draw:object draw:notify-on-update-of-ranges="slab_water_two_materials_4g_2.B4:slab_water_two_materials_4g_2.B53 slab_water_two_materials_4g_2.E4:slab_water_two_materials_4g_2.E4 slab_water_two_materials_4g_2.D4:slab_water_two_materials_4g_2.D53 slab_water_two_materials_4g_2.G4:slab_water_two_materials_4g_2.G52 slab_water_two_materials_4g_2.J4:slab_water_two_materials_4g_2.J4 slab_water_two_materials_4g_2.I4:slab_water_two_materials_4g_2.I5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52485611243834" calcext:value-type="float">
            <text:p>5.24856E-02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3737271" calcext:value-type="float">
            <text:p>3.73727E-03</text:p>
          </table:table-cell>
          <table:table-cell table:formula="of:=[.H4]/[.$H$55]" office:value-type="float" office:value="0.0519412314881317" calcext:value-type="float">
            <text:p>5.19412E-02</text:p>
          </table:table-cell>
          <table:table-cell table:style-name="ce1" office:value-type="string" calcext:value-type="string">
            <text:p>Almost_1g</text:p>
          </table:table-cell>
          <table:table-cell table:formula="of:=100*([.D4]-[.I4])/[.D4]" office:value-type="float" office:value="1.03719808686854" calcext:value-type="float">
            <text:p>1.03719808686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521028474993788" calcext:value-type="float">
            <text:p>5.21028E-02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3727195" calcext:value-type="float">
            <text:p>3.72720E-03</text:p>
          </table:table-cell>
          <table:table-cell table:formula="of:=[.H5]/[.$H$55]" office:value-type="float" office:value="0.0518011935169825" calcext:value-type="float">
            <text:p>5.18012E-02</text:p>
          </table:table-cell>
          <table:table-cell/>
          <table:table-cell table:formula="of:=100*([.D5]-[.I5])/[.D5]" office:value-type="float" office:value="0.578958726583786" calcext:value-type="float">
            <text:p>0.578958726583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519777703772911" calcext:value-type="float">
            <text:p>5.19778E-02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3707069" calcext:value-type="float">
            <text:p>3.70707E-03</text:p>
          </table:table-cell>
          <table:table-cell table:formula="of:=[.H6]/[.$H$55]" office:value-type="float" office:value="0.0515214789271307" calcext:value-type="float">
            <text:p>5.15215E-02</text:p>
          </table:table-cell>
          <table:table-cell/>
          <table:table-cell table:formula="of:=100*([.D6]-[.I6])/[.D6]" office:value-type="float" office:value="0.877858836283889" calcext:value-type="float">
            <text:p>0.877858836283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515404960011811" calcext:value-type="float">
            <text:p>5.15405E-02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3676939" calcext:value-type="float">
            <text:p>3.67694E-03</text:p>
          </table:table-cell>
          <table:table-cell table:formula="of:=[.H7]/[.$H$55]" office:value-type="float" office:value="0.0511027270344429" calcext:value-type="float">
            <text:p>5.11027E-02</text:p>
          </table:table-cell>
          <table:table-cell/>
          <table:table-cell table:formula="of:=100*([.D7]-[.I7])/[.D7]" office:value-type="float" office:value="0.849368944234005" calcext:value-type="float">
            <text:p>0.849368944234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507737791893981" calcext:value-type="float">
            <text:p>5.07738E-02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3636879" calcext:value-type="float">
            <text:p>3.63688E-03</text:p>
          </table:table-cell>
          <table:table-cell table:formula="of:=[.H8]/[.$H$55]" office:value-type="float" office:value="0.0505459663035741" calcext:value-type="float">
            <text:p>5.05460E-02</text:p>
          </table:table-cell>
          <table:table-cell/>
          <table:table-cell table:formula="of:=100*([.D8]-[.I8])/[.D8]" office:value-type="float" office:value="0.448682153389061" calcext:value-type="float">
            <text:p>0.448682153389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502306550776387" calcext:value-type="float">
            <text:p>5.02307E-02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3586986" calcext:value-type="float">
            <text:p>3.58699E-03</text:p>
          </table:table-cell>
          <table:table-cell table:formula="of:=[.H9]/[.$H$55]" office:value-type="float" office:value="0.049852544857113" calcext:value-type="float">
            <text:p>4.98525E-02</text:p>
          </table:table-cell>
          <table:table-cell/>
          <table:table-cell table:formula="of:=100*([.D9]-[.I9])/[.D9]" office:value-type="float" office:value="0.752747938368059" calcext:value-type="float">
            <text:p>0.752747938368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498114187650945" calcext:value-type="float">
            <text:p>4.98114E-02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3527381" calcext:value-type="float">
            <text:p>3.52738E-03</text:p>
          </table:table-cell>
          <table:table-cell table:formula="of:=[.H10]/[.$H$55]" office:value-type="float" office:value="0.0490241443737522" calcext:value-type="float">
            <text:p>4.90241E-02</text:p>
          </table:table-cell>
          <table:table-cell/>
          <table:table-cell table:formula="of:=100*([.D10]-[.I10])/[.D10]" office:value-type="float" office:value="1.58050987275629" calcext:value-type="float">
            <text:p>1.58050987275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486199154673624" calcext:value-type="float">
            <text:p>4.86199E-02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3458209" calcext:value-type="float">
            <text:p>3.45821E-03</text:p>
          </table:table-cell>
          <table:table-cell table:formula="of:=[.H11]/[.$H$55]" office:value-type="float" office:value="0.0480627800882891" calcext:value-type="float">
            <text:p>4.80628E-02</text:p>
          </table:table-cell>
          <table:table-cell/>
          <table:table-cell table:formula="of:=100*([.D11]-[.I11])/[.D11]" office:value-type="float" office:value="1.1458995222797" calcext:value-type="float">
            <text:p>1.1458995222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476652856417298" calcext:value-type="float">
            <text:p>4.76653E-02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337964" calcext:value-type="float">
            <text:p>3.37964E-03</text:p>
          </table:table-cell>
          <table:table-cell table:formula="of:=[.H12]/[.$H$55]" office:value-type="float" office:value="0.0469708146897962" calcext:value-type="float">
            <text:p>4.69708E-02</text:p>
          </table:table-cell>
          <table:table-cell/>
          <table:table-cell table:formula="of:=100*([.D12]-[.I12])/[.D12]" office:value-type="float" office:value="1.45697427925535" calcext:value-type="float">
            <text:p>1.45697427925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461812089173712" calcext:value-type="float">
            <text:p>4.61812E-02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3291869" calcext:value-type="float">
            <text:p>3.29187E-03</text:p>
          </table:table-cell>
          <table:table-cell table:formula="of:=[.H13]/[.$H$55]" office:value-type="float" office:value="0.0457509583216214" calcext:value-type="float">
            <text:p>4.57510E-02</text:p>
          </table:table-cell>
          <table:table-cell/>
          <table:table-cell table:formula="of:=100*([.D13]-[.I13])/[.D13]" office:value-type="float" office:value="0.9316572819036" calcext:value-type="float">
            <text:p>0.9316572819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451439211521022" calcext:value-type="float">
            <text:p>4.51439E-02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3195114" calcext:value-type="float">
            <text:p>3.19511E-03</text:p>
          </table:table-cell>
          <table:table-cell table:formula="of:=[.H14]/[.$H$55]" office:value-type="float" office:value="0.0444062407850462" calcext:value-type="float">
            <text:p>4.44062E-02</text:p>
          </table:table-cell>
          <table:table-cell/>
          <table:table-cell table:formula="of:=100*([.D14]-[.I14])/[.D14]" office:value-type="float" office:value="1.63406356432919" calcext:value-type="float">
            <text:p>1.63406356432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433420970003164" calcext:value-type="float">
            <text:p>4.33421E-02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3089619" calcext:value-type="float">
            <text:p>3.08962E-03</text:p>
          </table:table-cell>
          <table:table-cell table:formula="of:=[.H15]/[.$H$55]" office:value-type="float" office:value="0.0429400532337981" calcext:value-type="float">
            <text:p>4.29401E-02</text:p>
          </table:table-cell>
          <table:table-cell/>
          <table:table-cell table:formula="of:=100*([.D15]-[.I15])/[.D15]" office:value-type="float" office:value="0.927605709791483" calcext:value-type="float">
            <text:p>0.9276057097914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417912199746209" calcext:value-type="float">
            <text:p>4.17912E-02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2975653" calcext:value-type="float">
            <text:p>2.97565E-03</text:p>
          </table:table-cell>
          <table:table-cell table:formula="of:=[.H16]/[.$H$55]" office:value-type="float" office:value="0.0413561342758803" calcext:value-type="float">
            <text:p>4.13561E-02</text:p>
          </table:table-cell>
          <table:table-cell/>
          <table:table-cell table:formula="of:=100*([.D16]-[.I16])/[.D16]" office:value-type="float" office:value="1.04109355746212" calcext:value-type="float">
            <text:p>1.04109355746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399043592374538" calcext:value-type="float">
            <text:p>3.99044E-02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2853507" calcext:value-type="float">
            <text:p>2.85351E-03</text:p>
          </table:table-cell>
          <table:table-cell table:formula="of:=[.H17]/[.$H$55]" office:value-type="float" office:value="0.0396585282790582" calcext:value-type="float">
            <text:p>3.96585E-02</text:p>
          </table:table-cell>
          <table:table-cell/>
          <table:table-cell table:formula="of:=100*([.D17]-[.I17])/[.D17]" office:value-type="float" office:value="0.616050384201802" calcext:value-type="float">
            <text:p>0.616050384201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380977777941781" calcext:value-type="float">
            <text:p>3.80978E-02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2723498" calcext:value-type="float">
            <text:p>2.72350E-03</text:p>
          </table:table-cell>
          <table:table-cell table:formula="of:=[.H18]/[.$H$55]" office:value-type="float" office:value="0.0378516409635436" calcext:value-type="float">
            <text:p>3.78516E-02</text:p>
          </table:table-cell>
          <table:table-cell/>
          <table:table-cell table:formula="of:=100*([.D18]-[.I18])/[.D18]" office:value-type="float" office:value="0.646066109063487" calcext:value-type="float">
            <text:p>0.646066109063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361887163633916" calcext:value-type="float">
            <text:p>3.61887E-02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2585967" calcext:value-type="float">
            <text:p>2.58597E-03</text:p>
          </table:table-cell>
          <table:table-cell table:formula="of:=[.H19]/[.$H$55]" office:value-type="float" office:value="0.0359402116056527" calcext:value-type="float">
            <text:p>3.59402E-02</text:p>
          </table:table-cell>
          <table:table-cell/>
          <table:table-cell table:formula="of:=100*([.D19]-[.I19])/[.D19]" office:value-type="float" office:value="0.686691274825881" calcext:value-type="float">
            <text:p>0.686691274825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340368348461434" calcext:value-type="float">
            <text:p>3.40368E-02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2441271" calcext:value-type="float">
            <text:p>2.44127E-03</text:p>
          </table:table-cell>
          <table:table-cell table:formula="of:=[.H20]/[.$H$55]" office:value-type="float" office:value="0.033929201852438" calcext:value-type="float">
            <text:p>3.39292E-02</text:p>
          </table:table-cell>
          <table:table-cell/>
          <table:table-cell table:formula="of:=100*([.D20]-[.I20])/[.D20]" office:value-type="float" office:value="0.316225037351247" calcext:value-type="float">
            <text:p>0.316225037351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319166686054942" calcext:value-type="float">
            <text:p>3.19167E-02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2289779" calcext:value-type="float">
            <text:p>2.28978E-03</text:p>
          </table:table-cell>
          <table:table-cell table:formula="of:=[.H21]/[.$H$55]" office:value-type="float" office:value="0.0318237401290039" calcext:value-type="float">
            <text:p>3.18237E-02</text:p>
          </table:table-cell>
          <table:table-cell/>
          <table:table-cell table:formula="of:=100*([.D21]-[.I21])/[.D21]" office:value-type="float" office:value="0.291159699776125" calcext:value-type="float">
            <text:p>0.291159699776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298129546645808" calcext:value-type="float">
            <text:p>2.98130E-02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2131842" calcext:value-type="float">
            <text:p>2.13184E-03</text:p>
          </table:table-cell>
          <table:table-cell table:formula="of:=[.H22]/[.$H$55]" office:value-type="float" office:value="0.0296287046933769" calcext:value-type="float">
            <text:p>2.96287E-02</text:p>
          </table:table-cell>
          <table:table-cell/>
          <table:table-cell table:formula="of:=100*([.D22]-[.I22])/[.D22]" office:value-type="float" office:value="0.618019828215139" calcext:value-type="float">
            <text:p>0.618019828215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271014967358374" calcext:value-type="float">
            <text:p>2.71015E-02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1967743" calcext:value-type="float">
            <text:p>1.96774E-03</text:p>
          </table:table-cell>
          <table:table-cell table:formula="of:=[.H23]/[.$H$55]" office:value-type="float" office:value="0.0273480287279543" calcext:value-type="float">
            <text:p>2.73480E-02</text:p>
          </table:table-cell>
          <table:table-cell/>
          <table:table-cell table:formula="of:=100*([.D23]-[.I23])/[.D23]" office:value-type="float" office:value="-0.909661907310459" calcext:value-type="float">
            <text:p>-0.909661907310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246889552890403" calcext:value-type="float">
            <text:p>2.46890E-02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1797551" calcext:value-type="float">
            <text:p>1.79755E-03</text:p>
          </table:table-cell>
          <table:table-cell table:formula="of:=[.H24]/[.$H$55]" office:value-type="float" office:value="0.0249826712065361" calcext:value-type="float">
            <text:p>2.49827E-02</text:p>
          </table:table-cell>
          <table:table-cell/>
          <table:table-cell table:formula="of:=100*([.D24]-[.I24])/[.D24]" office:value-type="float" office:value="-1.18966523312625" calcext:value-type="float">
            <text:p>-1.18966523312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222924697010216" calcext:value-type="float">
            <text:p>2.22925E-02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1620785" calcext:value-type="float">
            <text:p>1.62079E-03</text:p>
          </table:table-cell>
          <table:table-cell table:formula="of:=[.H25]/[.$H$55]" office:value-type="float" office:value="0.022525947108864" calcext:value-type="float">
            <text:p>2.25259E-02</text:p>
          </table:table-cell>
          <table:table-cell/>
          <table:table-cell table:formula="of:=100*([.D25]-[.I25])/[.D25]" office:value-type="float" office:value="-1.04733755825942" calcext:value-type="float">
            <text:p>-1.04733755825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195755607091127" calcext:value-type="float">
            <text:p>1.95756E-02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1435502" calcext:value-type="float">
            <text:p>1.43550E-03</text:p>
          </table:table-cell>
          <table:table-cell table:formula="of:=[.H26]/[.$H$55]" office:value-type="float" office:value="0.0199508522886555" calcext:value-type="float">
            <text:p>1.99509E-02</text:p>
          </table:table-cell>
          <table:table-cell/>
          <table:table-cell table:formula="of:=100*([.D26]-[.I26])/[.D26]" office:value-type="float" office:value="-1.9171434479938" calcext:value-type="float">
            <text:p>-1.9171434479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166411840299734" calcext:value-type="float">
            <text:p>1.66412E-02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1235452" calcext:value-type="float">
            <text:p>1.23545E-03</text:p>
          </table:table-cell>
          <table:table-cell table:formula="of:=[.H27]/[.$H$55]" office:value-type="float" office:value="0.0171705231770656" calcext:value-type="float">
            <text:p>1.71705E-02</text:p>
          </table:table-cell>
          <table:table-cell/>
          <table:table-cell table:formula="of:=100*([.D27]-[.I27])/[.D27]" office:value-type="float" office:value="-3.18089834316342" calcext:value-type="float">
            <text:p>-3.18089834316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133869786083801" calcext:value-type="float">
            <text:p>1.33870E-02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0994557" calcext:value-type="float">
            <text:p>9.94557E-04</text:p>
          </table:table-cell>
          <table:table-cell table:formula="of:=[.H28]/[.$H$55]" office:value-type="float" office:value="0.01382252327036" calcext:value-type="float">
            <text:p>1.38225E-02</text:p>
          </table:table-cell>
          <table:table-cell/>
          <table:table-cell table:formula="of:=100*([.D28]-[.I28])/[.D28]" office:value-type="float" office:value="-3.25349486782068" calcext:value-type="float">
            <text:p>-3.253494867820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866501000782887" calcext:value-type="float">
            <text:p>8.66501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06687868" calcext:value-type="float">
            <text:p>6.68787E-04</text:p>
          </table:table-cell>
          <table:table-cell table:formula="of:=[.H29]/[.$H$55]" office:value-type="float" office:value="0.00929491331910552" calcext:value-type="float">
            <text:p>9.29491E-03</text:p>
          </table:table-cell>
          <table:table-cell/>
          <table:table-cell table:formula="of:=100*([.D29]-[.I29])/[.D29]" office:value-type="float" office:value="-7.26950471733477" calcext:value-type="float">
            <text:p>-7.26950471733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604800413720709" calcext:value-type="float">
            <text:p>6.04800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04813213" calcext:value-type="float">
            <text:p>4.81321E-04</text:p>
          </table:table-cell>
          <table:table-cell table:formula="of:=[.H30]/[.$H$55]" office:value-type="float" office:value="0.00668948574065634" calcext:value-type="float">
            <text:p>6.68949E-03</text:p>
          </table:table-cell>
          <table:table-cell/>
          <table:table-cell table:formula="of:=100*([.D30]-[.I30])/[.D30]" office:value-type="float" office:value="-10.6065007380349" calcext:value-type="float">
            <text:p>-10.6065007380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448545192531355" calcext:value-type="float">
            <text:p>4.48545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3637053" calcext:value-type="float">
            <text:p>3.63705E-04</text:p>
          </table:table-cell>
          <table:table-cell table:formula="of:=[.H31]/[.$H$55]" office:value-type="float" office:value="0.00505483845853308" calcext:value-type="float">
            <text:p>5.05484E-03</text:p>
          </table:table-cell>
          <table:table-cell/>
          <table:table-cell table:formula="of:=100*([.D31]-[.I31])/[.D31]" office:value-type="float" office:value="-12.694072809168" calcext:value-type="float">
            <text:p>-12.694072809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338974858495861" calcext:value-type="float">
            <text:p>3.3897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2806491" calcext:value-type="float">
            <text:p>2.80649E-04</text:p>
          </table:table-cell>
          <table:table-cell table:formula="of:=[.H32]/[.$H$55]" office:value-type="float" office:value="0.00390050918706077" calcext:value-type="float">
            <text:p>3.90051E-03</text:p>
          </table:table-cell>
          <table:table-cell/>
          <table:table-cell table:formula="of:=100*([.D32]-[.I32])/[.D32]" office:value-type="float" office:value="-15.0678019121703" calcext:value-type="float">
            <text:p>-15.0678019121703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256604338553662" calcext:value-type="float">
            <text:p>2.56604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2193692" calcext:value-type="float">
            <text:p>2.19369E-04</text:p>
          </table:table-cell>
          <table:table-cell table:formula="of:=[.H33]/[.$H$55]" office:value-type="float" office:value="0.00304883065706668" calcext:value-type="float">
            <text:p>3.04883E-03</text:p>
          </table:table-cell>
          <table:table-cell/>
          <table:table-cell table:formula="of:=100*([.D33]-[.I33])/[.D33]" office:value-type="float" office:value="-18.8144625399269" calcext:value-type="float">
            <text:p>-18.8144625399269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201758714289898" calcext:value-type="float">
            <text:p>2.01759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1730217" calcext:value-type="float">
            <text:p>1.73022E-04</text:p>
          </table:table-cell>
          <table:table-cell table:formula="of:=[.H34]/[.$H$55]" office:value-type="float" office:value="0.0024046851759399" calcext:value-type="float">
            <text:p>2.40469E-03</text:p>
          </table:table-cell>
          <table:table-cell/>
          <table:table-cell table:formula="of:=100*([.D34]-[.I34])/[.D34]" office:value-type="float" office:value="-19.1861865497773" calcext:value-type="float">
            <text:p>-19.1861865497773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155805260702604" calcext:value-type="float">
            <text:p>1.55805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1373923" calcext:value-type="float">
            <text:p>1.37392E-04</text:p>
          </table:table-cell>
          <table:table-cell table:formula="of:=[.H35]/[.$H$55]" office:value-type="float" office:value="0.00190950168157108" calcext:value-type="float">
            <text:p>1.90950E-03</text:p>
          </table:table-cell>
          <table:table-cell/>
          <table:table-cell table:formula="of:=100*([.D35]-[.I35])/[.D35]" office:value-type="float" office:value="-22.5569453149515" calcext:value-type="float">
            <text:p>-22.5569453149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125864850270191" calcext:value-type="float">
            <text:p>1.25865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1096812" calcext:value-type="float">
            <text:p>1.09681E-04</text:p>
          </table:table-cell>
          <table:table-cell table:formula="of:=[.H36]/[.$H$55]" office:value-type="float" office:value="0.00152436807475189" calcext:value-type="float">
            <text:p>1.52437E-03</text:p>
          </table:table-cell>
          <table:table-cell/>
          <table:table-cell table:formula="of:=100*([.D36]-[.I36])/[.D36]" office:value-type="float" office:value="-21.1114994757922" calcext:value-type="float">
            <text:p>-21.1114994757922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O33]-[.O34])/[.O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959910419186357" calcext:value-type="float">
            <text:p>9.59910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08793783" calcext:value-type="float">
            <text:p>8.79378E-05</text:p>
          </table:table-cell>
          <table:table-cell table:formula="of:=[.H37]/[.$H$55]" office:value-type="float" office:value="0.00122217500004521" calcext:value-type="float">
            <text:p>1.22218E-03</text:p>
          </table:table-cell>
          <table:table-cell/>
          <table:table-cell table:formula="of:=100*([.D37]-[.I37])/[.D37]" office:value-type="float" office:value="-27.3217766592381" calcext:value-type="float">
            <text:p>-27.32177665923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731457353023962" calcext:value-type="float">
            <text:p>7.31457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07075828" calcext:value-type="float">
            <text:p>7.07583E-05</text:p>
          </table:table-cell>
          <table:table-cell table:formula="of:=[.H38]/[.$H$55]" office:value-type="float" office:value="0.000983410676181105" calcext:value-type="float">
            <text:p>9.83411E-04</text:p>
          </table:table-cell>
          <table:table-cell/>
          <table:table-cell table:formula="of:=100*([.D38]-[.I38])/[.D38]" office:value-type="float" office:value="-34.4453879799728" calcext:value-type="float">
            <text:p>-34.4453879799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593202533509379" calcext:value-type="float">
            <text:p>5.93203E-04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0571082" calcext:value-type="float">
            <text:p>5.71082E-05</text:p>
          </table:table-cell>
          <table:table-cell table:formula="of:=[.H39]/[.$H$55]" office:value-type="float" office:value="0.000793699529970002" calcext:value-type="float">
            <text:p>7.93700E-04</text:p>
          </table:table-cell>
          <table:table-cell/>
          <table:table-cell table:formula="of:=100*([.D39]-[.I39])/[.D39]" office:value-type="float" office:value="-33.799079595039" calcext:value-type="float">
            <text:p>-33.79907959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497230124315746" calcext:value-type="float">
            <text:p>4.97230E-04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4621188" calcext:value-type="float">
            <text:p>4.62119E-05</text:p>
          </table:table-cell>
          <table:table-cell table:formula="of:=[.H40]/[.$H$55]" office:value-type="float" office:value="0.000642260611173704" calcext:value-type="float">
            <text:p>6.42261E-04</text:p>
          </table:table-cell>
          <table:table-cell/>
          <table:table-cell table:formula="of:=100*([.D40]-[.I40])/[.D40]" office:value-type="float" office:value="-29.1676790615892" calcext:value-type="float">
            <text:p>-29.1676790615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397097067273269" calcext:value-type="float">
            <text:p>3.97097E-04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3747949" calcext:value-type="float">
            <text:p>3.74795E-05</text:p>
          </table:table-cell>
          <table:table-cell table:formula="of:=[.H41]/[.$H$55]" office:value-type="float" office:value="0.000520896361582319" calcext:value-type="float">
            <text:p>5.20896E-04</text:p>
          </table:table-cell>
          <table:table-cell/>
          <table:table-cell table:formula="of:=100*([.D41]-[.I41])/[.D41]" office:value-type="float" office:value="-31.1760787253197" calcext:value-type="float">
            <text:p>-31.1760787253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291588270847246" calcext:value-type="float">
            <text:p>2.91588E-04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3045761" calcext:value-type="float">
            <text:p>3.04576E-05</text:p>
          </table:table-cell>
          <table:table-cell table:formula="of:=[.H42]/[.$H$55]" office:value-type="float" office:value="0.000423305072494136" calcext:value-type="float">
            <text:p>4.23305E-04</text:p>
          </table:table-cell>
          <table:table-cell/>
          <table:table-cell table:formula="of:=100*([.D42]-[.I42])/[.D42]" office:value-type="float" office:value="-45.1721879155737" calcext:value-type="float">
            <text:p>-45.1721879155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249091782409253" calcext:value-type="float">
            <text:p>2.49092E-04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2479452" calcext:value-type="float">
            <text:p>2.47945E-05</text:p>
          </table:table-cell>
          <table:table-cell table:formula="of:=[.H43]/[.$H$55]" office:value-type="float" office:value="0.000344598479199691" calcext:value-type="float">
            <text:p>3.44598E-04</text:p>
          </table:table-cell>
          <table:table-cell/>
          <table:table-cell table:formula="of:=100*([.D43]-[.I43])/[.D43]" office:value-type="float" office:value="-38.341970123094" calcext:value-type="float">
            <text:p>-38.341970123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182853634350138" calcext:value-type="float">
            <text:p>1.82854E-04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2021533" calcext:value-type="float">
            <text:p>2.02153E-05</text:p>
          </table:table-cell>
          <table:table-cell table:formula="of:=[.H44]/[.$H$55]" office:value-type="float" office:value="0.000280956113468617" calcext:value-type="float">
            <text:p>2.80956E-04</text:p>
          </table:table-cell>
          <table:table-cell/>
          <table:table-cell table:formula="of:=100*([.D44]-[.I44])/[.D44]" office:value-type="float" office:value="-53.6508226741762" calcext:value-type="float">
            <text:p>-53.6508226741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161687255188863" calcext:value-type="float">
            <text:p>1.61687E-04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1650385" calcext:value-type="float">
            <text:p>1.65039E-05</text:p>
          </table:table-cell>
          <table:table-cell table:formula="of:=[.H45]/[.$H$55]" office:value-type="float" office:value="0.000229373329709138" calcext:value-type="float">
            <text:p>2.29373E-04</text:p>
          </table:table-cell>
          <table:table-cell/>
          <table:table-cell table:formula="of:=100*([.D45]-[.I45])/[.D45]" office:value-type="float" office:value="-41.8623437210388" calcext:value-type="float">
            <text:p>-41.8623437210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148923045680602" calcext:value-type="float">
            <text:p>1.48923E-04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348908" calcext:value-type="float">
            <text:p>1.34891E-05</text:p>
          </table:table-cell>
          <table:table-cell table:formula="of:=[.H46]/[.$H$55]" office:value-type="float" office:value="0.000187473540677657" calcext:value-type="float">
            <text:p>1.87474E-04</text:p>
          </table:table-cell>
          <table:table-cell/>
          <table:table-cell table:formula="of:=100*([.D46]-[.I46])/[.D46]" office:value-type="float" office:value="-25.8861849224699" calcext:value-type="float">
            <text:p>-25.8861849224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112001111766335" calcext:value-type="float">
            <text:p>1.12001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10351" calcext:value-type="float">
            <text:p>1.10351E-05</text:p>
          </table:table-cell>
          <table:table-cell table:formula="of:=[.H47]/[.$H$55]" office:value-type="float" office:value="0.000153367706969787" calcext:value-type="float">
            <text:p>1.53368E-04</text:p>
          </table:table-cell>
          <table:table-cell/>
          <table:table-cell table:formula="of:=100*([.D47]-[.I47])/[.D47]" office:value-type="float" office:value="-36.9340933773533" calcext:value-type="float">
            <text:p>-36.9340933773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934944549888511" calcext:value-type="float">
            <text:p>9.34945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09033346" calcext:value-type="float">
            <text:p>9.03335E-06</text:p>
          </table:table-cell>
          <table:table-cell table:formula="of:=[.H48]/[.$H$55]" office:value-type="float" office:value="0.000125546987547434" calcext:value-type="float">
            <text:p>1.25547E-04</text:p>
          </table:table-cell>
          <table:table-cell/>
          <table:table-cell table:formula="of:=100*([.D48]-[.I48])/[.D48]" office:value-type="float" office:value="-34.2828166252267" calcext:value-type="float">
            <text:p>-34.2828166252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885884981399294" calcext:value-type="float">
            <text:p>8.85885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7396646" calcext:value-type="float">
            <text:p>7.39665E-06</text:p>
          </table:table-cell>
          <table:table-cell table:formula="of:=[.H49]/[.$H$55]" office:value-type="float" office:value="0.000102799851046864" calcext:value-type="float">
            <text:p>1.02800E-04</text:p>
          </table:table-cell>
          <table:table-cell/>
          <table:table-cell table:formula="of:=100*([.D49]-[.I49])/[.D49]" office:value-type="float" office:value="-16.0419842364718" calcext:value-type="float">
            <text:p>-16.0419842364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684598031848807" calcext:value-type="float">
            <text:p>6.84598E-05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054501" calcext:value-type="float">
            <text:p>6.05450E-06</text:p>
          </table:table-cell>
          <table:table-cell table:formula="of:=[.H50]/[.$H$55]" office:value-type="float" office:value="0.0000841464903096737" calcext:value-type="float">
            <text:p>8.41465E-05</text:p>
          </table:table-cell>
          <table:table-cell/>
          <table:table-cell table:formula="of:=100*([.D50]-[.I50])/[.D50]" office:value-type="float" office:value="-22.913719284921" calcext:value-type="float">
            <text:p>-22.913719284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555516856090511" calcext:value-type="float">
            <text:p>5.55517E-05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4949145" calcext:value-type="float">
            <text:p>4.94915E-06</text:p>
          </table:table-cell>
          <table:table-cell table:formula="of:=[.H51]/[.$H$55]" office:value-type="float" office:value="0.000068784063589001" calcext:value-type="float">
            <text:p>6.87841E-05</text:p>
          </table:table-cell>
          <table:table-cell/>
          <table:table-cell table:formula="of:=100*([.D51]-[.I51])/[.D51]" office:value-type="float" office:value="-23.8199396379683" calcext:value-type="float">
            <text:p>-23.8199396379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386829246474313" calcext:value-type="float">
            <text:p>3.86829E-05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031546" calcext:value-type="float">
            <text:p>4.03155E-06</text:p>
          </table:table-cell>
          <table:table-cell table:formula="of:=[.H52]/[.$H$55]" office:value-type="float" office:value="0.0000560311157636284" calcext:value-type="float">
            <text:p>5.60311E-05</text:p>
          </table:table-cell>
          <table:table-cell/>
          <table:table-cell table:formula="of:=100*([.D52]-[.I52])/[.D52]" office:value-type="float" office:value="-44.8471548475565" calcext:value-type="float">
            <text:p>-44.8471548475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314508504804451" calcext:value-type="float">
            <text:p>3.14509E-05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25234" calcext:value-type="float">
            <text:p>3.25234E-06</text:p>
          </table:table-cell>
          <table:table-cell table:formula="of:=[.H53]/[.$H$55]" office:value-type="float" office:value="0.0000452015775195618" calcext:value-type="float">
            <text:p>4.52016E-05</text:p>
          </table:table-cell>
          <table:table-cell/>
          <table:table-cell table:formula="of:=100*([.D53]-[.I53])/[.D53]" office:value-type="float" office:value="-43.7213201839052" calcext:value-type="float">
            <text:p>-43.721320183905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formula="of:=SUM([.H4:.H53])" office:value-type="float" office:value="0.071951913594" calcext:value-type="float">
            <text:p>7.19519E-02</text:p>
          </table:table-cell>
          <table:table-cell table:number-columns-repeated="7"/>
        </table:table-row>
        <table:table-row table:style-name="ro1" table:number-rows-repeated="48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6"/>
          <table:table-cell/>
          <table:table-cell table:style-name="ce4"/>
          <table:table-cell table:number-columns-repeated="2"/>
          <table:table-cell table:style-name="ce1"/>
          <table:table-cell table:number-columns-repeated="5"/>
        </table:table-row>
        <table:table-row table:style-name="ro1" table:number-rows-repeated="49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SUM([.C4:.C203])" office:value-type="float" office:value="5.044887422" calcext:value-type="float">
            <text:p>5.04489E+00</text:p>
          </table:table-cell>
          <table:table-cell table:number-columns-repeated="12"/>
        </table:table-row>
        <table:table-row table:style-name="ro1" table:number-rows-repeated="10483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in_water_1g" table:style-name="ta1">
        <table:shapes>
          <draw:frame draw:z-index="0" draw:style-name="gr1" draw:text-style-name="P1" svg:width="15.997cm" svg:height="9.004cm" svg:x="28.828cm" svg:y="1.621cm">
            <draw:object draw:notify-on-update-of-ranges="pin_water_1g.B4:pin_water_1g.B53 pin_water_1g.F3:pin_water_1g.F3 pin_water_1g.F4:pin_water_1g.F53 pin_water_1g.B4:pin_water_1g.B53 pin_water_1g.H3:pin_water_1g.H3 pin_water_1g.H4:pin_water_1g.H53 pin_water_1g.B4:pin_water_1g.B53 pin_water_1g.I3:pin_water_1g.I3 pin_water_1g.I4:pin_water_1g.I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_CYL</text:p>
          </table:table-cell>
          <table:table-cell table:style-name="ce6"/>
          <table:table-cell table:style-name="ce6" office:value-type="string" calcext:value-type="string">
            <text:p>Serpent_SLAB</text:p>
          </table:table-cell>
          <table:table-cell table:style-name="ce6" office:value-type="string" calcext:value-type="string">
            <text:p>Almost</text:p>
          </table:table-cell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.00000E+00</text:p>
          </table:table-cell>
          <table:table-cell office:value-type="float" office:value="0.0570406" calcext:value-type="float">
            <text:p>5.70406E-02</text:p>
          </table:table-cell>
          <table:table-cell office:value-type="float" office:value="12.56637" calcext:value-type="float">
            <text:p>1.25664E+01</text:p>
          </table:table-cell>
          <table:table-cell table:formula="of:=[.C4]/[.D4]" office:value-type="float" office:value="0.00453914694537882" calcext:value-type="float">
            <text:p>4.53915E-03</text:p>
          </table:table-cell>
          <table:table-cell table:formula="of:=[.E4]/[.$E$55]" office:value-type="float" office:value="0.0309848307705955" calcext:value-type="float">
            <text:p>3.09848E-02</text:p>
          </table:table-cell>
          <table:table-cell office:value-type="float" office:value="1.02946" calcext:value-type="float">
            <text:p>1.02946E+00</text:p>
          </table:table-cell>
          <table:table-cell table:formula="of:=[.G4]/[.$G$55]" office:value-type="float" office:value="0.0298713414980487" calcext:value-type="float">
            <text:p>2.98713E-02</text:p>
          </table:table-cell>
          <table:table-cell office:value-type="float" office:value="0.03229032" calcext:value-type="float">
            <text:p>3.22903E-02</text:p>
          </table:table-cell>
          <table:table-cell/>
          <table:table-cell table:formula="of:=100*([.F4]-[.I4])/[.F4]" office:value-type="float" office:value="-4.21331728118846" calcext:value-type="float">
            <text:p>-4.21331728118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.00000E+00</text:p>
          </table:table-cell>
          <table:table-cell office:value-type="float" office:value="0.172462" calcext:value-type="float">
            <text:p>1.72462E-01</text:p>
          </table:table-cell>
          <table:table-cell office:value-type="float" office:value="37.69911" calcext:value-type="float">
            <text:p>3.76991E+01</text:p>
          </table:table-cell>
          <table:table-cell table:formula="of:=[.C5]/[.D5]" office:value-type="float" office:value="0.00457469685623878" calcext:value-type="float">
            <text:p>4.57470E-03</text:p>
          </table:table-cell>
          <table:table-cell table:formula="of:=[.E5]/[.$E$55]" office:value-type="float" office:value="0.0312274992686989" calcext:value-type="float">
            <text:p>3.12275E-02</text:p>
          </table:table-cell>
          <table:table-cell office:value-type="float" office:value="1.02803" calcext:value-type="float">
            <text:p>1.02803E+00</text:p>
          </table:table-cell>
          <table:table-cell table:formula="of:=[.G5]/[.$G$55]" office:value-type="float" office:value="0.0298298478816457" calcext:value-type="float">
            <text:p>2.98298E-02</text:p>
          </table:table-cell>
          <table:table-cell office:value-type="float" office:value="0.03225312" calcext:value-type="float">
            <text:p>3.22531E-02</text:p>
          </table:table-cell>
          <table:table-cell/>
          <table:table-cell table:formula="of:=100*([.F5]-[.I5])/[.F5]" office:value-type="float" office:value="-3.28435114985061" calcext:value-type="float">
            <text:p>-3.28435114985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.00000E+00</text:p>
          </table:table-cell>
          <table:table-cell office:value-type="float" office:value="0.28752" calcext:value-type="float">
            <text:p>2.87520E-01</text:p>
          </table:table-cell>
          <table:table-cell office:value-type="float" office:value="62.83185" calcext:value-type="float">
            <text:p>6.28319E+01</text:p>
          </table:table-cell>
          <table:table-cell table:formula="of:=[.C6]/[.D6]" office:value-type="float" office:value="0.00457602314749605" calcext:value-type="float">
            <text:p>4.57602E-03</text:p>
          </table:table-cell>
          <table:table-cell table:formula="of:=[.E6]/[.$E$55]" office:value-type="float" office:value="0.0312365527121441" calcext:value-type="float">
            <text:p>3.12366E-02</text:p>
          </table:table-cell>
          <table:table-cell office:value-type="float" office:value="1.02554" calcext:value-type="float">
            <text:p>1.02554E+00</text:p>
          </table:table-cell>
          <table:table-cell table:formula="of:=[.G6]/[.$G$55]" office:value-type="float" office:value="0.0297575967593776" calcext:value-type="float">
            <text:p>2.97576E-02</text:p>
          </table:table-cell>
          <table:table-cell office:value-type="float" office:value="0.03217879" calcext:value-type="float">
            <text:p>3.21788E-02</text:p>
          </table:table-cell>
          <table:table-cell/>
          <table:table-cell table:formula="of:=100*([.F6]-[.I6])/[.F6]" office:value-type="float" office:value="-3.01645734258499" calcext:value-type="float">
            <text:p>-3.01645734258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.00000E+00</text:p>
          </table:table-cell>
          <table:table-cell office:value-type="float" office:value="0.40292" calcext:value-type="float">
            <text:p>4.02920E-01</text:p>
          </table:table-cell>
          <table:table-cell office:value-type="float" office:value="87.96459" calcext:value-type="float">
            <text:p>8.79646E+01</text:p>
          </table:table-cell>
          <table:table-cell table:formula="of:=[.C7]/[.D7]" office:value-type="float" office:value="0.0045804794861205" calcext:value-type="float">
            <text:p>4.58048E-03</text:p>
          </table:table-cell>
          <table:table-cell table:formula="of:=[.E7]/[.$E$55]" office:value-type="float" office:value="0.0312669722821197" calcext:value-type="float">
            <text:p>3.12670E-02</text:p>
          </table:table-cell>
          <table:table-cell office:value-type="float" office:value="1.02147" calcext:value-type="float">
            <text:p>1.02147E+00</text:p>
          </table:table-cell>
          <table:table-cell table:formula="of:=[.G7]/[.$G$55]" office:value-type="float" office:value="0.0296394995434614" calcext:value-type="float">
            <text:p>2.96395E-02</text:p>
          </table:table-cell>
          <table:table-cell office:value-type="float" office:value="0.03206748" calcext:value-type="float">
            <text:p>3.20675E-02</text:p>
          </table:table-cell>
          <table:table-cell/>
          <table:table-cell table:formula="of:=100*([.F7]-[.I7])/[.F7]" office:value-type="float" office:value="-2.56023420066829" calcext:value-type="float">
            <text:p>-2.56023420066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.00000E+00</text:p>
          </table:table-cell>
          <table:table-cell office:value-type="float" office:value="0.518325" calcext:value-type="float">
            <text:p>5.18325E-01</text:p>
          </table:table-cell>
          <table:table-cell office:value-type="float" office:value="113.0973" calcext:value-type="float">
            <text:p>1.13097E+02</text:p>
          </table:table-cell>
          <table:table-cell table:formula="of:=[.C8]/[.D8]" office:value-type="float" office:value="0.00458300065518806" calcext:value-type="float">
            <text:p>4.58300E-03</text:p>
          </table:table-cell>
          <table:table-cell table:formula="of:=[.E8]/[.$E$55]" office:value-type="float" office:value="0.0312841821230529" calcext:value-type="float">
            <text:p>3.12842E-02</text:p>
          </table:table-cell>
          <table:table-cell office:value-type="float" office:value="1.01739" calcext:value-type="float">
            <text:p>1.01739E+00</text:p>
          </table:table-cell>
          <table:table-cell table:formula="of:=[.G8]/[.$G$55]" office:value-type="float" office:value="0.0295211121623956" calcext:value-type="float">
            <text:p>2.95211E-02</text:p>
          </table:table-cell>
          <table:table-cell office:value-type="float" office:value="0.03191942" calcext:value-type="float">
            <text:p>3.19194E-02</text:p>
          </table:table-cell>
          <table:table-cell/>
          <table:table-cell table:formula="of:=100*([.F8]-[.I8])/[.F8]" office:value-type="float" office:value="-2.03054014469186" calcext:value-type="float">
            <text:p>-2.03054014469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.10000E+01</text:p>
          </table:table-cell>
          <table:table-cell office:value-type="float" office:value="0.627586" calcext:value-type="float">
            <text:p>6.27586E-01</text:p>
          </table:table-cell>
          <table:table-cell office:value-type="float" office:value="138.2301" calcext:value-type="float">
            <text:p>1.38230E+02</text:p>
          </table:table-cell>
          <table:table-cell table:formula="of:=[.C9]/[.D9]" office:value-type="float" office:value="0.00454015442367473" calcext:value-type="float">
            <text:p>4.54015E-03</text:p>
          </table:table-cell>
          <table:table-cell table:formula="of:=[.E9]/[.$E$55]" office:value-type="float" office:value="0.0309917079536609" calcext:value-type="float">
            <text:p>3.09917E-02</text:p>
          </table:table-cell>
          <table:table-cell office:value-type="float" office:value="1.01656" calcext:value-type="float">
            <text:p>1.01656E+00</text:p>
          </table:table-cell>
          <table:table-cell table:formula="of:=[.G9]/[.$G$55]" office:value-type="float" office:value="0.0294970284549729" calcext:value-type="float">
            <text:p>2.94970E-02</text:p>
          </table:table-cell>
          <table:table-cell office:value-type="float" office:value="0.03173489" calcext:value-type="float">
            <text:p>3.17349E-02</text:p>
          </table:table-cell>
          <table:table-cell/>
          <table:table-cell table:formula="of:=100*([.F9]-[.I9])/[.F9]" office:value-type="float" office:value="-2.3980028704785" calcext:value-type="float">
            <text:p>-2.3980028704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.30000E+01</text:p>
          </table:table-cell>
          <table:table-cell office:value-type="float" office:value="0.736891" calcext:value-type="float">
            <text:p>7.36891E-01</text:p>
          </table:table-cell>
          <table:table-cell office:value-type="float" office:value="163.3628" calcext:value-type="float">
            <text:p>1.63363E+02</text:p>
          </table:table-cell>
          <table:table-cell table:formula="of:=[.C10]/[.D10]" office:value-type="float" office:value="0.0045107637724133" calcext:value-type="float">
            <text:p>4.51076E-03</text:p>
          </table:table-cell>
          <table:table-cell table:formula="of:=[.E10]/[.$E$55]" office:value-type="float" office:value="0.030791083394348" calcext:value-type="float">
            <text:p>3.07911E-02</text:p>
          </table:table-cell>
          <table:table-cell office:value-type="float" office:value="1.01075" calcext:value-type="float">
            <text:p>1.01075E+00</text:p>
          </table:table-cell>
          <table:table-cell table:formula="of:=[.G10]/[.$G$55]" office:value-type="float" office:value="0.0293284425030139" calcext:value-type="float">
            <text:p>2.93284E-02</text:p>
          </table:table-cell>
          <table:table-cell office:value-type="float" office:value="0.03151426" calcext:value-type="float">
            <text:p>3.15143E-02</text:p>
          </table:table-cell>
          <table:table-cell/>
          <table:table-cell table:formula="of:=100*([.F10]-[.I10])/[.F10]" office:value-type="float" office:value="-2.34865592869897" calcext:value-type="float">
            <text:p>-2.34865592869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.50000E+01</text:p>
          </table:table-cell>
          <table:table-cell office:value-type="float" office:value="0.843467" calcext:value-type="float">
            <text:p>8.43467E-01</text:p>
          </table:table-cell>
          <table:table-cell office:value-type="float" office:value="188.4956" calcext:value-type="float">
            <text:p>1.88496E+02</text:p>
          </table:table-cell>
          <table:table-cell table:formula="of:=[.C11]/[.D11]" office:value-type="float" office:value="0.00447473044463637" calcext:value-type="float">
            <text:p>4.47473E-03</text:p>
          </table:table-cell>
          <table:table-cell table:formula="of:=[.E11]/[.$E$55]" office:value-type="float" office:value="0.0305451150270084" calcext:value-type="float">
            <text:p>3.05451E-02</text:p>
          </table:table-cell>
          <table:table-cell office:value-type="float" office:value="1.00557" calcext:value-type="float">
            <text:p>1.00557E+00</text:p>
          </table:table-cell>
          <table:table-cell table:formula="of:=[.G11]/[.$G$55]" office:value-type="float" office:value="0.0291781369554842" calcext:value-type="float">
            <text:p>2.91781E-02</text:p>
          </table:table-cell>
          <table:table-cell office:value-type="float" office:value="0.03125797" calcext:value-type="float">
            <text:p>3.12580E-02</text:p>
          </table:table-cell>
          <table:table-cell/>
          <table:table-cell table:formula="of:=100*([.F11]-[.I11])/[.F11]" office:value-type="float" office:value="-2.33377734004697" calcext:value-type="float">
            <text:p>-2.333777340046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.70000E+01</text:p>
          </table:table-cell>
          <table:table-cell office:value-type="float" office:value="0.947117" calcext:value-type="float">
            <text:p>9.47117E-01</text:p>
          </table:table-cell>
          <table:table-cell office:value-type="float" office:value="213.6283" calcext:value-type="float">
            <text:p>2.13628E+02</text:p>
          </table:table-cell>
          <table:table-cell table:formula="of:=[.C12]/[.D12]" office:value-type="float" office:value="0.00443348095734507" calcext:value-type="float">
            <text:p>4.43348E-03</text:p>
          </table:table-cell>
          <table:table-cell table:formula="of:=[.E12]/[.$E$55]" office:value-type="float" office:value="0.0302635404495658" calcext:value-type="float">
            <text:p>3.02635E-02</text:p>
          </table:table-cell>
          <table:table-cell office:value-type="float" office:value="1.00468" calcext:value-type="float">
            <text:p>1.00468E+00</text:p>
          </table:table-cell>
          <table:table-cell table:formula="of:=[.G12]/[.$G$55]" office:value-type="float" office:value="0.0291523122571635" calcext:value-type="float">
            <text:p>2.91523E-02</text:p>
          </table:table-cell>
          <table:table-cell office:value-type="float" office:value="0.0309665" calcext:value-type="float">
            <text:p>3.09665E-02</text:p>
          </table:table-cell>
          <table:table-cell/>
          <table:table-cell table:formula="of:=100*([.F12]-[.I12])/[.F12]" office:value-type="float" office:value="-2.32279350000599" calcext:value-type="float">
            <text:p>-2.32279350000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.90000E+01</text:p>
          </table:table-cell>
          <table:table-cell office:value-type="float" office:value="1.04853" calcext:value-type="float">
            <text:p>1.04853E+00</text:p>
          </table:table-cell>
          <table:table-cell office:value-type="float" office:value="238.761" calcext:value-type="float">
            <text:p>2.38761E+02</text:p>
          </table:table-cell>
          <table:table-cell table:formula="of:=[.C13]/[.D13]" office:value-type="float" office:value="0.00439154635807356" calcext:value-type="float">
            <text:p>4.39155E-03</text:p>
          </table:table-cell>
          <table:table-cell table:formula="of:=[.E13]/[.$E$55]" office:value-type="float" office:value="0.0299772892051148" calcext:value-type="float">
            <text:p>2.99773E-02</text:p>
          </table:table-cell>
          <table:table-cell office:value-type="float" office:value="0.993449" calcext:value-type="float">
            <text:p>9.93449E-01</text:p>
          </table:table-cell>
          <table:table-cell table:formula="of:=[.G13]/[.$G$55]" office:value-type="float" office:value="0.0288264277775678" calcext:value-type="float">
            <text:p>2.88264E-02</text:p>
          </table:table-cell>
          <table:table-cell office:value-type="float" office:value="0.03064045" calcext:value-type="float">
            <text:p>3.06405E-02</text:p>
          </table:table-cell>
          <table:table-cell/>
          <table:table-cell table:formula="of:=100*([.F13]-[.I13])/[.F13]" office:value-type="float" office:value="-2.21221068505437" calcext:value-type="float">
            <text:p>-2.21221068505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.10000E+01</text:p>
          </table:table-cell>
          <table:table-cell office:value-type="float" office:value="1.1431" calcext:value-type="float">
            <text:p>1.14310E+00</text:p>
          </table:table-cell>
          <table:table-cell office:value-type="float" office:value="263.8938" calcext:value-type="float">
            <text:p>2.63894E+02</text:p>
          </table:table-cell>
          <table:table-cell table:formula="of:=[.C14]/[.D14]" office:value-type="float" office:value="0.00433166675382294" calcext:value-type="float">
            <text:p>4.33167E-03</text:p>
          </table:table-cell>
          <table:table-cell table:formula="of:=[.E14]/[.$E$55]" office:value-type="float" office:value="0.029568542930398" calcext:value-type="float">
            <text:p>2.95685E-02</text:p>
          </table:table-cell>
          <table:table-cell office:value-type="float" office:value="0.982442" calcext:value-type="float">
            <text:p>9.82442E-01</text:p>
          </table:table-cell>
          <table:table-cell table:formula="of:=[.G14]/[.$G$55]" office:value-type="float" office:value="0.0285070429973248" calcext:value-type="float">
            <text:p>2.85070E-02</text:p>
          </table:table-cell>
          <table:table-cell office:value-type="float" office:value="0.03028044" calcext:value-type="float">
            <text:p>3.02804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.30000E+01</text:p>
          </table:table-cell>
          <table:table-cell office:value-type="float" office:value="1.23497" calcext:value-type="float">
            <text:p>1.23497E+00</text:p>
          </table:table-cell>
          <table:table-cell office:value-type="float" office:value="289.0265" calcext:value-type="float">
            <text:p>2.89027E+02</text:p>
          </table:table-cell>
          <table:table-cell table:formula="of:=[.C15]/[.D15]" office:value-type="float" office:value="0.00427286079304147" calcext:value-type="float">
            <text:p>4.27286E-03</text:p>
          </table:table-cell>
          <table:table-cell table:formula="of:=[.E15]/[.$E$55]" office:value-type="float" office:value="0.0291671254911651" calcext:value-type="float">
            <text:p>2.91671E-02</text:p>
          </table:table-cell>
          <table:table-cell office:value-type="float" office:value="0.970122" calcext:value-type="float">
            <text:p>9.70122E-01</text:p>
          </table:table-cell>
          <table:table-cell table:formula="of:=[.G15]/[.$G$55]" office:value-type="float" office:value="0.0281495595329299" calcext:value-type="float">
            <text:p>2.81496E-02</text:p>
          </table:table-cell>
          <table:table-cell office:value-type="float" office:value="0.02988717" calcext:value-type="float">
            <text:p>2.98872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.50000E+01</text:p>
          </table:table-cell>
          <table:table-cell office:value-type="float" office:value="1.32199" calcext:value-type="float">
            <text:p>1.32199E+00</text:p>
          </table:table-cell>
          <table:table-cell office:value-type="float" office:value="314.1593" calcext:value-type="float">
            <text:p>3.14159E+02</text:p>
          </table:table-cell>
          <table:table-cell table:formula="of:=[.C16]/[.D16]" office:value-type="float" office:value="0.00420802440035995" calcext:value-type="float">
            <text:p>4.20802E-03</text:p>
          </table:table-cell>
          <table:table-cell table:formula="of:=[.E16]/[.$E$55]" office:value-type="float" office:value="0.0287245435084297" calcext:value-type="float">
            <text:p>2.87245E-02</text:p>
          </table:table-cell>
          <table:table-cell office:value-type="float" office:value="0.959182" calcext:value-type="float">
            <text:p>9.59182E-01</text:p>
          </table:table-cell>
          <table:table-cell table:formula="of:=[.G16]/[.$G$55]" office:value-type="float" office:value="0.0278321188591896" calcext:value-type="float">
            <text:p>2.78321E-02</text:p>
          </table:table-cell>
          <table:table-cell office:value-type="float" office:value="0.0294614" calcext:value-type="float">
            <text:p>2.94614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.70000E+01</text:p>
          </table:table-cell>
          <table:table-cell office:value-type="float" office:value="1.41081" calcext:value-type="float">
            <text:p>1.41081E+00</text:p>
          </table:table-cell>
          <table:table-cell office:value-type="float" office:value="339.292" calcext:value-type="float">
            <text:p>3.39292E+02</text:p>
          </table:table-cell>
          <table:table-cell table:formula="of:=[.C17]/[.D17]" office:value-type="float" office:value="0.00415809980783514" calcext:value-type="float">
            <text:p>4.15810E-03</text:p>
          </table:table-cell>
          <table:table-cell table:formula="of:=[.E17]/[.$E$55]" office:value-type="float" office:value="0.028383751489734" calcext:value-type="float">
            <text:p>2.83838E-02</text:p>
          </table:table-cell>
          <table:table-cell office:value-type="float" office:value="0.948869" calcext:value-type="float">
            <text:p>9.48869E-01</text:p>
          </table:table-cell>
          <table:table-cell table:formula="of:=[.G17]/[.$G$55]" office:value-type="float" office:value="0.0275328715403337" calcext:value-type="float">
            <text:p>2.75329E-02</text:p>
          </table:table-cell>
          <table:table-cell office:value-type="float" office:value="0.02900395" calcext:value-type="float">
            <text:p>2.90040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.90000E+01</text:p>
          </table:table-cell>
          <table:table-cell office:value-type="float" office:value="1.49485" calcext:value-type="float">
            <text:p>1.49485E+00</text:p>
          </table:table-cell>
          <table:table-cell office:value-type="float" office:value="364.4247" calcext:value-type="float">
            <text:p>3.64425E+02</text:p>
          </table:table-cell>
          <table:table-cell table:formula="of:=[.C18]/[.D18]" office:value-type="float" office:value="0.00410194479133824" calcext:value-type="float">
            <text:p>4.10194E-03</text:p>
          </table:table-cell>
          <table:table-cell table:formula="of:=[.E18]/[.$E$55]" office:value-type="float" office:value="0.028000429754612" calcext:value-type="float">
            <text:p>2.80004E-02</text:p>
          </table:table-cell>
          <table:table-cell office:value-type="float" office:value="0.935848" calcext:value-type="float">
            <text:p>9.35848E-01</text:p>
          </table:table-cell>
          <table:table-cell table:formula="of:=[.G18]/[.$G$55]" office:value-type="float" office:value="0.0271550474989469" calcext:value-type="float">
            <text:p>2.71550E-02</text:p>
          </table:table-cell>
          <table:table-cell office:value-type="float" office:value="0.02851568" calcext:value-type="float">
            <text:p>2.85157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.10000E+01</text:p>
          </table:table-cell>
          <table:table-cell office:value-type="float" office:value="1.57328" calcext:value-type="float">
            <text:p>1.57328E+00</text:p>
          </table:table-cell>
          <table:table-cell office:value-type="float" office:value="389.5575" calcext:value-type="float">
            <text:p>3.89558E+02</text:p>
          </table:table-cell>
          <table:table-cell table:formula="of:=[.C19]/[.D19]" office:value-type="float" office:value="0.00403863357784153" calcext:value-type="float">
            <text:p>4.03863E-03</text:p>
          </table:table-cell>
          <table:table-cell table:formula="of:=[.E19]/[.$E$55]" office:value-type="float" office:value="0.027568258851206" calcext:value-type="float">
            <text:p>2.75683E-02</text:p>
          </table:table-cell>
          <table:table-cell office:value-type="float" office:value="0.922493" calcext:value-type="float">
            <text:p>9.22493E-01</text:p>
          </table:table-cell>
          <table:table-cell table:formula="of:=[.G19]/[.$G$55]" office:value-type="float" office:value="0.026767531941561" calcext:value-type="float">
            <text:p>2.67675E-02</text:p>
          </table:table-cell>
          <table:table-cell office:value-type="float" office:value="0.02799753" calcext:value-type="float">
            <text:p>2.79975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.30000E+01</text:p>
          </table:table-cell>
          <table:table-cell office:value-type="float" office:value="1.65019" calcext:value-type="float">
            <text:p>1.65019E+00</text:p>
          </table:table-cell>
          <table:table-cell office:value-type="float" office:value="414.6902" calcext:value-type="float">
            <text:p>4.14690E+02</text:p>
          </table:table-cell>
          <table:table-cell table:formula="of:=[.C20]/[.D20]" office:value-type="float" office:value="0.00397933204112371" calcext:value-type="float">
            <text:p>3.97933E-03</text:p>
          </table:table-cell>
          <table:table-cell table:formula="of:=[.E20]/[.$E$55]" office:value-type="float" office:value="0.0271634585436266" calcext:value-type="float">
            <text:p>2.71635E-02</text:p>
          </table:table-cell>
          <table:table-cell office:value-type="float" office:value="0.910472" calcext:value-type="float">
            <text:p>9.10472E-01</text:p>
          </table:table-cell>
          <table:table-cell table:formula="of:=[.G20]/[.$G$55]" office:value-type="float" office:value="0.0264187244151413" calcext:value-type="float">
            <text:p>2.64187E-02</text:p>
          </table:table-cell>
          <table:table-cell office:value-type="float" office:value="0.02745047" calcext:value-type="float">
            <text:p>2.74505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.50000E+01</text:p>
          </table:table-cell>
          <table:table-cell office:value-type="float" office:value="1.71781" calcext:value-type="float">
            <text:p>1.71781E+00</text:p>
          </table:table-cell>
          <table:table-cell office:value-type="float" office:value="439.823" calcext:value-type="float">
            <text:p>4.39823E+02</text:p>
          </table:table-cell>
          <table:table-cell table:formula="of:=[.C21]/[.D21]" office:value-type="float" office:value="0.0039056847868347" calcext:value-type="float">
            <text:p>3.90568E-03</text:p>
          </table:table-cell>
          <table:table-cell table:formula="of:=[.E21]/[.$E$55]" office:value-type="float" office:value="0.0266607324282742" calcext:value-type="float">
            <text:p>2.66607E-02</text:p>
          </table:table-cell>
          <table:table-cell office:value-type="float" office:value="0.896743" calcext:value-type="float">
            <text:p>8.96743E-01</text:p>
          </table:table-cell>
          <table:table-cell table:formula="of:=[.G21]/[.$G$55]" office:value-type="float" office:value="0.0260203566811578" calcext:value-type="float">
            <text:p>2.60204E-02</text:p>
          </table:table-cell>
          <table:table-cell office:value-type="float" office:value="0.02687552" calcext:value-type="float">
            <text:p>2.68755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.70000E+01</text:p>
          </table:table-cell>
          <table:table-cell office:value-type="float" office:value="1.78022" calcext:value-type="float">
            <text:p>1.78022E+00</text:p>
          </table:table-cell>
          <table:table-cell office:value-type="float" office:value="464.9557" calcext:value-type="float">
            <text:p>4.64956E+02</text:p>
          </table:table-cell>
          <table:table-cell table:formula="of:=[.C22]/[.D22]" office:value-type="float" office:value="0.00382879487228568" calcext:value-type="float">
            <text:p>3.82879E-03</text:p>
          </table:table-cell>
          <table:table-cell table:formula="of:=[.E22]/[.$E$55]" office:value-type="float" office:value="0.0261358714755587" calcext:value-type="float">
            <text:p>2.61359E-02</text:p>
          </table:table-cell>
          <table:table-cell office:value-type="float" office:value="0.885139" calcext:value-type="float">
            <text:p>8.85139E-01</text:p>
          </table:table-cell>
          <table:table-cell table:formula="of:=[.G22]/[.$G$55]" office:value-type="float" office:value="0.0256836490414793" calcext:value-type="float">
            <text:p>2.56836E-02</text:p>
          </table:table-cell>
          <table:table-cell office:value-type="float" office:value="0.02627375" calcext:value-type="float">
            <text:p>2.62738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.90000E+01</text:p>
          </table:table-cell>
          <table:table-cell office:value-type="float" office:value="1.83115" calcext:value-type="float">
            <text:p>1.83115E+00</text:p>
          </table:table-cell>
          <table:table-cell office:value-type="float" office:value="490.0885" calcext:value-type="float">
            <text:p>4.90089E+02</text:p>
          </table:table-cell>
          <table:table-cell table:formula="of:=[.C23]/[.D23]" office:value-type="float" office:value="0.0037363659828786" calcext:value-type="float">
            <text:p>3.73637E-03</text:p>
          </table:table-cell>
          <table:table-cell table:formula="of:=[.E23]/[.$E$55]" office:value-type="float" office:value="0.0255049393794943" calcext:value-type="float">
            <text:p>2.55049E-02</text:p>
          </table:table-cell>
          <table:table-cell office:value-type="float" office:value="0.867116" calcext:value-type="float">
            <text:p>8.67116E-01</text:p>
          </table:table-cell>
          <table:table-cell table:formula="of:=[.G23]/[.$G$55]" office:value-type="float" office:value="0.025160684392227" calcext:value-type="float">
            <text:p>2.51607E-02</text:p>
          </table:table-cell>
          <table:table-cell office:value-type="float" office:value="0.02564626" calcext:value-type="float">
            <text:p>2.56463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.10000E+01</text:p>
          </table:table-cell>
          <table:table-cell office:value-type="float" office:value="1.87924" calcext:value-type="float">
            <text:p>1.87924E+00</text:p>
          </table:table-cell>
          <table:table-cell office:value-type="float" office:value="515.2212" calcext:value-type="float">
            <text:p>5.15221E+02</text:p>
          </table:table-cell>
          <table:table-cell table:formula="of:=[.C24]/[.D24]" office:value-type="float" office:value="0.00364744307881741" calcext:value-type="float">
            <text:p>3.64744E-03</text:p>
          </table:table-cell>
          <table:table-cell table:formula="of:=[.E24]/[.$E$55]" office:value-type="float" office:value="0.0248979396134323" calcext:value-type="float">
            <text:p>2.48979E-02</text:p>
          </table:table-cell>
          <table:table-cell office:value-type="float" office:value="0.850347" calcext:value-type="float">
            <text:p>8.50347E-01</text:p>
          </table:table-cell>
          <table:table-cell table:formula="of:=[.G24]/[.$G$55]" office:value-type="float" office:value="0.0246741064527434" calcext:value-type="float">
            <text:p>2.46741E-02</text:p>
          </table:table-cell>
          <table:table-cell office:value-type="float" office:value="0.0249942" calcext:value-type="float">
            <text:p>2.49942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.30000E+01</text:p>
          </table:table-cell>
          <table:table-cell office:value-type="float" office:value="1.92079" calcext:value-type="float">
            <text:p>1.92079E+00</text:p>
          </table:table-cell>
          <table:table-cell office:value-type="float" office:value="540.3539" calcext:value-type="float">
            <text:p>5.40354E+02</text:p>
          </table:table-cell>
          <table:table-cell table:formula="of:=[.C25]/[.D25]" office:value-type="float" office:value="0.00355468888075019" calcext:value-type="float">
            <text:p>3.55469E-03</text:p>
          </table:table-cell>
          <table:table-cell table:formula="of:=[.E25]/[.$E$55]" office:value-type="float" office:value="0.0242647869164699" calcext:value-type="float">
            <text:p>2.42648E-02</text:p>
          </table:table-cell>
          <table:table-cell office:value-type="float" office:value="0.836018" calcext:value-type="float">
            <text:p>8.36018E-01</text:p>
          </table:table-cell>
          <table:table-cell table:formula="of:=[.G25]/[.$G$55]" office:value-type="float" office:value="0.0242583288097796" calcext:value-type="float">
            <text:p>2.42583E-02</text:p>
          </table:table-cell>
          <table:table-cell office:value-type="float" office:value="0.02431874" calcext:value-type="float">
            <text:p>2.43187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.50000E+01</text:p>
          </table:table-cell>
          <table:table-cell office:value-type="float" office:value="1.9595" calcext:value-type="float">
            <text:p>1.95950E+00</text:p>
          </table:table-cell>
          <table:table-cell office:value-type="float" office:value="565.4867" calcext:value-type="float">
            <text:p>5.65487E+02</text:p>
          </table:table-cell>
          <table:table-cell table:formula="of:=[.C26]/[.D26]" office:value-type="float" office:value="0.00346515665178332" calcext:value-type="float">
            <text:p>3.46516E-03</text:p>
          </table:table-cell>
          <table:table-cell table:formula="of:=[.E26]/[.$E$55]" office:value-type="float" office:value="0.0236536278162172" calcext:value-type="float">
            <text:p>2.36536E-02</text:p>
          </table:table-cell>
          <table:table-cell office:value-type="float" office:value="0.819142" calcext:value-type="float">
            <text:p>8.19142E-01</text:p>
          </table:table-cell>
          <table:table-cell table:formula="of:=[.G26]/[.$G$55]" office:value-type="float" office:value="0.0237686461031945" calcext:value-type="float">
            <text:p>2.37686E-02</text:p>
          </table:table-cell>
          <table:table-cell office:value-type="float" office:value="0.02362111" calcext:value-type="float">
            <text:p>2.36211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.70000E+01</text:p>
          </table:table-cell>
          <table:table-cell office:value-type="float" office:value="1.99462" calcext:value-type="float">
            <text:p>1.99462E+00</text:p>
          </table:table-cell>
          <table:table-cell office:value-type="float" office:value="590.6194" calcext:value-type="float">
            <text:p>5.90619E+02</text:p>
          </table:table-cell>
          <table:table-cell table:formula="of:=[.C27]/[.D27]" office:value-type="float" office:value="0.00337716641207519" calcext:value-type="float">
            <text:p>3.37717E-03</text:p>
          </table:table-cell>
          <table:table-cell table:formula="of:=[.E27]/[.$E$55]" office:value-type="float" office:value="0.0230529945431313" calcext:value-type="float">
            <text:p>2.30530E-02</text:p>
          </table:table-cell>
          <table:table-cell office:value-type="float" office:value="0.801542" calcext:value-type="float">
            <text:p>8.01542E-01</text:p>
          </table:table-cell>
          <table:table-cell table:formula="of:=[.G27]/[.$G$55]" office:value-type="float" office:value="0.0232579554397732" calcext:value-type="float">
            <text:p>2.32580E-02</text:p>
          </table:table-cell>
          <table:table-cell office:value-type="float" office:value="0.02290253" calcext:value-type="float">
            <text:p>2.29025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.90000E+01</text:p>
          </table:table-cell>
          <table:table-cell office:value-type="float" office:value="2.02138" calcext:value-type="float">
            <text:p>2.02138E+00</text:p>
          </table:table-cell>
          <table:table-cell office:value-type="float" office:value="615.7522" calcext:value-type="float">
            <text:p>6.15752E+02</text:p>
          </table:table-cell>
          <table:table-cell table:formula="of:=[.C28]/[.D28]" office:value-type="float" office:value="0.00328278161247333" calcext:value-type="float">
            <text:p>3.28278E-03</text:p>
          </table:table-cell>
          <table:table-cell table:formula="of:=[.E28]/[.$E$55]" office:value-type="float" office:value="0.0224087111396258" calcext:value-type="float">
            <text:p>2.24087E-02</text:p>
          </table:table-cell>
          <table:table-cell office:value-type="float" office:value="0.781566" calcext:value-type="float">
            <text:p>7.81566E-01</text:p>
          </table:table-cell>
          <table:table-cell table:formula="of:=[.G28]/[.$G$55]" office:value-type="float" office:value="0.0226783215367901" calcext:value-type="float">
            <text:p>2.26783E-02</text:p>
          </table:table-cell>
          <table:table-cell office:value-type="float" office:value="0.02216428" calcext:value-type="float">
            <text:p>2.21643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.10000E+01</text:p>
          </table:table-cell>
          <table:table-cell office:value-type="float" office:value="2.03502" calcext:value-type="float">
            <text:p>2.03502E+00</text:p>
          </table:table-cell>
          <table:table-cell office:value-type="float" office:value="640.8849" calcext:value-type="float">
            <text:p>6.40885E+02</text:p>
          </table:table-cell>
          <table:table-cell table:formula="of:=[.C29]/[.D29]" office:value-type="float" office:value="0.00317532836239393" calcext:value-type="float">
            <text:p>3.17533E-03</text:p>
          </table:table-cell>
          <table:table-cell table:formula="of:=[.E29]/[.$E$55]" office:value-type="float" office:value="0.0216752207262233" calcext:value-type="float">
            <text:p>2.16752E-02</text:p>
          </table:table-cell>
          <table:table-cell office:value-type="float" office:value="0.761384" calcext:value-type="float">
            <text:p>7.61384E-01</text:p>
          </table:table-cell>
          <table:table-cell table:formula="of:=[.G29]/[.$G$55]" office:value-type="float" office:value="0.0220927102317237" calcext:value-type="float">
            <text:p>2.20927E-02</text:p>
          </table:table-cell>
          <table:table-cell office:value-type="float" office:value="0.02140763" calcext:value-type="float">
            <text:p>2.14076E-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.30000E+01</text:p>
          </table:table-cell>
          <table:table-cell office:value-type="float" office:value="2.03799" calcext:value-type="float">
            <text:p>2.03799E+00</text:p>
          </table:table-cell>
          <table:table-cell office:value-type="float" office:value="666.0176" calcext:value-type="float">
            <text:p>6.66018E+02</text:p>
          </table:table-cell>
          <table:table-cell table:formula="of:=[.C30]/[.D30]" office:value-type="float" office:value="0.00305996418112674" calcext:value-type="float">
            <text:p>3.05996E-03</text:p>
          </table:table-cell>
          <table:table-cell table:formula="of:=[.E30]/[.$E$55]" office:value-type="float" office:value="0.0208877292269249" calcext:value-type="float">
            <text:p>2.08877E-02</text:p>
          </table:table-cell>
          <table:table-cell office:value-type="float" office:value="0.738397" calcext:value-type="float">
            <text:p>7.38397E-01</text:p>
          </table:table-cell>
          <table:table-cell table:formula="of:=[.G30]/[.$G$55]" office:value-type="float" office:value="0.0214257076021746" calcext:value-type="float">
            <text:p>2.14257E-02</text:p>
          </table:table-cell>
          <table:table-cell office:value-type="float" office:value="0.0206339" calcext:value-type="float">
            <text:p>2.06339E-0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.50000E+01</text:p>
          </table:table-cell>
          <table:table-cell office:value-type="float" office:value="2.04192" calcext:value-type="float">
            <text:p>2.04192E+00</text:p>
          </table:table-cell>
          <table:table-cell office:value-type="float" office:value="691.1504" calcext:value-type="float">
            <text:p>6.91150E+02</text:p>
          </table:table-cell>
          <table:table-cell table:formula="of:=[.C31]/[.D31]" office:value-type="float" office:value="0.00295437867069165" calcext:value-type="float">
            <text:p>2.95438E-03</text:p>
          </table:table-cell>
          <table:table-cell table:formula="of:=[.E31]/[.$E$55]" office:value-type="float" office:value="0.0201669882568647" calcext:value-type="float">
            <text:p>2.01670E-02</text:p>
          </table:table-cell>
          <table:table-cell office:value-type="float" office:value="0.718994" calcext:value-type="float">
            <text:p>7.18994E-01</text:p>
          </table:table-cell>
          <table:table-cell table:formula="of:=[.G31]/[.$G$55]" office:value-type="float" office:value="0.0208627001622676" calcext:value-type="float">
            <text:p>2.08627E-02</text:p>
          </table:table-cell>
          <table:table-cell office:value-type="float" office:value="0.0198444" calcext:value-type="float">
            <text:p>1.98444E-02</text:p>
          </table:table-cell>
          <table:table-cell table:number-columns-repeated="2"/>
          <table:table-cell table:style-name="ce3" office:value-type="float" office:value="0.001256637" calcext:value-type="float">
            <text:p>1.26E-03</text:p>
          </table:table-cell>
          <table:table-cell table:style-name="ce1" table:formula="of:=[.L31]*[.$M$30]" office:value-type="float" office:value="12.56637" calcext:value-type="float">
            <text:p>1.25664E+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.70000E+01</text:p>
          </table:table-cell>
          <table:table-cell office:value-type="float" office:value="2.04138" calcext:value-type="float">
            <text:p>2.04138E+00</text:p>
          </table:table-cell>
          <table:table-cell office:value-type="float" office:value="716.2831" calcext:value-type="float">
            <text:p>7.16283E+02</text:p>
          </table:table-cell>
          <table:table-cell table:formula="of:=[.C32]/[.D32]" office:value-type="float" office:value="0.00284996253576275" calcext:value-type="float">
            <text:p>2.84996E-03</text:p>
          </table:table-cell>
          <table:table-cell table:formula="of:=[.E32]/[.$E$55]" office:value-type="float" office:value="0.0194542296021167" calcext:value-type="float">
            <text:p>1.94542E-02</text:p>
          </table:table-cell>
          <table:table-cell office:value-type="float" office:value="0.698381" calcext:value-type="float">
            <text:p>6.98381E-01</text:p>
          </table:table-cell>
          <table:table-cell table:formula="of:=[.G32]/[.$G$55]" office:value-type="float" office:value="0.0202645827392504" calcext:value-type="float">
            <text:p>2.02646E-02</text:p>
          </table:table-cell>
          <table:table-cell office:value-type="float" office:value="0.01904046" calcext:value-type="float">
            <text:p>1.90405E-02</text:p>
          </table:table-cell>
          <table:table-cell table:number-columns-repeated="2"/>
          <table:table-cell table:style-name="ce3" office:value-type="float" office:value="0.003769911" calcext:value-type="float">
            <text:p>3.77E-03</text:p>
          </table:table-cell>
          <table:table-cell table:style-name="ce1" table:formula="of:=[.L32]*[.$M$30]" office:value-type="float" office:value="37.69911" calcext:value-type="float">
            <text:p>3.76991E+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.90000E+01</text:p>
          </table:table-cell>
          <table:table-cell office:value-type="float" office:value="2.03246" calcext:value-type="float">
            <text:p>2.03246E+00</text:p>
          </table:table-cell>
          <table:table-cell office:value-type="float" office:value="741.4159" calcext:value-type="float">
            <text:p>7.41416E+02</text:p>
          </table:table-cell>
          <table:table-cell table:formula="of:=[.C33]/[.D33]" office:value-type="float" office:value="0.00274132238059637" calcext:value-type="float">
            <text:p>2.74132E-03</text:p>
          </table:table-cell>
          <table:table-cell table:formula="of:=[.E33]/[.$E$55]" office:value-type="float" office:value="0.0187126372141134" calcext:value-type="float">
            <text:p>1.87126E-02</text:p>
          </table:table-cell>
          <table:table-cell office:value-type="float" office:value="0.673597" calcext:value-type="float">
            <text:p>6.73597E-01</text:p>
          </table:table-cell>
          <table:table-cell table:formula="of:=[.G33]/[.$G$55]" office:value-type="float" office:value="0.0195454374323054" calcext:value-type="float">
            <text:p>1.95454E-02</text:p>
          </table:table-cell>
          <table:table-cell office:value-type="float" office:value="0.01822344" calcext:value-type="float">
            <text:p>1.82234E-02</text:p>
          </table:table-cell>
          <table:table-cell table:number-columns-repeated="2"/>
          <table:table-cell table:style-name="ce3" office:value-type="float" office:value="0.006283185" calcext:value-type="float">
            <text:p>6.28E-03</text:p>
          </table:table-cell>
          <table:table-cell table:style-name="ce1" table:formula="of:=[.L33]*[.$M$30]" office:value-type="float" office:value="62.83185" calcext:value-type="float">
            <text:p>6.28319E+01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61" calcext:value-type="float">
            <text:p>6.10000E+01</text:p>
          </table:table-cell>
          <table:table-cell office:value-type="float" office:value="2.00767" calcext:value-type="float">
            <text:p>2.00767E+00</text:p>
          </table:table-cell>
          <table:table-cell office:value-type="float" office:value="766.5486" calcext:value-type="float">
            <text:p>7.66549E+02</text:p>
          </table:table-cell>
          <table:table-cell table:formula="of:=[.C34]/[.D34]" office:value-type="float" office:value="0.00261910334191466" calcext:value-type="float">
            <text:p>2.61910E-03</text:p>
          </table:table-cell>
          <table:table-cell table:formula="of:=[.E34]/[.$E$55]" office:value-type="float" office:value="0.0178783535312832" calcext:value-type="float">
            <text:p>1.78784E-02</text:p>
          </table:table-cell>
          <table:table-cell office:value-type="float" office:value="0.647508" calcext:value-type="float">
            <text:p>6.47508E-01</text:p>
          </table:table-cell>
          <table:table-cell table:formula="of:=[.G34]/[.$G$55]" office:value-type="float" office:value="0.0187884255733283" calcext:value-type="float">
            <text:p>1.87884E-02</text:p>
          </table:table-cell>
          <table:table-cell office:value-type="float" office:value="0.01739468" calcext:value-type="float">
            <text:p>1.73947E-02</text:p>
          </table:table-cell>
          <table:table-cell table:number-columns-repeated="2"/>
          <table:table-cell table:style-name="ce3" office:value-type="float" office:value="0.008796459" calcext:value-type="float">
            <text:p>8.80E-03</text:p>
          </table:table-cell>
          <table:table-cell table:style-name="ce1" table:formula="of:=[.L34]*[.$M$30]" office:value-type="float" office:value="87.96459" calcext:value-type="float">
            <text:p>8.79646E+01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63" calcext:value-type="float">
            <text:p>6.30000E+01</text:p>
          </table:table-cell>
          <table:table-cell office:value-type="float" office:value="1.97769" calcext:value-type="float">
            <text:p>1.97769E+00</text:p>
          </table:table-cell>
          <table:table-cell office:value-type="float" office:value="791.6813" calcext:value-type="float">
            <text:p>7.91681E+02</text:p>
          </table:table-cell>
          <table:table-cell table:formula="of:=[.C35]/[.D35]" office:value-type="float" office:value="0.00249808856164722" calcext:value-type="float">
            <text:p>2.49809E-03</text:p>
          </table:table-cell>
          <table:table-cell table:formula="of:=[.E35]/[.$E$55]" office:value-type="float" office:value="0.0170522902792123" calcext:value-type="float">
            <text:p>1.70523E-02</text:p>
          </table:table-cell>
          <table:table-cell office:value-type="float" office:value="0.619973" calcext:value-type="float">
            <text:p>6.19973E-01</text:p>
          </table:table-cell>
          <table:table-cell table:formula="of:=[.G35]/[.$G$55]" office:value-type="float" office:value="0.0179894558337087" calcext:value-type="float">
            <text:p>1.79895E-02</text:p>
          </table:table-cell>
          <table:table-cell office:value-type="float" office:value="0.01655553" calcext:value-type="float">
            <text:p>1.65555E-02</text:p>
          </table:table-cell>
          <table:table-cell table:number-columns-repeated="2"/>
          <table:table-cell table:style-name="ce3" office:value-type="float" office:value="0.01130973" calcext:value-type="float">
            <text:p>1.13E-02</text:p>
          </table:table-cell>
          <table:table-cell table:style-name="ce1" table:formula="of:=[.L35]*[.$M$30]" office:value-type="float" office:value="113.0973" calcext:value-type="float">
            <text:p>1.13097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.50000E+01</text:p>
          </table:table-cell>
          <table:table-cell office:value-type="float" office:value="1.94615" calcext:value-type="float">
            <text:p>1.94615E+00</text:p>
          </table:table-cell>
          <table:table-cell office:value-type="float" office:value="816.8141" calcext:value-type="float">
            <text:p>8.16814E+02</text:p>
          </table:table-cell>
          <table:table-cell table:formula="of:=[.C36]/[.D36]" office:value-type="float" office:value="0.00238261068216134" calcext:value-type="float">
            <text:p>2.38261E-03</text:p>
          </table:table-cell>
          <table:table-cell table:formula="of:=[.E36]/[.$E$55]" office:value-type="float" office:value="0.0162640226605004" calcext:value-type="float">
            <text:p>1.62640E-02</text:p>
          </table:table-cell>
          <table:table-cell office:value-type="float" office:value="0.594429" calcext:value-type="float">
            <text:p>5.94429E-01</text:p>
          </table:table-cell>
          <table:table-cell table:formula="of:=[.G36]/[.$G$55]" office:value-type="float" office:value="0.0172482579753886" calcext:value-type="float">
            <text:p>1.72483E-02</text:p>
          </table:table-cell>
          <table:table-cell office:value-type="float" office:value="0.01570736" calcext:value-type="float">
            <text:p>1.57074E-02</text:p>
          </table:table-cell>
          <table:table-cell table:number-columns-repeated="2"/>
          <table:table-cell table:style-name="ce3" office:value-type="float" office:value="0.01382301" calcext:value-type="float">
            <text:p>1.38E-02</text:p>
          </table:table-cell>
          <table:table-cell table:style-name="ce1" table:formula="of:=[.L36]*[.$M$30]" office:value-type="float" office:value="138.2301" calcext:value-type="float">
            <text:p>1.38230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.70000E+01</text:p>
          </table:table-cell>
          <table:table-cell office:value-type="float" office:value="1.90471" calcext:value-type="float">
            <text:p>1.90471E+00</text:p>
          </table:table-cell>
          <table:table-cell office:value-type="float" office:value="841.9468" calcext:value-type="float">
            <text:p>8.41947E+02</text:p>
          </table:table-cell>
          <table:table-cell table:formula="of:=[.C37]/[.D37]" office:value-type="float" office:value="0.0022622688274366" calcext:value-type="float">
            <text:p>2.26227E-03</text:p>
          </table:table-cell>
          <table:table-cell table:formula="of:=[.E37]/[.$E$55]" office:value-type="float" office:value="0.0154425528891678" calcext:value-type="float">
            <text:p>1.54426E-02</text:p>
          </table:table-cell>
          <table:table-cell office:value-type="float" office:value="0.566954" calcext:value-type="float">
            <text:p>5.66954E-01</text:p>
          </table:table-cell>
          <table:table-cell table:formula="of:=[.G37]/[.$G$55]" office:value-type="float" office:value="0.0164510292266671" calcext:value-type="float">
            <text:p>1.64510E-02</text:p>
          </table:table-cell>
          <table:table-cell office:value-type="float" office:value="0.01485153" calcext:value-type="float">
            <text:p>1.48515E-02</text:p>
          </table:table-cell>
          <table:table-cell table:number-columns-repeated="2"/>
          <table:table-cell table:style-name="ce3" office:value-type="float" office:value="0.01633628" calcext:value-type="float">
            <text:p>1.63E-02</text:p>
          </table:table-cell>
          <table:table-cell table:style-name="ce1" table:formula="of:=[.L37]*[.$M$30]" office:value-type="float" office:value="163.3628" calcext:value-type="float">
            <text:p>1.63363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.90000E+01</text:p>
          </table:table-cell>
          <table:table-cell office:value-type="float" office:value="1.8543" calcext:value-type="float">
            <text:p>1.85430E+00</text:p>
          </table:table-cell>
          <table:table-cell office:value-type="float" office:value="867.0796" calcext:value-type="float">
            <text:p>8.67080E+02</text:p>
          </table:table-cell>
          <table:table-cell table:formula="of:=[.C38]/[.D38]" office:value-type="float" office:value="0.00213855798245052" calcext:value-type="float">
            <text:p>2.13856E-03</text:p>
          </table:table-cell>
          <table:table-cell table:formula="of:=[.E38]/[.$E$55]" office:value-type="float" office:value="0.0145980859348023" calcext:value-type="float">
            <text:p>1.45981E-02</text:p>
          </table:table-cell>
          <table:table-cell office:value-type="float" office:value="0.537944" calcext:value-type="float">
            <text:p>5.37944E-01</text:p>
          </table:table-cell>
          <table:table-cell table:formula="of:=[.G38]/[.$G$55]" office:value-type="float" office:value="0.015609260127471" calcext:value-type="float">
            <text:p>1.56093E-02</text:p>
          </table:table-cell>
          <table:table-cell office:value-type="float" office:value="0.01398939" calcext:value-type="float">
            <text:p>1.39894E-02</text:p>
          </table:table-cell>
          <table:table-cell table:number-columns-repeated="2"/>
          <table:table-cell table:style-name="ce3" office:value-type="float" office:value="0.01884956" calcext:value-type="float">
            <text:p>1.88E-02</text:p>
          </table:table-cell>
          <table:table-cell table:style-name="ce1" table:formula="of:=[.L38]*[.$M$30]" office:value-type="float" office:value="188.4956" calcext:value-type="float">
            <text:p>1.88496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 calcext:value-type="float">
            <text:p>7.10000E+01</text:p>
          </table:table-cell>
          <table:table-cell office:value-type="float" office:value="1.7977" calcext:value-type="float">
            <text:p>1.79770E+00</text:p>
          </table:table-cell>
          <table:table-cell office:value-type="float" office:value="892.2123" calcext:value-type="float">
            <text:p>8.92212E+02</text:p>
          </table:table-cell>
          <table:table-cell table:formula="of:=[.C39]/[.D39]" office:value-type="float" office:value="0.00201487919411109" calcext:value-type="float">
            <text:p>2.01488E-03</text:p>
          </table:table-cell>
          <table:table-cell table:formula="of:=[.E39]/[.$E$55]" office:value-type="float" office:value="0.0137538378034412" calcext:value-type="float">
            <text:p>1.37538E-02</text:p>
          </table:table-cell>
          <table:table-cell office:value-type="float" office:value="0.510553" calcext:value-type="float">
            <text:p>5.10553E-01</text:p>
          </table:table-cell>
          <table:table-cell table:formula="of:=[.G39]/[.$G$55]" office:value-type="float" office:value="0.0148144687660067" calcext:value-type="float">
            <text:p>1.48145E-02</text:p>
          </table:table-cell>
          <table:table-cell office:value-type="float" office:value="0.01312229" calcext:value-type="float">
            <text:p>1.31223E-02</text:p>
          </table:table-cell>
          <table:table-cell table:number-columns-repeated="2"/>
          <table:table-cell table:style-name="ce3" office:value-type="float" office:value="0.02136283" calcext:value-type="float">
            <text:p>2.14E-02</text:p>
          </table:table-cell>
          <table:table-cell table:style-name="ce1" table:formula="of:=[.L39]*[.$M$30]" office:value-type="float" office:value="213.6283" calcext:value-type="float">
            <text:p>2.13628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.30000E+01</text:p>
          </table:table-cell>
          <table:table-cell office:value-type="float" office:value="1.72794" calcext:value-type="float">
            <text:p>1.72794E+00</text:p>
          </table:table-cell>
          <table:table-cell office:value-type="float" office:value="917.3451" calcext:value-type="float">
            <text:p>9.17345E+02</text:p>
          </table:table-cell>
          <table:table-cell table:formula="of:=[.C40]/[.D40]" office:value-type="float" office:value="0.00188363136185063" calcext:value-type="float">
            <text:p>1.88363E-03</text:p>
          </table:table-cell>
          <table:table-cell table:formula="of:=[.E40]/[.$E$55]" office:value-type="float" office:value="0.0128579223548925" calcext:value-type="float">
            <text:p>1.28579E-02</text:p>
          </table:table-cell>
          <table:table-cell office:value-type="float" office:value="0.485145" calcext:value-type="float">
            <text:p>4.85145E-01</text:p>
          </table:table-cell>
          <table:table-cell table:formula="of:=[.G40]/[.$G$55]" office:value-type="float" office:value="0.0140772171537222" calcext:value-type="float">
            <text:p>1.40772E-02</text:p>
          </table:table-cell>
          <table:table-cell office:value-type="float" office:value="0.01225157" calcext:value-type="float">
            <text:p>1.22516E-02</text:p>
          </table:table-cell>
          <table:table-cell table:number-columns-repeated="2"/>
          <table:table-cell table:style-name="ce3" office:value-type="float" office:value="0.0238761" calcext:value-type="float">
            <text:p>2.39E-02</text:p>
          </table:table-cell>
          <table:table-cell table:style-name="ce1" table:formula="of:=[.L40]*[.$M$30]" office:value-type="float" office:value="238.761" calcext:value-type="float">
            <text:p>2.38761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.50000E+01</text:p>
          </table:table-cell>
          <table:table-cell office:value-type="float" office:value="1.66134" calcext:value-type="float">
            <text:p>1.66134E+00</text:p>
          </table:table-cell>
          <table:table-cell office:value-type="float" office:value="942.4778" calcext:value-type="float">
            <text:p>9.42478E+02</text:p>
          </table:table-cell>
          <table:table-cell table:formula="of:=[.C41]/[.D41]" office:value-type="float" office:value="0.00176273648037121" calcext:value-type="float">
            <text:p>1.76274E-03</text:p>
          </table:table-cell>
          <table:table-cell table:formula="of:=[.E41]/[.$E$55]" office:value-type="float" office:value="0.0120326775481596" calcext:value-type="float">
            <text:p>1.20327E-02</text:p>
          </table:table-cell>
          <table:table-cell office:value-type="float" office:value="0.4548" calcext:value-type="float">
            <text:p>4.54800E-01</text:p>
          </table:table-cell>
          <table:table-cell table:formula="of:=[.G41]/[.$G$55]" office:value-type="float" office:value="0.013196711007045" calcext:value-type="float">
            <text:p>1.31967E-02</text:p>
          </table:table-cell>
          <table:table-cell office:value-type="float" office:value="0.01137858" calcext:value-type="float">
            <text:p>1.13786E-02</text:p>
          </table:table-cell>
          <table:table-cell table:number-columns-repeated="2"/>
          <table:table-cell table:style-name="ce3" office:value-type="float" office:value="0.02638938" calcext:value-type="float">
            <text:p>2.64E-02</text:p>
          </table:table-cell>
          <table:table-cell table:style-name="ce1" table:formula="of:=[.L41]*[.$M$30]" office:value-type="float" office:value="263.8938" calcext:value-type="float">
            <text:p>2.63894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.70000E+01</text:p>
          </table:table-cell>
          <table:table-cell office:value-type="float" office:value="1.58287" calcext:value-type="float">
            <text:p>1.58287E+00</text:p>
          </table:table-cell>
          <table:table-cell office:value-type="float" office:value="967.6105" calcext:value-type="float">
            <text:p>9.67611E+02</text:p>
          </table:table-cell>
          <table:table-cell table:formula="of:=[.C42]/[.D42]" office:value-type="float" office:value="0.00163585450963998" calcext:value-type="float">
            <text:p>1.63585E-03</text:p>
          </table:table-cell>
          <table:table-cell table:formula="of:=[.E42]/[.$E$55]" office:value-type="float" office:value="0.0111665640607016" calcext:value-type="float">
            <text:p>1.11666E-02</text:p>
          </table:table-cell>
          <table:table-cell office:value-type="float" office:value="0.425859" calcext:value-type="float">
            <text:p>4.25859E-01</text:p>
          </table:table-cell>
          <table:table-cell table:formula="of:=[.G42]/[.$G$55]" office:value-type="float" office:value="0.0123569440473816" calcext:value-type="float">
            <text:p>1.23569E-02</text:p>
          </table:table-cell>
          <table:table-cell office:value-type="float" office:value="0.01050463" calcext:value-type="float">
            <text:p>1.05046E-02</text:p>
          </table:table-cell>
          <table:table-cell table:number-columns-repeated="2"/>
          <table:table-cell table:style-name="ce3" office:value-type="float" office:value="0.02890265" calcext:value-type="float">
            <text:p>2.89E-02</text:p>
          </table:table-cell>
          <table:table-cell table:style-name="ce1" table:formula="of:=[.L42]*[.$M$30]" office:value-type="float" office:value="289.0265" calcext:value-type="float">
            <text:p>2.89027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.90000E+01</text:p>
          </table:table-cell>
          <table:table-cell office:value-type="float" office:value="1.49596" calcext:value-type="float">
            <text:p>1.49596E+00</text:p>
          </table:table-cell>
          <table:table-cell office:value-type="float" office:value="992.7433" calcext:value-type="float">
            <text:p>9.92743E+02</text:p>
          </table:table-cell>
          <table:table-cell table:formula="of:=[.C43]/[.D43]" office:value-type="float" office:value="0.00150689508556744" calcext:value-type="float">
            <text:p>1.50690E-03</text:p>
          </table:table-cell>
          <table:table-cell table:formula="of:=[.E43]/[.$E$55]" office:value-type="float" office:value="0.0102862695958508" calcext:value-type="float">
            <text:p>1.02863E-02</text:p>
          </table:table-cell>
          <table:table-cell office:value-type="float" office:value="0.393436" calcext:value-type="float">
            <text:p>3.93436E-01</text:p>
          </table:table-cell>
          <table:table-cell table:formula="of:=[.G43]/[.$G$55]" office:value-type="float" office:value="0.0114161415826028" calcext:value-type="float">
            <text:p>1.14161E-02</text:p>
          </table:table-cell>
          <table:table-cell office:value-type="float" office:value="0.009631041" calcext:value-type="float">
            <text:p>9.63104E-03</text:p>
          </table:table-cell>
          <table:table-cell table:number-columns-repeated="2"/>
          <table:table-cell table:style-name="ce3" office:value-type="float" office:value="0.03141593" calcext:value-type="float">
            <text:p>3.14E-02</text:p>
          </table:table-cell>
          <table:table-cell table:style-name="ce1" table:formula="of:=[.L43]*[.$M$30]" office:value-type="float" office:value="314.1593" calcext:value-type="float">
            <text:p>3.14159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.10000E+01</text:p>
          </table:table-cell>
          <table:table-cell office:value-type="float" office:value="1.40382" calcext:value-type="float">
            <text:p>1.40382E+00</text:p>
          </table:table-cell>
          <table:table-cell office:value-type="float" office:value="1017.876" calcext:value-type="float">
            <text:p>1.01788E+03</text:p>
          </table:table-cell>
          <table:table-cell table:formula="of:=[.C44]/[.D44]" office:value-type="float" office:value="0.00137916602808201" calcext:value-type="float">
            <text:p>1.37917E-03</text:p>
          </table:table-cell>
          <table:table-cell table:formula="of:=[.E44]/[.$E$55]" office:value-type="float" office:value="0.00941437377967702" calcext:value-type="float">
            <text:p>9.41437E-03</text:p>
          </table:table-cell>
          <table:table-cell office:value-type="float" office:value="0.36145" calcext:value-type="float">
            <text:p>3.61450E-01</text:p>
          </table:table-cell>
          <table:table-cell table:formula="of:=[.G44]/[.$G$55]" office:value-type="float" office:value="0.0104880193348646" calcext:value-type="float">
            <text:p>1.04880E-02</text:p>
          </table:table-cell>
          <table:table-cell office:value-type="float" office:value="0.008759108" calcext:value-type="float">
            <text:p>8.75911E-03</text:p>
          </table:table-cell>
          <table:table-cell table:number-columns-repeated="2"/>
          <table:table-cell table:style-name="ce3" office:value-type="float" office:value="0.0339292" calcext:value-type="float">
            <text:p>3.39E-02</text:p>
          </table:table-cell>
          <table:table-cell table:style-name="ce1" table:formula="of:=[.L44]*[.$M$30]" office:value-type="float" office:value="339.292" calcext:value-type="float">
            <text:p>3.39292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.30000E+01</text:p>
          </table:table-cell>
          <table:table-cell office:value-type="float" office:value="1.30458" calcext:value-type="float">
            <text:p>1.30458E+00</text:p>
          </table:table-cell>
          <table:table-cell office:value-type="float" office:value="1043.009" calcext:value-type="float">
            <text:p>1.04301E+03</text:p>
          </table:table-cell>
          <table:table-cell table:formula="of:=[.C45]/[.D45]" office:value-type="float" office:value="0.00125078498843251" calcext:value-type="float">
            <text:p>1.25078E-03</text:p>
          </table:table-cell>
          <table:table-cell table:formula="of:=[.E45]/[.$E$55]" office:value-type="float" office:value="0.00853802744509919" calcext:value-type="float">
            <text:p>8.53803E-03</text:p>
          </table:table-cell>
          <table:table-cell office:value-type="float" office:value="0.329584" calcext:value-type="float">
            <text:p>3.29584E-01</text:p>
          </table:table-cell>
          <table:table-cell table:formula="of:=[.G45]/[.$G$55]" office:value-type="float" office:value="0.00956337906892242" calcext:value-type="float">
            <text:p>9.56338E-03</text:p>
          </table:table-cell>
          <table:table-cell office:value-type="float" office:value="0.007890112" calcext:value-type="float">
            <text:p>7.89011E-03</text:p>
          </table:table-cell>
          <table:table-cell table:number-columns-repeated="2"/>
          <table:table-cell table:style-name="ce3" office:value-type="float" office:value="0.03644247" calcext:value-type="float">
            <text:p>3.64E-02</text:p>
          </table:table-cell>
          <table:table-cell table:style-name="ce1" table:formula="of:=[.L45]*[.$M$30]" office:value-type="float" office:value="364.4247" calcext:value-type="float">
            <text:p>3.64425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.50000E+01</text:p>
          </table:table-cell>
          <table:table-cell office:value-type="float" office:value="1.19474" calcext:value-type="float">
            <text:p>1.19474E+00</text:p>
          </table:table-cell>
          <table:table-cell office:value-type="float" office:value="1068.142" calcext:value-type="float">
            <text:p>1.06814E+03</text:p>
          </table:table-cell>
          <table:table-cell table:formula="of:=[.C46]/[.D46]" office:value-type="float" office:value="0.00111852169468104" calcext:value-type="float">
            <text:p>1.11852E-03</text:p>
          </table:table-cell>
          <table:table-cell table:formula="of:=[.E46]/[.$E$55]" office:value-type="float" office:value="0.00763518031911601" calcext:value-type="float">
            <text:p>7.63518E-03</text:p>
          </table:table-cell>
          <table:table-cell office:value-type="float" office:value="0.298074" calcext:value-type="float">
            <text:p>2.98074E-01</text:p>
          </table:table-cell>
          <table:table-cell table:formula="of:=[.G46]/[.$G$55]" office:value-type="float" office:value="0.00864906868230855" calcext:value-type="float">
            <text:p>8.64907E-03</text:p>
          </table:table-cell>
          <table:table-cell office:value-type="float" office:value="0.007025319" calcext:value-type="float">
            <text:p>7.02532E-03</text:p>
          </table:table-cell>
          <table:table-cell table:number-columns-repeated="2"/>
          <table:table-cell table:style-name="ce3" office:value-type="float" office:value="0.03895575" calcext:value-type="float">
            <text:p>3.90E-02</text:p>
          </table:table-cell>
          <table:table-cell table:style-name="ce1" table:formula="of:=[.L46]*[.$M$30]" office:value-type="float" office:value="389.5575" calcext:value-type="float">
            <text:p>3.89558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.70000E+01</text:p>
          </table:table-cell>
          <table:table-cell office:value-type="float" office:value="1.08739" calcext:value-type="float">
            <text:p>1.08739E+00</text:p>
          </table:table-cell>
          <table:table-cell office:value-type="float" office:value="1093.274" calcext:value-type="float">
            <text:p>1.09327E+03</text:p>
          </table:table-cell>
          <table:table-cell table:formula="of:=[.C47]/[.D47]" office:value-type="float" office:value="0.000994618000611009" calcext:value-type="float">
            <text:p>9.94618E-04</text:p>
          </table:table-cell>
          <table:table-cell table:formula="of:=[.E47]/[.$E$55]" office:value-type="float" office:value="0.00678939695082911" calcext:value-type="float">
            <text:p>6.78940E-03</text:p>
          </table:table-cell>
          <table:table-cell office:value-type="float" office:value="0.264878" calcext:value-type="float">
            <text:p>2.64878E-01</text:p>
          </table:table-cell>
          <table:table-cell table:formula="of:=[.G47]/[.$G$55]" office:value-type="float" office:value="0.00768583645146012" calcext:value-type="float">
            <text:p>7.68584E-03</text:p>
          </table:table-cell>
          <table:table-cell office:value-type="float" office:value="0.006165978" calcext:value-type="float">
            <text:p>6.16598E-03</text:p>
          </table:table-cell>
          <table:table-cell table:number-columns-repeated="2"/>
          <table:table-cell table:style-name="ce3" office:value-type="float" office:value="0.04146902" calcext:value-type="float">
            <text:p>4.15E-02</text:p>
          </table:table-cell>
          <table:table-cell table:style-name="ce1" table:formula="of:=[.L47]*[.$M$30]" office:value-type="float" office:value="414.6902" calcext:value-type="float">
            <text:p>4.14690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.90000E+01</text:p>
          </table:table-cell>
          <table:table-cell office:value-type="float" office:value="0.961961" calcext:value-type="float">
            <text:p>9.61961E-01</text:p>
          </table:table-cell>
          <table:table-cell office:value-type="float" office:value="1118.407" calcext:value-type="float">
            <text:p>1.11841E+03</text:p>
          </table:table-cell>
          <table:table-cell table:formula="of:=[.C48]/[.D48]" office:value-type="float" office:value="0.000860117113000902" calcext:value-type="float">
            <text:p>8.60117E-04</text:p>
          </table:table-cell>
          <table:table-cell table:formula="of:=[.E48]/[.$E$55]" office:value-type="float" office:value="0.00587127570662994" calcext:value-type="float">
            <text:p>5.87128E-03</text:p>
          </table:table-cell>
          <table:table-cell office:value-type="float" office:value="0.231146" calcext:value-type="float">
            <text:p>2.31146E-01</text:p>
          </table:table-cell>
          <table:table-cell table:formula="of:=[.G48]/[.$G$55]" office:value-type="float" office:value="0.00670705136858932" calcext:value-type="float">
            <text:p>6.70705E-03</text:p>
          </table:table-cell>
          <table:table-cell office:value-type="float" office:value="0.005313316" calcext:value-type="float">
            <text:p>5.31332E-03</text:p>
          </table:table-cell>
          <table:table-cell table:number-columns-repeated="2"/>
          <table:table-cell table:style-name="ce3" office:value-type="float" office:value="0.0439823" calcext:value-type="float">
            <text:p>4.40E-02</text:p>
          </table:table-cell>
          <table:table-cell table:style-name="ce1" table:formula="of:=[.L48]*[.$M$30]" office:value-type="float" office:value="439.823" calcext:value-type="float">
            <text:p>4.39823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.10000E+01</text:p>
          </table:table-cell>
          <table:table-cell office:value-type="float" office:value="0.834455" calcext:value-type="float">
            <text:p>8.34455E-01</text:p>
          </table:table-cell>
          <table:table-cell office:value-type="float" office:value="1143.54" calcext:value-type="float">
            <text:p>1.14354E+03</text:p>
          </table:table-cell>
          <table:table-cell table:formula="of:=[.C49]/[.D49]" office:value-type="float" office:value="0.000729712122007101" calcext:value-type="float">
            <text:p>7.29712E-04</text:p>
          </table:table-cell>
          <table:table-cell table:formula="of:=[.E49]/[.$E$55]" office:value-type="float" office:value="0.00498111360652486" calcext:value-type="float">
            <text:p>4.98111E-03</text:p>
          </table:table-cell>
          <table:table-cell office:value-type="float" office:value="0.196958" calcext:value-type="float">
            <text:p>1.96958E-01</text:p>
          </table:table-cell>
          <table:table-cell table:formula="of:=[.G49]/[.$G$55]" office:value-type="float" office:value="0.00571503475489351" calcext:value-type="float">
            <text:p>5.71503E-03</text:p>
          </table:table-cell>
          <table:table-cell office:value-type="float" office:value="0.004468537" calcext:value-type="float">
            <text:p>4.46854E-03</text:p>
          </table:table-cell>
          <table:table-cell table:number-columns-repeated="2"/>
          <table:table-cell table:style-name="ce3" office:value-type="float" office:value="0.04649557" calcext:value-type="float">
            <text:p>4.65E-02</text:p>
          </table:table-cell>
          <table:table-cell table:style-name="ce1" table:formula="of:=[.L49]*[.$M$30]" office:value-type="float" office:value="464.9557" calcext:value-type="float">
            <text:p>4.64956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.30000E+01</text:p>
          </table:table-cell>
          <table:table-cell office:value-type="float" office:value="0.700317" calcext:value-type="float">
            <text:p>7.00317E-01</text:p>
          </table:table-cell>
          <table:table-cell office:value-type="float" office:value="1168.672" calcext:value-type="float">
            <text:p>1.16867E+03</text:p>
          </table:table-cell>
          <table:table-cell table:formula="of:=[.C50]/[.D50]" office:value-type="float" office:value="0.000599241703403521" calcext:value-type="float">
            <text:p>5.99242E-04</text:p>
          </table:table-cell>
          <table:table-cell table:formula="of:=[.E50]/[.$E$55]" office:value-type="float" office:value="0.00409050488870921" calcext:value-type="float">
            <text:p>4.09050E-03</text:p>
          </table:table-cell>
          <table:table-cell office:value-type="float" office:value="0.16229" calcext:value-type="float">
            <text:p>1.62290E-01</text:p>
          </table:table-cell>
          <table:table-cell table:formula="of:=[.G50]/[.$G$55]" office:value-type="float" office:value="0.00470909021401348" calcext:value-type="float">
            <text:p>4.70909E-03</text:p>
          </table:table-cell>
          <table:table-cell office:value-type="float" office:value="0.003632825" calcext:value-type="float">
            <text:p>3.63283E-03</text:p>
          </table:table-cell>
          <table:table-cell table:number-columns-repeated="2"/>
          <table:table-cell table:style-name="ce3" office:value-type="float" office:value="0.04900885" calcext:value-type="float">
            <text:p>4.90E-02</text:p>
          </table:table-cell>
          <table:table-cell table:style-name="ce1" table:formula="of:=[.L50]*[.$M$30]" office:value-type="float" office:value="490.0885" calcext:value-type="float">
            <text:p>4.90089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.50000E+01</text:p>
          </table:table-cell>
          <table:table-cell office:value-type="float" office:value="0.558531" calcext:value-type="float">
            <text:p>5.58531E-01</text:p>
          </table:table-cell>
          <table:table-cell office:value-type="float" office:value="1193.805" calcext:value-type="float">
            <text:p>1.19381E+03</text:p>
          </table:table-cell>
          <table:table-cell table:formula="of:=[.C51]/[.D51]" office:value-type="float" office:value="0.000467857815974971" calcext:value-type="float">
            <text:p>4.67858E-04</text:p>
          </table:table-cell>
          <table:table-cell table:formula="of:=[.E51]/[.$E$55]" office:value-type="float" office:value="0.00319366070918752" calcext:value-type="float">
            <text:p>3.19366E-03</text:p>
          </table:table-cell>
          <table:table-cell office:value-type="float" office:value="0.128348" calcext:value-type="float">
            <text:p>1.28348E-01</text:p>
          </table:table-cell>
          <table:table-cell table:formula="of:=[.G51]/[.$G$55]" office:value-type="float" office:value="0.00372421166299958" calcext:value-type="float">
            <text:p>3.72421E-03</text:p>
          </table:table-cell>
          <table:table-cell office:value-type="float" office:value="0.002807341" calcext:value-type="float">
            <text:p>2.80734E-03</text:p>
          </table:table-cell>
          <table:table-cell table:number-columns-repeated="2"/>
          <table:table-cell table:style-name="ce3" office:value-type="float" office:value="0.05152212" calcext:value-type="float">
            <text:p>5.15E-02</text:p>
          </table:table-cell>
          <table:table-cell table:style-name="ce1" table:formula="of:=[.L51]*[.$M$30]" office:value-type="float" office:value="515.2212" calcext:value-type="float">
            <text:p>5.15221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.70000E+01</text:p>
          </table:table-cell>
          <table:table-cell office:value-type="float" office:value="0.404584" calcext:value-type="float">
            <text:p>4.04584E-01</text:p>
          </table:table-cell>
          <table:table-cell office:value-type="float" office:value="1218.938" calcext:value-type="float">
            <text:p>1.21894E+03</text:p>
          </table:table-cell>
          <table:table-cell table:formula="of:=[.C52]/[.D52]" office:value-type="float" office:value="0.000331915158933432" calcext:value-type="float">
            <text:p>3.31915E-04</text:p>
          </table:table-cell>
          <table:table-cell table:formula="of:=[.E52]/[.$E$55]" office:value-type="float" office:value="0.00226569775191304" calcext:value-type="float">
            <text:p>2.26570E-03</text:p>
          </table:table-cell>
          <table:table-cell office:value-type="float" office:value="0.0919245" calcext:value-type="float">
            <text:p>9.19245E-02</text:p>
          </table:table-cell>
          <table:table-cell table:formula="of:=[.G52]/[.$G$55]" office:value-type="float" office:value="0.00266732863009478" calcext:value-type="float">
            <text:p>2.66733E-03</text:p>
          </table:table-cell>
          <table:table-cell office:value-type="float" office:value="0.001993219" calcext:value-type="float">
            <text:p>1.99322E-03</text:p>
          </table:table-cell>
          <table:table-cell table:number-columns-repeated="2"/>
          <table:table-cell table:style-name="ce3" office:value-type="float" office:value="0.05403539" calcext:value-type="float">
            <text:p>5.40E-02</text:p>
          </table:table-cell>
          <table:table-cell table:style-name="ce1" table:formula="of:=[.L52]*[.$M$30]" office:value-type="float" office:value="540.3539" calcext:value-type="float">
            <text:p>5.40354E+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.90000E+01</text:p>
          </table:table-cell>
          <table:table-cell office:value-type="float" office:value="0.230894" calcext:value-type="float">
            <text:p>2.30894E-01</text:p>
          </table:table-cell>
          <table:table-cell office:value-type="float" office:value="1244.071" calcext:value-type="float">
            <text:p>1.24407E+03</text:p>
          </table:table-cell>
          <table:table-cell table:formula="of:=[.C53]/[.D53]" office:value-type="float" office:value="0.000185595516654596" calcext:value-type="float">
            <text:p>1.85596E-04</text:p>
          </table:table-cell>
          <table:table-cell table:formula="of:=[.E53]/[.$E$55]" office:value-type="float" office:value="0.00126690009037458" calcext:value-type="float">
            <text:p>1.26690E-03</text:p>
          </table:table-cell>
          <table:table-cell office:value-type="float" office:value="0.051186" calcext:value-type="float">
            <text:p>5.11860E-02</text:p>
          </table:table-cell>
          <table:table-cell table:formula="of:=[.G53]/[.$G$55]" office:value-type="float" office:value="0.00148523933510687" calcext:value-type="float">
            <text:p>1.48524E-03</text:p>
          </table:table-cell>
          <table:table-cell office:value-type="float" office:value="0.00119157" calcext:value-type="float">
            <text:p>1.19157E-03</text:p>
          </table:table-cell>
          <table:table-cell table:number-columns-repeated="2"/>
          <table:table-cell table:style-name="ce3" office:value-type="float" office:value="0.05654867" calcext:value-type="float">
            <text:p>5.65E-02</text:p>
          </table:table-cell>
          <table:table-cell table:style-name="ce1" table:formula="of:=[.L53]*[.$M$30]" office:value-type="float" office:value="565.4867" calcext:value-type="float">
            <text:p>5.65487E+0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1"/>
          <table:table-cell/>
          <table:table-cell table:style-name="ce3" office:value-type="float" office:value="0.05906194" calcext:value-type="float">
            <text:p>5.91E-02</text:p>
          </table:table-cell>
          <table:table-cell table:style-name="ce1" table:formula="of:=[.L54]*[.$M$30]" office:value-type="float" office:value="590.6194" calcext:value-type="float">
            <text:p>5.90619E+02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4:.E53])" office:value-type="float" office:value="0.14649577978933" calcext:value-type="float">
            <text:p>1.46496E-01</text:p>
          </table:table-cell>
          <table:table-cell table:formula="of:=SUM([.F4:.F53])" office:value-type="float" office:value="0.999999999999999" calcext:value-type="float">
            <text:p>1.00000E+00</text:p>
          </table:table-cell>
          <table:table-cell table:formula="of:=SUM([.G4:.G53])" office:value-type="float" office:value="34.4631325" calcext:value-type="float">
            <text:p>3.44631E+01</text:p>
          </table:table-cell>
          <table:table-cell table:number-columns-repeated="4"/>
          <table:table-cell table:style-name="ce3" office:value-type="float" office:value="0.06157522" calcext:value-type="float">
            <text:p>6.16E-02</text:p>
          </table:table-cell>
          <table:table-cell table:style-name="ce1" table:formula="of:=[.L55]*[.$M$30]" office:value-type="float" office:value="615.7522" calcext:value-type="float">
            <text:p>6.15752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6408849" calcext:value-type="float">
            <text:p>6.41E-02</text:p>
          </table:table-cell>
          <table:table-cell table:style-name="ce1" table:formula="of:=[.L56]*[.$M$30]" office:value-type="float" office:value="640.8849" calcext:value-type="float">
            <text:p>6.40885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6660176" calcext:value-type="float">
            <text:p>6.66E-02</text:p>
          </table:table-cell>
          <table:table-cell table:style-name="ce1" table:formula="of:=[.L57]*[.$M$30]" office:value-type="float" office:value="666.0176" calcext:value-type="float">
            <text:p>6.66018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6911504" calcext:value-type="float">
            <text:p>6.91E-02</text:p>
          </table:table-cell>
          <table:table-cell table:style-name="ce1" table:formula="of:=[.L58]*[.$M$30]" office:value-type="float" office:value="691.1504" calcext:value-type="float">
            <text:p>6.91150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7162831" calcext:value-type="float">
            <text:p>7.16E-02</text:p>
          </table:table-cell>
          <table:table-cell table:style-name="ce1" table:formula="of:=[.L59]*[.$M$30]" office:value-type="float" office:value="716.2831" calcext:value-type="float">
            <text:p>7.16283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7414159" calcext:value-type="float">
            <text:p>7.41E-02</text:p>
          </table:table-cell>
          <table:table-cell table:style-name="ce1" table:formula="of:=[.L60]*[.$M$30]" office:value-type="float" office:value="741.4159" calcext:value-type="float">
            <text:p>7.41416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7665486" calcext:value-type="float">
            <text:p>7.67E-02</text:p>
          </table:table-cell>
          <table:table-cell table:style-name="ce1" table:formula="of:=[.L61]*[.$M$30]" office:value-type="float" office:value="766.5486" calcext:value-type="float">
            <text:p>7.66549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7916813" calcext:value-type="float">
            <text:p>7.92E-02</text:p>
          </table:table-cell>
          <table:table-cell table:style-name="ce1" table:formula="of:=[.L62]*[.$M$30]" office:value-type="float" office:value="791.6813" calcext:value-type="float">
            <text:p>7.91681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8168141" calcext:value-type="float">
            <text:p>8.17E-02</text:p>
          </table:table-cell>
          <table:table-cell table:style-name="ce1" table:formula="of:=[.L63]*[.$M$30]" office:value-type="float" office:value="816.8141" calcext:value-type="float">
            <text:p>8.16814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8419468" calcext:value-type="float">
            <text:p>8.42E-02</text:p>
          </table:table-cell>
          <table:table-cell table:style-name="ce1" table:formula="of:=[.L64]*[.$M$30]" office:value-type="float" office:value="841.9468" calcext:value-type="float">
            <text:p>8.41947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8670796" calcext:value-type="float">
            <text:p>8.67E-02</text:p>
          </table:table-cell>
          <table:table-cell table:style-name="ce1" table:formula="of:=[.L65]*[.$M$30]" office:value-type="float" office:value="867.0796" calcext:value-type="float">
            <text:p>8.67080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8922123" calcext:value-type="float">
            <text:p>8.92E-02</text:p>
          </table:table-cell>
          <table:table-cell table:style-name="ce1" table:formula="of:=[.L66]*[.$M$30]" office:value-type="float" office:value="892.2123" calcext:value-type="float">
            <text:p>8.92212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9173451" calcext:value-type="float">
            <text:p>9.17E-02</text:p>
          </table:table-cell>
          <table:table-cell table:style-name="ce1" table:formula="of:=[.L67]*[.$M$30]" office:value-type="float" office:value="917.3451" calcext:value-type="float">
            <text:p>9.17345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9424778" calcext:value-type="float">
            <text:p>9.42E-02</text:p>
          </table:table-cell>
          <table:table-cell table:style-name="ce1" table:formula="of:=[.L68]*[.$M$30]" office:value-type="float" office:value="942.4778" calcext:value-type="float">
            <text:p>9.42478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9676105" calcext:value-type="float">
            <text:p>9.68E-02</text:p>
          </table:table-cell>
          <table:table-cell table:style-name="ce1" table:formula="of:=[.L69]*[.$M$30]" office:value-type="float" office:value="967.6105" calcext:value-type="float">
            <text:p>9.67611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09927433" calcext:value-type="float">
            <text:p>9.93E-02</text:p>
          </table:table-cell>
          <table:table-cell table:style-name="ce1" table:formula="of:=[.L70]*[.$M$30]" office:value-type="float" office:value="992.7433" calcext:value-type="float">
            <text:p>9.92743E+02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017876" calcext:value-type="float">
            <text:p>1.02E-01</text:p>
          </table:table-cell>
          <table:table-cell table:style-name="ce1" table:formula="of:=[.L71]*[.$M$30]" office:value-type="float" office:value="1017.876" calcext:value-type="float">
            <text:p>1.01788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043009" calcext:value-type="float">
            <text:p>1.04E-01</text:p>
          </table:table-cell>
          <table:table-cell table:style-name="ce1" table:formula="of:=[.L72]*[.$M$30]" office:value-type="float" office:value="1043.009" calcext:value-type="float">
            <text:p>1.04301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068142" calcext:value-type="float">
            <text:p>1.07E-01</text:p>
          </table:table-cell>
          <table:table-cell table:style-name="ce1" table:formula="of:=[.L73]*[.$M$30]" office:value-type="float" office:value="1068.142" calcext:value-type="float">
            <text:p>1.06814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093274" calcext:value-type="float">
            <text:p>1.09E-01</text:p>
          </table:table-cell>
          <table:table-cell table:style-name="ce1" table:formula="of:=[.L74]*[.$M$30]" office:value-type="float" office:value="1093.274" calcext:value-type="float">
            <text:p>1.09327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118407" calcext:value-type="float">
            <text:p>1.12E-01</text:p>
          </table:table-cell>
          <table:table-cell table:style-name="ce1" table:formula="of:=[.L75]*[.$M$30]" office:value-type="float" office:value="1118.407" calcext:value-type="float">
            <text:p>1.11841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14354" calcext:value-type="float">
            <text:p>1.14E-01</text:p>
          </table:table-cell>
          <table:table-cell table:style-name="ce1" table:formula="of:=[.L76]*[.$M$30]" office:value-type="float" office:value="1143.54" calcext:value-type="float">
            <text:p>1.14354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168672" calcext:value-type="float">
            <text:p>1.17E-01</text:p>
          </table:table-cell>
          <table:table-cell table:style-name="ce1" table:formula="of:=[.L77]*[.$M$30]" office:value-type="float" office:value="1168.672" calcext:value-type="float">
            <text:p>1.16867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193805" calcext:value-type="float">
            <text:p>1.19E-01</text:p>
          </table:table-cell>
          <table:table-cell table:style-name="ce1" table:formula="of:=[.L78]*[.$M$30]" office:value-type="float" office:value="1193.805" calcext:value-type="float">
            <text:p>1.19381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218938" calcext:value-type="float">
            <text:p>1.22E-01</text:p>
          </table:table-cell>
          <table:table-cell table:style-name="ce1" table:formula="of:=[.L79]*[.$M$30]" office:value-type="float" office:value="1218.938" calcext:value-type="float">
            <text:p>1.21894E+03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float" office:value="0.1244071" calcext:value-type="float">
            <text:p>1.24E-01</text:p>
          </table:table-cell>
          <table:table-cell table:style-name="ce1" table:formula="of:=[.L80]*[.$M$30]" office:value-type="float" office:value="1244.071" calcext:value-type="float">
            <text:p>1.24407E+03</text:p>
          </table:table-cell>
          <table:table-cell table:number-columns-repeated="2"/>
        </table:table-row>
        <table:table-row table:style-name="ro1" table:number-rows-repeated="104849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lab_water_spectrum" table:style-name="ta1">
        <table:shapes>
          <draw:frame draw:z-index="0" draw:style-name="gr1" draw:text-style-name="P1" svg:width="30.177cm" svg:height="10.146cm" svg:x="10.958cm" svg:y="3.055cm">
            <draw:object draw:notify-on-update-of-ranges="slab_water_spectrum.B3:slab_water_spectrum.B174 slab_water_spectrum.C3:slab_water_spectrum.C17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1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group</text:p>
          </table:table-cell>
          <table:table-cell table:style-name="ce6" office:value-type="string" calcext:value-type="string">
            <text:p>energy</text:p>
          </table:table-cell>
          <table:table-cell table:style-name="ce6" office:value-type="string" calcext:value-type="string">
            <text:p>value</text:p>
          </table:table-cell>
          <table:table-cell table:style-name="ce11"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1505" calcext:value-type="float">
            <text:p>1.50500E-09</text:p>
          </table:table-cell>
          <table:table-cell office:value-type="float" office:value="0.235063" calcext:value-type="float">
            <text:p>2.35063E-01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4" calcext:value-type="float">
            <text:p>4.00000E-09</text:p>
          </table:table-cell>
          <table:table-cell office:value-type="float" office:value="0.409078" calcext:value-type="float">
            <text:p>4.09078E-01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0595" calcext:value-type="float">
            <text:p>5.95000E-09</text:p>
          </table:table-cell>
          <table:table-cell office:value-type="float" office:value="0.563778" calcext:value-type="float">
            <text:p>5.63778E-0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0845" calcext:value-type="float">
            <text:p>8.45000E-09</text:p>
          </table:table-cell>
          <table:table-cell office:value-type="float" office:value="1.26764" calcext:value-type="float">
            <text:p>1.26764E+0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0125" calcext:value-type="float">
            <text:p>1.25000E-08</text:p>
          </table:table-cell>
          <table:table-cell office:value-type="float" office:value="2.88176" calcext:value-type="float">
            <text:p>2.88176E+00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175" calcext:value-type="float">
            <text:p>1.75000E-08</text:p>
          </table:table-cell>
          <table:table-cell office:value-type="float" office:value="3.80586" calcext:value-type="float">
            <text:p>3.80586E+00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0225" calcext:value-type="float">
            <text:p>2.25000E-08</text:p>
          </table:table-cell>
          <table:table-cell office:value-type="float" office:value="4.60449" calcext:value-type="float">
            <text:p>4.60449E+00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0275" calcext:value-type="float">
            <text:p>2.75000E-08</text:p>
          </table:table-cell>
          <table:table-cell office:value-type="float" office:value="5.297" calcext:value-type="float">
            <text:p>5.29700E+00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00325" calcext:value-type="float">
            <text:p>3.25000E-08</text:p>
          </table:table-cell>
          <table:table-cell office:value-type="float" office:value="5.89965" calcext:value-type="float">
            <text:p>5.89965E+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0385" calcext:value-type="float">
            <text:p>3.85000E-08</text:p>
          </table:table-cell>
          <table:table-cell office:value-type="float" office:value="9.09114" calcext:value-type="float">
            <text:p>9.09114E+00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046" calcext:value-type="float">
            <text:p>4.60000E-08</text:p>
          </table:table-cell>
          <table:table-cell office:value-type="float" office:value="11.324" calcext:value-type="float">
            <text:p>1.13240E+01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054" calcext:value-type="float">
            <text:p>5.40000E-08</text:p>
          </table:table-cell>
          <table:table-cell office:value-type="float" office:value="12.0637" calcext:value-type="float">
            <text:p>1.20637E+01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0625" calcext:value-type="float">
            <text:p>6.25000E-08</text:p>
          </table:table-cell>
          <table:table-cell office:value-type="float" office:value="14.1498" calcext:value-type="float">
            <text:p>1.41498E+01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72" calcext:value-type="float">
            <text:p>7.20000E-08</text:p>
          </table:table-cell>
          <table:table-cell office:value-type="float" office:value="16.1386" calcext:value-type="float">
            <text:p>1.61386E+01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00785" calcext:value-type="float">
            <text:p>7.85000E-08</text:p>
          </table:table-cell>
          <table:table-cell office:value-type="float" office:value="4.87473" calcext:value-type="float">
            <text:p>4.87473E+00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0875" calcext:value-type="float">
            <text:p>8.75000E-08</text:p>
          </table:table-cell>
          <table:table-cell office:value-type="float" office:value="24.2864" calcext:value-type="float">
            <text:p>2.42864E+01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00975" calcext:value-type="float">
            <text:p>9.75000E-08</text:p>
          </table:table-cell>
          <table:table-cell office:value-type="float" office:value="7.99369" calcext:value-type="float">
            <text:p>7.99369E+00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1075" calcext:value-type="float">
            <text:p>1.07500E-07</text:p>
          </table:table-cell>
          <table:table-cell office:value-type="float" office:value="23.3608" calcext:value-type="float">
            <text:p>2.33608E+01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1245" calcext:value-type="float">
            <text:p>1.24500E-07</text:p>
          </table:table-cell>
          <table:table-cell office:value-type="float" office:value="27.8358" calcext:value-type="float">
            <text:p>2.78358E+01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0137" calcext:value-type="float">
            <text:p>1.37000E-07</text:p>
          </table:table-cell>
          <table:table-cell office:value-type="float" office:value="8.31169" calcext:value-type="float">
            <text:p>8.31169E+00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015" calcext:value-type="float">
            <text:p>1.50000E-07</text:p>
          </table:table-cell>
          <table:table-cell office:value-type="float" office:value="25.8852" calcext:value-type="float">
            <text:p>2.58852E+01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017" calcext:value-type="float">
            <text:p>1.70000E-07</text:p>
          </table:table-cell>
          <table:table-cell office:value-type="float" office:value="23.0119" calcext:value-type="float">
            <text:p>2.30119E+01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01845" calcext:value-type="float">
            <text:p>1.84500E-07</text:p>
          </table:table-cell>
          <table:table-cell office:value-type="float" office:value="9.41363" calcext:value-type="float">
            <text:p>9.41363E+00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02045" calcext:value-type="float">
            <text:p>2.04500E-07</text:p>
          </table:table-cell>
          <table:table-cell office:value-type="float" office:value="28.3149" calcext:value-type="float">
            <text:p>2.83149E+01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0234" calcext:value-type="float">
            <text:p>2.34000E-07</text:p>
          </table:table-cell>
          <table:table-cell office:value-type="float" office:value="20.5904" calcext:value-type="float">
            <text:p>2.05904E+01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0264" calcext:value-type="float">
            <text:p>2.64000E-07</text:p>
          </table:table-cell>
          <table:table-cell office:value-type="float" office:value="18.6644" calcext:value-type="float">
            <text:p>1.86644E+01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029" calcext:value-type="float">
            <text:p>2.90000E-07</text:p>
          </table:table-cell>
          <table:table-cell office:value-type="float" office:value="9.47824" calcext:value-type="float">
            <text:p>9.47824E+00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030725" calcext:value-type="float">
            <text:p>3.07250E-07</text:p>
          </table:table-cell>
          <table:table-cell office:value-type="float" office:value="5.9752" calcext:value-type="float">
            <text:p>5.97520E+00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31725" calcext:value-type="float">
            <text:p>3.17250E-07</text:p>
          </table:table-cell>
          <table:table-cell office:value-type="float" office:value="2.09197" calcext:value-type="float">
            <text:p>2.09197E+00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335" calcext:value-type="float">
            <text:p>3.35000E-07</text:p>
          </table:table-cell>
          <table:table-cell office:value-type="float" office:value="9.90359" calcext:value-type="float">
            <text:p>9.90359E+00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3705" calcext:value-type="float">
            <text:p>3.70500E-07</text:p>
          </table:table-cell>
          <table:table-cell office:value-type="float" office:value="10.2261" calcext:value-type="float">
            <text:p>1.02261E+01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3955" calcext:value-type="float">
            <text:p>3.95500E-07</text:p>
          </table:table-cell>
          <table:table-cell office:value-type="float" office:value="1.83723" calcext:value-type="float">
            <text:p>1.83723E+00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04165" calcext:value-type="float">
            <text:p>4.16500E-07</text:p>
          </table:table-cell>
          <table:table-cell office:value-type="float" office:value="5.76317" calcext:value-type="float">
            <text:p>5.76317E+00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0459" calcext:value-type="float">
            <text:p>4.59000E-07</text:p>
          </table:table-cell>
          <table:table-cell office:value-type="float" office:value="6.68316" calcext:value-type="float">
            <text:p>6.68316E+00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4925" calcext:value-type="float">
            <text:p>4.92500E-07</text:p>
          </table:table-cell>
          <table:table-cell office:value-type="float" office:value="1.52745" calcext:value-type="float">
            <text:p>1.52745E+00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52" calcext:value-type="float">
            <text:p>5.20000E-07</text:p>
          </table:table-cell>
          <table:table-cell office:value-type="float" office:value="3.43722" calcext:value-type="float">
            <text:p>3.43722E+00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5825" calcext:value-type="float">
            <text:p>5.82500E-07</text:p>
          </table:table-cell>
          <table:table-cell office:value-type="float" office:value="5.21847" calcext:value-type="float">
            <text:p>5.21847E+00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665" calcext:value-type="float">
            <text:p>6.65000E-07</text:p>
          </table:table-cell>
          <table:table-cell office:value-type="float" office:value="3.44684" calcext:value-type="float">
            <text:p>3.44684E+00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7425" calcext:value-type="float">
            <text:p>7.42500E-07</text:p>
          </table:table-cell>
          <table:table-cell office:value-type="float" office:value="2.53152" calcext:value-type="float">
            <text:p>2.53152E+0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785" calcext:value-type="float">
            <text:p>7.85000E-07</text:p>
          </table:table-cell>
          <table:table-cell office:value-type="float" office:value="0.30431" calcext:value-type="float">
            <text:p>3.04310E-01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082" calcext:value-type="float">
            <text:p>8.20000E-07</text:p>
          </table:table-cell>
          <table:table-cell office:value-type="float" office:value="1.69272" calcext:value-type="float">
            <text:p>1.69272E+00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0855" calcext:value-type="float">
            <text:p>8.55000E-07</text:p>
          </table:table-cell>
          <table:table-cell office:value-type="float" office:value="0.261976" calcext:value-type="float">
            <text:p>2.61976E-01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0885" calcext:value-type="float">
            <text:p>8.85000E-07</text:p>
          </table:table-cell>
          <table:table-cell office:value-type="float" office:value="1.25348" calcext:value-type="float">
            <text:p>1.25348E+00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092" calcext:value-type="float">
            <text:p>9.20000E-07</text:p>
          </table:table-cell>
          <table:table-cell office:value-type="float" office:value="0.471947" calcext:value-type="float">
            <text:p>4.71947E-0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094" calcext:value-type="float">
            <text:p>9.40000E-07</text:p>
          </table:table-cell>
          <table:table-cell office:value-type="float" office:value="0.460049" calcext:value-type="float">
            <text:p>4.60049E-01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0961" calcext:value-type="float">
            <text:p>9.61000E-07</text:p>
          </table:table-cell>
          <table:table-cell office:value-type="float" office:value="0.491363" calcext:value-type="float">
            <text:p>4.91363E-01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0979" calcext:value-type="float">
            <text:p>9.79000E-07</text:p>
          </table:table-cell>
          <table:table-cell office:value-type="float" office:value="0.304903" calcext:value-type="float">
            <text:p>3.04903E-01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0991" calcext:value-type="float">
            <text:p>9.91000E-07</text:p>
          </table:table-cell>
          <table:table-cell office:value-type="float" office:value="0.214737" calcext:value-type="float">
            <text:p>2.14737E-01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008" calcext:value-type="float">
            <text:p>1.00800E-06</text:p>
          </table:table-cell>
          <table:table-cell office:value-type="float" office:value="0.50314" calcext:value-type="float">
            <text:p>5.03140E-01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10275" calcext:value-type="float">
            <text:p>1.02750E-06</text:p>
          </table:table-cell>
          <table:table-cell office:value-type="float" office:value="0.306557" calcext:value-type="float">
            <text:p>3.06557E-01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04" calcext:value-type="float">
            <text:p>1.04000E-06</text:p>
          </table:table-cell>
          <table:table-cell office:value-type="float" office:value="0.201144" calcext:value-type="float">
            <text:p>2.01144E-01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1058" calcext:value-type="float">
            <text:p>1.05800E-06</text:p>
          </table:table-cell>
          <table:table-cell office:value-type="float" office:value="0.512568" calcext:value-type="float">
            <text:p>5.12568E-01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1084" calcext:value-type="float">
            <text:p>1.08400E-06</text:p>
          </table:table-cell>
          <table:table-cell office:value-type="float" office:value="0.496781" calcext:value-type="float">
            <text:p>4.96781E-01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1035" calcext:value-type="float">
            <text:p>1.10350E-06</text:p>
          </table:table-cell>
          <table:table-cell office:value-type="float" office:value="0.242492" calcext:value-type="float">
            <text:p>2.42492E-01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111767" calcext:value-type="float">
            <text:p>1.11767E-06</text:p>
          </table:table-cell>
          <table:table-cell office:value-type="float" office:value="0.280852" calcext:value-type="float">
            <text:p>2.80852E-01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113768" calcext:value-type="float">
            <text:p>1.13768E-06</text:p>
          </table:table-cell>
          <table:table-cell office:value-type="float" office:value="0.443991" calcext:value-type="float">
            <text:p>4.43991E-01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116" calcext:value-type="float">
            <text:p>1.16000E-06</text:p>
          </table:table-cell>
          <table:table-cell office:value-type="float" office:value="0.350135" calcext:value-type="float">
            <text:p>3.50135E-01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12025" calcext:value-type="float">
            <text:p>1.20250E-06</text:p>
          </table:table-cell>
          <table:table-cell office:value-type="float" office:value="1.09845" calcext:value-type="float">
            <text:p>1.09845E+00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12675" calcext:value-type="float">
            <text:p>1.26750E-06</text:p>
          </table:table-cell>
          <table:table-cell office:value-type="float" office:value="1.0313" calcext:value-type="float">
            <text:p>1.03130E+0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31875" calcext:value-type="float">
            <text:p>1.31875E-06</text:p>
          </table:table-cell>
          <table:table-cell office:value-type="float" office:value="0.570601" calcext:value-type="float">
            <text:p>5.70601E-01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135375" calcext:value-type="float">
            <text:p>1.35375E-06</text:p>
          </table:table-cell>
          <table:table-cell office:value-type="float" office:value="0.480089" calcext:value-type="float">
            <text:p>4.80089E-01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140749" calcext:value-type="float">
            <text:p>1.40749E-06</text:p>
          </table:table-cell>
          <table:table-cell office:value-type="float" office:value="1.05811" calcext:value-type="float">
            <text:p>1.05811E+00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145999" calcext:value-type="float">
            <text:p>1.45999E-06</text:p>
          </table:table-cell>
          <table:table-cell office:value-type="float" office:value="0.407922" calcext:value-type="float">
            <text:p>4.07922E-01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875" calcext:value-type="float">
            <text:p>1.48750E-06</text:p>
          </table:table-cell>
          <table:table-cell office:value-type="float" office:value="0.33129" calcext:value-type="float">
            <text:p>3.31290E-01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1545" calcext:value-type="float">
            <text:p>1.54500E-06</text:p>
          </table:table-cell>
          <table:table-cell office:value-type="float" office:value="1.14742" calcext:value-type="float">
            <text:p>1.14742E+00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163" calcext:value-type="float">
            <text:p>1.63000E-06</text:p>
          </table:table-cell>
          <table:table-cell office:value-type="float" office:value="0.95935" calcext:value-type="float">
            <text:p>9.59350E-01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17125" calcext:value-type="float">
            <text:p>1.71250E-06</text:p>
          </table:table-cell>
          <table:table-cell office:value-type="float" office:value="0.965948" calcext:value-type="float">
            <text:p>9.65948E-0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17975" calcext:value-type="float">
            <text:p>1.79750E-06</text:p>
          </table:table-cell>
          <table:table-cell office:value-type="float" office:value="0.920051" calcext:value-type="float">
            <text:p>9.20051E-01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1885" calcext:value-type="float">
            <text:p>1.88500E-06</text:p>
          </table:table-cell>
          <table:table-cell office:value-type="float" office:value="0.921811" calcext:value-type="float">
            <text:p>9.21811E-01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1975" calcext:value-type="float">
            <text:p>1.97500E-06</text:p>
          </table:table-cell>
          <table:table-cell office:value-type="float" office:value="0.874883" calcext:value-type="float">
            <text:p>8.74883E-01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06" calcext:value-type="float">
            <text:p>2.06000E-06</text:p>
          </table:table-cell>
          <table:table-cell office:value-type="float" office:value="0.744328" calcext:value-type="float">
            <text:p>7.44328E-01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115" calcext:value-type="float">
            <text:p>2.11500E-06</text:p>
          </table:table-cell>
          <table:table-cell office:value-type="float" office:value="0.271949" calcext:value-type="float">
            <text:p>2.71949E-01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245" calcext:value-type="float">
            <text:p>2.24500E-06</text:p>
          </table:table-cell>
          <table:table-cell office:value-type="float" office:value="1.95328" calcext:value-type="float">
            <text:p>1.95328E+00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455" calcext:value-type="float">
            <text:p>2.45500E-06</text:p>
          </table:table-cell>
          <table:table-cell office:value-type="float" office:value="1.46513" calcext:value-type="float">
            <text:p>1.46513E+00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575" calcext:value-type="float">
            <text:p>2.57500E-06</text:p>
          </table:table-cell>
          <table:table-cell office:value-type="float" office:value="0.368755" calcext:value-type="float">
            <text:p>3.68755E-01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266" calcext:value-type="float">
            <text:p>2.66000E-06</text:p>
          </table:table-cell>
          <table:table-cell office:value-type="float" office:value="0.849993" calcext:value-type="float">
            <text:p>8.49993E-01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74396" calcext:value-type="float">
            <text:p>2.74396E-06</text:p>
          </table:table-cell>
          <table:table-cell office:value-type="float" office:value="0.327685" calcext:value-type="float">
            <text:p>3.27685E-01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303396" calcext:value-type="float">
            <text:p>3.03396E-06</text:p>
          </table:table-cell>
          <table:table-cell office:value-type="float" office:value="3.29736" calcext:value-type="float">
            <text:p>3.29736E+00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34038" calcext:value-type="float">
            <text:p>3.34038E-06</text:p>
          </table:table-cell>
          <table:table-cell office:value-type="float" office:value="0.452014" calcext:value-type="float">
            <text:p>4.52014E-01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369038" calcext:value-type="float">
            <text:p>3.69038E-06</text:p>
          </table:table-cell>
          <table:table-cell office:value-type="float" office:value="3.12899" calcext:value-type="float">
            <text:p>3.12899E+00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406463" calcext:value-type="float">
            <text:p>4.06463E-06</text:p>
          </table:table-cell>
          <table:table-cell office:value-type="float" office:value="0.593221" calcext:value-type="float">
            <text:p>5.93221E-01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458636" calcext:value-type="float">
            <text:p>4.58636E-06</text:p>
          </table:table-cell>
          <table:table-cell office:value-type="float" office:value="3.69318" calcext:value-type="float">
            <text:p>3.69318E+00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519496" calcext:value-type="float">
            <text:p>5.19496E-06</text:p>
          </table:table-cell>
          <table:table-cell office:value-type="float" office:value="1.08012" calcext:value-type="float">
            <text:p>1.08012E+00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575327" calcext:value-type="float">
            <text:p>5.75327E-06</text:p>
          </table:table-cell>
          <table:table-cell office:value-type="float" office:value="2.6511" calcext:value-type="float">
            <text:p>2.65110E+00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684205" calcext:value-type="float">
            <text:p>6.84205E-06</text:p>
          </table:table-cell>
          <table:table-cell office:value-type="float" office:value="3.65101" calcext:value-type="float">
            <text:p>3.65101E+00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791964" calcext:value-type="float">
            <text:p>7.91964E-06</text:p>
          </table:table-cell>
          <table:table-cell office:value-type="float" office:value="2.05296" calcext:value-type="float">
            <text:p>2.05296E+00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875255" calcext:value-type="float">
            <text:p>8.75255E-06</text:p>
          </table:table-cell>
          <table:table-cell office:value-type="float" office:value="2.04137" calcext:value-type="float">
            <text:p>2.04137E+00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954768" calcext:value-type="float">
            <text:p>9.54768E-06</text:p>
          </table:table-cell>
          <table:table-cell office:value-type="float" office:value="1.53562" calcext:value-type="float">
            <text:p>1.53562E+00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10565" calcext:value-type="float">
            <text:p>1.05650E-05</text:p>
          </table:table-cell>
          <table:table-cell office:value-type="float" office:value="2.56522" calcext:value-type="float">
            <text:p>2.56522E+00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124671" calcext:value-type="float">
            <text:p>1.24671E-05</text:p>
          </table:table-cell>
          <table:table-cell office:value-type="float" office:value="4.10253" calcext:value-type="float">
            <text:p>4.10253E+00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14819" calcext:value-type="float">
            <text:p>1.48190E-05</text:p>
          </table:table-cell>
          <table:table-cell office:value-type="float" office:value="3.08107" calcext:value-type="float">
            <text:p>3.08107E+00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176916" calcext:value-type="float">
            <text:p>1.76916E-05</text:p>
          </table:table-cell>
          <table:table-cell office:value-type="float" office:value="4.14302" calcext:value-type="float">
            <text:p>4.14302E+00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10291" calcext:value-type="float">
            <text:p>2.10291E-05</text:p>
          </table:table-cell>
          <table:table-cell office:value-type="float" office:value="3.01001" calcext:value-type="float">
            <text:p>3.01001E+00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37919" calcext:value-type="float">
            <text:p>2.37919E-05</text:p>
          </table:table-cell>
          <table:table-cell office:value-type="float" office:value="2.20314" calcext:value-type="float">
            <text:p>2.20314E+00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62941" calcext:value-type="float">
            <text:p>2.62941E-05</text:p>
          </table:table-cell>
          <table:table-cell office:value-type="float" office:value="2.2037" calcext:value-type="float">
            <text:p>2.20370E+00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90595" calcext:value-type="float">
            <text:p>2.90595E-05</text:p>
          </table:table-cell>
          <table:table-cell office:value-type="float" office:value="2.2006" calcext:value-type="float">
            <text:p>2.20060E+00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321157" calcext:value-type="float">
            <text:p>3.21157E-05</text:p>
          </table:table-cell>
          <table:table-cell office:value-type="float" office:value="2.19306" calcext:value-type="float">
            <text:p>2.19306E+00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354933" calcext:value-type="float">
            <text:p>3.54933E-05</text:p>
          </table:table-cell>
          <table:table-cell office:value-type="float" office:value="2.09533" calcext:value-type="float">
            <text:p>2.09533E+00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387178" calcext:value-type="float">
            <text:p>3.87178E-05</text:p>
          </table:table-cell>
          <table:table-cell office:value-type="float" office:value="1.68269" calcext:value-type="float">
            <text:p>1.68269E+0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8432" calcext:value-type="float">
            <text:p>4.28432E-05</text:p>
          </table:table-cell>
          <table:table-cell office:value-type="float" office:value="2.82431" calcext:value-type="float">
            <text:p>2.82431E+00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468845" calcext:value-type="float">
            <text:p>4.68845E-05</text:p>
          </table:table-cell>
          <table:table-cell office:value-type="float" office:value="1.31847" calcext:value-type="float">
            <text:p>1.31847E+00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499148" calcext:value-type="float">
            <text:p>4.99148E-05</text:p>
          </table:table-cell>
          <table:table-cell office:value-type="float" office:value="1.50685" calcext:value-type="float">
            <text:p>1.50685E+00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535865" calcext:value-type="float">
            <text:p>5.35865E-05</text:p>
          </table:table-cell>
          <table:table-cell office:value-type="float" office:value="1.69911" calcext:value-type="float">
            <text:p>1.69911E+00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617496" calcext:value-type="float">
            <text:p>6.17496E-05</text:p>
          </table:table-cell>
          <table:table-cell office:value-type="float" office:value="4.52041" calcext:value-type="float">
            <text:p>4.52041E+00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717888" calcext:value-type="float">
            <text:p>7.17888E-05</text:p>
          </table:table-cell>
          <table:table-cell office:value-type="float" office:value="2.50084" calcext:value-type="float">
            <text:p>2.50084E+00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836673" calcext:value-type="float">
            <text:p>8.36673E-05</text:p>
          </table:table-cell>
          <table:table-cell office:value-type="float" office:value="4.4231" calcext:value-type="float">
            <text:p>4.42310E+00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114201" calcext:value-type="float">
            <text:p>1.14201E-04</text:p>
          </table:table-cell>
          <table:table-cell office:value-type="float" office:value="9.31067" calcext:value-type="float">
            <text:p>9.31067E+00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142684" calcext:value-type="float">
            <text:p>1.42684E-04</text:p>
          </table:table-cell>
          <table:table-cell office:value-type="float" office:value="1.95976" calcext:value-type="float">
            <text:p>1.95976E+00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17631" calcext:value-type="float">
            <text:p>1.76310E-04</text:p>
          </table:table-cell>
          <table:table-cell office:value-type="float" office:value="7.46408" calcext:value-type="float">
            <text:p>7.46408E+00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25416" calcext:value-type="float">
            <text:p>2.54160E-04</text:p>
          </table:table-cell>
          <table:table-cell office:value-type="float" office:value="9.50876" calcext:value-type="float">
            <text:p>9.50876E+00</text:p>
          </table:table-cell>
          <table:table-cell table:number-columns-repeated="6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338014" calcext:value-type="float">
            <text:p>3.38014E-04</text:p>
          </table:table-cell>
          <table:table-cell office:value-type="float" office:value="4.78019" calcext:value-type="float">
            <text:p>4.78019E+00</text:p>
          </table:table-cell>
          <table:table-cell table:number-columns-repeated="6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412851" calcext:value-type="float">
            <text:p>4.12851E-04</text:p>
          </table:table-cell>
          <table:table-cell office:value-type="float" office:value="4.79621" calcext:value-type="float">
            <text:p>4.79621E+00</text:p>
          </table:table-cell>
          <table:table-cell table:number-columns-repeated="6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65643" calcext:value-type="float">
            <text:p>5.65643E-04</text:p>
          </table:table-cell>
          <table:table-cell office:value-type="float" office:value="9.62294" calcext:value-type="float">
            <text:p>9.62294E+00</text:p>
          </table:table-cell>
          <table:table-cell table:number-columns-repeated="6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712903" calcext:value-type="float">
            <text:p>7.12903E-04</text:p>
          </table:table-cell>
          <table:table-cell office:value-type="float" office:value="2.41433" calcext:value-type="float">
            <text:p>2.41433E+00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83138" calcext:value-type="float">
            <text:p>8.31380E-04</text:p>
          </table:table-cell>
          <table:table-cell office:value-type="float" office:value="4.84031" calcext:value-type="float">
            <text:p>4.84031E+00</text:p>
          </table:table-cell>
          <table:table-cell table:number-columns-repeated="6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962316" calcext:value-type="float">
            <text:p>9.62316E-04</text:p>
          </table:table-cell>
          <table:table-cell office:value-type="float" office:value="2.42166" calcext:value-type="float">
            <text:p>2.42166E+00</text:p>
          </table:table-cell>
          <table:table-cell table:number-columns-repeated="6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12225" calcext:value-type="float">
            <text:p>1.12225E-03</text:p>
          </table:table-cell>
          <table:table-cell office:value-type="float" office:value="4.85339" calcext:value-type="float">
            <text:p>4.85339E+00</text:p>
          </table:table-cell>
          <table:table-cell table:number-columns-repeated="6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133396" calcext:value-type="float">
            <text:p>1.33396E-03</text:p>
          </table:table-cell>
          <table:table-cell office:value-type="float" office:value="3.64581" calcext:value-type="float">
            <text:p>3.64581E+00</text:p>
          </table:table-cell>
          <table:table-cell table:number-columns-repeated="6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147058" calcext:value-type="float">
            <text:p>1.47058E-03</text:p>
          </table:table-cell>
          <table:table-cell office:value-type="float" office:value="1.2173" calcext:value-type="float">
            <text:p>1.21730E+0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771" calcext:value-type="float">
            <text:p>1.77100E-03</text:p>
          </table:table-cell>
          <table:table-cell office:value-type="float" office:value="7.31585" calcext:value-type="float">
            <text:p>7.31585E+00</text:p>
          </table:table-cell>
          <table:table-cell table:number-columns-repeated="6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14168" calcext:value-type="float">
            <text:p>2.14168E-03</text:p>
          </table:table-cell>
          <table:table-cell office:value-type="float" office:value="2.43962" calcext:value-type="float">
            <text:p>2.43962E+00</text:p>
          </table:table-cell>
          <table:table-cell table:number-columns-repeated="6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80165" calcext:value-type="float">
            <text:p>2.80165E-03</text:p>
          </table:table-cell>
          <table:table-cell office:value-type="float" office:value="9.79869" calcext:value-type="float">
            <text:p>9.79869E+00</text:p>
          </table:table-cell>
          <table:table-cell table:number-columns-repeated="6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44063" calcext:value-type="float">
            <text:p>3.44063E-03</text:p>
          </table:table-cell>
          <table:table-cell office:value-type="float" office:value="1.22712" calcext:value-type="float">
            <text:p>1.22712E+00</text:p>
          </table:table-cell>
          <table:table-cell table:number-columns-repeated="6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426556" calcext:value-type="float">
            <text:p>4.26556E-03</text:p>
          </table:table-cell>
          <table:table-cell office:value-type="float" office:value="8.60534" calcext:value-type="float">
            <text:p>8.60534E+00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526768" calcext:value-type="float">
            <text:p>5.26768E-03</text:p>
          </table:table-cell>
          <table:table-cell office:value-type="float" office:value="2.46715" calcext:value-type="float">
            <text:p>2.46715E+00</text:p>
          </table:table-cell>
          <table:table-cell table:number-columns-repeated="6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649836" calcext:value-type="float">
            <text:p>6.49836E-03</text:p>
          </table:table-cell>
          <table:table-cell office:value-type="float" office:value="7.41146" calcext:value-type="float">
            <text:p>7.41146E+00</text:p>
          </table:table-cell>
          <table:table-cell table:number-columns-repeated="6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829234" calcext:value-type="float">
            <text:p>8.29234E-03</text:p>
          </table:table-cell>
          <table:table-cell office:value-type="float" office:value="4.95459" calcext:value-type="float">
            <text:p>4.95459E+00</text:p>
          </table:table-cell>
          <table:table-cell table:number-columns-repeated="6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01283" calcext:value-type="float">
            <text:p>1.01283E-02</text:p>
          </table:table-cell>
          <table:table-cell office:value-type="float" office:value="4.96938" calcext:value-type="float">
            <text:p>4.96938E+00</text:p>
          </table:table-cell>
          <table:table-cell table:number-columns-repeated="6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30861" calcext:value-type="float">
            <text:p>1.30861E-02</text:p>
          </table:table-cell>
          <table:table-cell office:value-type="float" office:value="7.47912" calcext:value-type="float">
            <text:p>7.47912E+00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5825" calcext:value-type="float">
            <text:p>1.58250E-02</text:p>
          </table:table-cell>
          <table:table-cell office:value-type="float" office:value="2.50164" calcext:value-type="float">
            <text:p>2.50164E+00</text:p>
          </table:table-cell>
          <table:table-cell table:number-columns-repeated="6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207015" calcext:value-type="float">
            <text:p>2.07015E-02</text:p>
          </table:table-cell>
          <table:table-cell office:value-type="float" office:value="10.0484" calcext:value-type="float">
            <text:p>1.00484E+01</text:p>
          </table:table-cell>
          <table:table-cell table:number-columns-repeated="6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6091" calcext:value-type="float">
            <text:p>2.60910E-02</text:p>
          </table:table-cell>
          <table:table-cell office:value-type="float" office:value="2.52613" calcext:value-type="float">
            <text:p>2.52613E+00</text:p>
          </table:table-cell>
          <table:table-cell table:number-columns-repeated="6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283387" calcext:value-type="float">
            <text:p>2.83387E-02</text:p>
          </table:table-cell>
          <table:table-cell office:value-type="float" office:value="1.68665" calcext:value-type="float">
            <text:p>1.68665E+00</text:p>
          </table:table-cell>
          <table:table-cell table:number-columns-repeated="6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31308" calcext:value-type="float">
            <text:p>3.31308E-02</text:p>
          </table:table-cell>
          <table:table-cell office:value-type="float" office:value="5.9307" calcext:value-type="float">
            <text:p>5.93070E+00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89232" calcext:value-type="float">
            <text:p>3.89232E-02</text:p>
          </table:table-cell>
          <table:table-cell office:value-type="float" office:value="2.55431" calcext:value-type="float">
            <text:p>2.55431E+00</text:p>
          </table:table-cell>
          <table:table-cell table:number-columns-repeated="6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480167" calcext:value-type="float">
            <text:p>4.80167E-02</text:p>
          </table:table-cell>
          <table:table-cell office:value-type="float" office:value="7.71646" calcext:value-type="float">
            <text:p>7.71646E+00</text:p>
          </table:table-cell>
          <table:table-cell table:number-columns-repeated="6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2725" calcext:value-type="float">
            <text:p>6.12725E-02</text:p>
          </table:table-cell>
          <table:table-cell office:value-type="float" office:value="5.19587" calcext:value-type="float">
            <text:p>5.19587E+00</text:p>
          </table:table-cell>
          <table:table-cell table:number-columns-repeated="6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748385" calcext:value-type="float">
            <text:p>7.48385E-02</text:p>
          </table:table-cell>
          <table:table-cell office:value-type="float" office:value="5.25139" calcext:value-type="float">
            <text:p>5.25139E+00</text:p>
          </table:table-cell>
          <table:table-cell table:number-columns-repeated="6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966937" calcext:value-type="float">
            <text:p>9.66937E-02</text:p>
          </table:table-cell>
          <table:table-cell office:value-type="float" office:value="7.9962" calcext:value-type="float">
            <text:p>7.99620E+0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16931" calcext:value-type="float">
            <text:p>1.16931E-01</text:p>
          </table:table-cell>
          <table:table-cell office:value-type="float" office:value="2.70357" calcext:value-type="float">
            <text:p>2.70357E+00</text:p>
          </table:table-cell>
          <table:table-cell table:number-columns-repeated="6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52965" calcext:value-type="float">
            <text:p>1.52965E-01</text:p>
          </table:table-cell>
          <table:table-cell office:value-type="float" office:value="10.9991" calcext:value-type="float">
            <text:p>1.09991E+01</text:p>
          </table:table-cell>
          <table:table-cell table:number-columns-repeated="6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5196" calcext:value-type="float">
            <text:p>2.15196E-01</text:p>
          </table:table-cell>
          <table:table-cell office:value-type="float" office:value="8.61204" calcext:value-type="float">
            <text:p>8.61204E+00</text:p>
          </table:table-cell>
          <table:table-cell table:number-columns-repeated="6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60236" calcext:value-type="float">
            <text:p>2.60236E-01</text:p>
          </table:table-cell>
          <table:table-cell office:value-type="float" office:value="2.93201" calcext:value-type="float">
            <text:p>2.93201E+00</text:p>
          </table:table-cell>
          <table:table-cell table:number-columns-repeated="6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87606" calcext:value-type="float">
            <text:p>2.87606E-01</text:p>
          </table:table-cell>
          <table:table-cell office:value-type="float" office:value="2.9766" calcext:value-type="float">
            <text:p>2.97660E+00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4798" calcext:value-type="float">
            <text:p>3.54798E-01</text:p>
          </table:table-cell>
          <table:table-cell office:value-type="float" office:value="9.19348" calcext:value-type="float">
            <text:p>9.19348E+00</text:p>
          </table:table-cell>
          <table:table-cell table:number-columns-repeated="6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9057" calcext:value-type="float">
            <text:p>4.29057E-01</text:p>
          </table:table-cell>
          <table:table-cell office:value-type="float" office:value="3.15327" calcext:value-type="float">
            <text:p>3.15327E+00</text:p>
          </table:table-cell>
          <table:table-cell table:number-columns-repeated="6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74182" calcext:value-type="float">
            <text:p>4.74182E-01</text:p>
          </table:table-cell>
          <table:table-cell office:value-type="float" office:value="3.21035" calcext:value-type="float">
            <text:p>3.21035E+00</text:p>
          </table:table-cell>
          <table:table-cell table:number-columns-repeated="6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4052" calcext:value-type="float">
            <text:p>5.24052E-01</text:p>
          </table:table-cell>
          <table:table-cell office:value-type="float" office:value="3.26476" calcext:value-type="float">
            <text:p>3.26476E+00</text:p>
          </table:table-cell>
          <table:table-cell table:number-columns-repeated="6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9167" calcext:value-type="float">
            <text:p>5.79167E-01</text:p>
          </table:table-cell>
          <table:table-cell office:value-type="float" office:value="3.31014" calcext:value-type="float">
            <text:p>3.31014E+00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14476" calcext:value-type="float">
            <text:p>7.14476E-01</text:p>
          </table:table-cell>
          <table:table-cell office:value-type="float" office:value="10.2379" calcext:value-type="float">
            <text:p>1.02379E+01</text:p>
          </table:table-cell>
          <table:table-cell table:number-columns-repeated="6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864015" calcext:value-type="float">
            <text:p>8.64015E-01</text:p>
          </table:table-cell>
          <table:table-cell office:value-type="float" office:value="3.5084" calcext:value-type="float">
            <text:p>3.50840E+00</text:p>
          </table:table-cell>
          <table:table-cell table:number-columns-repeated="6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4885" calcext:value-type="float">
            <text:p>9.54885E-01</text:p>
          </table:table-cell>
          <table:table-cell office:value-type="float" office:value="3.54097" calcext:value-type="float">
            <text:p>3.54097E+00</text:p>
          </table:table-cell>
          <table:table-cell table:number-columns-repeated="6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05531" calcext:value-type="float">
            <text:p>1.05531E+00</text:p>
          </table:table-cell>
          <table:table-cell office:value-type="float" office:value="3.56688" calcext:value-type="float">
            <text:p>3.56688E+00</text:p>
          </table:table-cell>
          <table:table-cell table:number-columns-repeated="6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1663" calcext:value-type="float">
            <text:p>1.16630E+00</text:p>
          </table:table-cell>
          <table:table-cell office:value-type="float" office:value="3.58485" calcext:value-type="float">
            <text:p>3.58485E+00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28896" calcext:value-type="float">
            <text:p>1.28896E+00</text:p>
          </table:table-cell>
          <table:table-cell office:value-type="float" office:value="3.57439" calcext:value-type="float">
            <text:p>3.57439E+00</text:p>
          </table:table-cell>
          <table:table-cell table:number-columns-repeated="6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0317" calcext:value-type="float">
            <text:p>1.50317E+00</text:p>
          </table:table-cell>
          <table:table-cell office:value-type="float" office:value="7.05927" calcext:value-type="float">
            <text:p>7.05927E+00</text:p>
          </table:table-cell>
          <table:table-cell table:number-columns-repeated="6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83598" calcext:value-type="float">
            <text:p>1.83598E+00</text:p>
          </table:table-cell>
          <table:table-cell office:value-type="float" office:value="6.49062" calcext:value-type="float">
            <text:p>6.49062E+00</text:p>
          </table:table-cell>
          <table:table-cell table:number-columns-repeated="6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12514" calcext:value-type="float">
            <text:p>2.12514E+00</text:p>
          </table:table-cell>
          <table:table-cell office:value-type="float" office:value="2.73139" calcext:value-type="float">
            <text:p>2.73139E+00</text:p>
          </table:table-cell>
          <table:table-cell table:number-columns-repeated="6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34863" calcext:value-type="float">
            <text:p>2.34863E+00</text:p>
          </table:table-cell>
          <table:table-cell office:value-type="float" office:value="2.5045" calcext:value-type="float">
            <text:p>2.50450E+0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3895" calcext:value-type="float">
            <text:p>2.73895E+00</text:p>
          </table:table-cell>
          <table:table-cell office:value-type="float" office:value="3.62277" calcext:value-type="float">
            <text:p>3.62277E+00</text:p>
          </table:table-cell>
          <table:table-cell table:number-columns-repeated="6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34537" calcext:value-type="float">
            <text:p>3.34537E+00</text:p>
          </table:table-cell>
          <table:table-cell office:value-type="float" office:value="2.27264" calcext:value-type="float">
            <text:p>2.27264E+00</text:p>
          </table:table-cell>
          <table:table-cell table:number-columns-repeated="6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08604" calcext:value-type="float">
            <text:p>4.08604E+00</text:p>
          </table:table-cell>
          <table:table-cell office:value-type="float" office:value="1.85117" calcext:value-type="float">
            <text:p>1.85117E+00</text:p>
          </table:table-cell>
          <table:table-cell table:number-columns-repeated="6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9071" calcext:value-type="float">
            <text:p>4.99071E+00</text:p>
          </table:table-cell>
          <table:table-cell office:value-type="float" office:value="1.46129" calcext:value-type="float">
            <text:p>1.46129E+00</text:p>
          </table:table-cell>
          <table:table-cell table:number-columns-repeated="6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77672" calcext:value-type="float">
            <text:p>5.77672E+00</text:p>
          </table:table-cell>
          <table:table-cell office:value-type="float" office:value="0.464748" calcext:value-type="float">
            <text:p>4.64748E-01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8425" calcext:value-type="float">
            <text:p>6.38425E+00</text:p>
          </table:table-cell>
          <table:table-cell office:value-type="float" office:value="0.29657" calcext:value-type="float">
            <text:p>2.96570E-01</text:p>
          </table:table-cell>
          <table:table-cell table:number-columns-repeated="6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44525" calcext:value-type="float">
            <text:p>7.44525E+00</text:p>
          </table:table-cell>
          <table:table-cell office:value-type="float" office:value="0.338218" calcext:value-type="float">
            <text:p>3.38218E-01</text:p>
          </table:table-cell>
          <table:table-cell table:number-columns-repeated="6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9366" calcext:value-type="float">
            <text:p>9.09366E+00</text:p>
          </table:table-cell>
          <table:table-cell office:value-type="float" office:value="0.102005" calcext:value-type="float">
            <text:p>1.02005E-01</text:p>
          </table:table-cell>
          <table:table-cell table:number-columns-repeated="6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8091" calcext:value-type="float">
            <text:p>1.08091E+01</text:p>
          </table:table-cell>
          <table:table-cell office:value-type="float" office:value="0.0262889" calcext:value-type="float">
            <text:p>2.62889E-02</text:p>
          </table:table-cell>
          <table:table-cell table:number-columns-repeated="6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7293" calcext:value-type="float">
            <text:p>1.27293E+01</text:p>
          </table:table-cell>
          <table:table-cell office:value-type="float" office:value="0.00691488" calcext:value-type="float">
            <text:p>6.91488E-03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3792" calcext:value-type="float">
            <text:p>1.43792E+01</text:p>
          </table:table-cell>
          <table:table-cell office:value-type="float" office:value="0.00114934" calcext:value-type="float">
            <text:p>1.14934E-03</text:p>
          </table:table-cell>
          <table:table-cell table:number-columns-repeated="6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1254" calcext:value-type="float">
            <text:p>1.61254E+01</text:p>
          </table:table-cell>
          <table:table-cell office:value-type="float" office:value="0.000533039" calcext:value-type="float">
            <text:p>5.33039E-04</text:p>
          </table:table-cell>
          <table:table-cell table:number-columns-repeated="6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.4864" calcext:value-type="float">
            <text:p>1.84864E+01</text:p>
          </table:table-cell>
          <table:table-cell office:value-type="float" office:value="0.000115012" calcext:value-type="float">
            <text:p>1.15012E-04</text:p>
          </table:table-cell>
          <table:table-cell table:number-columns-repeated="61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8:15:10.146246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1-02T18:22:58.893405336</dc:date>
    <meta:editing-duration>PT6H55M28S</meta:editing-duration>
    <meta:editing-cycles>47</meta:editing-cycles>
    <meta:generator>LibreOffice/6.4.6.2$Linux_X86_64 LibreOffice_project/40$Build-2</meta:generator>
    <meta:document-statistic meta:table-count="7" meta:cell-count="5625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chart:data-source-has-labels="both" svg:x="0.415cm" svg:y="0.217cm" svg:width="20.181cm" svg:height="10.534cm">
          <chartooo:coordinate-region svg:x="1.327cm" svg:y="0.417cm" svg:width="18.989cm" svg:height="9.687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Almost_1g</text:p>
              </table:table-cell>
              <table:table-cell office:value-type="string">
                <text:p>Series5</text:p>
              </table:table-cell>
              <table:table-cell office:value-type="string">
                <text:p>Serpent_2g</text:p>
              </table:table-cell>
              <table:table-cell office:value-type="string">
                <text:p>Series7</text:p>
              </table:table-cell>
              <table:table-cell office:value-type="string">
                <text:p>Almost_2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981643867884882">
                <text:p>0.00981643867884882</text:p>
              </table:table-cell>
              <table:table-cell office:value-type="float" office:value="2">
                <text:p>2</text:p>
              </table:table-cell>
              <table:table-cell office:value-type="float" office:value="0.009742062">
                <text:p>0.009742062</text:p>
              </table:table-cell>
              <table:table-cell office:value-type="float" office:value="2">
                <text:p>2</text:p>
              </table:table-cell>
              <table:table-cell office:value-type="float" office:value="0.00953065622766596">
                <text:p>0.00953065622766596</text:p>
              </table:table-cell>
              <table:table-cell office:value-type="float" office:value="2">
                <text:p>2</text:p>
              </table:table-cell>
              <table:table-cell office:value-type="float" office:value="0.009935105">
                <text:p>0.0099351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9942401479975">
                <text:p>0.00979942401479975</text:p>
              </table:table-cell>
              <table:table-cell office:value-type="float" office:value="6">
                <text:p>6</text:p>
              </table:table-cell>
              <table:table-cell office:value-type="float" office:value="0.00973579">
                <text:p>0.00973579</text:p>
              </table:table-cell>
              <table:table-cell office:value-type="float" office:value="6">
                <text:p>6</text:p>
              </table:table-cell>
              <table:table-cell office:value-type="float" office:value="0.00955425309038941">
                <text:p>0.00955425309038941</text:p>
              </table:table-cell>
              <table:table-cell office:value-type="float" office:value="6">
                <text:p>6</text:p>
              </table:table-cell>
              <table:table-cell office:value-type="float" office:value="0.009943559">
                <text:p>0.009943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9451931821471">
                <text:p>0.00979451931821471</text:p>
              </table:table-cell>
              <table:table-cell office:value-type="float" office:value="10">
                <text:p>10</text:p>
              </table:table-cell>
              <table:table-cell office:value-type="float" office:value="0.00972316">
                <text:p>0.00972316</text:p>
              </table:table-cell>
              <table:table-cell office:value-type="float" office:value="10">
                <text:p>10</text:p>
              </table:table-cell>
              <table:table-cell office:value-type="float" office:value="0.00955455663838653">
                <text:p>0.00955455663838653</text:p>
              </table:table-cell>
              <table:table-cell office:value-type="float" office:value="10">
                <text:p>10</text:p>
              </table:table-cell>
              <table:table-cell office:value-type="float" office:value="0.00996055">
                <text:p>0.00996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7247214789761">
                <text:p>0.00977247214789761</text:p>
              </table:table-cell>
              <table:table-cell office:value-type="float" office:value="14">
                <text:p>14</text:p>
              </table:table-cell>
              <table:table-cell office:value-type="float" office:value="0.009703996">
                <text:p>0.009703996</text:p>
              </table:table-cell>
              <table:table-cell office:value-type="float" office:value="14">
                <text:p>14</text:p>
              </table:table-cell>
              <table:table-cell office:value-type="float" office:value="0.00957904816889096">
                <text:p>0.00957904816889096</text:p>
              </table:table-cell>
              <table:table-cell office:value-type="float" office:value="14">
                <text:p>14</text:p>
              </table:table-cell>
              <table:table-cell office:value-type="float" office:value="0.009986251">
                <text:p>0.009986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93974386294">
                <text:p>0.00975393974386294</text:p>
              </table:table-cell>
              <table:table-cell office:value-type="float" office:value="18">
                <text:p>18</text:p>
              </table:table-cell>
              <table:table-cell office:value-type="float" office:value="0.009678034">
                <text:p>0.009678034</text:p>
              </table:table-cell>
              <table:table-cell office:value-type="float" office:value="18">
                <text:p>18</text:p>
              </table:table-cell>
              <table:table-cell office:value-type="float" office:value="0.00960484974864612">
                <text:p>0.00960484974864612</text:p>
              </table:table-cell>
              <table:table-cell office:value-type="float" office:value="18">
                <text:p>18</text:p>
              </table:table-cell>
              <table:table-cell office:value-type="float" office:value="0.01002092">
                <text:p>0.01002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502280308471">
                <text:p>0.00972502280308471</text:p>
              </table:table-cell>
              <table:table-cell office:value-type="float" office:value="22">
                <text:p>22</text:p>
              </table:table-cell>
              <table:table-cell office:value-type="float" office:value="0.009644917">
                <text:p>0.009644917</text:p>
              </table:table-cell>
              <table:table-cell office:value-type="float" office:value="22">
                <text:p>22</text:p>
              </table:table-cell>
              <table:table-cell office:value-type="float" office:value="0.00964780977834372">
                <text:p>0.00964780977834372</text:p>
              </table:table-cell>
              <table:table-cell office:value-type="float" office:value="22">
                <text:p>22</text:p>
              </table:table-cell>
              <table:table-cell office:value-type="float" office:value="0.0100649">
                <text:p>0.0100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70272001340161">
                <text:p>0.00970272001340161</text:p>
              </table:table-cell>
              <table:table-cell office:value-type="float" office:value="26">
                <text:p>26</text:p>
              </table:table-cell>
              <table:table-cell office:value-type="float" office:value="0.00960419">
                <text:p>0.00960419</text:p>
              </table:table-cell>
              <table:table-cell office:value-type="float" office:value="26">
                <text:p>26</text:p>
              </table:table-cell>
              <table:table-cell office:value-type="float" office:value="0.00967832434015943">
                <text:p>0.00967832434015943</text:p>
              </table:table-cell>
              <table:table-cell office:value-type="float" office:value="26">
                <text:p>26</text:p>
              </table:table-cell>
              <table:table-cell office:value-type="float" office:value="0.01011864">
                <text:p>0.01011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4236189060595">
                <text:p>0.00964236189060595</text:p>
              </table:table-cell>
              <table:table-cell office:value-type="float" office:value="30">
                <text:p>30</text:p>
              </table:table-cell>
              <table:table-cell office:value-type="float" office:value="0.009555298">
                <text:p>0.009555298</text:p>
              </table:table-cell>
              <table:table-cell office:value-type="float" office:value="30">
                <text:p>30</text:p>
              </table:table-cell>
              <table:table-cell office:value-type="float" office:value="0.00972805828305591">
                <text:p>0.00972805828305591</text:p>
              </table:table-cell>
              <table:table-cell office:value-type="float" office:value="30">
                <text:p>30</text:p>
              </table:table-cell>
              <table:table-cell office:value-type="float" office:value="0.01018269">
                <text:p>0.0101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784570491071">
                <text:p>0.0095784570491071</text:p>
              </table:table-cell>
              <table:table-cell office:value-type="float" office:value="34">
                <text:p>34</text:p>
              </table:table-cell>
              <table:table-cell office:value-type="float" office:value="0.009497574">
                <text:p>0.009497574</text:p>
              </table:table-cell>
              <table:table-cell office:value-type="float" office:value="34">
                <text:p>34</text:p>
              </table:table-cell>
              <table:table-cell office:value-type="float" office:value="0.00978924716879106">
                <text:p>0.00978924716879106</text:p>
              </table:table-cell>
              <table:table-cell office:value-type="float" office:value="34">
                <text:p>34</text:p>
              </table:table-cell>
              <table:table-cell office:value-type="float" office:value="0.01025768">
                <text:p>0.01025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50578126811253">
                <text:p>0.00950578126811253</text:p>
              </table:table-cell>
              <table:table-cell office:value-type="float" office:value="38">
                <text:p>38</text:p>
              </table:table-cell>
              <table:table-cell office:value-type="float" office:value="0.009430237">
                <text:p>0.009430237</text:p>
              </table:table-cell>
              <table:table-cell office:value-type="float" office:value="38">
                <text:p>38</text:p>
              </table:table-cell>
              <table:table-cell office:value-type="float" office:value="0.00988240445148601">
                <text:p>0.00988240445148601</text:p>
              </table:table-cell>
              <table:table-cell office:value-type="float" office:value="38">
                <text:p>38</text:p>
              </table:table-cell>
              <table:table-cell office:value-type="float" office:value="0.01034439">
                <text:p>0.01034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43070905556175">
                <text:p>0.00943070905556175</text:p>
              </table:table-cell>
              <table:table-cell office:value-type="float" office:value="42">
                <text:p>42</text:p>
              </table:table-cell>
              <table:table-cell office:value-type="float" office:value="0.00935238">
                <text:p>0.00935238</text:p>
              </table:table-cell>
              <table:table-cell office:value-type="float" office:value="42">
                <text:p>42</text:p>
              </table:table-cell>
              <table:table-cell office:value-type="float" office:value="0.00996425057723566">
                <text:p>0.00996425057723566</text:p>
              </table:table-cell>
              <table:table-cell office:value-type="float" office:value="42">
                <text:p>42</text:p>
              </table:table-cell>
              <table:table-cell office:value-type="float" office:value="0.0104437">
                <text:p>0.01044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11038638263">
                <text:p>0.00933311038638263</text:p>
              </table:table-cell>
              <table:table-cell office:value-type="float" office:value="46">
                <text:p>46</text:p>
              </table:table-cell>
              <table:table-cell office:value-type="float" office:value="0.009262959">
                <text:p>0.009262959</text:p>
              </table:table-cell>
              <table:table-cell office:value-type="float" office:value="46">
                <text:p>46</text:p>
              </table:table-cell>
              <table:table-cell office:value-type="float" office:value="0.0100832733445273">
                <text:p>0.0100832733445273</text:p>
              </table:table-cell>
              <table:table-cell office:value-type="float" office:value="46">
                <text:p>46</text:p>
              </table:table-cell>
              <table:table-cell office:value-type="float" office:value="0.01055663">
                <text:p>0.01055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4580039668483">
                <text:p>0.00924580039668483</text:p>
              </table:table-cell>
              <table:table-cell office:value-type="float" office:value="50">
                <text:p>50</text:p>
              </table:table-cell>
              <table:table-cell office:value-type="float" office:value="0.009160784">
                <text:p>0.009160784</text:p>
              </table:table-cell>
              <table:table-cell office:value-type="float" office:value="50">
                <text:p>50</text:p>
              </table:table-cell>
              <table:table-cell office:value-type="float" office:value="0.0101932056481157">
                <text:p>0.0101932056481157</text:p>
              </table:table-cell>
              <table:table-cell office:value-type="float" office:value="50">
                <text:p>50</text:p>
              </table:table-cell>
              <table:table-cell office:value-type="float" office:value="0.01068433">
                <text:p>0.01068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12372617321165">
                <text:p>0.00912372617321165</text:p>
              </table:table-cell>
              <table:table-cell office:value-type="float" office:value="54">
                <text:p>54</text:p>
              </table:table-cell>
              <table:table-cell office:value-type="float" office:value="0.009044501">
                <text:p>0.009044501</text:p>
              </table:table-cell>
              <table:table-cell office:value-type="float" office:value="54">
                <text:p>54</text:p>
              </table:table-cell>
              <table:table-cell office:value-type="float" office:value="0.0103314797489088">
                <text:p>0.0103314797489088</text:p>
              </table:table-cell>
              <table:table-cell office:value-type="float" office:value="54">
                <text:p>54</text:p>
              </table:table-cell>
              <table:table-cell office:value-type="float" office:value="0.01082813">
                <text:p>0.01082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9075617426292">
                <text:p>0.00899075617426292</text:p>
              </table:table-cell>
              <table:table-cell office:value-type="float" office:value="58">
                <text:p>58</text:p>
              </table:table-cell>
              <table:table-cell office:value-type="float" office:value="0.008912581">
                <text:p>0.008912581</text:p>
              </table:table-cell>
              <table:table-cell office:value-type="float" office:value="58">
                <text:p>58</text:p>
              </table:table-cell>
              <table:table-cell office:value-type="float" office:value="0.0105089434937511">
                <text:p>0.0105089434937511</text:p>
              </table:table-cell>
              <table:table-cell office:value-type="float" office:value="58">
                <text:p>58</text:p>
              </table:table-cell>
              <table:table-cell office:value-type="float" office:value="0.01098953">
                <text:p>0.010989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554376723891">
                <text:p>0.0088554376723891</text:p>
              </table:table-cell>
              <table:table-cell office:value-type="float" office:value="62">
                <text:p>62</text:p>
              </table:table-cell>
              <table:table-cell office:value-type="float" office:value="0.008763298">
                <text:p>0.008763298</text:p>
              </table:table-cell>
              <table:table-cell office:value-type="float" office:value="62">
                <text:p>62</text:p>
              </table:table-cell>
              <table:table-cell office:value-type="float" office:value="0.0106895385758269">
                <text:p>0.0106895385758269</text:p>
              </table:table-cell>
              <table:table-cell office:value-type="float" office:value="62">
                <text:p>62</text:p>
              </table:table-cell>
              <table:table-cell office:value-type="float" office:value="0.0111702">
                <text:p>0.0111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5784390247466">
                <text:p>0.00865784390247466</text:p>
              </table:table-cell>
              <table:table-cell office:value-type="float" office:value="66">
                <text:p>66</text:p>
              </table:table-cell>
              <table:table-cell office:value-type="float" office:value="0.008594711">
                <text:p>0.008594711</text:p>
              </table:table-cell>
              <table:table-cell office:value-type="float" office:value="66">
                <text:p>66</text:p>
              </table:table-cell>
              <table:table-cell office:value-type="float" office:value="0.0108943695690411">
                <text:p>0.0108943695690411</text:p>
              </table:table-cell>
              <table:table-cell office:value-type="float" office:value="66">
                <text:p>66</text:p>
              </table:table-cell>
              <table:table-cell office:value-type="float" office:value="0.01137203">
                <text:p>0.01137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7159324192625">
                <text:p>0.00847159324192625</text:p>
              </table:table-cell>
              <table:table-cell office:value-type="float" office:value="70">
                <text:p>70</text:p>
              </table:table-cell>
              <table:table-cell office:value-type="float" office:value="0.008404643">
                <text:p>0.008404643</text:p>
              </table:table-cell>
              <table:table-cell office:value-type="float" office:value="70">
                <text:p>70</text:p>
              </table:table-cell>
              <table:table-cell office:value-type="float" office:value="0.0111280855506127">
                <text:p>0.0111280855506127</text:p>
              </table:table-cell>
              <table:table-cell office:value-type="float" office:value="70">
                <text:p>70</text:p>
              </table:table-cell>
              <table:table-cell office:value-type="float" office:value="0.01159716">
                <text:p>0.01159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5623392607513">
                <text:p>0.00825623392607513</text:p>
              </table:table-cell>
              <table:table-cell office:value-type="float" office:value="74">
                <text:p>74</text:p>
              </table:table-cell>
              <table:table-cell office:value-type="float" office:value="0.008190654">
                <text:p>0.008190654</text:p>
              </table:table-cell>
              <table:table-cell office:value-type="float" office:value="74">
                <text:p>74</text:p>
              </table:table-cell>
              <table:table-cell office:value-type="float" office:value="0.0113865167296341">
                <text:p>0.0113865167296341</text:p>
              </table:table-cell>
              <table:table-cell office:value-type="float" office:value="74">
                <text:p>74</text:p>
              </table:table-cell>
              <table:table-cell office:value-type="float" office:value="0.01184795">
                <text:p>0.0118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3461193575711">
                <text:p>0.00803461193575711</text:p>
              </table:table-cell>
              <table:table-cell office:value-type="float" office:value="78">
                <text:p>78</text:p>
              </table:table-cell>
              <table:table-cell office:value-type="float" office:value="0.007950011">
                <text:p>0.007950011</text:p>
              </table:table-cell>
              <table:table-cell office:value-type="float" office:value="78">
                <text:p>78</text:p>
              </table:table-cell>
              <table:table-cell office:value-type="float" office:value="0.0116601732371425">
                <text:p>0.0116601732371425</text:p>
              </table:table-cell>
              <table:table-cell office:value-type="float" office:value="78">
                <text:p>78</text:p>
              </table:table-cell>
              <table:table-cell office:value-type="float" office:value="0.01212707">
                <text:p>0.0121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923110522276">
                <text:p>0.00776923110522276</text:p>
              </table:table-cell>
              <table:table-cell office:value-type="float" office:value="82">
                <text:p>82</text:p>
              </table:table-cell>
              <table:table-cell office:value-type="float" office:value="0.00767966">
                <text:p>0.00767966</text:p>
              </table:table-cell>
              <table:table-cell office:value-type="float" office:value="82">
                <text:p>82</text:p>
              </table:table-cell>
              <table:table-cell office:value-type="float" office:value="0.0119912642209481">
                <text:p>0.0119912642209481</text:p>
              </table:table-cell>
              <table:table-cell office:value-type="float" office:value="82">
                <text:p>82</text:p>
              </table:table-cell>
              <table:table-cell office:value-type="float" office:value="0.01243751">
                <text:p>0.01243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658268939966">
                <text:p>0.0074658268939966</text:p>
              </table:table-cell>
              <table:table-cell office:value-type="float" office:value="86">
                <text:p>86</text:p>
              </table:table-cell>
              <table:table-cell office:value-type="float" office:value="0.007376192">
                <text:p>0.007376192</text:p>
              </table:table-cell>
              <table:table-cell office:value-type="float" office:value="86">
                <text:p>86</text:p>
              </table:table-cell>
              <table:table-cell office:value-type="float" office:value="0.012351831312895">
                <text:p>0.012351831312895</text:p>
              </table:table-cell>
              <table:table-cell office:value-type="float" office:value="86">
                <text:p>86</text:p>
              </table:table-cell>
              <table:table-cell office:value-type="float" office:value="0.01278257">
                <text:p>0.01278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3861812931211">
                <text:p>0.00713861812931211</text:p>
              </table:table-cell>
              <table:table-cell office:value-type="float" office:value="90">
                <text:p>90</text:p>
              </table:table-cell>
              <table:table-cell office:value-type="float" office:value="0.007035795">
                <text:p>0.007035795</text:p>
              </table:table-cell>
              <table:table-cell office:value-type="float" office:value="90">
                <text:p>90</text:p>
              </table:table-cell>
              <table:table-cell office:value-type="float" office:value="0.0127499584754328">
                <text:p>0.0127499584754328</text:p>
              </table:table-cell>
              <table:table-cell office:value-type="float" office:value="90">
                <text:p>90</text:p>
              </table:table-cell>
              <table:table-cell office:value-type="float" office:value="0.01316598">
                <text:p>0.01316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7253924478594">
                <text:p>0.00677253924478594</text:p>
              </table:table-cell>
              <table:table-cell office:value-type="float" office:value="94">
                <text:p>94</text:p>
              </table:table-cell>
              <table:table-cell office:value-type="float" office:value="0.006654222">
                <text:p>0.006654222</text:p>
              </table:table-cell>
              <table:table-cell office:value-type="float" office:value="94">
                <text:p>94</text:p>
              </table:table-cell>
              <table:table-cell office:value-type="float" office:value="0.0131805013688209">
                <text:p>0.0131805013688209</text:p>
              </table:table-cell>
              <table:table-cell office:value-type="float" office:value="94">
                <text:p>94</text:p>
              </table:table-cell>
              <table:table-cell office:value-type="float" office:value="0.01359187">
                <text:p>0.01359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6623226253625">
                <text:p>0.00636623226253625</text:p>
              </table:table-cell>
              <table:table-cell office:value-type="float" office:value="98">
                <text:p>98</text:p>
              </table:table-cell>
              <table:table-cell office:value-type="float" office:value="0.006226731">
                <text:p>0.006226731</text:p>
              </table:table-cell>
              <table:table-cell office:value-type="float" office:value="98">
                <text:p>98</text:p>
              </table:table-cell>
              <table:table-cell office:value-type="float" office:value="0.0136917880294429">
                <text:p>0.0136917880294429</text:p>
              </table:table-cell>
              <table:table-cell office:value-type="float" office:value="98">
                <text:p>98</text:p>
              </table:table-cell>
              <table:table-cell office:value-type="float" office:value="0.01406487">
                <text:p>0.01406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32405781825">
                <text:p>0.0058932405781825</text:p>
              </table:table-cell>
              <table:table-cell office:value-type="float" office:value="102">
                <text:p>102</text:p>
              </table:table-cell>
              <table:table-cell office:value-type="float" office:value="0.005729146">
                <text:p>0.005729146</text:p>
              </table:table-cell>
              <table:table-cell office:value-type="float" office:value="102">
                <text:p>102</text:p>
              </table:table-cell>
              <table:table-cell office:value-type="float" office:value="0.0142716126325723">
                <text:p>0.0142716126325723</text:p>
              </table:table-cell>
              <table:table-cell office:value-type="float" office:value="102">
                <text:p>102</text:p>
              </table:table-cell>
              <table:table-cell office:value-type="float" office:value="0.01458786">
                <text:p>0.01458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5886339430444">
                <text:p>0.00545886339430444</text:p>
              </table:table-cell>
              <table:table-cell office:value-type="float" office:value="106">
                <text:p>106</text:p>
              </table:table-cell>
              <table:table-cell office:value-type="float" office:value="0.005257752">
                <text:p>0.005257752</text:p>
              </table:table-cell>
              <table:table-cell office:value-type="float" office:value="106">
                <text:p>106</text:p>
              </table:table-cell>
              <table:table-cell office:value-type="float" office:value="0.0147890341579781">
                <text:p>0.0147890341579781</text:p>
              </table:table-cell>
              <table:table-cell office:value-type="float" office:value="106">
                <text:p>106</text:p>
              </table:table-cell>
              <table:table-cell office:value-type="float" office:value="0.01505712">
                <text:p>0.01505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625734959597">
                <text:p>0.0050625734959597</text:p>
              </table:table-cell>
              <table:table-cell office:value-type="float" office:value="110">
                <text:p>110</text:p>
              </table:table-cell>
              <table:table-cell office:value-type="float" office:value="0.004827699">
                <text:p>0.004827699</text:p>
              </table:table-cell>
              <table:table-cell office:value-type="float" office:value="110">
                <text:p>110</text:p>
              </table:table-cell>
              <table:table-cell office:value-type="float" office:value="0.0152655565848247">
                <text:p>0.0152655565848247</text:p>
              </table:table-cell>
              <table:table-cell office:value-type="float" office:value="110">
                <text:p>110</text:p>
              </table:table-cell>
              <table:table-cell office:value-type="float" office:value="0.01547959">
                <text:p>0.01547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69860347120299">
                <text:p>0.00469860347120299</text:p>
              </table:table-cell>
              <table:table-cell office:value-type="float" office:value="114">
                <text:p>114</text:p>
              </table:table-cell>
              <table:table-cell office:value-type="float" office:value="0.004435578">
                <text:p>0.004435578</text:p>
              </table:table-cell>
              <table:table-cell office:value-type="float" office:value="114">
                <text:p>114</text:p>
              </table:table-cell>
              <table:table-cell office:value-type="float" office:value="0.0157007485554319">
                <text:p>0.0157007485554319</text:p>
              </table:table-cell>
              <table:table-cell office:value-type="float" office:value="114">
                <text:p>114</text:p>
              </table:table-cell>
              <table:table-cell office:value-type="float" office:value="0.01585957">
                <text:p>0.01585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4019316765669">
                <text:p>0.00434019316765669</text:p>
              </table:table-cell>
              <table:table-cell office:value-type="float" office:value="118">
                <text:p>118</text:p>
              </table:table-cell>
              <table:table-cell office:value-type="float" office:value="0.004078276">
                <text:p>0.004078276</text:p>
              </table:table-cell>
              <table:table-cell office:value-type="float" office:value="118">
                <text:p>118</text:p>
              </table:table-cell>
              <table:table-cell office:value-type="float" office:value="0.0160830912221195">
                <text:p>0.0160830912221195</text:p>
              </table:table-cell>
              <table:table-cell office:value-type="float" office:value="118">
                <text:p>118</text:p>
              </table:table-cell>
              <table:table-cell office:value-type="float" office:value="0.01620096">
                <text:p>0.0162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0098626898079">
                <text:p>0.00400098626898079</text:p>
              </table:table-cell>
              <table:table-cell office:value-type="float" office:value="122">
                <text:p>122</text:p>
              </table:table-cell>
              <table:table-cell office:value-type="float" office:value="0.00375296">
                <text:p>0.00375296</text:p>
              </table:table-cell>
              <table:table-cell office:value-type="float" office:value="122">
                <text:p>122</text:p>
              </table:table-cell>
              <table:table-cell office:value-type="float" office:value="0.0164411180966168">
                <text:p>0.0164411180966168</text:p>
              </table:table-cell>
              <table:table-cell office:value-type="float" office:value="122">
                <text:p>122</text:p>
              </table:table-cell>
              <table:table-cell office:value-type="float" office:value="0.01650733">
                <text:p>0.01650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6987962497431">
                <text:p>0.0036987962497431</text:p>
              </table:table-cell>
              <table:table-cell office:value-type="float" office:value="126">
                <text:p>126</text:p>
              </table:table-cell>
              <table:table-cell office:value-type="float" office:value="0.003457049">
                <text:p>0.003457049</text:p>
              </table:table-cell>
              <table:table-cell office:value-type="float" office:value="126">
                <text:p>126</text:p>
              </table:table-cell>
              <table:table-cell office:value-type="float" office:value="0.0167978668742841">
                <text:p>0.0167978668742841</text:p>
              </table:table-cell>
              <table:table-cell office:value-type="float" office:value="126">
                <text:p>126</text:p>
              </table:table-cell>
              <table:table-cell office:value-type="float" office:value="0.01678191">
                <text:p>0.0167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39657427808466">
                <text:p>0.00339657427808466</text:p>
              </table:table-cell>
              <table:table-cell office:value-type="float" office:value="130">
                <text:p>130</text:p>
              </table:table-cell>
              <table:table-cell office:value-type="float" office:value="0.003188198">
                <text:p>0.003188198</text:p>
              </table:table-cell>
              <table:table-cell office:value-type="float" office:value="130">
                <text:p>130</text:p>
              </table:table-cell>
              <table:table-cell office:value-type="float" office:value="0.0171055686861011">
                <text:p>0.0171055686861011</text:p>
              </table:table-cell>
              <table:table-cell office:value-type="float" office:value="130">
                <text:p>130</text:p>
              </table:table-cell>
              <table:table-cell office:value-type="float" office:value="0.01702764">
                <text:p>0.01702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2839761073473">
                <text:p>0.00312839761073473</text:p>
              </table:table-cell>
              <table:table-cell office:value-type="float" office:value="134">
                <text:p>134</text:p>
              </table:table-cell>
              <table:table-cell office:value-type="float" office:value="0.002944272">
                <text:p>0.002944272</text:p>
              </table:table-cell>
              <table:table-cell office:value-type="float" office:value="134">
                <text:p>134</text:p>
              </table:table-cell>
              <table:table-cell office:value-type="float" office:value="0.0174121521631918">
                <text:p>0.0174121521631918</text:p>
              </table:table-cell>
              <table:table-cell office:value-type="float" office:value="134">
                <text:p>134</text:p>
              </table:table-cell>
              <table:table-cell office:value-type="float" office:value="0.01724721">
                <text:p>0.01724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88607045177109">
                <text:p>0.00288607045177109</text:p>
              </table:table-cell>
              <table:table-cell office:value-type="float" office:value="138">
                <text:p>138</text:p>
              </table:table-cell>
              <table:table-cell office:value-type="float" office:value="0.002723338">
                <text:p>0.002723338</text:p>
              </table:table-cell>
              <table:table-cell office:value-type="float" office:value="138">
                <text:p>138</text:p>
              </table:table-cell>
              <table:table-cell office:value-type="float" office:value="0.0176760791585821">
                <text:p>0.0176760791585821</text:p>
              </table:table-cell>
              <table:table-cell office:value-type="float" office:value="138">
                <text:p>138</text:p>
              </table:table-cell>
              <table:table-cell office:value-type="float" office:value="0.01744304">
                <text:p>0.0174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9922064531">
                <text:p>0.0026699922064531</text:p>
              </table:table-cell>
              <table:table-cell office:value-type="float" office:value="142">
                <text:p>142</text:p>
              </table:table-cell>
              <table:table-cell office:value-type="float" office:value="0.002523643">
                <text:p>0.002523643</text:p>
              </table:table-cell>
              <table:table-cell office:value-type="float" office:value="142">
                <text:p>142</text:p>
              </table:table-cell>
              <table:table-cell office:value-type="float" office:value="0.0178983082448943">
                <text:p>0.0178983082448943</text:p>
              </table:table-cell>
              <table:table-cell office:value-type="float" office:value="142">
                <text:p>142</text:p>
              </table:table-cell>
              <table:table-cell office:value-type="float" office:value="0.01761733">
                <text:p>0.01761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4821045403134">
                <text:p>0.00244821045403134</text:p>
              </table:table-cell>
              <table:table-cell office:value-type="float" office:value="146">
                <text:p>146</text:p>
              </table:table-cell>
              <table:table-cell office:value-type="float" office:value="0.002343604">
                <text:p>0.002343604</text:p>
              </table:table-cell>
              <table:table-cell office:value-type="float" office:value="146">
                <text:p>146</text:p>
              </table:table-cell>
              <table:table-cell office:value-type="float" office:value="0.0181016854029644">
                <text:p>0.0181016854029644</text:p>
              </table:table-cell>
              <table:table-cell office:value-type="float" office:value="146">
                <text:p>146</text:p>
              </table:table-cell>
              <table:table-cell office:value-type="float" office:value="0.01777206">
                <text:p>0.01777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4845989571631">
                <text:p>0.00224845989571631</text:p>
              </table:table-cell>
              <table:table-cell office:value-type="float" office:value="150">
                <text:p>150</text:p>
              </table:table-cell>
              <table:table-cell office:value-type="float" office:value="0.002181793">
                <text:p>0.002181793</text:p>
              </table:table-cell>
              <table:table-cell office:value-type="float" office:value="150">
                <text:p>150</text:p>
              </table:table-cell>
              <table:table-cell office:value-type="float" office:value="0.0182731101402851">
                <text:p>0.0182731101402851</text:p>
              </table:table-cell>
              <table:table-cell office:value-type="float" office:value="150">
                <text:p>150</text:p>
              </table:table-cell>
              <table:table-cell office:value-type="float" office:value="0.01790902">
                <text:p>0.0179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725138908596">
                <text:p>0.0020725138908596</text:p>
              </table:table-cell>
              <table:table-cell office:value-type="float" office:value="154">
                <text:p>154</text:p>
              </table:table-cell>
              <table:table-cell office:value-type="float" office:value="0.002036926">
                <text:p>0.002036926</text:p>
              </table:table-cell>
              <table:table-cell office:value-type="float" office:value="154">
                <text:p>154</text:p>
              </table:table-cell>
              <table:table-cell office:value-type="float" office:value="0.018419771751525">
                <text:p>0.018419771751525</text:p>
              </table:table-cell>
              <table:table-cell office:value-type="float" office:value="154">
                <text:p>154</text:p>
              </table:table-cell>
              <table:table-cell office:value-type="float" office:value="0.01802982">
                <text:p>0.01802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1471686098856">
                <text:p>0.00191471686098856</text:p>
              </table:table-cell>
              <table:table-cell office:value-type="float" office:value="158">
                <text:p>158</text:p>
              </table:table-cell>
              <table:table-cell office:value-type="float" office:value="0.001907855">
                <text:p>0.001907855</text:p>
              </table:table-cell>
              <table:table-cell office:value-type="float" office:value="158">
                <text:p>158</text:p>
              </table:table-cell>
              <table:table-cell office:value-type="float" office:value="0.0185811314763096">
                <text:p>0.0185811314763096</text:p>
              </table:table-cell>
              <table:table-cell office:value-type="float" office:value="158">
                <text:p>158</text:p>
              </table:table-cell>
              <table:table-cell office:value-type="float" office:value="0.01813589">
                <text:p>0.01813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6241564748643">
                <text:p>0.00176241564748643</text:p>
              </table:table-cell>
              <table:table-cell office:value-type="float" office:value="162">
                <text:p>162</text:p>
              </table:table-cell>
              <table:table-cell office:value-type="float" office:value="0.001793557">
                <text:p>0.001793557</text:p>
              </table:table-cell>
              <table:table-cell office:value-type="float" office:value="162">
                <text:p>162</text:p>
              </table:table-cell>
              <table:table-cell office:value-type="float" office:value="0.0187274735633419">
                <text:p>0.0187274735633419</text:p>
              </table:table-cell>
              <table:table-cell office:value-type="float" office:value="162">
                <text:p>162</text:p>
              </table:table-cell>
              <table:table-cell office:value-type="float" office:value="0.01822852">
                <text:p>0.01822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387917316069">
                <text:p>0.0016387917316069</text:p>
              </table:table-cell>
              <table:table-cell office:value-type="float" office:value="166">
                <text:p>166</text:p>
              </table:table-cell>
              <table:table-cell office:value-type="float" office:value="0.001693125">
                <text:p>0.001693125</text:p>
              </table:table-cell>
              <table:table-cell office:value-type="float" office:value="166">
                <text:p>166</text:p>
              </table:table-cell>
              <table:table-cell office:value-type="float" office:value="0.0188501708590197">
                <text:p>0.0188501708590197</text:p>
              </table:table-cell>
              <table:table-cell office:value-type="float" office:value="166">
                <text:p>166</text:p>
              </table:table-cell>
              <table:table-cell office:value-type="float" office:value="0.01830884">
                <text:p>0.01830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3065036120151">
                <text:p>0.00153065036120151</text:p>
              </table:table-cell>
              <table:table-cell office:value-type="float" office:value="170">
                <text:p>170</text:p>
              </table:table-cell>
              <table:table-cell office:value-type="float" office:value="0.001605763">
                <text:p>0.001605763</text:p>
              </table:table-cell>
              <table:table-cell office:value-type="float" office:value="170">
                <text:p>170</text:p>
              </table:table-cell>
              <table:table-cell office:value-type="float" office:value="0.0189631226663689">
                <text:p>0.0189631226663689</text:p>
              </table:table-cell>
              <table:table-cell office:value-type="float" office:value="170">
                <text:p>170</text:p>
              </table:table-cell>
              <table:table-cell office:value-type="float" office:value="0.01837785">
                <text:p>0.01837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3251009849068">
                <text:p>0.00143251009849068</text:p>
              </table:table-cell>
              <table:table-cell office:value-type="float" office:value="174">
                <text:p>174</text:p>
              </table:table-cell>
              <table:table-cell office:value-type="float" office:value="0.001530778">
                <text:p>0.001530778</text:p>
              </table:table-cell>
              <table:table-cell office:value-type="float" office:value="174">
                <text:p>174</text:p>
              </table:table-cell>
              <table:table-cell office:value-type="float" office:value="0.0190736780421619">
                <text:p>0.0190736780421619</text:p>
              </table:table-cell>
              <table:table-cell office:value-type="float" office:value="174">
                <text:p>174</text:p>
              </table:table-cell>
              <table:table-cell office:value-type="float" office:value="0.01843641">
                <text:p>0.01843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512934354298">
                <text:p>0.0013512934354298</text:p>
              </table:table-cell>
              <table:table-cell office:value-type="float" office:value="178">
                <text:p>178</text:p>
              </table:table-cell>
              <table:table-cell office:value-type="float" office:value="0.001467576">
                <text:p>0.001467576</text:p>
              </table:table-cell>
              <table:table-cell office:value-type="float" office:value="178">
                <text:p>178</text:p>
              </table:table-cell>
              <table:table-cell office:value-type="float" office:value="0.0191473283719894">
                <text:p>0.0191473283719894</text:p>
              </table:table-cell>
              <table:table-cell office:value-type="float" office:value="178">
                <text:p>178</text:p>
              </table:table-cell>
              <table:table-cell office:value-type="float" office:value="0.01848526">
                <text:p>0.01848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850672505635">
                <text:p>0.0012850672505635</text:p>
              </table:table-cell>
              <table:table-cell office:value-type="float" office:value="182">
                <text:p>182</text:p>
              </table:table-cell>
              <table:table-cell office:value-type="float" office:value="0.001415655">
                <text:p>0.001415655</text:p>
              </table:table-cell>
              <table:table-cell office:value-type="float" office:value="182">
                <text:p>182</text:p>
              </table:table-cell>
              <table:table-cell office:value-type="float" office:value="0.0192211384639205">
                <text:p>0.0192211384639205</text:p>
              </table:table-cell>
              <table:table-cell office:value-type="float" office:value="182">
                <text:p>182</text:p>
              </table:table-cell>
              <table:table-cell office:value-type="float" office:value="0.01852504">
                <text:p>0.01852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2978317218284">
                <text:p>0.00122978317218284</text:p>
              </table:table-cell>
              <table:table-cell office:value-type="float" office:value="186">
                <text:p>186</text:p>
              </table:table-cell>
              <table:table-cell office:value-type="float" office:value="0.001374603">
                <text:p>0.001374603</text:p>
              </table:table-cell>
              <table:table-cell office:value-type="float" office:value="186">
                <text:p>186</text:p>
              </table:table-cell>
              <table:table-cell office:value-type="float" office:value="0.0192695463813559">
                <text:p>0.0192695463813559</text:p>
              </table:table-cell>
              <table:table-cell office:value-type="float" office:value="186">
                <text:p>186</text:p>
              </table:table-cell>
              <table:table-cell office:value-type="float" office:value="0.01855626">
                <text:p>0.01855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036187308324">
                <text:p>0.00119036187308324</text:p>
              </table:table-cell>
              <table:table-cell office:value-type="float" office:value="190">
                <text:p>190</text:p>
              </table:table-cell>
              <table:table-cell office:value-type="float" office:value="0.001344096">
                <text:p>0.001344096</text:p>
              </table:table-cell>
              <table:table-cell office:value-type="float" office:value="190">
                <text:p>190</text:p>
              </table:table-cell>
              <table:table-cell office:value-type="float" office:value="0.0192890373580131">
                <text:p>0.0192890373580131</text:p>
              </table:table-cell>
              <table:table-cell office:value-type="float" office:value="190">
                <text:p>190</text:p>
              </table:table-cell>
              <table:table-cell office:value-type="float" office:value="0.01857932">
                <text:p>0.01857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313841060473">
                <text:p>0.00116313841060473</text:p>
              </table:table-cell>
              <table:table-cell office:value-type="float" office:value="194">
                <text:p>194</text:p>
              </table:table-cell>
              <table:table-cell office:value-type="float" office:value="0.001323892">
                <text:p>0.001323892</text:p>
              </table:table-cell>
              <table:table-cell office:value-type="float" office:value="194">
                <text:p>194</text:p>
              </table:table-cell>
              <table:table-cell office:value-type="float" office:value="0.0192899959306356">
                <text:p>0.0192899959306356</text:p>
              </table:table-cell>
              <table:table-cell office:value-type="float" office:value="194">
                <text:p>194</text:p>
              </table:table-cell>
              <table:table-cell office:value-type="float" office:value="0.01859453">
                <text:p>0.01859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646514753121">
                <text:p>0.00115646514753121</text:p>
              </table:table-cell>
              <table:table-cell office:value-type="float" office:value="198">
                <text:p>198</text:p>
              </table:table-cell>
              <table:table-cell office:value-type="float" office:value="0.001313829">
                <text:p>0.001313829</text:p>
              </table:table-cell>
              <table:table-cell office:value-type="float" office:value="198">
                <text:p>198</text:p>
              </table:table-cell>
              <table:table-cell office:value-type="float" office:value="0.019335208605996">
                <text:p>0.019335208605996</text:p>
              </table:table-cell>
              <table:table-cell office:value-type="float" office:value="198">
                <text:p>198</text:p>
              </table:table-cell>
              <table:table-cell office:value-type="float" office:value="0.01860208">
                <text:p>0.0186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table:cell-range-address="slab_water_3g.B4:slab_water_3g.B53 slab_water_3g.E4:slab_water_3g.E4 slab_water_3g.D4:slab_water_3g.D153 slab_water_3g.E54:slab_water_3g.E54 slab_water_3g.E104:slab_water_3g.E104 slab_water_3g.I4:slab_water_3g.I4 slab_water_3g.H4:slab_water_3g.H153 slab_water_3g.I54:slab_water_3g.I54 slab_water_3g.I104:slab_water_3g.I104" chart:data-source-has-labels="row" svg:x="1.372cm" svg:y="0.934cm" svg:width="18.96cm" svg:height="11.675cm">
          <chartooo:coordinate-region svg:x="2.284cm" svg:y="1.133cm" svg:width="17.768cm" svg:height="10.8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3g.D4:slab_water_3g.D53" chart:label-cell-address="slab_water_3g.E4:slab_water_3g.E4" chart:class="chart:scatter">
            <chart:domain table:cell-range-address="slab_water_3g.B4:slab_water_3g.B53"/>
            <chart:data-point chart:repeated="50"/>
          </chart:series>
          <chart:series chart:style-name="ch8" chart:values-cell-range-address="slab_water_3g.D54:slab_water_3g.D103" chart:label-cell-address="slab_water_3g.E54:slab_water_3g.E54" chart:class="chart:scatter">
            <chart:domain table:cell-range-address="slab_water_3g.B54:slab_water_3g.B103"/>
            <chart:data-point chart:repeated="50"/>
          </chart:series>
          <chart:series chart:style-name="ch9" chart:values-cell-range-address="slab_water_3g.D104:slab_water_3g.D153" chart:label-cell-address="slab_water_3g.E104:slab_water_3g.E104" chart:class="chart:scatter">
            <chart:domain table:cell-range-address="slab_water_3g.B104:slab_water_3g.B153"/>
            <chart:data-point chart:repeated="50"/>
          </chart:series>
          <chart:series chart:style-name="ch10" chart:values-cell-range-address="slab_water_3g.H4:slab_water_3g.H53" chart:label-cell-address="slab_water_3g.I4:slab_water_3g.I4" chart:class="chart:scatter">
            <chart:domain table:cell-range-address="slab_water_3g.G4:slab_water_3g.G52"/>
            <chart:data-point chart:repeated="50"/>
          </chart:series>
          <chart:series chart:style-name="ch11" chart:values-cell-range-address="slab_water_3g.H54:slab_water_3g.H103" chart:label-cell-address="slab_water_3g.I54:slab_water_3g.I54" chart:class="chart:scatter">
            <chart:domain table:cell-range-address="slab_water_3g.G54:slab_water_3g.G103"/>
            <chart:data-point chart:repeated="50"/>
          </chart:series>
          <chart:series chart:style-name="ch12" chart:values-cell-range-address="slab_water_3g.H104:slab_water_3g.H153" chart:label-cell-address="slab_water_3g.I104:slab_water_3g.I104" chart:class="chart:scatter">
            <chart:domain table:cell-range-address="slab_water_3g.G104:slab_water_3g.G153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3g.E4:slab_water_3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3g.E54:slab_water_3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3g.E104:slab_water_3g.E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3g.I4:slab_water_3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3g.I54:slab_water_3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3g.I104:slab_water_3g.I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3g.B4:slab_water_3g.B53</svg:desc>
                </draw:g>
              </table:table-cell>
              <table:table-cell office:value-type="float" office:value="0.00440555312941841">
                <text:p>0.00440555312941841</text:p>
                <draw:g>
                  <svg:desc>slab_water_3g.D4:slab_water_3g.D53</svg:desc>
                </draw:g>
              </table:table-cell>
              <table:table-cell office:value-type="float" office:value="2">
                <text:p>2</text:p>
                <draw:g>
                  <svg:desc>slab_water_3g.B54:slab_water_3g.B103</svg:desc>
                </draw:g>
              </table:table-cell>
              <table:table-cell office:value-type="float" office:value="0.00819940262127427">
                <text:p>0.00819940262127427</text:p>
                <draw:g>
                  <svg:desc>slab_water_3g.D54:slab_water_3g.D103</svg:desc>
                </draw:g>
              </table:table-cell>
              <table:table-cell office:value-type="float" office:value="2">
                <text:p>2</text:p>
                <draw:g>
                  <svg:desc>slab_water_3g.B104:slab_water_3g.B153</svg:desc>
                </draw:g>
              </table:table-cell>
              <table:table-cell office:value-type="float" office:value="0.0177499455776949">
                <text:p>0.0177499455776949</text:p>
                <draw:g>
                  <svg:desc>slab_water_3g.D104:slab_water_3g.D153</svg:desc>
                </draw:g>
              </table:table-cell>
              <table:table-cell office:value-type="float" office:value="2">
                <text:p>2</text:p>
                <draw:g>
                  <svg:desc>slab_water_3g.G4:slab_water_3g.G52</svg:desc>
                </draw:g>
              </table:table-cell>
              <table:table-cell office:value-type="float" office:value="0.004444588">
                <text:p>0.004444588</text:p>
                <draw:g>
                  <svg:desc>slab_water_3g.H4:slab_water_3g.H53</svg:desc>
                </draw:g>
              </table:table-cell>
              <table:table-cell office:value-type="float" office:value="2">
                <text:p>2</text:p>
                <draw:g>
                  <svg:desc>slab_water_3g.G54:slab_water_3g.G103</svg:desc>
                </draw:g>
              </table:table-cell>
              <table:table-cell office:value-type="float" office:value="0.007972525">
                <text:p>0.007972525</text:p>
                <draw:g>
                  <svg:desc>slab_water_3g.H54:slab_water_3g.H103</svg:desc>
                </draw:g>
              </table:table-cell>
              <table:table-cell office:value-type="float" office:value="2">
                <text:p>2</text:p>
                <draw:g>
                  <svg:desc>slab_water_3g.G104:slab_water_3g.G153</svg:desc>
                </draw:g>
              </table:table-cell>
              <table:table-cell office:value-type="float" office:value="0.01770625">
                <text:p>0.01770625</text:p>
                <draw:g>
                  <svg:desc>slab_water_3g.H104:slab_water_3g.H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4g.B4:slab_water_4g.B53 slab_water_4g.E4:slab_water_4g.E4 slab_water_4g.D4:slab_water_4g.D203 slab_water_4g.E54:slab_water_4g.E54 slab_water_4g.E104:slab_water_4g.E104 slab_water_4g.E154:slab_water_4g.E154 slab_water_4g.I4:slab_water_4g.I4 slab_water_4g.H4:slab_water_4g.H203 slab_water_4g.I54:slab_water_4g.I54 slab_water_4g.I104:slab_water_4g.I104 slab_water_4g.I154:slab_water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4g.D4:slab_water_4g.D53" chart:label-cell-address="slab_water_4g.E4:slab_water_4g.E4" chart:class="chart:scatter">
            <chart:domain table:cell-range-address="slab_water_4g.B4:slab_water_4g.B53"/>
            <chart:data-point chart:repeated="50"/>
          </chart:series>
          <chart:series chart:style-name="ch8" chart:values-cell-range-address="slab_water_4g.D54:slab_water_4g.D103" chart:label-cell-address="slab_water_4g.E54:slab_water_4g.E54" chart:class="chart:scatter">
            <chart:domain table:cell-range-address="slab_water_4g.B54:slab_water_4g.B103"/>
            <chart:data-point chart:repeated="50"/>
          </chart:series>
          <chart:series chart:style-name="ch9" chart:values-cell-range-address="slab_water_4g.D104:slab_water_4g.D153" chart:label-cell-address="slab_water_4g.E104:slab_water_4g.E104" chart:class="chart:scatter">
            <chart:domain table:cell-range-address="slab_water_4g.B104:slab_water_4g.B153"/>
            <chart:data-point chart:repeated="50"/>
          </chart:series>
          <chart:series chart:style-name="ch10" chart:values-cell-range-address="slab_water_4g.D154:slab_water_4g.D203" chart:label-cell-address="slab_water_4g.E154:slab_water_4g.E154" chart:class="chart:scatter">
            <chart:domain table:cell-range-address="slab_water_4g.B154:slab_water_4g.B203"/>
            <chart:data-point chart:repeated="50"/>
          </chart:series>
          <chart:series chart:style-name="ch11" chart:values-cell-range-address="slab_water_4g.H4:slab_water_4g.H53" chart:label-cell-address="slab_water_4g.I4:slab_water_4g.I4" chart:class="chart:scatter">
            <chart:domain table:cell-range-address="slab_water_4g.G4:slab_water_4g.G52"/>
            <chart:data-point chart:repeated="50"/>
          </chart:series>
          <chart:series chart:style-name="ch12" chart:values-cell-range-address="slab_water_4g.H54:slab_water_4g.H103" chart:label-cell-address="slab_water_4g.I54:slab_water_4g.I54" chart:class="chart:scatter">
            <chart:domain table:cell-range-address="slab_water_4g.G54:slab_water_4g.G103"/>
            <chart:data-point chart:repeated="50"/>
          </chart:series>
          <chart:series chart:style-name="ch13" chart:values-cell-range-address="slab_water_4g.H104:slab_water_4g.H153" chart:label-cell-address="slab_water_4g.I104:slab_water_4g.I104" chart:class="chart:scatter">
            <chart:domain table:cell-range-address="slab_water_4g.G104:slab_water_4g.G153"/>
            <chart:data-point chart:repeated="50"/>
          </chart:series>
          <chart:series chart:style-name="ch14" chart:values-cell-range-address="slab_water_4g.H154:slab_water_4g.H203" chart:label-cell-address="slab_water_4g.I154:slab_water_4g.I154" chart:class="chart:scatter">
            <chart:domain table:cell-range-address="slab_water_4g.G154:slab_water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4g.E4:slab_water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4g.E54:slab_water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4g.E104:slab_water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4g.E154:slab_water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4g.I4:slab_water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4g.I54:slab_water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4g.I104:slab_water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4g.I154:slab_water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4g.B4:slab_water_4g.B53</svg:desc>
                </draw:g>
              </table:table-cell>
              <table:table-cell office:value-type="float" office:value="0.00446918950531326">
                <text:p>0.00446918950531326</text:p>
                <draw:g>
                  <svg:desc>slab_water_4g.D4:slab_water_4g.D53</svg:desc>
                </draw:g>
              </table:table-cell>
              <table:table-cell office:value-type="float" office:value="2">
                <text:p>2</text:p>
                <draw:g>
                  <svg:desc>slab_water_4g.B54:slab_water_4g.B103</svg:desc>
                </draw:g>
              </table:table-cell>
              <table:table-cell office:value-type="float" office:value="0.00417080118103038">
                <text:p>0.00417080118103038</text:p>
                <draw:g>
                  <svg:desc>slab_water_4g.D54:slab_water_4g.D103</svg:desc>
                </draw:g>
              </table:table-cell>
              <table:table-cell office:value-type="float" office:value="2">
                <text:p>2</text:p>
                <draw:g>
                  <svg:desc>slab_water_4g.B104:slab_water_4g.B153</svg:desc>
                </draw:g>
              </table:table-cell>
              <table:table-cell office:value-type="float" office:value="0.00408706237182689">
                <text:p>0.00408706237182689</text:p>
                <draw:g>
                  <svg:desc>slab_water_4g.D104:slab_water_4g.D153</svg:desc>
                </draw:g>
              </table:table-cell>
              <table:table-cell office:value-type="float" office:value="2">
                <text:p>2</text:p>
                <draw:g>
                  <svg:desc>slab_water_4g.B154:slab_water_4g.B203</svg:desc>
                </draw:g>
              </table:table-cell>
              <table:table-cell office:value-type="float" office:value="0.0180111747464762">
                <text:p>0.0180111747464762</text:p>
                <draw:g>
                  <svg:desc>slab_water_4g.D154:slab_water_4g.D203</svg:desc>
                </draw:g>
              </table:table-cell>
              <table:table-cell office:value-type="float" office:value="2">
                <text:p>2</text:p>
                <draw:g>
                  <svg:desc>slab_water_4g.G4:slab_water_4g.G52</svg:desc>
                </draw:g>
              </table:table-cell>
              <table:table-cell office:value-type="float" office:value="0.004435527">
                <text:p>0.004435527</text:p>
                <draw:g>
                  <svg:desc>slab_water_4g.H4:slab_water_4g.H53</svg:desc>
                </draw:g>
              </table:table-cell>
              <table:table-cell office:value-type="float" office:value="2">
                <text:p>2</text:p>
                <draw:g>
                  <svg:desc>slab_water_4g.G54:slab_water_4g.G103</svg:desc>
                </draw:g>
              </table:table-cell>
              <table:table-cell office:value-type="float" office:value="0.004064574">
                <text:p>0.004064574</text:p>
                <draw:g>
                  <svg:desc>slab_water_4g.H54:slab_water_4g.H103</svg:desc>
                </draw:g>
              </table:table-cell>
              <table:table-cell office:value-type="float" office:value="2">
                <text:p>2</text:p>
                <draw:g>
                  <svg:desc>slab_water_4g.G104:slab_water_4g.G153</svg:desc>
                </draw:g>
              </table:table-cell>
              <table:table-cell office:value-type="float" office:value="0.003957006">
                <text:p>0.003957006</text:p>
                <draw:g>
                  <svg:desc>slab_water_4g.H104:slab_water_4g.H153</svg:desc>
                </draw:g>
              </table:table-cell>
              <table:table-cell office:value-type="float" office:value="2">
                <text:p>2</text:p>
                <draw:g>
                  <svg:desc>slab_water_4g.G154:slab_water_4g.G203</svg:desc>
                </draw:g>
              </table:table-cell>
              <table:table-cell office:value-type="float" office:value="0.01766666">
                <text:p>0.01766666</text:p>
                <draw:g>
                  <svg:desc>slab_water_4g.H154:slab_water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180251988238653">
                <text:p>0.0180251988238653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  <table:table-cell office:value-type="float" office:value="6">
                <text:p>6</text:p>
              </table:table-cell>
              <table:table-cell office:value-type="float" office:value="0.01765249">
                <text:p>0.0176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7">
                <text:p>0.00417755244142637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179634523178402">
                <text:p>0.0179634523178402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  <table:table-cell office:value-type="float" office:value="10">
                <text:p>10</text:p>
              </table:table-cell>
              <table:table-cell office:value-type="float" office:value="0.01762413">
                <text:p>0.01762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1796710321402">
                <text:p>0.01796710321402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  <table:table-cell office:value-type="float" office:value="14">
                <text:p>14</text:p>
              </table:table-cell>
              <table:table-cell office:value-type="float" office:value="0.01758158">
                <text:p>0.0175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7">
                <text:p>0.00401042252741747</text:p>
              </table:table-cell>
              <table:table-cell office:value-type="float" office:value="18">
                <text:p>18</text:p>
              </table:table-cell>
              <table:table-cell office:value-type="float" office:value="0.0177834573411024">
                <text:p>0.0177834573411024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  <table:table-cell office:value-type="float" office:value="18">
                <text:p>18</text:p>
              </table:table-cell>
              <table:table-cell office:value-type="float" office:value="0.01752479">
                <text:p>0.0175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176950824732579">
                <text:p>0.0176950824732579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  <table:table-cell office:value-type="float" office:value="22">
                <text:p>22</text:p>
              </table:table-cell>
              <table:table-cell office:value-type="float" office:value="0.01745375">
                <text:p>0.01745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175669534025666">
                <text:p>0.0175669534025666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  <table:table-cell office:value-type="float" office:value="26">
                <text:p>26</text:p>
              </table:table-cell>
              <table:table-cell office:value-type="float" office:value="0.01736839">
                <text:p>0.0173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173361066576102">
                <text:p>0.0173361066576102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  <table:table-cell office:value-type="float" office:value="30">
                <text:p>30</text:p>
              </table:table-cell>
              <table:table-cell office:value-type="float" office:value="0.01726867">
                <text:p>0.0172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171618198280742">
                <text:p>0.0171618198280742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  <table:table-cell office:value-type="float" office:value="34">
                <text:p>34</text:p>
              </table:table-cell>
              <table:table-cell office:value-type="float" office:value="0.01715453">
                <text:p>0.0171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171514176714984">
                <text:p>0.0171514176714984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  <table:table-cell office:value-type="float" office:value="38">
                <text:p>38</text:p>
              </table:table-cell>
              <table:table-cell office:value-type="float" office:value="0.01702592">
                <text:p>0.017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170147408676877">
                <text:p>0.0170147408676877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  <table:table-cell office:value-type="float" office:value="42">
                <text:p>42</text:p>
              </table:table-cell>
              <table:table-cell office:value-type="float" office:value="0.01688277">
                <text:p>0.016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16807798800099">
                <text:p>0.016807798800099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  <table:table-cell office:value-type="float" office:value="46">
                <text:p>46</text:p>
              </table:table-cell>
              <table:table-cell office:value-type="float" office:value="0.01672501">
                <text:p>0.01672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166867976695683">
                <text:p>0.016686797669568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  <table:table-cell office:value-type="float" office:value="50">
                <text:p>50</text:p>
              </table:table-cell>
              <table:table-cell office:value-type="float" office:value="0.01655259">
                <text:p>0.0165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164312928877149">
                <text:p>0.0164312928877149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  <table:table-cell office:value-type="float" office:value="54">
                <text:p>54</text:p>
              </table:table-cell>
              <table:table-cell office:value-type="float" office:value="0.01636544">
                <text:p>0.016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162775206176654">
                <text:p>0.0162775206176654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  <table:table-cell office:value-type="float" office:value="58">
                <text:p>58</text:p>
              </table:table-cell>
              <table:table-cell office:value-type="float" office:value="0.0161635">
                <text:p>0.016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161414522965514">
                <text:p>0.016141452296551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  <table:table-cell office:value-type="float" office:value="62">
                <text:p>62</text:p>
              </table:table-cell>
              <table:table-cell office:value-type="float" office:value="0.01594672">
                <text:p>0.0159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159367992829167">
                <text:p>0.0159367992829167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  <table:table-cell office:value-type="float" office:value="66">
                <text:p>66</text:p>
              </table:table-cell>
              <table:table-cell office:value-type="float" office:value="0.01571507">
                <text:p>0.015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154880288064656">
                <text:p>0.0154880288064656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  <table:table-cell office:value-type="float" office:value="70">
                <text:p>70</text:p>
              </table:table-cell>
              <table:table-cell office:value-type="float" office:value="0.01546851">
                <text:p>0.0154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152901850039599">
                <text:p>0.0152901850039599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  <table:table-cell office:value-type="float" office:value="74">
                <text:p>74</text:p>
              </table:table-cell>
              <table:table-cell office:value-type="float" office:value="0.01520703">
                <text:p>0.01520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149618651260759">
                <text:p>0.0149618651260759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  <table:table-cell office:value-type="float" office:value="78">
                <text:p>78</text:p>
              </table:table-cell>
              <table:table-cell office:value-type="float" office:value="0.01493061">
                <text:p>0.0149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146961610152123">
                <text:p>0.0146961610152123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  <table:table-cell office:value-type="float" office:value="82">
                <text:p>82</text:p>
              </table:table-cell>
              <table:table-cell office:value-type="float" office:value="0.01463928">
                <text:p>0.0146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144237056439526">
                <text:p>0.0144237056439526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  <table:table-cell office:value-type="float" office:value="86">
                <text:p>86</text:p>
              </table:table-cell>
              <table:table-cell office:value-type="float" office:value="0.01433307">
                <text:p>0.0143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139086105535684">
                <text:p>0.0139086105535684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  <table:table-cell office:value-type="float" office:value="90">
                <text:p>90</text:p>
              </table:table-cell>
              <table:table-cell office:value-type="float" office:value="0.01401204">
                <text:p>0.0140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136983363188315">
                <text:p>0.0136983363188315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  <table:table-cell office:value-type="float" office:value="94">
                <text:p>94</text:p>
              </table:table-cell>
              <table:table-cell office:value-type="float" office:value="0.01367626">
                <text:p>0.0136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134242003763144">
                <text:p>0.0134242003763144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  <table:table-cell office:value-type="float" office:value="98">
                <text:p>98</text:p>
              </table:table-cell>
              <table:table-cell office:value-type="float" office:value="0.01332584">
                <text:p>0.0133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129877444306286">
                <text:p>0.0129877444306286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  <table:table-cell office:value-type="float" office:value="102">
                <text:p>102</text:p>
              </table:table-cell>
              <table:table-cell office:value-type="float" office:value="0.0129609">
                <text:p>0.0129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126110356906789">
                <text:p>0.0126110356906789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  <table:table-cell office:value-type="float" office:value="106">
                <text:p>106</text:p>
              </table:table-cell>
              <table:table-cell office:value-type="float" office:value="0.01258162">
                <text:p>0.0125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121662927901722">
                <text:p>0.0121662927901722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  <table:table-cell office:value-type="float" office:value="110">
                <text:p>110</text:p>
              </table:table-cell>
              <table:table-cell office:value-type="float" office:value="0.01218817">
                <text:p>0.012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117491634139461">
                <text:p>0.011749163413946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  <table:table-cell office:value-type="float" office:value="114">
                <text:p>114</text:p>
              </table:table-cell>
              <table:table-cell office:value-type="float" office:value="0.01178079">
                <text:p>0.01178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113662249701976">
                <text:p>0.0113662249701976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  <table:table-cell office:value-type="float" office:value="118">
                <text:p>118</text:p>
              </table:table-cell>
              <table:table-cell office:value-type="float" office:value="0.01135973">
                <text:p>0.0113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108388443244146">
                <text:p>0.0108388443244146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  <table:table-cell office:value-type="float" office:value="122">
                <text:p>122</text:p>
              </table:table-cell>
              <table:table-cell office:value-type="float" office:value="0.01092527">
                <text:p>0.0109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103677338403871">
                <text:p>0.0103677338403871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  <table:table-cell office:value-type="float" office:value="126">
                <text:p>126</text:p>
              </table:table-cell>
              <table:table-cell office:value-type="float" office:value="0.01047774">
                <text:p>0.01047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1">
                <text:p>0.00224264410947211</text:p>
              </table:table-cell>
              <table:table-cell office:value-type="float" office:value="130">
                <text:p>130</text:p>
              </table:table-cell>
              <table:table-cell office:value-type="float" office:value="0.00993029273224002">
                <text:p>0.00993029273224002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  <table:table-cell office:value-type="float" office:value="130">
                <text:p>130</text:p>
              </table:table-cell>
              <table:table-cell office:value-type="float" office:value="0.01001749">
                <text:p>0.0100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946193490803061">
                <text:p>0.00946193490803061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  <table:table-cell office:value-type="float" office:value="134">
                <text:p>134</text:p>
              </table:table-cell>
              <table:table-cell office:value-type="float" office:value="0.009544932">
                <text:p>0.009544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902863727729394">
                <text:p>0.00902863727729394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  <table:table-cell office:value-type="float" office:value="138">
                <text:p>138</text:p>
              </table:table-cell>
              <table:table-cell office:value-type="float" office:value="0.009060479">
                <text:p>0.009060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856734944251209">
                <text:p>0.00856734944251209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  <table:table-cell office:value-type="float" office:value="142">
                <text:p>142</text:p>
              </table:table-cell>
              <table:table-cell office:value-type="float" office:value="0.0085646">
                <text:p>0.0085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792131467088545">
                <text:p>0.00792131467088545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  <table:table-cell office:value-type="float" office:value="146">
                <text:p>146</text:p>
              </table:table-cell>
              <table:table-cell office:value-type="float" office:value="0.008057793">
                <text:p>0.00805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740514749194049">
                <text:p>0.00740514749194049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  <table:table-cell office:value-type="float" office:value="150">
                <text:p>150</text:p>
              </table:table-cell>
              <table:table-cell office:value-type="float" office:value="0.007540593">
                <text:p>0.00754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679767893313387">
                <text:p>0.00679767893313387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  <table:table-cell office:value-type="float" office:value="154">
                <text:p>154</text:p>
              </table:table-cell>
              <table:table-cell office:value-type="float" office:value="0.007013566">
                <text:p>0.007013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624758160000991">
                <text:p>0.00624758160000991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  <table:table-cell office:value-type="float" office:value="158">
                <text:p>158</text:p>
              </table:table-cell>
              <table:table-cell office:value-type="float" office:value="0.006477308">
                <text:p>0.00647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573596355360645">
                <text:p>0.00573596355360645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  <table:table-cell office:value-type="float" office:value="162">
                <text:p>162</text:p>
              </table:table-cell>
              <table:table-cell office:value-type="float" office:value="0.005932446">
                <text:p>0.005932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512678544817595">
                <text:p>0.00512678544817595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  <table:table-cell office:value-type="float" office:value="166">
                <text:p>166</text:p>
              </table:table-cell>
              <table:table-cell office:value-type="float" office:value="0.005379624">
                <text:p>0.005379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456205555496626">
                <text:p>0.00456205555496626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  <table:table-cell office:value-type="float" office:value="170">
                <text:p>170</text:p>
              </table:table-cell>
              <table:table-cell office:value-type="float" office:value="0.004819486">
                <text:p>0.00481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402212857548605">
                <text:p>0.00402212857548605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  <table:table-cell office:value-type="float" office:value="174">
                <text:p>174</text:p>
              </table:table-cell>
              <table:table-cell office:value-type="float" office:value="0.004252617">
                <text:p>0.004252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3">
                <text:p>0.000797462934525723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348150618720968">
                <text:p>0.00348150618720968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  <table:table-cell office:value-type="float" office:value="178">
                <text:p>178</text:p>
              </table:table-cell>
              <table:table-cell office:value-type="float" office:value="0.003679386">
                <text:p>0.003679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29557191865846">
                <text:p>0.0029557191865846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  <table:table-cell office:value-type="float" office:value="182">
                <text:p>182</text:p>
              </table:table-cell>
              <table:table-cell office:value-type="float" office:value="0.003099528">
                <text:p>0.003099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241048102242376">
                <text:p>0.00241048102242376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  <table:table-cell office:value-type="float" office:value="186">
                <text:p>186</text:p>
              </table:table-cell>
              <table:table-cell office:value-type="float" office:value="0.002511096">
                <text:p>0.00251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185113475231096">
                <text:p>0.00185113475231096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  <table:table-cell office:value-type="float" office:value="190">
                <text:p>190</text:p>
              </table:table-cell>
              <table:table-cell office:value-type="float" office:value="0.001907965">
                <text:p>0.001907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122089735050361">
                <text:p>0.00122089735050361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  <table:table-cell office:value-type="float" office:value="194">
                <text:p>194</text:p>
              </table:table-cell>
              <table:table-cell office:value-type="float" office:value="0.001274539">
                <text:p>0.00127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198">
                <text:p>198</text:p>
              </table:table-cell>
              <table:table-cell office:value-type="float" office:value="0.000543667699296187">
                <text:p>0.000543667699296187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  <table:table-cell office:value-type="float" office:value="198">
                <text:p>198</text:p>
              </table:table-cell>
              <table:table-cell office:value-type="float" office:value="0.0005767434">
                <text:p>0.0005767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.B4:slab_water_two_materials_4g.B53 slab_water_two_materials_4g.E4:slab_water_two_materials_4g.E4 slab_water_two_materials_4g.D4:slab_water_two_materials_4g.D203 slab_water_two_materials_4g.E54:slab_water_two_materials_4g.E54 slab_water_two_materials_4g.E104:slab_water_two_materials_4g.E104 slab_water_two_materials_4g.E154:slab_water_two_materials_4g.E154 slab_water_two_materials_4g.I4:slab_water_two_materials_4g.I4 slab_water_two_materials_4g.H4:slab_water_two_materials_4g.H203 slab_water_two_materials_4g.I54:slab_water_two_materials_4g.I54 slab_water_two_materials_4g.I104:slab_water_two_materials_4g.I104 slab_water_two_materials_4g.I154:slab_water_two_materials_4g.I154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.D4:slab_water_two_materials_4g.D53" chart:label-cell-address="slab_water_two_materials_4g.E4:slab_water_two_materials_4g.E4" chart:class="chart:scatter">
            <chart:domain table:cell-range-address="slab_water_two_materials_4g.B4:slab_water_two_materials_4g.B53"/>
            <chart:data-point chart:repeated="50"/>
          </chart:series>
          <chart:series chart:style-name="ch8" chart:values-cell-range-address="slab_water_two_materials_4g.D54:slab_water_two_materials_4g.D103" chart:label-cell-address="slab_water_two_materials_4g.E54:slab_water_two_materials_4g.E54" chart:class="chart:scatter">
            <chart:domain table:cell-range-address="slab_water_two_materials_4g.B54:slab_water_two_materials_4g.B103"/>
            <chart:data-point chart:repeated="50"/>
          </chart:series>
          <chart:series chart:style-name="ch9" chart:values-cell-range-address="slab_water_two_materials_4g.D104:slab_water_two_materials_4g.D153" chart:label-cell-address="slab_water_two_materials_4g.E104:slab_water_two_materials_4g.E104" chart:class="chart:scatter">
            <chart:domain table:cell-range-address="slab_water_two_materials_4g.B104:slab_water_two_materials_4g.B153"/>
            <chart:data-point chart:repeated="50"/>
          </chart:series>
          <chart:series chart:style-name="ch10" chart:values-cell-range-address="slab_water_two_materials_4g.D154:slab_water_two_materials_4g.D203" chart:label-cell-address="slab_water_two_materials_4g.E154:slab_water_two_materials_4g.E154" chart:class="chart:scatter">
            <chart:domain table:cell-range-address="slab_water_two_materials_4g.B154:slab_water_two_materials_4g.B203"/>
            <chart:data-point chart:repeated="50"/>
          </chart:series>
          <chart:series chart:style-name="ch11" chart:values-cell-range-address="slab_water_two_materials_4g.H4:slab_water_two_materials_4g.H53" chart:label-cell-address="slab_water_two_materials_4g.I4:slab_water_two_materials_4g.I4" chart:class="chart:scatter">
            <chart:domain table:cell-range-address="slab_water_two_materials_4g.G4:slab_water_two_materials_4g.G52"/>
            <chart:data-point chart:repeated="50"/>
          </chart:series>
          <chart:series chart:style-name="ch12" chart:values-cell-range-address="slab_water_two_materials_4g.H54:slab_water_two_materials_4g.H103" chart:label-cell-address="slab_water_two_materials_4g.I54:slab_water_two_materials_4g.I54" chart:class="chart:scatter">
            <chart:domain table:cell-range-address="slab_water_two_materials_4g.G54:slab_water_two_materials_4g.G103"/>
            <chart:data-point chart:repeated="50"/>
          </chart:series>
          <chart:series chart:style-name="ch13" chart:values-cell-range-address="slab_water_two_materials_4g.H104:slab_water_two_materials_4g.H153" chart:label-cell-address="slab_water_two_materials_4g.I104:slab_water_two_materials_4g.I104" chart:class="chart:scatter">
            <chart:domain table:cell-range-address="slab_water_two_materials_4g.G104:slab_water_two_materials_4g.G153"/>
            <chart:data-point chart:repeated="50"/>
          </chart:series>
          <chart:series chart:style-name="ch14" chart:values-cell-range-address="slab_water_two_materials_4g.H154:slab_water_two_materials_4g.H203" chart:label-cell-address="slab_water_two_materials_4g.I154:slab_water_two_materials_4g.I154" chart:class="chart:scatter">
            <chart:domain table:cell-range-address="slab_water_two_materials_4g.G154:slab_water_two_materials_4g.G203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.E4:slab_water_two_materials_4g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slab_water_two_materials_4g.E54:slab_water_two_materials_4g.E5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3g</text:p>
                <draw:g>
                  <svg:desc>slab_water_two_materials_4g.E104:slab_water_two_materials_4g.E10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4g</text:p>
                <draw:g>
                  <svg:desc>slab_water_two_materials_4g.E154:slab_water_two_materials_4g.E1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.I4:slab_water_two_materials_4g.I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slab_water_two_materials_4g.I54:slab_water_two_materials_4g.I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3g</text:p>
                <draw:g>
                  <svg:desc>slab_water_two_materials_4g.I104:slab_water_two_materials_4g.I10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4g</text:p>
                <draw:g>
                  <svg:desc>slab_water_two_materials_4g.I154:slab_water_two_materials_4g.I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.B4:slab_water_two_materials_4g.B53</svg:desc>
                </draw:g>
              </table:table-cell>
              <table:table-cell office:value-type="float" office:value="0.00741111318870383">
                <text:p>0.00741111318870383</text:p>
                <draw:g>
                  <svg:desc>slab_water_two_materials_4g.D4:slab_water_two_materials_4g.D53</svg:desc>
                </draw:g>
              </table:table-cell>
              <table:table-cell office:value-type="float" office:value="2">
                <text:p>2</text:p>
                <draw:g>
                  <svg:desc>slab_water_two_materials_4g.B54:slab_water_two_materials_4g.B103</svg:desc>
                </draw:g>
              </table:table-cell>
              <table:table-cell office:value-type="float" office:value="0.00697058993021008">
                <text:p>0.00697058993021008</text:p>
                <draw:g>
                  <svg:desc>slab_water_two_materials_4g.D54:slab_water_two_materials_4g.D103</svg:desc>
                </draw:g>
              </table:table-cell>
              <table:table-cell office:value-type="float" office:value="2">
                <text:p>2</text:p>
                <draw:g>
                  <svg:desc>slab_water_two_materials_4g.B104:slab_water_two_materials_4g.B153</svg:desc>
                </draw:g>
              </table:table-cell>
              <table:table-cell office:value-type="float" office:value="0.00676548449541485">
                <text:p>0.00676548449541485</text:p>
                <draw:g>
                  <svg:desc>slab_water_two_materials_4g.D104:slab_water_two_materials_4g.D153</svg:desc>
                </draw:g>
              </table:table-cell>
              <table:table-cell office:value-type="float" office:value="2">
                <text:p>2</text:p>
                <draw:g>
                  <svg:desc>slab_water_two_materials_4g.B154:slab_water_two_materials_4g.B203</svg:desc>
                </draw:g>
              </table:table-cell>
              <table:table-cell office:value-type="float" office:value="0.0295516403064282">
                <text:p>0.0295516403064282</text:p>
                <draw:g>
                  <svg:desc>slab_water_two_materials_4g.D154:slab_water_two_materials_4g.D203</svg:desc>
                </draw:g>
              </table:table-cell>
              <table:table-cell office:value-type="float" office:value="2">
                <text:p>2</text:p>
                <draw:g>
                  <svg:desc>slab_water_two_materials_4g.G4:slab_water_two_materials_4g.G52</svg:desc>
                </draw:g>
              </table:table-cell>
              <table:table-cell office:value-type="float" office:value="0.007648793">
                <text:p>0.007648793</text:p>
                <draw:g>
                  <svg:desc>slab_water_two_materials_4g.H4:slab_water_two_materials_4g.H53</svg:desc>
                </draw:g>
              </table:table-cell>
              <table:table-cell office:value-type="float" office:value="2">
                <text:p>2</text:p>
                <draw:g>
                  <svg:desc>slab_water_two_materials_4g.G54:slab_water_two_materials_4g.G103</svg:desc>
                </draw:g>
              </table:table-cell>
              <table:table-cell office:value-type="float" office:value="0.006985454">
                <text:p>0.006985454</text:p>
                <draw:g>
                  <svg:desc>slab_water_two_materials_4g.H54:slab_water_two_materials_4g.H103</svg:desc>
                </draw:g>
              </table:table-cell>
              <table:table-cell office:value-type="float" office:value="2">
                <text:p>2</text:p>
                <draw:g>
                  <svg:desc>slab_water_two_materials_4g.G104:slab_water_two_materials_4g.G153</svg:desc>
                </draw:g>
              </table:table-cell>
              <table:table-cell office:value-type="float" office:value="0.006763269">
                <text:p>0.006763269</text:p>
                <draw:g>
                  <svg:desc>slab_water_two_materials_4g.H104:slab_water_two_materials_4g.H153</svg:desc>
                </draw:g>
              </table:table-cell>
              <table:table-cell office:value-type="float" office:value="2">
                <text:p>2</text:p>
                <draw:g>
                  <svg:desc>slab_water_two_materials_4g.G154:slab_water_two_materials_4g.G203</svg:desc>
                </draw:g>
              </table:table-cell>
              <table:table-cell office:value-type="float" office:value="0.02985878">
                <text:p>0.02985878</text:p>
                <draw:g>
                  <svg:desc>slab_water_two_materials_4g.H154:slab_water_two_materials_4g.H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35706589140722">
                <text:p>0.00735706589140722</text:p>
              </table:table-cell>
              <table:table-cell office:value-type="float" office:value="6">
                <text:p>6</text:p>
              </table:table-cell>
              <table:table-cell office:value-type="float" office:value="0.00696140944677492">
                <text:p>0.00696140944677492</text:p>
              </table:table-cell>
              <table:table-cell office:value-type="float" office:value="6">
                <text:p>6</text:p>
              </table:table-cell>
              <table:table-cell office:value-type="float" office:value="0.00671913424977881">
                <text:p>0.00671913424977881</text:p>
              </table:table-cell>
              <table:table-cell office:value-type="float" office:value="6">
                <text:p>6</text:p>
              </table:table-cell>
              <table:table-cell office:value-type="float" office:value="0.0294906236787189">
                <text:p>0.0294906236787189</text:p>
              </table:table-cell>
              <table:table-cell office:value-type="float" office:value="6">
                <text:p>6</text:p>
              </table:table-cell>
              <table:table-cell office:value-type="float" office:value="0.007626735">
                <text:p>0.007626735</text:p>
              </table:table-cell>
              <table:table-cell office:value-type="float" office:value="6">
                <text:p>6</text:p>
              </table:table-cell>
              <table:table-cell office:value-type="float" office:value="0.006965306">
                <text:p>0.006965306</text:p>
              </table:table-cell>
              <table:table-cell office:value-type="float" office:value="6">
                <text:p>6</text:p>
              </table:table-cell>
              <table:table-cell office:value-type="float" office:value="0.006743758">
                <text:p>0.006743758</text:p>
              </table:table-cell>
              <table:table-cell office:value-type="float" office:value="6">
                <text:p>6</text:p>
              </table:table-cell>
              <table:table-cell office:value-type="float" office:value="0.0297726">
                <text:p>0.02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33940465650605">
                <text:p>0.00733940465650605</text:p>
              </table:table-cell>
              <table:table-cell office:value-type="float" office:value="10">
                <text:p>10</text:p>
              </table:table-cell>
              <table:table-cell office:value-type="float" office:value="0.00689009276447986">
                <text:p>0.00689009276447986</text:p>
              </table:table-cell>
              <table:table-cell office:value-type="float" office:value="10">
                <text:p>10</text:p>
              </table:table-cell>
              <table:table-cell office:value-type="float" office:value="0.00666309971368982">
                <text:p>0.00666309971368982</text:p>
              </table:table-cell>
              <table:table-cell office:value-type="float" office:value="10">
                <text:p>10</text:p>
              </table:table-cell>
              <table:table-cell office:value-type="float" office:value="0.0293856638833474">
                <text:p>0.0293856638833474</text:p>
              </table:table-cell>
              <table:table-cell office:value-type="float" office:value="10">
                <text:p>10</text:p>
              </table:table-cell>
              <table:table-cell office:value-type="float" office:value="0.007582679">
                <text:p>0.007582679</text:p>
              </table:table-cell>
              <table:table-cell office:value-type="float" office:value="10">
                <text:p>10</text:p>
              </table:table-cell>
              <table:table-cell office:value-type="float" office:value="0.006925066">
                <text:p>0.006925066</text:p>
              </table:table-cell>
              <table:table-cell office:value-type="float" office:value="10">
                <text:p>10</text:p>
              </table:table-cell>
              <table:table-cell office:value-type="float" office:value="0.00670479">
                <text:p>0.00670479</text:p>
              </table:table-cell>
              <table:table-cell office:value-type="float" office:value="10">
                <text:p>10</text:p>
              </table:table-cell>
              <table:table-cell office:value-type="float" office:value="0.02960049">
                <text:p>0.0296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27766030754886">
                <text:p>0.00727766030754886</text:p>
              </table:table-cell>
              <table:table-cell office:value-type="float" office:value="14">
                <text:p>14</text:p>
              </table:table-cell>
              <table:table-cell office:value-type="float" office:value="0.00690531893212841">
                <text:p>0.00690531893212841</text:p>
              </table:table-cell>
              <table:table-cell office:value-type="float" office:value="14">
                <text:p>14</text:p>
              </table:table-cell>
              <table:table-cell office:value-type="float" office:value="0.00664056834428341">
                <text:p>0.00664056834428341</text:p>
              </table:table-cell>
              <table:table-cell office:value-type="float" office:value="14">
                <text:p>14</text:p>
              </table:table-cell>
              <table:table-cell office:value-type="float" office:value="0.0291309614465793">
                <text:p>0.0291309614465793</text:p>
              </table:table-cell>
              <table:table-cell office:value-type="float" office:value="14">
                <text:p>14</text:p>
              </table:table-cell>
              <table:table-cell office:value-type="float" office:value="0.007516748">
                <text:p>0.007516748</text:p>
              </table:table-cell>
              <table:table-cell office:value-type="float" office:value="14">
                <text:p>14</text:p>
              </table:table-cell>
              <table:table-cell office:value-type="float" office:value="0.006864845">
                <text:p>0.006864845</text:p>
              </table:table-cell>
              <table:table-cell office:value-type="float" office:value="14">
                <text:p>14</text:p>
              </table:table-cell>
              <table:table-cell office:value-type="float" office:value="0.006646472">
                <text:p>0.006646472</text:p>
              </table:table-cell>
              <table:table-cell office:value-type="float" office:value="14">
                <text:p>14</text:p>
              </table:table-cell>
              <table:table-cell office:value-type="float" office:value="0.02934293">
                <text:p>0.02934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6939777728303">
                <text:p>0.00716939777728303</text:p>
              </table:table-cell>
              <table:table-cell office:value-type="float" office:value="18">
                <text:p>18</text:p>
              </table:table-cell>
              <table:table-cell office:value-type="float" office:value="0.00680998744865235">
                <text:p>0.00680998744865235</text:p>
              </table:table-cell>
              <table:table-cell office:value-type="float" office:value="18">
                <text:p>18</text:p>
              </table:table-cell>
              <table:table-cell office:value-type="float" office:value="0.00658134303041514">
                <text:p>0.00658134303041514</text:p>
              </table:table-cell>
              <table:table-cell office:value-type="float" office:value="18">
                <text:p>18</text:p>
              </table:table-cell>
              <table:table-cell office:value-type="float" office:value="0.0287774568557682">
                <text:p>0.0287774568557682</text:p>
              </table:table-cell>
              <table:table-cell office:value-type="float" office:value="18">
                <text:p>18</text:p>
              </table:table-cell>
              <table:table-cell office:value-type="float" office:value="0.007429124">
                <text:p>0.007429124</text:p>
              </table:table-cell>
              <table:table-cell office:value-type="float" office:value="18">
                <text:p>18</text:p>
              </table:table-cell>
              <table:table-cell office:value-type="float" office:value="0.00678481">
                <text:p>0.00678481</text:p>
              </table:table-cell>
              <table:table-cell office:value-type="float" office:value="18">
                <text:p>18</text:p>
              </table:table-cell>
              <table:table-cell office:value-type="float" office:value="0.006568967">
                <text:p>0.006568967</text:p>
              </table:table-cell>
              <table:table-cell office:value-type="float" office:value="18">
                <text:p>18</text:p>
              </table:table-cell>
              <table:table-cell office:value-type="float" office:value="0.02900063">
                <text:p>0.0290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9270715346494">
                <text:p>0.00709270715346494</text:p>
              </table:table-cell>
              <table:table-cell office:value-type="float" office:value="22">
                <text:p>22</text:p>
              </table:table-cell>
              <table:table-cell office:value-type="float" office:value="0.00669825424781957">
                <text:p>0.00669825424781957</text:p>
              </table:table-cell>
              <table:table-cell office:value-type="float" office:value="22">
                <text:p>22</text:p>
              </table:table-cell>
              <table:table-cell office:value-type="float" office:value="0.0064785663987874">
                <text:p>0.0064785663987874</text:p>
              </table:table-cell>
              <table:table-cell office:value-type="float" office:value="22">
                <text:p>22</text:p>
              </table:table-cell>
              <table:table-cell office:value-type="float" office:value="0.0284113570895125">
                <text:p>0.0284113570895125</text:p>
              </table:table-cell>
              <table:table-cell office:value-type="float" office:value="22">
                <text:p>22</text:p>
              </table:table-cell>
              <table:table-cell office:value-type="float" office:value="0.007320051">
                <text:p>0.007320051</text:p>
              </table:table-cell>
              <table:table-cell office:value-type="float" office:value="22">
                <text:p>22</text:p>
              </table:table-cell>
              <table:table-cell office:value-type="float" office:value="0.006685184">
                <text:p>0.006685184</text:p>
              </table:table-cell>
              <table:table-cell office:value-type="float" office:value="22">
                <text:p>22</text:p>
              </table:table-cell>
              <table:table-cell office:value-type="float" office:value="0.00647249">
                <text:p>0.00647249</text:p>
              </table:table-cell>
              <table:table-cell office:value-type="float" office:value="22">
                <text:p>22</text:p>
              </table:table-cell>
              <table:table-cell office:value-type="float" office:value="0.02857455">
                <text:p>0.0285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350982887543">
                <text:p>0.00703350982887543</text:p>
              </table:table-cell>
              <table:table-cell office:value-type="float" office:value="26">
                <text:p>26</text:p>
              </table:table-cell>
              <table:table-cell office:value-type="float" office:value="0.0065765568637462">
                <text:p>0.0065765568637462</text:p>
              </table:table-cell>
              <table:table-cell office:value-type="float" office:value="26">
                <text:p>26</text:p>
              </table:table-cell>
              <table:table-cell office:value-type="float" office:value="0.00640153990362412">
                <text:p>0.00640153990362412</text:p>
              </table:table-cell>
              <table:table-cell office:value-type="float" office:value="26">
                <text:p>26</text:p>
              </table:table-cell>
              <table:table-cell office:value-type="float" office:value="0.0279634446614246">
                <text:p>0.0279634446614246</text:p>
              </table:table-cell>
              <table:table-cell office:value-type="float" office:value="26">
                <text:p>26</text:p>
              </table:table-cell>
              <table:table-cell office:value-type="float" office:value="0.007189832">
                <text:p>0.007189832</text:p>
              </table:table-cell>
              <table:table-cell office:value-type="float" office:value="26">
                <text:p>26</text:p>
              </table:table-cell>
              <table:table-cell office:value-type="float" office:value="0.006566243">
                <text:p>0.006566243</text:p>
              </table:table-cell>
              <table:table-cell office:value-type="float" office:value="26">
                <text:p>26</text:p>
              </table:table-cell>
              <table:table-cell office:value-type="float" office:value="0.00635731">
                <text:p>0.00635731</text:p>
              </table:table-cell>
              <table:table-cell office:value-type="float" office:value="26">
                <text:p>26</text:p>
              </table:table-cell>
              <table:table-cell office:value-type="float" office:value="0.02806588">
                <text:p>0.0280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86526627421466">
                <text:p>0.00686526627421466</text:p>
              </table:table-cell>
              <table:table-cell office:value-type="float" office:value="30">
                <text:p>30</text:p>
              </table:table-cell>
              <table:table-cell office:value-type="float" office:value="0.0064863194290055">
                <text:p>0.0064863194290055</text:p>
              </table:table-cell>
              <table:table-cell office:value-type="float" office:value="30">
                <text:p>30</text:p>
              </table:table-cell>
              <table:table-cell office:value-type="float" office:value="0.0062544002651527">
                <text:p>0.0062544002651527</text:p>
              </table:table-cell>
              <table:table-cell office:value-type="float" office:value="30">
                <text:p>30</text:p>
              </table:table-cell>
              <table:table-cell office:value-type="float" office:value="0.0273632985461299">
                <text:p>0.0273632985461299</text:p>
              </table:table-cell>
              <table:table-cell office:value-type="float" office:value="30">
                <text:p>30</text:p>
              </table:table-cell>
              <table:table-cell office:value-type="float" office:value="0.007038829">
                <text:p>0.007038829</text:p>
              </table:table-cell>
              <table:table-cell office:value-type="float" office:value="30">
                <text:p>30</text:p>
              </table:table-cell>
              <table:table-cell office:value-type="float" office:value="0.006428318">
                <text:p>0.006428318</text:p>
              </table:table-cell>
              <table:table-cell office:value-type="float" office:value="30">
                <text:p>30</text:p>
              </table:table-cell>
              <table:table-cell office:value-type="float" office:value="0.006223746">
                <text:p>0.006223746</text:p>
              </table:table-cell>
              <table:table-cell office:value-type="float" office:value="30">
                <text:p>30</text:p>
              </table:table-cell>
              <table:table-cell office:value-type="float" office:value="0.02747607">
                <text:p>0.0274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73046990767892">
                <text:p>0.00673046990767892</text:p>
              </table:table-cell>
              <table:table-cell office:value-type="float" office:value="34">
                <text:p>34</text:p>
              </table:table-cell>
              <table:table-cell office:value-type="float" office:value="0.00633780831587456">
                <text:p>0.00633780831587456</text:p>
              </table:table-cell>
              <table:table-cell office:value-type="float" office:value="34">
                <text:p>34</text:p>
              </table:table-cell>
              <table:table-cell office:value-type="float" office:value="0.0061444023996034">
                <text:p>0.0061444023996034</text:p>
              </table:table-cell>
              <table:table-cell office:value-type="float" office:value="34">
                <text:p>34</text:p>
              </table:table-cell>
              <table:table-cell office:value-type="float" office:value="0.0268337413918824">
                <text:p>0.0268337413918824</text:p>
              </table:table-cell>
              <table:table-cell office:value-type="float" office:value="34">
                <text:p>34</text:p>
              </table:table-cell>
              <table:table-cell office:value-type="float" office:value="0.006867464">
                <text:p>0.006867464</text:p>
              </table:table-cell>
              <table:table-cell office:value-type="float" office:value="34">
                <text:p>34</text:p>
              </table:table-cell>
              <table:table-cell office:value-type="float" office:value="0.006271794">
                <text:p>0.006271794</text:p>
              </table:table-cell>
              <table:table-cell office:value-type="float" office:value="34">
                <text:p>34</text:p>
              </table:table-cell>
              <table:table-cell office:value-type="float" office:value="0.006072169">
                <text:p>0.006072169</text:p>
              </table:table-cell>
              <table:table-cell office:value-type="float" office:value="34">
                <text:p>34</text:p>
              </table:table-cell>
              <table:table-cell office:value-type="float" office:value="0.02680676">
                <text:p>0.0268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52091417755994">
                <text:p>0.00652091417755994</text:p>
              </table:table-cell>
              <table:table-cell office:value-type="float" office:value="38">
                <text:p>38</text:p>
              </table:table-cell>
              <table:table-cell office:value-type="float" office:value="0.00616058020272999">
                <text:p>0.00616058020272999</text:p>
              </table:table-cell>
              <table:table-cell office:value-type="float" office:value="38">
                <text:p>38</text:p>
              </table:table-cell>
              <table:table-cell office:value-type="float" office:value="0.00597154061394628">
                <text:p>0.00597154061394628</text:p>
              </table:table-cell>
              <table:table-cell office:value-type="float" office:value="38">
                <text:p>38</text:p>
              </table:table-cell>
              <table:table-cell office:value-type="float" office:value="0.0261889523769564">
                <text:p>0.0261889523769564</text:p>
              </table:table-cell>
              <table:table-cell office:value-type="float" office:value="38">
                <text:p>38</text:p>
              </table:table-cell>
              <table:table-cell office:value-type="float" office:value="0.006676215">
                <text:p>0.006676215</text:p>
              </table:table-cell>
              <table:table-cell office:value-type="float" office:value="38">
                <text:p>38</text:p>
              </table:table-cell>
              <table:table-cell office:value-type="float" office:value="0.006097107">
                <text:p>0.006097107</text:p>
              </table:table-cell>
              <table:table-cell office:value-type="float" office:value="38">
                <text:p>38</text:p>
              </table:table-cell>
              <table:table-cell office:value-type="float" office:value="0.005903002">
                <text:p>0.005903002</text:p>
              </table:table-cell>
              <table:table-cell office:value-type="float" office:value="38">
                <text:p>38</text:p>
              </table:table-cell>
              <table:table-cell office:value-type="float" office:value="0.02605987">
                <text:p>0.0260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3744462817789">
                <text:p>0.0063744462817789</text:p>
              </table:table-cell>
              <table:table-cell office:value-type="float" office:value="42">
                <text:p>42</text:p>
              </table:table-cell>
              <table:table-cell office:value-type="float" office:value="0.00596375959444941">
                <text:p>0.00596375959444941</text:p>
              </table:table-cell>
              <table:table-cell office:value-type="float" office:value="42">
                <text:p>42</text:p>
              </table:table-cell>
              <table:table-cell office:value-type="float" office:value="0.005776595287343">
                <text:p>0.005776595287343</text:p>
              </table:table-cell>
              <table:table-cell office:value-type="float" office:value="42">
                <text:p>42</text:p>
              </table:table-cell>
              <table:table-cell office:value-type="float" office:value="0.0253848763765747">
                <text:p>0.0253848763765747</text:p>
              </table:table-cell>
              <table:table-cell office:value-type="float" office:value="42">
                <text:p>42</text:p>
              </table:table-cell>
              <table:table-cell office:value-type="float" office:value="0.006465618">
                <text:p>0.006465618</text:p>
              </table:table-cell>
              <table:table-cell office:value-type="float" office:value="42">
                <text:p>42</text:p>
              </table:table-cell>
              <table:table-cell office:value-type="float" office:value="0.005904744">
                <text:p>0.005904744</text:p>
              </table:table-cell>
              <table:table-cell office:value-type="float" office:value="42">
                <text:p>42</text:p>
              </table:table-cell>
              <table:table-cell office:value-type="float" office:value="0.005716711">
                <text:p>0.005716711</text:p>
              </table:table-cell>
              <table:table-cell office:value-type="float" office:value="42">
                <text:p>42</text:p>
              </table:table-cell>
              <table:table-cell office:value-type="float" office:value="0.02523755">
                <text:p>0.0252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12002373779845">
                <text:p>0.00612002373779845</text:p>
              </table:table-cell>
              <table:table-cell office:value-type="float" office:value="46">
                <text:p>46</text:p>
              </table:table-cell>
              <table:table-cell office:value-type="float" office:value="0.00577281673470963">
                <text:p>0.00577281673470963</text:p>
              </table:table-cell>
              <table:table-cell office:value-type="float" office:value="46">
                <text:p>46</text:p>
              </table:table-cell>
              <table:table-cell office:value-type="float" office:value="0.00557907494709328">
                <text:p>0.00557907494709328</text:p>
              </table:table-cell>
              <table:table-cell office:value-type="float" office:value="46">
                <text:p>46</text:p>
              </table:table-cell>
              <table:table-cell office:value-type="float" office:value="0.0244580673888052">
                <text:p>0.0244580673888052</text:p>
              </table:table-cell>
              <table:table-cell office:value-type="float" office:value="46">
                <text:p>46</text:p>
              </table:table-cell>
              <table:table-cell office:value-type="float" office:value="0.00623626">
                <text:p>0.00623626</text:p>
              </table:table-cell>
              <table:table-cell office:value-type="float" office:value="46">
                <text:p>46</text:p>
              </table:table-cell>
              <table:table-cell office:value-type="float" office:value="0.00569524">
                <text:p>0.00569524</text:p>
              </table:table-cell>
              <table:table-cell office:value-type="float" office:value="46">
                <text:p>46</text:p>
              </table:table-cell>
              <table:table-cell office:value-type="float" office:value="0.005513809">
                <text:p>0.005513809</text:p>
              </table:table-cell>
              <table:table-cell office:value-type="float" office:value="46">
                <text:p>46</text:p>
              </table:table-cell>
              <table:table-cell office:value-type="float" office:value="0.02434219">
                <text:p>0.0243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590103562073542">
                <text:p>0.00590103562073542</text:p>
              </table:table-cell>
              <table:table-cell office:value-type="float" office:value="50">
                <text:p>50</text:p>
              </table:table-cell>
              <table:table-cell office:value-type="float" office:value="0.00554797885838456">
                <text:p>0.00554797885838456</text:p>
              </table:table-cell>
              <table:table-cell office:value-type="float" office:value="50">
                <text:p>50</text:p>
              </table:table-cell>
              <table:table-cell office:value-type="float" office:value="0.00538054699280799">
                <text:p>0.00538054699280799</text:p>
              </table:table-cell>
              <table:table-cell office:value-type="float" office:value="50">
                <text:p>50</text:p>
              </table:table-cell>
              <table:table-cell office:value-type="float" office:value="0.0235170678367015">
                <text:p>0.0235170678367015</text:p>
              </table:table-cell>
              <table:table-cell office:value-type="float" office:value="50">
                <text:p>50</text:p>
              </table:table-cell>
              <table:table-cell office:value-type="float" office:value="0.00598878">
                <text:p>0.00598878</text:p>
              </table:table-cell>
              <table:table-cell office:value-type="float" office:value="50">
                <text:p>50</text:p>
              </table:table-cell>
              <table:table-cell office:value-type="float" office:value="0.005469175">
                <text:p>0.005469175</text:p>
              </table:table-cell>
              <table:table-cell office:value-type="float" office:value="50">
                <text:p>50</text:p>
              </table:table-cell>
              <table:table-cell office:value-type="float" office:value="0.00529485">
                <text:p>0.00529485</text:p>
              </table:table-cell>
              <table:table-cell office:value-type="float" office:value="50">
                <text:p>50</text:p>
              </table:table-cell>
              <table:table-cell office:value-type="float" office:value="0.02337649">
                <text:p>0.0233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563460567616448">
                <text:p>0.00563460567616448</text:p>
              </table:table-cell>
              <table:table-cell office:value-type="float" office:value="54">
                <text:p>54</text:p>
              </table:table-cell>
              <table:table-cell office:value-type="float" office:value="0.00532924264483041">
                <text:p>0.00532924264483041</text:p>
              </table:table-cell>
              <table:table-cell office:value-type="float" office:value="54">
                <text:p>54</text:p>
              </table:table-cell>
              <table:table-cell office:value-type="float" office:value="0.00516889206678157">
                <text:p>0.00516889206678157</text:p>
              </table:table-cell>
              <table:table-cell office:value-type="float" office:value="54">
                <text:p>54</text:p>
              </table:table-cell>
              <table:table-cell office:value-type="float" office:value="0.0225094258118566">
                <text:p>0.0225094258118566</text:p>
              </table:table-cell>
              <table:table-cell office:value-type="float" office:value="54">
                <text:p>54</text:p>
              </table:table-cell>
              <table:table-cell office:value-type="float" office:value="0.005723862">
                <text:p>0.005723862</text:p>
              </table:table-cell>
              <table:table-cell office:value-type="float" office:value="54">
                <text:p>54</text:p>
              </table:table-cell>
              <table:table-cell office:value-type="float" office:value="0.005227168">
                <text:p>0.005227168</text:p>
              </table:table-cell>
              <table:table-cell office:value-type="float" office:value="54">
                <text:p>54</text:p>
              </table:table-cell>
              <table:table-cell office:value-type="float" office:value="0.005060421">
                <text:p>0.005060421</text:p>
              </table:table-cell>
              <table:table-cell office:value-type="float" office:value="54">
                <text:p>54</text:p>
              </table:table-cell>
              <table:table-cell office:value-type="float" office:value="0.02234344">
                <text:p>0.0223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537951138949366">
                <text:p>0.00537951138949366</text:p>
              </table:table-cell>
              <table:table-cell office:value-type="float" office:value="58">
                <text:p>58</text:p>
              </table:table-cell>
              <table:table-cell office:value-type="float" office:value="0.00507134943028302">
                <text:p>0.00507134943028302</text:p>
              </table:table-cell>
              <table:table-cell office:value-type="float" office:value="58">
                <text:p>58</text:p>
              </table:table-cell>
              <table:table-cell office:value-type="float" office:value="0.00489664035222736">
                <text:p>0.00489664035222736</text:p>
              </table:table-cell>
              <table:table-cell office:value-type="float" office:value="58">
                <text:p>58</text:p>
              </table:table-cell>
              <table:table-cell office:value-type="float" office:value="0.0214439859263605">
                <text:p>0.0214439859263605</text:p>
              </table:table-cell>
              <table:table-cell office:value-type="float" office:value="58">
                <text:p>58</text:p>
              </table:table-cell>
              <table:table-cell office:value-type="float" office:value="0.005442222">
                <text:p>0.005442222</text:p>
              </table:table-cell>
              <table:table-cell office:value-type="float" office:value="58">
                <text:p>58</text:p>
              </table:table-cell>
              <table:table-cell office:value-type="float" office:value="0.004969872">
                <text:p>0.004969872</text:p>
              </table:table-cell>
              <table:table-cell office:value-type="float" office:value="58">
                <text:p>58</text:p>
              </table:table-cell>
              <table:table-cell office:value-type="float" office:value="0.004811133">
                <text:p>0.004811133</text:p>
              </table:table-cell>
              <table:table-cell office:value-type="float" office:value="58">
                <text:p>58</text:p>
              </table:table-cell>
              <table:table-cell office:value-type="float" office:value="0.02124649">
                <text:p>0.0212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510994664570095">
                <text:p>0.00510994664570095</text:p>
              </table:table-cell>
              <table:table-cell office:value-type="float" office:value="62">
                <text:p>62</text:p>
              </table:table-cell>
              <table:table-cell office:value-type="float" office:value="0.00481653503639986">
                <text:p>0.00481653503639986</text:p>
              </table:table-cell>
              <table:table-cell office:value-type="float" office:value="62">
                <text:p>62</text:p>
              </table:table-cell>
              <table:table-cell office:value-type="float" office:value="0.00465271378778407">
                <text:p>0.00465271378778407</text:p>
              </table:table-cell>
              <table:table-cell office:value-type="float" office:value="62">
                <text:p>62</text:p>
              </table:table-cell>
              <table:table-cell office:value-type="float" office:value="0.0203720805174695">
                <text:p>0.0203720805174695</text:p>
              </table:table-cell>
              <table:table-cell office:value-type="float" office:value="62">
                <text:p>62</text:p>
              </table:table-cell>
              <table:table-cell office:value-type="float" office:value="0.005144596">
                <text:p>0.005144596</text:p>
              </table:table-cell>
              <table:table-cell office:value-type="float" office:value="62">
                <text:p>62</text:p>
              </table:table-cell>
              <table:table-cell office:value-type="float" office:value="0.004697959">
                <text:p>0.004697959</text:p>
              </table:table-cell>
              <table:table-cell office:value-type="float" office:value="62">
                <text:p>62</text:p>
              </table:table-cell>
              <table:table-cell office:value-type="float" office:value="0.004547612">
                <text:p>0.004547612</text:p>
              </table:table-cell>
              <table:table-cell office:value-type="float" office:value="62">
                <text:p>62</text:p>
              </table:table-cell>
              <table:table-cell office:value-type="float" office:value="0.02008965">
                <text:p>0.0200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480609503542024">
                <text:p>0.00480609503542024</text:p>
              </table:table-cell>
              <table:table-cell office:value-type="float" office:value="66">
                <text:p>66</text:p>
              </table:table-cell>
              <table:table-cell office:value-type="float" office:value="0.00454397543977922">
                <text:p>0.00454397543977922</text:p>
              </table:table-cell>
              <table:table-cell office:value-type="float" office:value="66">
                <text:p>66</text:p>
              </table:table-cell>
              <table:table-cell office:value-type="float" office:value="0.00436657939096205">
                <text:p>0.00436657939096205</text:p>
              </table:table-cell>
              <table:table-cell office:value-type="float" office:value="66">
                <text:p>66</text:p>
              </table:table-cell>
              <table:table-cell office:value-type="float" office:value="0.0192426851299937">
                <text:p>0.0192426851299937</text:p>
              </table:table-cell>
              <table:table-cell office:value-type="float" office:value="66">
                <text:p>66</text:p>
              </table:table-cell>
              <table:table-cell office:value-type="float" office:value="0.004831706">
                <text:p>0.004831706</text:p>
              </table:table-cell>
              <table:table-cell office:value-type="float" office:value="66">
                <text:p>66</text:p>
              </table:table-cell>
              <table:table-cell office:value-type="float" office:value="0.004412103">
                <text:p>0.004412103</text:p>
              </table:table-cell>
              <table:table-cell office:value-type="float" office:value="66">
                <text:p>66</text:p>
              </table:table-cell>
              <table:table-cell office:value-type="float" office:value="0.004270479">
                <text:p>0.004270479</text:p>
              </table:table-cell>
              <table:table-cell office:value-type="float" office:value="66">
                <text:p>66</text:p>
              </table:table-cell>
              <table:table-cell office:value-type="float" office:value="0.01887781">
                <text:p>0.01887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450672170974204">
                <text:p>0.00450672170974204</text:p>
              </table:table-cell>
              <table:table-cell office:value-type="float" office:value="70">
                <text:p>70</text:p>
              </table:table-cell>
              <table:table-cell office:value-type="float" office:value="0.00426259922034738">
                <text:p>0.00426259922034738</text:p>
              </table:table-cell>
              <table:table-cell office:value-type="float" office:value="70">
                <text:p>70</text:p>
              </table:table-cell>
              <table:table-cell office:value-type="float" office:value="0.00410104510331162">
                <text:p>0.00410104510331162</text:p>
              </table:table-cell>
              <table:table-cell office:value-type="float" office:value="70">
                <text:p>70</text:p>
              </table:table-cell>
              <table:table-cell office:value-type="float" office:value="0.0180017244773578">
                <text:p>0.0180017244773578</text:p>
              </table:table-cell>
              <table:table-cell office:value-type="float" office:value="70">
                <text:p>70</text:p>
              </table:table-cell>
              <table:table-cell office:value-type="float" office:value="0.004504208">
                <text:p>0.004504208</text:p>
              </table:table-cell>
              <table:table-cell office:value-type="float" office:value="70">
                <text:p>70</text:p>
              </table:table-cell>
              <table:table-cell office:value-type="float" office:value="0.004112948">
                <text:p>0.004112948</text:p>
              </table:table-cell>
              <table:table-cell office:value-type="float" office:value="70">
                <text:p>70</text:p>
              </table:table-cell>
              <table:table-cell office:value-type="float" office:value="0.003980335">
                <text:p>0.003980335</text:p>
              </table:table-cell>
              <table:table-cell office:value-type="float" office:value="70">
                <text:p>70</text:p>
              </table:table-cell>
              <table:table-cell office:value-type="float" office:value="0.01761721">
                <text:p>0.0176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42096714942014">
                <text:p>0.0042096714942014</text:p>
              </table:table-cell>
              <table:table-cell office:value-type="float" office:value="74">
                <text:p>74</text:p>
              </table:table-cell>
              <table:table-cell office:value-type="float" office:value="0.0039379795652225">
                <text:p>0.0039379795652225</text:p>
              </table:table-cell>
              <table:table-cell office:value-type="float" office:value="74">
                <text:p>74</text:p>
              </table:table-cell>
              <table:table-cell office:value-type="float" office:value="0.0038003842708102">
                <text:p>0.0038003842708102</text:p>
              </table:table-cell>
              <table:table-cell office:value-type="float" office:value="74">
                <text:p>74</text:p>
              </table:table-cell>
              <table:table-cell office:value-type="float" office:value="0.0167198714884451">
                <text:p>0.0167198714884451</text:p>
              </table:table-cell>
              <table:table-cell office:value-type="float" office:value="74">
                <text:p>74</text:p>
              </table:table-cell>
              <table:table-cell office:value-type="float" office:value="0.004162599">
                <text:p>0.004162599</text:p>
              </table:table-cell>
              <table:table-cell office:value-type="float" office:value="74">
                <text:p>74</text:p>
              </table:table-cell>
              <table:table-cell office:value-type="float" office:value="0.003801066">
                <text:p>0.003801066</text:p>
              </table:table-cell>
              <table:table-cell office:value-type="float" office:value="74">
                <text:p>74</text:p>
              </table:table-cell>
              <table:table-cell office:value-type="float" office:value="0.003677745">
                <text:p>0.003677745</text:p>
              </table:table-cell>
              <table:table-cell office:value-type="float" office:value="74">
                <text:p>74</text:p>
              </table:table-cell>
              <table:table-cell office:value-type="float" office:value="0.01631626">
                <text:p>0.0163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82680614996504">
                <text:p>0.00382680614996504</text:p>
              </table:table-cell>
              <table:table-cell office:value-type="float" office:value="78">
                <text:p>78</text:p>
              </table:table-cell>
              <table:table-cell office:value-type="float" office:value="0.00360546693348568">
                <text:p>0.00360546693348568</text:p>
              </table:table-cell>
              <table:table-cell office:value-type="float" office:value="78">
                <text:p>78</text:p>
              </table:table-cell>
              <table:table-cell office:value-type="float" office:value="0.0034868763593553">
                <text:p>0.0034868763593553</text:p>
              </table:table-cell>
              <table:table-cell office:value-type="float" office:value="78">
                <text:p>78</text:p>
              </table:table-cell>
              <table:table-cell office:value-type="float" office:value="0.0153946071281668">
                <text:p>0.0153946071281668</text:p>
              </table:table-cell>
              <table:table-cell office:value-type="float" office:value="78">
                <text:p>78</text:p>
              </table:table-cell>
              <table:table-cell office:value-type="float" office:value="0.003807056">
                <text:p>0.003807056</text:p>
              </table:table-cell>
              <table:table-cell office:value-type="float" office:value="78">
                <text:p>78</text:p>
              </table:table-cell>
              <table:table-cell office:value-type="float" office:value="0.003476888">
                <text:p>0.003476888</text:p>
              </table:table-cell>
              <table:table-cell office:value-type="float" office:value="78">
                <text:p>78</text:p>
              </table:table-cell>
              <table:table-cell office:value-type="float" office:value="0.003363237">
                <text:p>0.003363237</text:p>
              </table:table-cell>
              <table:table-cell office:value-type="float" office:value="78">
                <text:p>78</text:p>
              </table:table-cell>
              <table:table-cell office:value-type="float" office:value="0.01498694">
                <text:p>0.0149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4861486381074">
                <text:p>0.0034861486381074</text:p>
              </table:table-cell>
              <table:table-cell office:value-type="float" office:value="82">
                <text:p>82</text:p>
              </table:table-cell>
              <table:table-cell office:value-type="float" office:value="0.00327564127251037">
                <text:p>0.00327564127251037</text:p>
              </table:table-cell>
              <table:table-cell office:value-type="float" office:value="82">
                <text:p>82</text:p>
              </table:table-cell>
              <table:table-cell office:value-type="float" office:value="0.00317040158435125">
                <text:p>0.00317040158435125</text:p>
              </table:table-cell>
              <table:table-cell office:value-type="float" office:value="82">
                <text:p>82</text:p>
              </table:table-cell>
              <table:table-cell office:value-type="float" office:value="0.0139639071547779">
                <text:p>0.0139639071547779</text:p>
              </table:table-cell>
              <table:table-cell office:value-type="float" office:value="82">
                <text:p>82</text:p>
              </table:table-cell>
              <table:table-cell office:value-type="float" office:value="0.003437149">
                <text:p>0.003437149</text:p>
              </table:table-cell>
              <table:table-cell office:value-type="float" office:value="82">
                <text:p>82</text:p>
              </table:table-cell>
              <table:table-cell office:value-type="float" office:value="0.0031406">
                <text:p>0.0031406</text:p>
              </table:table-cell>
              <table:table-cell office:value-type="float" office:value="82">
                <text:p>82</text:p>
              </table:table-cell>
              <table:table-cell office:value-type="float" office:value="0.003037363">
                <text:p>0.003037363</text:p>
              </table:table-cell>
              <table:table-cell office:value-type="float" office:value="82">
                <text:p>82</text:p>
              </table:table-cell>
              <table:table-cell office:value-type="float" office:value="0.01364702">
                <text:p>0.01364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14775825782978">
                <text:p>0.00314775825782978</text:p>
              </table:table-cell>
              <table:table-cell office:value-type="float" office:value="86">
                <text:p>86</text:p>
              </table:table-cell>
              <table:table-cell office:value-type="float" office:value="0.00294497593317209">
                <text:p>0.00294497593317209</text:p>
              </table:table-cell>
              <table:table-cell office:value-type="float" office:value="86">
                <text:p>86</text:p>
              </table:table-cell>
              <table:table-cell office:value-type="float" office:value="0.00284301099062856">
                <text:p>0.00284301099062856</text:p>
              </table:table-cell>
              <table:table-cell office:value-type="float" office:value="86">
                <text:p>86</text:p>
              </table:table-cell>
              <table:table-cell office:value-type="float" office:value="0.0126210655274347">
                <text:p>0.0126210655274347</text:p>
              </table:table-cell>
              <table:table-cell office:value-type="float" office:value="86">
                <text:p>86</text:p>
              </table:table-cell>
              <table:table-cell office:value-type="float" office:value="0.003051364">
                <text:p>0.003051364</text:p>
              </table:table-cell>
              <table:table-cell office:value-type="float" office:value="86">
                <text:p>86</text:p>
              </table:table-cell>
              <table:table-cell office:value-type="float" office:value="0.002792008">
                <text:p>0.002792008</text:p>
              </table:table-cell>
              <table:table-cell office:value-type="float" office:value="86">
                <text:p>86</text:p>
              </table:table-cell>
              <table:table-cell office:value-type="float" office:value="0.002700888">
                <text:p>0.002700888</text:p>
              </table:table-cell>
              <table:table-cell office:value-type="float" office:value="86">
                <text:p>86</text:p>
              </table:table-cell>
              <table:table-cell office:value-type="float" office:value="0.01232358">
                <text:p>0.0123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276412320842736">
                <text:p>0.00276412320842736</text:p>
              </table:table-cell>
              <table:table-cell office:value-type="float" office:value="90">
                <text:p>90</text:p>
              </table:table-cell>
              <table:table-cell office:value-type="float" office:value="0.00257793572714988">
                <text:p>0.00257793572714988</text:p>
              </table:table-cell>
              <table:table-cell office:value-type="float" office:value="90">
                <text:p>90</text:p>
              </table:table-cell>
              <table:table-cell office:value-type="float" office:value="0.0024598713514603">
                <text:p>0.0024598713514603</text:p>
              </table:table-cell>
              <table:table-cell office:value-type="float" office:value="90">
                <text:p>90</text:p>
              </table:table-cell>
              <table:table-cell office:value-type="float" office:value="0.0113686572597836">
                <text:p>0.0113686572597836</text:p>
              </table:table-cell>
              <table:table-cell office:value-type="float" office:value="90">
                <text:p>90</text:p>
              </table:table-cell>
              <table:table-cell office:value-type="float" office:value="0.002646277">
                <text:p>0.002646277</text:p>
              </table:table-cell>
              <table:table-cell office:value-type="float" office:value="90">
                <text:p>90</text:p>
              </table:table-cell>
              <table:table-cell office:value-type="float" office:value="0.002430356">
                <text:p>0.002430356</text:p>
              </table:table-cell>
              <table:table-cell office:value-type="float" office:value="90">
                <text:p>90</text:p>
              </table:table-cell>
              <table:table-cell office:value-type="float" office:value="0.002355286">
                <text:p>0.002355286</text:p>
              </table:table-cell>
              <table:table-cell office:value-type="float" office:value="90">
                <text:p>90</text:p>
              </table:table-cell>
              <table:table-cell office:value-type="float" office:value="0.01105857">
                <text:p>0.0110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234978112129107">
                <text:p>0.00234978112129107</text:p>
              </table:table-cell>
              <table:table-cell office:value-type="float" office:value="94">
                <text:p>94</text:p>
              </table:table-cell>
              <table:table-cell office:value-type="float" office:value="0.00216769966720852">
                <text:p>0.00216769966720852</text:p>
              </table:table-cell>
              <table:table-cell office:value-type="float" office:value="94">
                <text:p>94</text:p>
              </table:table-cell>
              <table:table-cell office:value-type="float" office:value="0.00207773372847185">
                <text:p>0.00207773372847185</text:p>
              </table:table-cell>
              <table:table-cell office:value-type="float" office:value="94">
                <text:p>94</text:p>
              </table:table-cell>
              <table:table-cell office:value-type="float" office:value="0.0101262691539306">
                <text:p>0.0101262691539306</text:p>
              </table:table-cell>
              <table:table-cell office:value-type="float" office:value="94">
                <text:p>94</text:p>
              </table:table-cell>
              <table:table-cell office:value-type="float" office:value="0.002215181">
                <text:p>0.002215181</text:p>
              </table:table-cell>
              <table:table-cell office:value-type="float" office:value="94">
                <text:p>94</text:p>
              </table:table-cell>
              <table:table-cell office:value-type="float" office:value="0.00205413">
                <text:p>0.00205413</text:p>
              </table:table-cell>
              <table:table-cell office:value-type="float" office:value="94">
                <text:p>94</text:p>
              </table:table-cell>
              <table:table-cell office:value-type="float" office:value="0.002003904">
                <text:p>0.002003904</text:p>
              </table:table-cell>
              <table:table-cell office:value-type="float" office:value="94">
                <text:p>94</text:p>
              </table:table-cell>
              <table:table-cell office:value-type="float" office:value="0.009916985">
                <text:p>0.00991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189027833286628">
                <text:p>0.00189027833286628</text:p>
              </table:table-cell>
              <table:table-cell office:value-type="float" office:value="98">
                <text:p>98</text:p>
              </table:table-cell>
              <table:table-cell office:value-type="float" office:value="0.00173523172314354">
                <text:p>0.00173523172314354</text:p>
              </table:table-cell>
              <table:table-cell office:value-type="float" office:value="98">
                <text:p>98</text:p>
              </table:table-cell>
              <table:table-cell office:value-type="float" office:value="0.00168226201307941">
                <text:p>0.00168226201307941</text:p>
              </table:table-cell>
              <table:table-cell office:value-type="float" office:value="98">
                <text:p>98</text:p>
              </table:table-cell>
              <table:table-cell office:value-type="float" office:value="0.00914143839127974">
                <text:p>0.00914143839127974</text:p>
              </table:table-cell>
              <table:table-cell office:value-type="float" office:value="98">
                <text:p>98</text:p>
              </table:table-cell>
              <table:table-cell office:value-type="float" office:value="0.001745821">
                <text:p>0.001745821</text:p>
              </table:table-cell>
              <table:table-cell office:value-type="float" office:value="98">
                <text:p>98</text:p>
              </table:table-cell>
              <table:table-cell office:value-type="float" office:value="0.001660925">
                <text:p>0.001660925</text:p>
              </table:table-cell>
              <table:table-cell office:value-type="float" office:value="98">
                <text:p>98</text:p>
              </table:table-cell>
              <table:table-cell office:value-type="float" office:value="0.001654489">
                <text:p>0.001654489</text:p>
              </table:table-cell>
              <table:table-cell office:value-type="float" office:value="98">
                <text:p>98</text:p>
              </table:table-cell>
              <table:table-cell office:value-type="float" office:value="0.008998488">
                <text:p>0.008998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122352333196492">
                <text:p>0.00122352333196492</text:p>
              </table:table-cell>
              <table:table-cell office:value-type="float" office:value="102">
                <text:p>102</text:p>
              </table:table-cell>
              <table:table-cell office:value-type="float" office:value="0.00122390118722826">
                <text:p>0.00122390118722826</text:p>
              </table:table-cell>
              <table:table-cell office:value-type="float" office:value="102">
                <text:p>102</text:p>
              </table:table-cell>
              <table:table-cell office:value-type="float" office:value="0.00132801850530888">
                <text:p>0.00132801850530888</text:p>
              </table:table-cell>
              <table:table-cell office:value-type="float" office:value="102">
                <text:p>102</text:p>
              </table:table-cell>
              <table:table-cell office:value-type="float" office:value="0.00843375746696714">
                <text:p>0.00843375746696714</text:p>
              </table:table-cell>
              <table:table-cell office:value-type="float" office:value="102">
                <text:p>102</text:p>
              </table:table-cell>
              <table:table-cell office:value-type="float" office:value="0.001297178">
                <text:p>0.001297178</text:p>
              </table:table-cell>
              <table:table-cell office:value-type="float" office:value="102">
                <text:p>102</text:p>
              </table:table-cell>
              <table:table-cell office:value-type="float" office:value="0.001226756">
                <text:p>0.001226756</text:p>
              </table:table-cell>
              <table:table-cell office:value-type="float" office:value="102">
                <text:p>102</text:p>
              </table:table-cell>
              <table:table-cell office:value-type="float" office:value="0.001319802">
                <text:p>0.001319802</text:p>
              </table:table-cell>
              <table:table-cell office:value-type="float" office:value="102">
                <text:p>102</text:p>
              </table:table-cell>
              <table:table-cell office:value-type="float" office:value="0.008448167">
                <text:p>0.00844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085399487906043">
                <text:p>0.00085399487906043</text:p>
              </table:table-cell>
              <table:table-cell office:value-type="float" office:value="106">
                <text:p>106</text:p>
              </table:table-cell>
              <table:table-cell office:value-type="float" office:value="0.000860499587445585">
                <text:p>0.000860499587445585</text:p>
              </table:table-cell>
              <table:table-cell office:value-type="float" office:value="106">
                <text:p>106</text:p>
              </table:table-cell>
              <table:table-cell office:value-type="float" office:value="0.00101332104950645">
                <text:p>0.00101332104950645</text:p>
              </table:table-cell>
              <table:table-cell office:value-type="float" office:value="106">
                <text:p>106</text:p>
              </table:table-cell>
              <table:table-cell office:value-type="float" office:value="0.00754674923360254">
                <text:p>0.00754674923360254</text:p>
              </table:table-cell>
              <table:table-cell office:value-type="float" office:value="106">
                <text:p>106</text:p>
              </table:table-cell>
              <table:table-cell office:value-type="float" office:value="0.001010386">
                <text:p>0.001010386</text:p>
              </table:table-cell>
              <table:table-cell office:value-type="float" office:value="106">
                <text:p>106</text:p>
              </table:table-cell>
              <table:table-cell office:value-type="float" office:value="0.0009079304">
                <text:p>0.0009079304</text:p>
              </table:table-cell>
              <table:table-cell office:value-type="float" office:value="106">
                <text:p>106</text:p>
              </table:table-cell>
              <table:table-cell office:value-type="float" office:value="0.001023586">
                <text:p>0.001023586</text:p>
              </table:table-cell>
              <table:table-cell office:value-type="float" office:value="106">
                <text:p>106</text:p>
              </table:table-cell>
              <table:table-cell office:value-type="float" office:value="0.007557967">
                <text:p>0.00755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0633358193478094">
                <text:p>0.000633358193478094</text:p>
              </table:table-cell>
              <table:table-cell office:value-type="float" office:value="110">
                <text:p>110</text:p>
              </table:table-cell>
              <table:table-cell office:value-type="float" office:value="0.000621062503316311">
                <text:p>0.000621062503316311</text:p>
              </table:table-cell>
              <table:table-cell office:value-type="float" office:value="110">
                <text:p>110</text:p>
              </table:table-cell>
              <table:table-cell office:value-type="float" office:value="0.000762204039348234">
                <text:p>0.000762204039348234</text:p>
              </table:table-cell>
              <table:table-cell office:value-type="float" office:value="110">
                <text:p>110</text:p>
              </table:table-cell>
              <table:table-cell office:value-type="float" office:value="0.00644763824575127">
                <text:p>0.00644763824575127</text:p>
              </table:table-cell>
              <table:table-cell office:value-type="float" office:value="110">
                <text:p>110</text:p>
              </table:table-cell>
              <table:table-cell office:value-type="float" office:value="0.0007870014">
                <text:p>0.0007870014</text:p>
              </table:table-cell>
              <table:table-cell office:value-type="float" office:value="110">
                <text:p>110</text:p>
              </table:table-cell>
              <table:table-cell office:value-type="float" office:value="0.0006799572">
                <text:p>0.0006799572</text:p>
              </table:table-cell>
              <table:table-cell office:value-type="float" office:value="110">
                <text:p>110</text:p>
              </table:table-cell>
              <table:table-cell office:value-type="float" office:value="0.0007850593">
                <text:p>0.0007850593</text:p>
              </table:table-cell>
              <table:table-cell office:value-type="float" office:value="110">
                <text:p>110</text:p>
              </table:table-cell>
              <table:table-cell office:value-type="float" office:value="0.006543373">
                <text:p>0.00654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0478641857244794">
                <text:p>0.000478641857244794</text:p>
              </table:table-cell>
              <table:table-cell office:value-type="float" office:value="114">
                <text:p>114</text:p>
              </table:table-cell>
              <table:table-cell office:value-type="float" office:value="0.000450330701773262">
                <text:p>0.000450330701773262</text:p>
              </table:table-cell>
              <table:table-cell office:value-type="float" office:value="114">
                <text:p>114</text:p>
              </table:table-cell>
              <table:table-cell office:value-type="float" office:value="0.000555769113811626">
                <text:p>0.000555769113811626</text:p>
              </table:table-cell>
              <table:table-cell office:value-type="float" office:value="114">
                <text:p>114</text:p>
              </table:table-cell>
              <table:table-cell office:value-type="float" office:value="0.00535169004640053">
                <text:p>0.00535169004640053</text:p>
              </table:table-cell>
              <table:table-cell office:value-type="float" office:value="114">
                <text:p>114</text:p>
              </table:table-cell>
              <table:table-cell office:value-type="float" office:value="0.0006130044">
                <text:p>0.0006130044</text:p>
              </table:table-cell>
              <table:table-cell office:value-type="float" office:value="114">
                <text:p>114</text:p>
              </table:table-cell>
              <table:table-cell office:value-type="float" office:value="0.0005140388">
                <text:p>0.0005140388</text:p>
              </table:table-cell>
              <table:table-cell office:value-type="float" office:value="114">
                <text:p>114</text:p>
              </table:table-cell>
              <table:table-cell office:value-type="float" office:value="0.0005998308">
                <text:p>0.0005998308</text:p>
              </table:table-cell>
              <table:table-cell office:value-type="float" office:value="114">
                <text:p>114</text:p>
              </table:table-cell>
              <table:table-cell office:value-type="float" office:value="0.00553417">
                <text:p>0.00553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0362332409333822">
                <text:p>0.000362332409333822</text:p>
              </table:table-cell>
              <table:table-cell office:value-type="float" office:value="118">
                <text:p>118</text:p>
              </table:table-cell>
              <table:table-cell office:value-type="float" office:value="0.000338244836028038">
                <text:p>0.000338244836028038</text:p>
              </table:table-cell>
              <table:table-cell office:value-type="float" office:value="118">
                <text:p>118</text:p>
              </table:table-cell>
              <table:table-cell office:value-type="float" office:value="0.000402667758963109">
                <text:p>0.000402667758963109</text:p>
              </table:table-cell>
              <table:table-cell office:value-type="float" office:value="118">
                <text:p>118</text:p>
              </table:table-cell>
              <table:table-cell office:value-type="float" office:value="0.00443610475941612">
                <text:p>0.00443610475941612</text:p>
              </table:table-cell>
              <table:table-cell office:value-type="float" office:value="118">
                <text:p>118</text:p>
              </table:table-cell>
              <table:table-cell office:value-type="float" office:value="0.0004774763">
                <text:p>0.0004774763</text:p>
              </table:table-cell>
              <table:table-cell office:value-type="float" office:value="118">
                <text:p>118</text:p>
              </table:table-cell>
              <table:table-cell office:value-type="float" office:value="0.0003914711">
                <text:p>0.0003914711</text:p>
              </table:table-cell>
              <table:table-cell office:value-type="float" office:value="118">
                <text:p>118</text:p>
              </table:table-cell>
              <table:table-cell office:value-type="float" office:value="0.000458297">
                <text:p>0.000458297</text:p>
              </table:table-cell>
              <table:table-cell office:value-type="float" office:value="118">
                <text:p>118</text:p>
              </table:table-cell>
              <table:table-cell office:value-type="float" office:value="0.004601266">
                <text:p>0.004601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0284888873916936">
                <text:p>0.000284888873916936</text:p>
              </table:table-cell>
              <table:table-cell office:value-type="float" office:value="122">
                <text:p>122</text:p>
              </table:table-cell>
              <table:table-cell office:value-type="float" office:value="0.000250375014378132">
                <text:p>0.000250375014378132</text:p>
              </table:table-cell>
              <table:table-cell office:value-type="float" office:value="122">
                <text:p>122</text:p>
              </table:table-cell>
              <table:table-cell office:value-type="float" office:value="0.000298194977042162">
                <text:p>0.000298194977042162</text:p>
              </table:table-cell>
              <table:table-cell office:value-type="float" office:value="122">
                <text:p>122</text:p>
              </table:table-cell>
              <table:table-cell office:value-type="float" office:value="0.00357842929019799">
                <text:p>0.00357842929019799</text:p>
              </table:table-cell>
              <table:table-cell office:value-type="float" office:value="122">
                <text:p>122</text:p>
              </table:table-cell>
              <table:table-cell office:value-type="float" office:value="0.000371912">
                <text:p>0.000371912</text:p>
              </table:table-cell>
              <table:table-cell office:value-type="float" office:value="122">
                <text:p>122</text:p>
              </table:table-cell>
              <table:table-cell office:value-type="float" office:value="0.0002998174">
                <text:p>0.0002998174</text:p>
              </table:table-cell>
              <table:table-cell office:value-type="float" office:value="122">
                <text:p>122</text:p>
              </table:table-cell>
              <table:table-cell office:value-type="float" office:value="0.0003507899">
                <text:p>0.0003507899</text:p>
              </table:table-cell>
              <table:table-cell office:value-type="float" office:value="122">
                <text:p>122</text:p>
              </table:table-cell>
              <table:table-cell office:value-type="float" office:value="0.003777002">
                <text:p>0.003777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0220001328954355">
                <text:p>0.000220001328954355</text:p>
              </table:table-cell>
              <table:table-cell office:value-type="float" office:value="126">
                <text:p>126</text:p>
              </table:table-cell>
              <table:table-cell office:value-type="float" office:value="0.000187319927496343">
                <text:p>0.000187319927496343</text:p>
              </table:table-cell>
              <table:table-cell office:value-type="float" office:value="126">
                <text:p>126</text:p>
              </table:table-cell>
              <table:table-cell office:value-type="float" office:value="0.000223105899755049">
                <text:p>0.000223105899755049</text:p>
              </table:table-cell>
              <table:table-cell office:value-type="float" office:value="126">
                <text:p>126</text:p>
              </table:table-cell>
              <table:table-cell office:value-type="float" office:value="0.00284312294774362">
                <text:p>0.00284312294774362</text:p>
              </table:table-cell>
              <table:table-cell office:value-type="float" office:value="126">
                <text:p>126</text:p>
              </table:table-cell>
              <table:table-cell office:value-type="float" office:value="0.000289687">
                <text:p>0.000289687</text:p>
              </table:table-cell>
              <table:table-cell office:value-type="float" office:value="126">
                <text:p>126</text:p>
              </table:table-cell>
              <table:table-cell office:value-type="float" office:value="0.0002306109">
                <text:p>0.0002306109</text:p>
              </table:table-cell>
              <table:table-cell office:value-type="float" office:value="126">
                <text:p>126</text:p>
              </table:table-cell>
              <table:table-cell office:value-type="float" office:value="0.0002691777">
                <text:p>0.0002691777</text:p>
              </table:table-cell>
              <table:table-cell office:value-type="float" office:value="126">
                <text:p>126</text:p>
              </table:table-cell>
              <table:table-cell office:value-type="float" office:value="0.003070331">
                <text:p>0.003070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0177724642949877">
                <text:p>0.000177724642949877</text:p>
              </table:table-cell>
              <table:table-cell office:value-type="float" office:value="130">
                <text:p>130</text:p>
              </table:table-cell>
              <table:table-cell office:value-type="float" office:value="0.000145303821677175">
                <text:p>0.000145303821677175</text:p>
              </table:table-cell>
              <table:table-cell office:value-type="float" office:value="130">
                <text:p>130</text:p>
              </table:table-cell>
              <table:table-cell office:value-type="float" office:value="0.00017204701775225">
                <text:p>0.00017204701775225</text:p>
              </table:table-cell>
              <table:table-cell office:value-type="float" office:value="130">
                <text:p>130</text:p>
              </table:table-cell>
              <table:table-cell office:value-type="float" office:value="0.00229940601736852">
                <text:p>0.00229940601736852</text:p>
              </table:table-cell>
              <table:table-cell office:value-type="float" office:value="130">
                <text:p>130</text:p>
              </table:table-cell>
              <table:table-cell office:value-type="float" office:value="0.0002256412">
                <text:p>0.0002256412</text:p>
              </table:table-cell>
              <table:table-cell office:value-type="float" office:value="130">
                <text:p>130</text:p>
              </table:table-cell>
              <table:table-cell office:value-type="float" office:value="0.0001779546">
                <text:p>0.0001779546</text:p>
              </table:table-cell>
              <table:table-cell office:value-type="float" office:value="130">
                <text:p>130</text:p>
              </table:table-cell>
              <table:table-cell office:value-type="float" office:value="0.0002070957">
                <text:p>0.0002070957</text:p>
              </table:table-cell>
              <table:table-cell office:value-type="float" office:value="130">
                <text:p>130</text:p>
              </table:table-cell>
              <table:table-cell office:value-type="float" office:value="0.002477124">
                <text:p>0.00247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135542000922052">
                <text:p>0.000135542000922052</text:p>
              </table:table-cell>
              <table:table-cell office:value-type="float" office:value="134">
                <text:p>134</text:p>
              </table:table-cell>
              <table:table-cell office:value-type="float" office:value="0.00010954275987657">
                <text:p>0.00010954275987657</text:p>
              </table:table-cell>
              <table:table-cell office:value-type="float" office:value="134">
                <text:p>134</text:p>
              </table:table-cell>
              <table:table-cell office:value-type="float" office:value="0.000128434123579497">
                <text:p>0.000128434123579497</text:p>
              </table:table-cell>
              <table:table-cell office:value-type="float" office:value="134">
                <text:p>134</text:p>
              </table:table-cell>
              <table:table-cell office:value-type="float" office:value="0.00181802400973256">
                <text:p>0.00181802400973256</text:p>
              </table:table-cell>
              <table:table-cell office:value-type="float" office:value="134">
                <text:p>134</text:p>
              </table:table-cell>
              <table:table-cell office:value-type="float" office:value="0.0001757554">
                <text:p>0.0001757554</text:p>
              </table:table-cell>
              <table:table-cell office:value-type="float" office:value="134">
                <text:p>134</text:p>
              </table:table-cell>
              <table:table-cell office:value-type="float" office:value="0.0001376551">
                <text:p>0.0001376551</text:p>
              </table:table-cell>
              <table:table-cell office:value-type="float" office:value="134">
                <text:p>134</text:p>
              </table:table-cell>
              <table:table-cell office:value-type="float" office:value="0.00015972">
                <text:p>0.00015972</text:p>
              </table:table-cell>
              <table:table-cell office:value-type="float" office:value="134">
                <text:p>134</text:p>
              </table:table-cell>
              <table:table-cell office:value-type="float" office:value="0.001986725">
                <text:p>0.00198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103283797358979">
                <text:p>0.000103283797358979</text:p>
              </table:table-cell>
              <table:table-cell office:value-type="float" office:value="138">
                <text:p>138</text:p>
              </table:table-cell>
              <table:table-cell office:value-type="float" office:value="0.0000852413484810167">
                <text:p>0.0000852413484810167</text:p>
              </table:table-cell>
              <table:table-cell office:value-type="float" office:value="138">
                <text:p>138</text:p>
              </table:table-cell>
              <table:table-cell office:value-type="float" office:value="0.0000962349773946183">
                <text:p>0.0000962349773946183</text:p>
              </table:table-cell>
              <table:table-cell office:value-type="float" office:value="138">
                <text:p>138</text:p>
              </table:table-cell>
              <table:table-cell office:value-type="float" office:value="0.00144594013567676">
                <text:p>0.00144594013567676</text:p>
              </table:table-cell>
              <table:table-cell office:value-type="float" office:value="138">
                <text:p>138</text:p>
              </table:table-cell>
              <table:table-cell office:value-type="float" office:value="0.0001368991">
                <text:p>0.0001368991</text:p>
              </table:table-cell>
              <table:table-cell office:value-type="float" office:value="138">
                <text:p>138</text:p>
              </table:table-cell>
              <table:table-cell office:value-type="float" office:value="0.0001066747">
                <text:p>0.0001066747</text:p>
              </table:table-cell>
              <table:table-cell office:value-type="float" office:value="138">
                <text:p>138</text:p>
              </table:table-cell>
              <table:table-cell office:value-type="float" office:value="0.0001234419">
                <text:p>0.0001234419</text:p>
              </table:table-cell>
              <table:table-cell office:value-type="float" office:value="138">
                <text:p>138</text:p>
              </table:table-cell>
              <table:table-cell office:value-type="float" office:value="0.001585913">
                <text:p>0.00158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0837618352054605">
                <text:p>0.0000837618352054605</text:p>
              </table:table-cell>
              <table:table-cell office:value-type="float" office:value="142">
                <text:p>142</text:p>
              </table:table-cell>
              <table:table-cell office:value-type="float" office:value="0.0000661756115713799">
                <text:p>0.0000661756115713799</text:p>
              </table:table-cell>
              <table:table-cell office:value-type="float" office:value="142">
                <text:p>142</text:p>
              </table:table-cell>
              <table:table-cell office:value-type="float" office:value="0.0000757510237299222">
                <text:p>0.0000757510237299222</text:p>
              </table:table-cell>
              <table:table-cell office:value-type="float" office:value="142">
                <text:p>142</text:p>
              </table:table-cell>
              <table:table-cell office:value-type="float" office:value="0.00111580099477927">
                <text:p>0.00111580099477927</text:p>
              </table:table-cell>
              <table:table-cell office:value-type="float" office:value="142">
                <text:p>142</text:p>
              </table:table-cell>
              <table:table-cell office:value-type="float" office:value="0.0001066339">
                <text:p>0.0001066339</text:p>
              </table:table-cell>
              <table:table-cell office:value-type="float" office:value="142">
                <text:p>142</text:p>
              </table:table-cell>
              <table:table-cell office:value-type="float" office:value="0.00008277809">
                <text:p>0.00008277809</text:p>
              </table:table-cell>
              <table:table-cell office:value-type="float" office:value="142">
                <text:p>142</text:p>
              </table:table-cell>
              <table:table-cell office:value-type="float" office:value="0.00009557124">
                <text:p>0.00009557124</text:p>
              </table:table-cell>
              <table:table-cell office:value-type="float" office:value="142">
                <text:p>142</text:p>
              </table:table-cell>
              <table:table-cell office:value-type="float" office:value="0.00126115">
                <text:p>0.00126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0702102661054592">
                <text:p>0.0000702102661054592</text:p>
              </table:table-cell>
              <table:table-cell office:value-type="float" office:value="146">
                <text:p>146</text:p>
              </table:table-cell>
              <table:table-cell office:value-type="float" office:value="0.0000504948980356699">
                <text:p>0.0000504948980356699</text:p>
              </table:table-cell>
              <table:table-cell office:value-type="float" office:value="146">
                <text:p>146</text:p>
              </table:table-cell>
              <table:table-cell office:value-type="float" office:value="0.0000596230415195359">
                <text:p>0.0000596230415195359</text:p>
              </table:table-cell>
              <table:table-cell office:value-type="float" office:value="146">
                <text:p>146</text:p>
              </table:table-cell>
              <table:table-cell office:value-type="float" office:value="0.000852796937929258">
                <text:p>0.000852796937929258</text:p>
              </table:table-cell>
              <table:table-cell office:value-type="float" office:value="146">
                <text:p>146</text:p>
              </table:table-cell>
              <table:table-cell office:value-type="float" office:value="0.00008306043">
                <text:p>0.00008306043</text:p>
              </table:table-cell>
              <table:table-cell office:value-type="float" office:value="146">
                <text:p>146</text:p>
              </table:table-cell>
              <table:table-cell office:value-type="float" office:value="0.00006429893">
                <text:p>0.00006429893</text:p>
              </table:table-cell>
              <table:table-cell office:value-type="float" office:value="146">
                <text:p>146</text:p>
              </table:table-cell>
              <table:table-cell office:value-type="float" office:value="0.00007409802">
                <text:p>0.00007409802</text:p>
              </table:table-cell>
              <table:table-cell office:value-type="float" office:value="146">
                <text:p>146</text:p>
              </table:table-cell>
              <table:table-cell office:value-type="float" office:value="0.0009997603">
                <text:p>0.0009997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0560712020441653">
                <text:p>0.0000560712020441653</text:p>
              </table:table-cell>
              <table:table-cell office:value-type="float" office:value="150">
                <text:p>150</text:p>
              </table:table-cell>
              <table:table-cell office:value-type="float" office:value="0.0000390036197456137">
                <text:p>0.0000390036197456137</text:p>
              </table:table-cell>
              <table:table-cell office:value-type="float" office:value="150">
                <text:p>150</text:p>
              </table:table-cell>
              <table:table-cell office:value-type="float" office:value="0.0000462366091642524">
                <text:p>0.0000462366091642524</text:p>
              </table:table-cell>
              <table:table-cell office:value-type="float" office:value="150">
                <text:p>150</text:p>
              </table:table-cell>
              <table:table-cell office:value-type="float" office:value="0.000674625586090279">
                <text:p>0.000674625586090279</text:p>
              </table:table-cell>
              <table:table-cell office:value-type="float" office:value="150">
                <text:p>150</text:p>
              </table:table-cell>
              <table:table-cell office:value-type="float" office:value="0.00006469941">
                <text:p>0.00006469941</text:p>
              </table:table-cell>
              <table:table-cell office:value-type="float" office:value="150">
                <text:p>150</text:p>
              </table:table-cell>
              <table:table-cell office:value-type="float" office:value="0.00004998224">
                <text:p>0.00004998224</text:p>
              </table:table-cell>
              <table:table-cell office:value-type="float" office:value="150">
                <text:p>150</text:p>
              </table:table-cell>
              <table:table-cell office:value-type="float" office:value="0.00005751387">
                <text:p>0.00005751387</text:p>
              </table:table-cell>
              <table:table-cell office:value-type="float" office:value="150">
                <text:p>150</text:p>
              </table:table-cell>
              <table:table-cell office:value-type="float" office:value="0.0007904721">
                <text:p>0.000790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041173068742745">
                <text:p>0.000041173068742745</text:p>
              </table:table-cell>
              <table:table-cell office:value-type="float" office:value="154">
                <text:p>154</text:p>
              </table:table-cell>
              <table:table-cell office:value-type="float" office:value="0.0000316611922470009">
                <text:p>0.0000316611922470009</text:p>
              </table:table-cell>
              <table:table-cell office:value-type="float" office:value="154">
                <text:p>154</text:p>
              </table:table-cell>
              <table:table-cell office:value-type="float" office:value="0.0000369447283996069">
                <text:p>0.0000369447283996069</text:p>
              </table:table-cell>
              <table:table-cell office:value-type="float" office:value="154">
                <text:p>154</text:p>
              </table:table-cell>
              <table:table-cell office:value-type="float" office:value="0.000528031738554793">
                <text:p>0.000528031738554793</text:p>
              </table:table-cell>
              <table:table-cell office:value-type="float" office:value="154">
                <text:p>154</text:p>
              </table:table-cell>
              <table:table-cell office:value-type="float" office:value="0.00005039857">
                <text:p>0.00005039857</text:p>
              </table:table-cell>
              <table:table-cell office:value-type="float" office:value="154">
                <text:p>154</text:p>
              </table:table-cell>
              <table:table-cell office:value-type="float" office:value="0.00003887494">
                <text:p>0.00003887494</text:p>
              </table:table-cell>
              <table:table-cell office:value-type="float" office:value="154">
                <text:p>154</text:p>
              </table:table-cell>
              <table:table-cell office:value-type="float" office:value="0.00004468038">
                <text:p>0.00004468038</text:p>
              </table:table-cell>
              <table:table-cell office:value-type="float" office:value="154">
                <text:p>154</text:p>
              </table:table-cell>
              <table:table-cell office:value-type="float" office:value="0.0006235776">
                <text:p>0.000623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0351724472681612">
                <text:p>0.0000351724472681612</text:p>
              </table:table-cell>
              <table:table-cell office:value-type="float" office:value="158">
                <text:p>158</text:p>
              </table:table-cell>
              <table:table-cell office:value-type="float" office:value="0.0000253621770714956">
                <text:p>0.0000253621770714956</text:p>
              </table:table-cell>
              <table:table-cell office:value-type="float" office:value="158">
                <text:p>158</text:p>
              </table:table-cell>
              <table:table-cell office:value-type="float" office:value="0.0000273128058872366">
                <text:p>0.0000273128058872366</text:p>
              </table:table-cell>
              <table:table-cell office:value-type="float" office:value="158">
                <text:p>158</text:p>
              </table:table-cell>
              <table:table-cell office:value-type="float" office:value="0.000410445979532104">
                <text:p>0.000410445979532104</text:p>
              </table:table-cell>
              <table:table-cell office:value-type="float" office:value="158">
                <text:p>158</text:p>
              </table:table-cell>
              <table:table-cell office:value-type="float" office:value="0.00003926048">
                <text:p>0.00003926048</text:p>
              </table:table-cell>
              <table:table-cell office:value-type="float" office:value="158">
                <text:p>158</text:p>
              </table:table-cell>
              <table:table-cell office:value-type="float" office:value="0.00003024861">
                <text:p>0.00003024861</text:p>
              </table:table-cell>
              <table:table-cell office:value-type="float" office:value="158">
                <text:p>158</text:p>
              </table:table-cell>
              <table:table-cell office:value-type="float" office:value="0.00003473344">
                <text:p>0.00003473344</text:p>
              </table:table-cell>
              <table:table-cell office:value-type="float" office:value="158">
                <text:p>158</text:p>
              </table:table-cell>
              <table:table-cell office:value-type="float" office:value="0.0004908983">
                <text:p>0.000490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0258194379186913">
                <text:p>0.0000258194379186913</text:p>
              </table:table-cell>
              <table:table-cell office:value-type="float" office:value="162">
                <text:p>162</text:p>
              </table:table-cell>
              <table:table-cell office:value-type="float" office:value="0.0000199400939889993">
                <text:p>0.0000199400939889993</text:p>
              </table:table-cell>
              <table:table-cell office:value-type="float" office:value="162">
                <text:p>162</text:p>
              </table:table-cell>
              <table:table-cell office:value-type="float" office:value="0.0000213845366982621">
                <text:p>0.0000213845366982621</text:p>
              </table:table-cell>
              <table:table-cell office:value-type="float" office:value="162">
                <text:p>162</text:p>
              </table:table-cell>
              <table:table-cell office:value-type="float" office:value="0.000329744492066887">
                <text:p>0.000329744492066887</text:p>
              </table:table-cell>
              <table:table-cell office:value-type="float" office:value="162">
                <text:p>162</text:p>
              </table:table-cell>
              <table:table-cell office:value-type="float" office:value="0.00003058617">
                <text:p>0.00003058617</text:p>
              </table:table-cell>
              <table:table-cell office:value-type="float" office:value="162">
                <text:p>162</text:p>
              </table:table-cell>
              <table:table-cell office:value-type="float" office:value="0.00002354379">
                <text:p>0.00002354379</text:p>
              </table:table-cell>
              <table:table-cell office:value-type="float" office:value="162">
                <text:p>162</text:p>
              </table:table-cell>
              <table:table-cell office:value-type="float" office:value="0.0000270136">
                <text:p>0.0000270136</text:p>
              </table:table-cell>
              <table:table-cell office:value-type="float" office:value="162">
                <text:p>162</text:p>
              </table:table-cell>
              <table:table-cell office:value-type="float" office:value="0.0003856466">
                <text:p>0.0003856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0228306867535296">
                <text:p>0.0000228306867535296</text:p>
              </table:table-cell>
              <table:table-cell office:value-type="float" office:value="166">
                <text:p>166</text:p>
              </table:table-cell>
              <table:table-cell office:value-type="float" office:value="0.0000159998472921968">
                <text:p>0.0000159998472921968</text:p>
              </table:table-cell>
              <table:table-cell office:value-type="float" office:value="166">
                <text:p>166</text:p>
              </table:table-cell>
              <table:table-cell office:value-type="float" office:value="0.0000180658199257313">
                <text:p>0.0000180658199257313</text:p>
              </table:table-cell>
              <table:table-cell office:value-type="float" office:value="166">
                <text:p>166</text:p>
              </table:table-cell>
              <table:table-cell office:value-type="float" office:value="0.000257155417159129">
                <text:p>0.000257155417159129</text:p>
              </table:table-cell>
              <table:table-cell office:value-type="float" office:value="166">
                <text:p>166</text:p>
              </table:table-cell>
              <table:table-cell office:value-type="float" office:value="0.00002383129">
                <text:p>0.00002383129</text:p>
              </table:table-cell>
              <table:table-cell office:value-type="float" office:value="166">
                <text:p>166</text:p>
              </table:table-cell>
              <table:table-cell office:value-type="float" office:value="0.00001832901">
                <text:p>0.00001832901</text:p>
              </table:table-cell>
              <table:table-cell office:value-type="float" office:value="166">
                <text:p>166</text:p>
              </table:table-cell>
              <table:table-cell office:value-type="float" office:value="0.00002101498">
                <text:p>0.00002101498</text:p>
              </table:table-cell>
              <table:table-cell office:value-type="float" office:value="166">
                <text:p>166</text:p>
              </table:table-cell>
              <table:table-cell office:value-type="float" office:value="0.0003022468">
                <text:p>0.000302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0210283451366895">
                <text:p>0.0000210283451366895</text:p>
              </table:table-cell>
              <table:table-cell office:value-type="float" office:value="170">
                <text:p>170</text:p>
              </table:table-cell>
              <table:table-cell office:value-type="float" office:value="0.0000130191010607621">
                <text:p>0.0000130191010607621</text:p>
              </table:table-cell>
              <table:table-cell office:value-type="float" office:value="170">
                <text:p>170</text:p>
              </table:table-cell>
              <table:table-cell office:value-type="float" office:value="0.0000142730767280241">
                <text:p>0.0000142730767280241</text:p>
              </table:table-cell>
              <table:table-cell office:value-type="float" office:value="170">
                <text:p>170</text:p>
              </table:table-cell>
              <table:table-cell office:value-type="float" office:value="0.000198251700103873">
                <text:p>0.000198251700103873</text:p>
              </table:table-cell>
              <table:table-cell office:value-type="float" office:value="170">
                <text:p>170</text:p>
              </table:table-cell>
              <table:table-cell office:value-type="float" office:value="0.00001857193">
                <text:p>0.00001857193</text:p>
              </table:table-cell>
              <table:table-cell office:value-type="float" office:value="170">
                <text:p>170</text:p>
              </table:table-cell>
              <table:table-cell office:value-type="float" office:value="0.00001427034">
                <text:p>0.00001427034</text:p>
              </table:table-cell>
              <table:table-cell office:value-type="float" office:value="170">
                <text:p>170</text:p>
              </table:table-cell>
              <table:table-cell office:value-type="float" office:value="0.00001634751">
                <text:p>0.00001634751</text:p>
              </table:table-cell>
              <table:table-cell office:value-type="float" office:value="170">
                <text:p>170</text:p>
              </table:table-cell>
              <table:table-cell office:value-type="float" office:value="0.0002361484">
                <text:p>0.000236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0158148661488341">
                <text:p>0.0000158148661488341</text:p>
              </table:table-cell>
              <table:table-cell office:value-type="float" office:value="174">
                <text:p>174</text:p>
              </table:table-cell>
              <table:table-cell office:value-type="float" office:value="0.0000111861391729523">
                <text:p>0.0000111861391729523</text:p>
              </table:table-cell>
              <table:table-cell office:value-type="float" office:value="174">
                <text:p>174</text:p>
              </table:table-cell>
              <table:table-cell office:value-type="float" office:value="0.0000110691159984328">
                <text:p>0.0000110691159984328</text:p>
              </table:table-cell>
              <table:table-cell office:value-type="float" office:value="174">
                <text:p>174</text:p>
              </table:table-cell>
              <table:table-cell office:value-type="float" office:value="0.000156154985161859">
                <text:p>0.000156154985161859</text:p>
              </table:table-cell>
              <table:table-cell office:value-type="float" office:value="174">
                <text:p>174</text:p>
              </table:table-cell>
              <table:table-cell office:value-type="float" office:value="0.00001447804">
                <text:p>0.00001447804</text:p>
              </table:table-cell>
              <table:table-cell office:value-type="float" office:value="174">
                <text:p>174</text:p>
              </table:table-cell>
              <table:table-cell office:value-type="float" office:value="0.0000111083">
                <text:p>0.0000111083</text:p>
              </table:table-cell>
              <table:table-cell office:value-type="float" office:value="174">
                <text:p>174</text:p>
              </table:table-cell>
              <table:table-cell office:value-type="float" office:value="0.00001270846">
                <text:p>0.00001270846</text:p>
              </table:table-cell>
              <table:table-cell office:value-type="float" office:value="174">
                <text:p>174</text:p>
              </table:table-cell>
              <table:table-cell office:value-type="float" office:value="0.0001836481">
                <text:p>0.000183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132016751261509">
                <text:p>0.0000132016751261509</text:p>
              </table:table-cell>
              <table:table-cell office:value-type="float" office:value="178">
                <text:p>178</text:p>
              </table:table-cell>
              <table:table-cell office:value-type="float" office:value="0.00000845928368920149">
                <text:p>0.00000845928368920149</text:p>
              </table:table-cell>
              <table:table-cell office:value-type="float" office:value="178">
                <text:p>178</text:p>
              </table:table-cell>
              <table:table-cell office:value-type="float" office:value="0.00000863486043489888">
                <text:p>0.00000863486043489888</text:p>
              </table:table-cell>
              <table:table-cell office:value-type="float" office:value="178">
                <text:p>178</text:p>
              </table:table-cell>
              <table:table-cell office:value-type="float" office:value="0.000121104011363541">
                <text:p>0.000121104011363541</text:p>
              </table:table-cell>
              <table:table-cell office:value-type="float" office:value="178">
                <text:p>178</text:p>
              </table:table-cell>
              <table:table-cell office:value-type="float" office:value="0.00001129273">
                <text:p>0.00001129273</text:p>
              </table:table-cell>
              <table:table-cell office:value-type="float" office:value="178">
                <text:p>178</text:p>
              </table:table-cell>
              <table:table-cell office:value-type="float" office:value="0.000008639994">
                <text:p>0.000008639994</text:p>
              </table:table-cell>
              <table:table-cell office:value-type="float" office:value="178">
                <text:p>178</text:p>
              </table:table-cell>
              <table:table-cell office:value-type="float" office:value="0.000009860604">
                <text:p>0.000009860604</text:p>
              </table:table-cell>
              <table:table-cell office:value-type="float" office:value="178">
                <text:p>178</text:p>
              </table:table-cell>
              <table:table-cell office:value-type="float" office:value="0.0001417279">
                <text:p>0.000141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125089404766992">
                <text:p>0.0000125089404766992</text:p>
              </table:table-cell>
              <table:table-cell office:value-type="float" office:value="182">
                <text:p>182</text:p>
              </table:table-cell>
              <table:table-cell office:value-type="float" office:value="0.00000646711878377221">
                <text:p>0.00000646711878377221</text:p>
              </table:table-cell>
              <table:table-cell office:value-type="float" office:value="182">
                <text:p>182</text:p>
              </table:table-cell>
              <table:table-cell office:value-type="float" office:value="0.00000756494226480026">
                <text:p>0.00000756494226480026</text:p>
              </table:table-cell>
              <table:table-cell office:value-type="float" office:value="182">
                <text:p>182</text:p>
              </table:table-cell>
              <table:table-cell office:value-type="float" office:value="0.0000983895920740039">
                <text:p>0.0000983895920740039</text:p>
              </table:table-cell>
              <table:table-cell office:value-type="float" office:value="182">
                <text:p>182</text:p>
              </table:table-cell>
              <table:table-cell office:value-type="float" office:value="0.000008816078">
                <text:p>0.000008816078</text:p>
              </table:table-cell>
              <table:table-cell office:value-type="float" office:value="182">
                <text:p>182</text:p>
              </table:table-cell>
              <table:table-cell office:value-type="float" office:value="0.000006705004">
                <text:p>0.000006705004</text:p>
              </table:table-cell>
              <table:table-cell office:value-type="float" office:value="182">
                <text:p>182</text:p>
              </table:table-cell>
              <table:table-cell office:value-type="float" office:value="0.00000761489">
                <text:p>0.00000761489</text:p>
              </table:table-cell>
              <table:table-cell office:value-type="float" office:value="182">
                <text:p>182</text:p>
              </table:table-cell>
              <table:table-cell office:value-type="float" office:value="0.0001079134">
                <text:p>0.000107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0966671318587611">
                <text:p>0.00000966671318587611</text:p>
              </table:table-cell>
              <table:table-cell office:value-type="float" office:value="186">
                <text:p>186</text:p>
              </table:table-cell>
              <table:table-cell office:value-type="float" office:value="0.00000505268058134628">
                <text:p>0.00000505268058134628</text:p>
              </table:table-cell>
              <table:table-cell office:value-type="float" office:value="186">
                <text:p>186</text:p>
              </table:table-cell>
              <table:table-cell office:value-type="float" office:value="0.00000582196590822224">
                <text:p>0.00000582196590822224</text:p>
              </table:table-cell>
              <table:table-cell office:value-type="float" office:value="186">
                <text:p>186</text:p>
              </table:table-cell>
              <table:table-cell office:value-type="float" office:value="0.0000744458836610764">
                <text:p>0.0000744458836610764</text:p>
              </table:table-cell>
              <table:table-cell office:value-type="float" office:value="186">
                <text:p>186</text:p>
              </table:table-cell>
              <table:table-cell office:value-type="float" office:value="0.000006892681">
                <text:p>0.000006892681</text:p>
              </table:table-cell>
              <table:table-cell office:value-type="float" office:value="186">
                <text:p>186</text:p>
              </table:table-cell>
              <table:table-cell office:value-type="float" office:value="0.000005173536">
                <text:p>0.000005173536</text:p>
              </table:table-cell>
              <table:table-cell office:value-type="float" office:value="186">
                <text:p>186</text:p>
              </table:table-cell>
              <table:table-cell office:value-type="float" office:value="0.000005815863">
                <text:p>0.000005815863</text:p>
              </table:table-cell>
              <table:table-cell office:value-type="float" office:value="186">
                <text:p>186</text:p>
              </table:table-cell>
              <table:table-cell office:value-type="float" office:value="0.00008015128">
                <text:p>0.00008015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0784405135265208">
                <text:p>0.00000784405135265208</text:p>
              </table:table-cell>
              <table:table-cell office:value-type="float" office:value="190">
                <text:p>190</text:p>
              </table:table-cell>
              <table:table-cell office:value-type="float" office:value="0.00000390475629132759">
                <text:p>0.00000390475629132759</text:p>
              </table:table-cell>
              <table:table-cell office:value-type="float" office:value="190">
                <text:p>190</text:p>
              </table:table-cell>
              <table:table-cell office:value-type="float" office:value="0.00000484494415434707">
                <text:p>0.00000484494415434707</text:p>
              </table:table-cell>
              <table:table-cell office:value-type="float" office:value="190">
                <text:p>190</text:p>
              </table:table-cell>
              <table:table-cell office:value-type="float" office:value="0.0000555755119172244">
                <text:p>0.0000555755119172244</text:p>
              </table:table-cell>
              <table:table-cell office:value-type="float" office:value="190">
                <text:p>190</text:p>
              </table:table-cell>
              <table:table-cell office:value-type="float" office:value="0.000005401832">
                <text:p>0.000005401832</text:p>
              </table:table-cell>
              <table:table-cell office:value-type="float" office:value="190">
                <text:p>190</text:p>
              </table:table-cell>
              <table:table-cell office:value-type="float" office:value="0.000003935605">
                <text:p>0.000003935605</text:p>
              </table:table-cell>
              <table:table-cell office:value-type="float" office:value="190">
                <text:p>190</text:p>
              </table:table-cell>
              <table:table-cell office:value-type="float" office:value="0.000004328515">
                <text:p>0.000004328515</text:p>
              </table:table-cell>
              <table:table-cell office:value-type="float" office:value="190">
                <text:p>190</text:p>
              </table:table-cell>
              <table:table-cell office:value-type="float" office:value="0.00005670543">
                <text:p>0.0000567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0546213574041008">
                <text:p>0.00000546213574041008</text:p>
              </table:table-cell>
              <table:table-cell office:value-type="float" office:value="194">
                <text:p>194</text:p>
              </table:table-cell>
              <table:table-cell office:value-type="float" office:value="0.00000333290733686505">
                <text:p>0.00000333290733686505</text:p>
              </table:table-cell>
              <table:table-cell office:value-type="float" office:value="194">
                <text:p>194</text:p>
              </table:table-cell>
              <table:table-cell office:value-type="float" office:value="0.00000347470102309221">
                <text:p>0.00000347470102309221</text:p>
              </table:table-cell>
              <table:table-cell office:value-type="float" office:value="194">
                <text:p>194</text:p>
              </table:table-cell>
              <table:table-cell office:value-type="float" office:value="0.0000357873717226442">
                <text:p>0.0000357873717226442</text:p>
              </table:table-cell>
              <table:table-cell office:value-type="float" office:value="194">
                <text:p>194</text:p>
              </table:table-cell>
              <table:table-cell office:value-type="float" office:value="0.000004249973">
                <text:p>0.000004249973</text:p>
              </table:table-cell>
              <table:table-cell office:value-type="float" office:value="194">
                <text:p>194</text:p>
              </table:table-cell>
              <table:table-cell office:value-type="float" office:value="0.00000288969">
                <text:p>0.00000288969</text:p>
              </table:table-cell>
              <table:table-cell office:value-type="float" office:value="194">
                <text:p>194</text:p>
              </table:table-cell>
              <table:table-cell office:value-type="float" office:value="0.00000302529">
                <text:p>0.00000302529</text:p>
              </table:table-cell>
              <table:table-cell office:value-type="float" office:value="194">
                <text:p>194</text:p>
              </table:table-cell>
              <table:table-cell office:value-type="float" office:value="0.00003607405">
                <text:p>0.0000360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0444094690464259">
                <text:p>0.00000444094690464259</text:p>
              </table:table-cell>
              <table:table-cell office:value-type="float" office:value="198">
                <text:p>198</text:p>
              </table:table-cell>
              <table:table-cell office:value-type="float" office:value="0.00000262209721118644">
                <text:p>0.00000262209721118644</text:p>
              </table:table-cell>
              <table:table-cell office:value-type="float" office:value="198">
                <text:p>198</text:p>
              </table:table-cell>
              <table:table-cell office:value-type="float" office:value="0.00000253188216786875">
                <text:p>0.00000253188216786875</text:p>
              </table:table-cell>
              <table:table-cell office:value-type="float" office:value="198">
                <text:p>198</text:p>
              </table:table-cell>
              <table:table-cell office:value-type="float" office:value="0.0000143497113732847">
                <text:p>0.0000143497113732847</text:p>
              </table:table-cell>
              <table:table-cell office:value-type="float" office:value="NaN">
                <text:p>NaN</text:p>
              </table:table-cell>
              <table:table-cell office:value-type="float" office:value="0.000003364819">
                <text:p>0.000003364819</text:p>
              </table:table-cell>
              <table:table-cell office:value-type="float" office:value="198">
                <text:p>198</text:p>
              </table:table-cell>
              <table:table-cell office:value-type="float" office:value="0.000001928748">
                <text:p>0.000001928748</text:p>
              </table:table-cell>
              <table:table-cell office:value-type="float" office:value="198">
                <text:p>198</text:p>
              </table:table-cell>
              <table:table-cell office:value-type="float" office:value="0.000001772383">
                <text:p>0.000001772383</text:p>
              </table:table-cell>
              <table:table-cell office:value-type="float" office:value="198">
                <text:p>198</text:p>
              </table:table-cell>
              <table:table-cell office:value-type="float" office:value="0.00001692934">
                <text:p>0.00001692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178cm" svg:height="10.147cm" xlink:href=".." xlink:type="simple" chart:class="chart:scatter" chart:style-name="ch1">
        <chart:plot-area chart:style-name="ch2" table:cell-range-address="slab_water_spectrum.B3:slab_water_spectrum.C174" svg:x="0.603cm" svg:y="0.202cm" svg:width="28.972cm" svg:height="9.743cm">
          <chartooo:coordinate-region svg:x="1.701cm" svg:y="0.401cm" svg:width="27.131cm" svg:height="8.8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lab_water_spectrum.C3:slab_water_spectrum.C174" chart:class="chart:scatter">
            <chart:domain table:cell-range-address="slab_water_spectrum.B3:slab_water_spectrum.B174"/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1505">
                <text:p>0.000000001505</text:p>
                <draw:g>
                  <svg:desc>slab_water_spectrum.B3:slab_water_spectrum.B174</svg:desc>
                </draw:g>
              </table:table-cell>
              <table:table-cell office:value-type="float" office:value="0.235063">
                <text:p>0.235063</text:p>
                <draw:g>
                  <svg:desc>slab_water_spectrum.C3:slab_water_spectrum.C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4">
                <text:p>0.000000004</text:p>
              </table:table-cell>
              <table:table-cell office:value-type="float" office:value="0.409078">
                <text:p>0.409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595">
                <text:p>0.00000000595</text:p>
              </table:table-cell>
              <table:table-cell office:value-type="float" office:value="0.563778">
                <text:p>0.563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845">
                <text:p>0.00000000845</text:p>
              </table:table-cell>
              <table:table-cell office:value-type="float" office:value="1.26764">
                <text:p>1.26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2.88176">
                <text:p>2.88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175">
                <text:p>0.0000000175</text:p>
              </table:table-cell>
              <table:table-cell office:value-type="float" office:value="3.80586">
                <text:p>3.80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225">
                <text:p>0.0000000225</text:p>
              </table:table-cell>
              <table:table-cell office:value-type="float" office:value="4.60449">
                <text:p>4.60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275">
                <text:p>0.0000000275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325">
                <text:p>0.0000000325</text:p>
              </table:table-cell>
              <table:table-cell office:value-type="float" office:value="5.89965">
                <text:p>5.89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385">
                <text:p>0.0000000385</text:p>
              </table:table-cell>
              <table:table-cell office:value-type="float" office:value="9.09114">
                <text:p>9.0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46">
                <text:p>0.000000046</text:p>
              </table:table-cell>
              <table:table-cell office:value-type="float" office:value="11.324">
                <text:p>11.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54">
                <text:p>0.000000054</text:p>
              </table:table-cell>
              <table:table-cell office:value-type="float" office:value="12.0637">
                <text:p>12.0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625">
                <text:p>0.0000000625</text:p>
              </table:table-cell>
              <table:table-cell office:value-type="float" office:value="14.1498">
                <text:p>14.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2">
                <text:p>0.000000072</text:p>
              </table:table-cell>
              <table:table-cell office:value-type="float" office:value="16.1386">
                <text:p>16.1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785">
                <text:p>0.0000000785</text:p>
              </table:table-cell>
              <table:table-cell office:value-type="float" office:value="4.87473">
                <text:p>4.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875">
                <text:p>0.0000000875</text:p>
              </table:table-cell>
              <table:table-cell office:value-type="float" office:value="24.2864">
                <text:p>24.2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975">
                <text:p>0.0000000975</text:p>
              </table:table-cell>
              <table:table-cell office:value-type="float" office:value="7.99369">
                <text:p>7.99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1075">
                <text:p>0.0000001075</text:p>
              </table:table-cell>
              <table:table-cell office:value-type="float" office:value="23.3608">
                <text:p>23.36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1245">
                <text:p>0.0000001245</text:p>
              </table:table-cell>
              <table:table-cell office:value-type="float" office:value="27.8358">
                <text:p>27.8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37">
                <text:p>0.000000137</text:p>
              </table:table-cell>
              <table:table-cell office:value-type="float" office:value="8.31169">
                <text:p>8.31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015">
                <text:p>0.00000015</text:p>
              </table:table-cell>
              <table:table-cell office:value-type="float" office:value="25.8852">
                <text:p>25.8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17">
                <text:p>0.00000017</text:p>
              </table:table-cell>
              <table:table-cell office:value-type="float" office:value="23.0119">
                <text:p>23.0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1845">
                <text:p>0.0000001845</text:p>
              </table:table-cell>
              <table:table-cell office:value-type="float" office:value="9.41363">
                <text:p>9.413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2045">
                <text:p>0.0000002045</text:p>
              </table:table-cell>
              <table:table-cell office:value-type="float" office:value="28.3149">
                <text:p>28.3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234">
                <text:p>0.000000234</text:p>
              </table:table-cell>
              <table:table-cell office:value-type="float" office:value="20.5904">
                <text:p>20.5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264">
                <text:p>0.000000264</text:p>
              </table:table-cell>
              <table:table-cell office:value-type="float" office:value="18.6644">
                <text:p>18.6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29">
                <text:p>0.00000029</text:p>
              </table:table-cell>
              <table:table-cell office:value-type="float" office:value="9.47824">
                <text:p>9.47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30725">
                <text:p>0.00000030725</text:p>
              </table:table-cell>
              <table:table-cell office:value-type="float" office:value="5.9752">
                <text:p>5.9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31725">
                <text:p>0.00000031725</text:p>
              </table:table-cell>
              <table:table-cell office:value-type="float" office:value="2.09197">
                <text:p>2.09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335">
                <text:p>0.000000335</text:p>
              </table:table-cell>
              <table:table-cell office:value-type="float" office:value="9.90359">
                <text:p>9.90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03705">
                <text:p>0.0000003705</text:p>
              </table:table-cell>
              <table:table-cell office:value-type="float" office:value="10.2261">
                <text:p>10.2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3955">
                <text:p>0.0000003955</text:p>
              </table:table-cell>
              <table:table-cell office:value-type="float" office:value="1.83723">
                <text:p>1.83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165">
                <text:p>0.0000004165</text:p>
              </table:table-cell>
              <table:table-cell office:value-type="float" office:value="5.76317">
                <text:p>5.763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459">
                <text:p>0.000000459</text:p>
              </table:table-cell>
              <table:table-cell office:value-type="float" office:value="6.68316">
                <text:p>6.68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4925">
                <text:p>0.0000004925</text:p>
              </table:table-cell>
              <table:table-cell office:value-type="float" office:value="1.52745">
                <text:p>1.52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2">
                <text:p>0.00000052</text:p>
              </table:table-cell>
              <table:table-cell office:value-type="float" office:value="3.43722">
                <text:p>3.43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5825">
                <text:p>0.0000005825</text:p>
              </table:table-cell>
              <table:table-cell office:value-type="float" office:value="5.21847">
                <text:p>5.21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665">
                <text:p>0.000000665</text:p>
              </table:table-cell>
              <table:table-cell office:value-type="float" office:value="3.44684">
                <text:p>3.44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7425">
                <text:p>0.0000007425</text:p>
              </table:table-cell>
              <table:table-cell office:value-type="float" office:value="2.53152">
                <text:p>2.53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785">
                <text:p>0.000000785</text:p>
              </table:table-cell>
              <table:table-cell office:value-type="float" office:value="0.30431">
                <text:p>0.30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82">
                <text:p>0.00000082</text:p>
              </table:table-cell>
              <table:table-cell office:value-type="float" office:value="1.69272">
                <text:p>1.69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855">
                <text:p>0.000000855</text:p>
              </table:table-cell>
              <table:table-cell office:value-type="float" office:value="0.261976">
                <text:p>0.261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885">
                <text:p>0.000000885</text:p>
              </table:table-cell>
              <table:table-cell office:value-type="float" office:value="1.25348">
                <text:p>1.253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92">
                <text:p>0.00000092</text:p>
              </table:table-cell>
              <table:table-cell office:value-type="float" office:value="0.471947">
                <text:p>0.471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094">
                <text:p>0.00000094</text:p>
              </table:table-cell>
              <table:table-cell office:value-type="float" office:value="0.460049">
                <text:p>0.460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961">
                <text:p>0.000000961</text:p>
              </table:table-cell>
              <table:table-cell office:value-type="float" office:value="0.491363">
                <text:p>0.491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979">
                <text:p>0.000000979</text:p>
              </table:table-cell>
              <table:table-cell office:value-type="float" office:value="0.304903">
                <text:p>0.3049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991">
                <text:p>0.000000991</text:p>
              </table:table-cell>
              <table:table-cell office:value-type="float" office:value="0.214737">
                <text:p>0.214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08">
                <text:p>0.000001008</text:p>
              </table:table-cell>
              <table:table-cell office:value-type="float" office:value="0.50314">
                <text:p>0.503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275">
                <text:p>0.0000010275</text:p>
              </table:table-cell>
              <table:table-cell office:value-type="float" office:value="0.306557">
                <text:p>0.306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4">
                <text:p>0.00000104</text:p>
              </table:table-cell>
              <table:table-cell office:value-type="float" office:value="0.201144">
                <text:p>0.2011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58">
                <text:p>0.000001058</text:p>
              </table:table-cell>
              <table:table-cell office:value-type="float" office:value="0.512568">
                <text:p>0.5125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84">
                <text:p>0.000001084</text:p>
              </table:table-cell>
              <table:table-cell office:value-type="float" office:value="0.496781">
                <text:p>0.496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1035">
                <text:p>0.0000011035</text:p>
              </table:table-cell>
              <table:table-cell office:value-type="float" office:value="0.242492">
                <text:p>0.242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11767">
                <text:p>0.00000111767</text:p>
              </table:table-cell>
              <table:table-cell office:value-type="float" office:value="0.280852">
                <text:p>0.280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13768">
                <text:p>0.00000113768</text:p>
              </table:table-cell>
              <table:table-cell office:value-type="float" office:value="0.443991">
                <text:p>0.443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16">
                <text:p>0.00000116</text:p>
              </table:table-cell>
              <table:table-cell office:value-type="float" office:value="0.350135">
                <text:p>0.350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2025">
                <text:p>0.0000012025</text:p>
              </table:table-cell>
              <table:table-cell office:value-type="float" office:value="1.09845">
                <text:p>1.09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2675">
                <text:p>0.0000012675</text:p>
              </table:table-cell>
              <table:table-cell office:value-type="float" office:value="1.0313">
                <text:p>1.0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31875">
                <text:p>0.00000131875</text:p>
              </table:table-cell>
              <table:table-cell office:value-type="float" office:value="0.570601">
                <text:p>0.570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35375">
                <text:p>0.00000135375</text:p>
              </table:table-cell>
              <table:table-cell office:value-type="float" office:value="0.480089">
                <text:p>0.480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40749">
                <text:p>0.00000140749</text:p>
              </table:table-cell>
              <table:table-cell office:value-type="float" office:value="1.05811">
                <text:p>1.05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45999">
                <text:p>0.00000145999</text:p>
              </table:table-cell>
              <table:table-cell office:value-type="float" office:value="0.407922">
                <text:p>0.407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4875">
                <text:p>0.0000014875</text:p>
              </table:table-cell>
              <table:table-cell office:value-type="float" office:value="0.33129">
                <text:p>0.33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545">
                <text:p>0.000001545</text:p>
              </table:table-cell>
              <table:table-cell office:value-type="float" office:value="1.14742">
                <text:p>1.14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63">
                <text:p>0.00000163</text:p>
              </table:table-cell>
              <table:table-cell office:value-type="float" office:value="0.95935">
                <text:p>0.95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7125">
                <text:p>0.0000017125</text:p>
              </table:table-cell>
              <table:table-cell office:value-type="float" office:value="0.965948">
                <text:p>0.965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7975">
                <text:p>0.0000017975</text:p>
              </table:table-cell>
              <table:table-cell office:value-type="float" office:value="0.920051">
                <text:p>0.920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885">
                <text:p>0.000001885</text:p>
              </table:table-cell>
              <table:table-cell office:value-type="float" office:value="0.921811">
                <text:p>0.921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975">
                <text:p>0.000001975</text:p>
              </table:table-cell>
              <table:table-cell office:value-type="float" office:value="0.874883">
                <text:p>0.874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206">
                <text:p>0.00000206</text:p>
              </table:table-cell>
              <table:table-cell office:value-type="float" office:value="0.744328">
                <text:p>0.744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2115">
                <text:p>0.000002115</text:p>
              </table:table-cell>
              <table:table-cell office:value-type="float" office:value="0.271949">
                <text:p>0.271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2245">
                <text:p>0.000002245</text:p>
              </table:table-cell>
              <table:table-cell office:value-type="float" office:value="1.95328">
                <text:p>1.95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2455">
                <text:p>0.000002455</text:p>
              </table:table-cell>
              <table:table-cell office:value-type="float" office:value="1.46513">
                <text:p>1.46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2575">
                <text:p>0.000002575</text:p>
              </table:table-cell>
              <table:table-cell office:value-type="float" office:value="0.368755">
                <text:p>0.3687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266">
                <text:p>0.00000266</text:p>
              </table:table-cell>
              <table:table-cell office:value-type="float" office:value="0.849993">
                <text:p>0.849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274396">
                <text:p>0.00000274396</text:p>
              </table:table-cell>
              <table:table-cell office:value-type="float" office:value="0.327685">
                <text:p>0.327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303396">
                <text:p>0.00000303396</text:p>
              </table:table-cell>
              <table:table-cell office:value-type="float" office:value="3.29736">
                <text:p>3.29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334038">
                <text:p>0.00000334038</text:p>
              </table:table-cell>
              <table:table-cell office:value-type="float" office:value="0.452014">
                <text:p>0.452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369038">
                <text:p>0.00000369038</text:p>
              </table:table-cell>
              <table:table-cell office:value-type="float" office:value="3.12899">
                <text:p>3.12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06463">
                <text:p>0.00000406463</text:p>
              </table:table-cell>
              <table:table-cell office:value-type="float" office:value="0.593221">
                <text:p>0.593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458636">
                <text:p>0.00000458636</text:p>
              </table:table-cell>
              <table:table-cell office:value-type="float" office:value="3.69318">
                <text:p>3.69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519496">
                <text:p>0.00000519496</text:p>
              </table:table-cell>
              <table:table-cell office:value-type="float" office:value="1.08012">
                <text:p>1.08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575327">
                <text:p>0.00000575327</text:p>
              </table:table-cell>
              <table:table-cell office:value-type="float" office:value="2.6511">
                <text:p>2.6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684205">
                <text:p>0.00000684205</text:p>
              </table:table-cell>
              <table:table-cell office:value-type="float" office:value="3.65101">
                <text:p>3.65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791964">
                <text:p>0.00000791964</text:p>
              </table:table-cell>
              <table:table-cell office:value-type="float" office:value="2.05296">
                <text:p>2.052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875255">
                <text:p>0.00000875255</text:p>
              </table:table-cell>
              <table:table-cell office:value-type="float" office:value="2.04137">
                <text:p>2.04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954768">
                <text:p>0.00000954768</text:p>
              </table:table-cell>
              <table:table-cell office:value-type="float" office:value="1.53562">
                <text:p>1.535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10565">
                <text:p>0.000010565</text:p>
              </table:table-cell>
              <table:table-cell office:value-type="float" office:value="2.56522">
                <text:p>2.56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124671">
                <text:p>0.0000124671</text:p>
              </table:table-cell>
              <table:table-cell office:value-type="float" office:value="4.10253">
                <text:p>4.10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4819">
                <text:p>0.000014819</text:p>
              </table:table-cell>
              <table:table-cell office:value-type="float" office:value="3.08107">
                <text:p>3.08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176916">
                <text:p>0.0000176916</text:p>
              </table:table-cell>
              <table:table-cell office:value-type="float" office:value="4.14302">
                <text:p>4.14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210291">
                <text:p>0.0000210291</text:p>
              </table:table-cell>
              <table:table-cell office:value-type="float" office:value="3.01001">
                <text:p>3.01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37919">
                <text:p>0.0000237919</text:p>
              </table:table-cell>
              <table:table-cell office:value-type="float" office:value="2.20314">
                <text:p>2.20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62941">
                <text:p>0.0000262941</text:p>
              </table:table-cell>
              <table:table-cell office:value-type="float" office:value="2.2037">
                <text:p>2.2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90595">
                <text:p>0.0000290595</text:p>
              </table:table-cell>
              <table:table-cell office:value-type="float" office:value="2.2006">
                <text:p>2.2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321157">
                <text:p>0.0000321157</text:p>
              </table:table-cell>
              <table:table-cell office:value-type="float" office:value="2.19306">
                <text:p>2.193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354933">
                <text:p>0.0000354933</text:p>
              </table:table-cell>
              <table:table-cell office:value-type="float" office:value="2.09533">
                <text:p>2.09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7178">
                <text:p>0.0000387178</text:p>
              </table:table-cell>
              <table:table-cell office:value-type="float" office:value="1.68269">
                <text:p>1.682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28432">
                <text:p>0.0000428432</text:p>
              </table:table-cell>
              <table:table-cell office:value-type="float" office:value="2.82431">
                <text:p>2.824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68845">
                <text:p>0.0000468845</text:p>
              </table:table-cell>
              <table:table-cell office:value-type="float" office:value="1.31847">
                <text:p>1.31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99148">
                <text:p>0.0000499148</text:p>
              </table:table-cell>
              <table:table-cell office:value-type="float" office:value="1.50685">
                <text:p>1.50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35865">
                <text:p>0.0000535865</text:p>
              </table:table-cell>
              <table:table-cell office:value-type="float" office:value="1.69911">
                <text:p>1.699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617496">
                <text:p>0.0000617496</text:p>
              </table:table-cell>
              <table:table-cell office:value-type="float" office:value="4.52041">
                <text:p>4.520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717888">
                <text:p>0.0000717888</text:p>
              </table:table-cell>
              <table:table-cell office:value-type="float" office:value="2.50084">
                <text:p>2.500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836673">
                <text:p>0.0000836673</text:p>
              </table:table-cell>
              <table:table-cell office:value-type="float" office:value="4.4231">
                <text:p>4.4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114201">
                <text:p>0.000114201</text:p>
              </table:table-cell>
              <table:table-cell office:value-type="float" office:value="9.31067">
                <text:p>9.310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142684">
                <text:p>0.000142684</text:p>
              </table:table-cell>
              <table:table-cell office:value-type="float" office:value="1.95976">
                <text:p>1.95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17631">
                <text:p>0.00017631</text:p>
              </table:table-cell>
              <table:table-cell office:value-type="float" office:value="7.46408">
                <text:p>7.46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5416">
                <text:p>0.00025416</text:p>
              </table:table-cell>
              <table:table-cell office:value-type="float" office:value="9.50876">
                <text:p>9.508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338014">
                <text:p>0.000338014</text:p>
              </table:table-cell>
              <table:table-cell office:value-type="float" office:value="4.78019">
                <text:p>4.78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12851">
                <text:p>0.000412851</text:p>
              </table:table-cell>
              <table:table-cell office:value-type="float" office:value="4.79621">
                <text:p>4.796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65643">
                <text:p>0.000565643</text:p>
              </table:table-cell>
              <table:table-cell office:value-type="float" office:value="9.62294">
                <text:p>9.62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12903">
                <text:p>0.000712903</text:p>
              </table:table-cell>
              <table:table-cell office:value-type="float" office:value="2.41433">
                <text:p>2.41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83138">
                <text:p>0.00083138</text:p>
              </table:table-cell>
              <table:table-cell office:value-type="float" office:value="4.84031">
                <text:p>4.84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962316">
                <text:p>0.000962316</text:p>
              </table:table-cell>
              <table:table-cell office:value-type="float" office:value="2.42166">
                <text:p>2.42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12225">
                <text:p>0.00112225</text:p>
              </table:table-cell>
              <table:table-cell office:value-type="float" office:value="4.85339">
                <text:p>4.85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33396">
                <text:p>0.00133396</text:p>
              </table:table-cell>
              <table:table-cell office:value-type="float" office:value="3.64581">
                <text:p>3.645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7058">
                <text:p>0.00147058</text:p>
              </table:table-cell>
              <table:table-cell office:value-type="float" office:value="1.2173">
                <text:p>1.2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771">
                <text:p>0.001771</text:p>
              </table:table-cell>
              <table:table-cell office:value-type="float" office:value="7.31585">
                <text:p>7.315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4168">
                <text:p>0.00214168</text:p>
              </table:table-cell>
              <table:table-cell office:value-type="float" office:value="2.43962">
                <text:p>2.43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0165">
                <text:p>0.00280165</text:p>
              </table:table-cell>
              <table:table-cell office:value-type="float" office:value="9.79869">
                <text:p>9.79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4063">
                <text:p>0.00344063</text:p>
              </table:table-cell>
              <table:table-cell office:value-type="float" office:value="1.22712">
                <text:p>1.227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426556">
                <text:p>0.00426556</text:p>
              </table:table-cell>
              <table:table-cell office:value-type="float" office:value="8.60534">
                <text:p>8.605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26768">
                <text:p>0.00526768</text:p>
              </table:table-cell>
              <table:table-cell office:value-type="float" office:value="2.46715">
                <text:p>2.467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49836">
                <text:p>0.00649836</text:p>
              </table:table-cell>
              <table:table-cell office:value-type="float" office:value="7.41146">
                <text:p>7.41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829234">
                <text:p>0.00829234</text:p>
              </table:table-cell>
              <table:table-cell office:value-type="float" office:value="4.95459">
                <text:p>4.95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01283">
                <text:p>0.0101283</text:p>
              </table:table-cell>
              <table:table-cell office:value-type="float" office:value="4.96938">
                <text:p>4.96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30861">
                <text:p>0.0130861</text:p>
              </table:table-cell>
              <table:table-cell office:value-type="float" office:value="7.47912">
                <text:p>7.479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5825">
                <text:p>0.015825</text:p>
              </table:table-cell>
              <table:table-cell office:value-type="float" office:value="2.50164">
                <text:p>2.50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07015">
                <text:p>0.0207015</text:p>
              </table:table-cell>
              <table:table-cell office:value-type="float" office:value="10.0484">
                <text:p>10.0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6091">
                <text:p>0.026091</text:p>
              </table:table-cell>
              <table:table-cell office:value-type="float" office:value="2.52613">
                <text:p>2.52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83387">
                <text:p>0.0283387</text:p>
              </table:table-cell>
              <table:table-cell office:value-type="float" office:value="1.68665">
                <text:p>1.686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1308">
                <text:p>0.0331308</text:p>
              </table:table-cell>
              <table:table-cell office:value-type="float" office:value="5.9307">
                <text:p>5.9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9232">
                <text:p>0.0389232</text:p>
              </table:table-cell>
              <table:table-cell office:value-type="float" office:value="2.55431">
                <text:p>2.554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80167">
                <text:p>0.0480167</text:p>
              </table:table-cell>
              <table:table-cell office:value-type="float" office:value="7.71646">
                <text:p>7.71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12725">
                <text:p>0.0612725</text:p>
              </table:table-cell>
              <table:table-cell office:value-type="float" office:value="5.19587">
                <text:p>5.19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48385">
                <text:p>0.0748385</text:p>
              </table:table-cell>
              <table:table-cell office:value-type="float" office:value="5.25139">
                <text:p>5.251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66937">
                <text:p>0.0966937</text:p>
              </table:table-cell>
              <table:table-cell office:value-type="float" office:value="7.9962">
                <text:p>7.99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6931">
                <text:p>0.116931</text:p>
              </table:table-cell>
              <table:table-cell office:value-type="float" office:value="2.70357">
                <text:p>2.70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2965">
                <text:p>0.152965</text:p>
              </table:table-cell>
              <table:table-cell office:value-type="float" office:value="10.9991">
                <text:p>10.9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196">
                <text:p>0.215196</text:p>
              </table:table-cell>
              <table:table-cell office:value-type="float" office:value="8.61204">
                <text:p>8.612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60236">
                <text:p>0.260236</text:p>
              </table:table-cell>
              <table:table-cell office:value-type="float" office:value="2.93201">
                <text:p>2.932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7606">
                <text:p>0.287606</text:p>
              </table:table-cell>
              <table:table-cell office:value-type="float" office:value="2.9766">
                <text:p>2.97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4798">
                <text:p>0.354798</text:p>
              </table:table-cell>
              <table:table-cell office:value-type="float" office:value="9.19348">
                <text:p>9.193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29057">
                <text:p>0.429057</text:p>
              </table:table-cell>
              <table:table-cell office:value-type="float" office:value="3.15327">
                <text:p>3.15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4182">
                <text:p>0.474182</text:p>
              </table:table-cell>
              <table:table-cell office:value-type="float" office:value="3.21035">
                <text:p>3.21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24052">
                <text:p>0.524052</text:p>
              </table:table-cell>
              <table:table-cell office:value-type="float" office:value="3.26476">
                <text:p>3.26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79167">
                <text:p>0.579167</text:p>
              </table:table-cell>
              <table:table-cell office:value-type="float" office:value="3.31014">
                <text:p>3.310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14476">
                <text:p>0.714476</text:p>
              </table:table-cell>
              <table:table-cell office:value-type="float" office:value="10.2379">
                <text:p>10.23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4015">
                <text:p>0.864015</text:p>
              </table:table-cell>
              <table:table-cell office:value-type="float" office:value="3.5084">
                <text:p>3.5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4885">
                <text:p>0.954885</text:p>
              </table:table-cell>
              <table:table-cell office:value-type="float" office:value="3.54097">
                <text:p>3.540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5531">
                <text:p>1.05531</text:p>
              </table:table-cell>
              <table:table-cell office:value-type="float" office:value="3.56688">
                <text:p>3.56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663">
                <text:p>1.1663</text:p>
              </table:table-cell>
              <table:table-cell office:value-type="float" office:value="3.58485">
                <text:p>3.58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8896">
                <text:p>1.28896</text:p>
              </table:table-cell>
              <table:table-cell office:value-type="float" office:value="3.57439">
                <text:p>3.574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0317">
                <text:p>1.50317</text:p>
              </table:table-cell>
              <table:table-cell office:value-type="float" office:value="7.05927">
                <text:p>7.059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598">
                <text:p>1.83598</text:p>
              </table:table-cell>
              <table:table-cell office:value-type="float" office:value="6.49062">
                <text:p>6.490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2514">
                <text:p>2.12514</text:p>
              </table:table-cell>
              <table:table-cell office:value-type="float" office:value="2.73139">
                <text:p>2.731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4863">
                <text:p>2.34863</text:p>
              </table:table-cell>
              <table:table-cell office:value-type="float" office:value="2.5045">
                <text:p>2.50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3895">
                <text:p>2.73895</text:p>
              </table:table-cell>
              <table:table-cell office:value-type="float" office:value="3.62277">
                <text:p>3.62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4537">
                <text:p>3.34537</text:p>
              </table:table-cell>
              <table:table-cell office:value-type="float" office:value="2.27264">
                <text:p>2.27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8604">
                <text:p>4.08604</text:p>
              </table:table-cell>
              <table:table-cell office:value-type="float" office:value="1.85117">
                <text:p>1.85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9071">
                <text:p>4.99071</text:p>
              </table:table-cell>
              <table:table-cell office:value-type="float" office:value="1.46129">
                <text:p>1.461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7672">
                <text:p>5.77672</text:p>
              </table:table-cell>
              <table:table-cell office:value-type="float" office:value="0.464748">
                <text:p>0.4647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38425">
                <text:p>6.38425</text:p>
              </table:table-cell>
              <table:table-cell office:value-type="float" office:value="0.29657">
                <text:p>0.296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44525">
                <text:p>7.44525</text:p>
              </table:table-cell>
              <table:table-cell office:value-type="float" office:value="0.338218">
                <text:p>0.3382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09366">
                <text:p>9.09366</text:p>
              </table:table-cell>
              <table:table-cell office:value-type="float" office:value="0.102005">
                <text:p>0.102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8091">
                <text:p>10.8091</text:p>
              </table:table-cell>
              <table:table-cell office:value-type="float" office:value="0.0262889">
                <text:p>0.02628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7293">
                <text:p>12.7293</text:p>
              </table:table-cell>
              <table:table-cell office:value-type="float" office:value="0.00691488">
                <text:p>0.006914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3792">
                <text:p>14.3792</text:p>
              </table:table-cell>
              <table:table-cell office:value-type="float" office:value="0.00114934">
                <text:p>0.001149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1254">
                <text:p>16.1254</text:p>
              </table:table-cell>
              <table:table-cell office:value-type="float" office:value="0.000533039">
                <text:p>0.0005330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4864">
                <text:p>18.4864</text:p>
              </table:table-cell>
              <table:table-cell office:value-type="float" office:value="0.000115012">
                <text:p>0.0001150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3.74cm" xlink:href=".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table:cell-range-address="slab_water_two_materials_4g_2.B4:slab_water_two_materials_4g_2.B53 slab_water_two_materials_4g_2.E4:slab_water_two_materials_4g_2.E4 slab_water_two_materials_4g_2.D4:slab_water_two_materials_4g_2.D53 slab_water_two_materials_4g_2.J4:slab_water_two_materials_4g_2.J4 slab_water_two_materials_4g_2.I4:slab_water_two_materials_4g_2.I53" chart:data-source-has-labels="row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lab_water_two_materials_4g_2.D4:slab_water_two_materials_4g_2.D53" chart:label-cell-address="slab_water_two_materials_4g_2.E4:slab_water_two_materials_4g_2.E4" chart:class="chart:scatter">
            <chart:domain table:cell-range-address="slab_water_two_materials_4g_2.B4:slab_water_two_materials_4g_2.B53"/>
            <chart:data-point chart:repeated="50"/>
          </chart:series>
          <chart:series chart:style-name="ch8" chart:values-cell-range-address="slab_water_two_materials_4g_2.I4:slab_water_two_materials_4g_2.I53" chart:label-cell-address="slab_water_two_materials_4g_2.J4:slab_water_two_materials_4g_2.J4" chart:class="chart:scatter">
            <chart:domain table:cell-range-address="slab_water_two_materials_4g_2.G4:slab_water_two_materials_4g_2.G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slab_water_two_materials_4g_2.E4:slab_water_two_materials_4g_2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slab_water_two_materials_4g_2.J4:slab_water_two_materials_4g_2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lab_water_two_materials_4g_2.B4:slab_water_two_materials_4g_2.B53</svg:desc>
                </draw:g>
              </table:table-cell>
              <table:table-cell office:value-type="float" office:value="0.052485611243834">
                <text:p>0.052485611243834</text:p>
                <draw:g>
                  <svg:desc>slab_water_two_materials_4g_2.D4:slab_water_two_materials_4g_2.D53</svg:desc>
                </draw:g>
              </table:table-cell>
              <table:table-cell office:value-type="float" office:value="2">
                <text:p>2</text:p>
                <draw:g>
                  <svg:desc>slab_water_two_materials_4g_2.G4:slab_water_two_materials_4g_2.G52</svg:desc>
                </draw:g>
              </table:table-cell>
              <table:table-cell office:value-type="float" office:value="0.0519412314881317">
                <text:p>0.0519412314881317</text:p>
                <draw:g>
                  <svg:desc>slab_water_two_materials_4g_2.I4:slab_water_two_materials_4g_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521028474993788">
                <text:p>0.0521028474993788</text:p>
              </table:table-cell>
              <table:table-cell office:value-type="float" office:value="6">
                <text:p>6</text:p>
              </table:table-cell>
              <table:table-cell office:value-type="float" office:value="0.0518011935169825">
                <text:p>0.051801193516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19777703772911">
                <text:p>0.0519777703772911</text:p>
              </table:table-cell>
              <table:table-cell office:value-type="float" office:value="10">
                <text:p>10</text:p>
              </table:table-cell>
              <table:table-cell office:value-type="float" office:value="0.0515214789271307">
                <text:p>0.0515214789271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515404960011811">
                <text:p>0.0515404960011811</text:p>
              </table:table-cell>
              <table:table-cell office:value-type="float" office:value="14">
                <text:p>14</text:p>
              </table:table-cell>
              <table:table-cell office:value-type="float" office:value="0.0511027270344429">
                <text:p>0.0511027270344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507737791893981">
                <text:p>0.0507737791893981</text:p>
              </table:table-cell>
              <table:table-cell office:value-type="float" office:value="18">
                <text:p>18</text:p>
              </table:table-cell>
              <table:table-cell office:value-type="float" office:value="0.0505459663035741">
                <text:p>0.0505459663035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502306550776387">
                <text:p>0.0502306550776387</text:p>
              </table:table-cell>
              <table:table-cell office:value-type="float" office:value="22">
                <text:p>22</text:p>
              </table:table-cell>
              <table:table-cell office:value-type="float" office:value="0.049852544857113">
                <text:p>0.049852544857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498114187650945">
                <text:p>0.0498114187650945</text:p>
              </table:table-cell>
              <table:table-cell office:value-type="float" office:value="26">
                <text:p>26</text:p>
              </table:table-cell>
              <table:table-cell office:value-type="float" office:value="0.0490241443737522">
                <text:p>0.0490241443737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486199154673624">
                <text:p>0.0486199154673624</text:p>
              </table:table-cell>
              <table:table-cell office:value-type="float" office:value="30">
                <text:p>30</text:p>
              </table:table-cell>
              <table:table-cell office:value-type="float" office:value="0.0480627800882891">
                <text:p>0.0480627800882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476652856417298">
                <text:p>0.0476652856417298</text:p>
              </table:table-cell>
              <table:table-cell office:value-type="float" office:value="34">
                <text:p>34</text:p>
              </table:table-cell>
              <table:table-cell office:value-type="float" office:value="0.0469708146897962">
                <text:p>0.0469708146897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461812089173712">
                <text:p>0.0461812089173712</text:p>
              </table:table-cell>
              <table:table-cell office:value-type="float" office:value="38">
                <text:p>38</text:p>
              </table:table-cell>
              <table:table-cell office:value-type="float" office:value="0.0457509583216214">
                <text:p>0.0457509583216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451439211521022">
                <text:p>0.0451439211521022</text:p>
              </table:table-cell>
              <table:table-cell office:value-type="float" office:value="42">
                <text:p>42</text:p>
              </table:table-cell>
              <table:table-cell office:value-type="float" office:value="0.0444062407850462">
                <text:p>0.0444062407850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433420970003164">
                <text:p>0.0433420970003164</text:p>
              </table:table-cell>
              <table:table-cell office:value-type="float" office:value="46">
                <text:p>46</text:p>
              </table:table-cell>
              <table:table-cell office:value-type="float" office:value="0.0429400532337981">
                <text:p>0.0429400532337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417912199746209">
                <text:p>0.0417912199746209</text:p>
              </table:table-cell>
              <table:table-cell office:value-type="float" office:value="50">
                <text:p>50</text:p>
              </table:table-cell>
              <table:table-cell office:value-type="float" office:value="0.0413561342758803">
                <text:p>0.0413561342758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399043592374538">
                <text:p>0.0399043592374538</text:p>
              </table:table-cell>
              <table:table-cell office:value-type="float" office:value="54">
                <text:p>54</text:p>
              </table:table-cell>
              <table:table-cell office:value-type="float" office:value="0.0396585282790582">
                <text:p>0.0396585282790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380977777941781">
                <text:p>0.0380977777941781</text:p>
              </table:table-cell>
              <table:table-cell office:value-type="float" office:value="58">
                <text:p>58</text:p>
              </table:table-cell>
              <table:table-cell office:value-type="float" office:value="0.0378516409635436">
                <text:p>0.0378516409635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361887163633916">
                <text:p>0.0361887163633916</text:p>
              </table:table-cell>
              <table:table-cell office:value-type="float" office:value="62">
                <text:p>62</text:p>
              </table:table-cell>
              <table:table-cell office:value-type="float" office:value="0.0359402116056527">
                <text:p>0.0359402116056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340368348461434">
                <text:p>0.0340368348461434</text:p>
              </table:table-cell>
              <table:table-cell office:value-type="float" office:value="66">
                <text:p>66</text:p>
              </table:table-cell>
              <table:table-cell office:value-type="float" office:value="0.033929201852438">
                <text:p>0.033929201852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319166686054942">
                <text:p>0.0319166686054942</text:p>
              </table:table-cell>
              <table:table-cell office:value-type="float" office:value="70">
                <text:p>70</text:p>
              </table:table-cell>
              <table:table-cell office:value-type="float" office:value="0.0318237401290039">
                <text:p>0.0318237401290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98129546645808">
                <text:p>0.0298129546645808</text:p>
              </table:table-cell>
              <table:table-cell office:value-type="float" office:value="74">
                <text:p>74</text:p>
              </table:table-cell>
              <table:table-cell office:value-type="float" office:value="0.0296287046933769">
                <text:p>0.0296287046933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71014967358374">
                <text:p>0.0271014967358374</text:p>
              </table:table-cell>
              <table:table-cell office:value-type="float" office:value="78">
                <text:p>78</text:p>
              </table:table-cell>
              <table:table-cell office:value-type="float" office:value="0.0273480287279543">
                <text:p>0.0273480287279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46889552890403">
                <text:p>0.0246889552890403</text:p>
              </table:table-cell>
              <table:table-cell office:value-type="float" office:value="82">
                <text:p>82</text:p>
              </table:table-cell>
              <table:table-cell office:value-type="float" office:value="0.0249826712065361">
                <text:p>0.0249826712065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222924697010216">
                <text:p>0.0222924697010216</text:p>
              </table:table-cell>
              <table:table-cell office:value-type="float" office:value="86">
                <text:p>86</text:p>
              </table:table-cell>
              <table:table-cell office:value-type="float" office:value="0.022525947108864">
                <text:p>0.022525947108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195755607091127">
                <text:p>0.0195755607091127</text:p>
              </table:table-cell>
              <table:table-cell office:value-type="float" office:value="90">
                <text:p>90</text:p>
              </table:table-cell>
              <table:table-cell office:value-type="float" office:value="0.0199508522886555">
                <text:p>0.0199508522886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166411840299734">
                <text:p>0.0166411840299734</text:p>
              </table:table-cell>
              <table:table-cell office:value-type="float" office:value="94">
                <text:p>94</text:p>
              </table:table-cell>
              <table:table-cell office:value-type="float" office:value="0.0171705231770656">
                <text:p>0.0171705231770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133869786083801">
                <text:p>0.0133869786083801</text:p>
              </table:table-cell>
              <table:table-cell office:value-type="float" office:value="98">
                <text:p>98</text:p>
              </table:table-cell>
              <table:table-cell office:value-type="float" office:value="0.01382252327036">
                <text:p>0.01382252327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866501000782887">
                <text:p>0.00866501000782887</text:p>
              </table:table-cell>
              <table:table-cell office:value-type="float" office:value="102">
                <text:p>102</text:p>
              </table:table-cell>
              <table:table-cell office:value-type="float" office:value="0.00929491331910552">
                <text:p>0.00929491331910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604800413720709">
                <text:p>0.00604800413720709</text:p>
              </table:table-cell>
              <table:table-cell office:value-type="float" office:value="106">
                <text:p>106</text:p>
              </table:table-cell>
              <table:table-cell office:value-type="float" office:value="0.00668948574065634">
                <text:p>0.00668948574065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48545192531355">
                <text:p>0.00448545192531355</text:p>
              </table:table-cell>
              <table:table-cell office:value-type="float" office:value="110">
                <text:p>110</text:p>
              </table:table-cell>
              <table:table-cell office:value-type="float" office:value="0.00505483845853308">
                <text:p>0.00505483845853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338974858495861">
                <text:p>0.00338974858495861</text:p>
              </table:table-cell>
              <table:table-cell office:value-type="float" office:value="114">
                <text:p>114</text:p>
              </table:table-cell>
              <table:table-cell office:value-type="float" office:value="0.00390050918706077">
                <text:p>0.00390050918706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56604338553662">
                <text:p>0.00256604338553662</text:p>
              </table:table-cell>
              <table:table-cell office:value-type="float" office:value="118">
                <text:p>118</text:p>
              </table:table-cell>
              <table:table-cell office:value-type="float" office:value="0.00304883065706668">
                <text:p>0.00304883065706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01758714289898">
                <text:p>0.00201758714289898</text:p>
              </table:table-cell>
              <table:table-cell office:value-type="float" office:value="122">
                <text:p>122</text:p>
              </table:table-cell>
              <table:table-cell office:value-type="float" office:value="0.0024046851759399">
                <text:p>0.0024046851759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155805260702604">
                <text:p>0.00155805260702604</text:p>
              </table:table-cell>
              <table:table-cell office:value-type="float" office:value="126">
                <text:p>126</text:p>
              </table:table-cell>
              <table:table-cell office:value-type="float" office:value="0.00190950168157108">
                <text:p>0.00190950168157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125864850270191">
                <text:p>0.00125864850270191</text:p>
              </table:table-cell>
              <table:table-cell office:value-type="float" office:value="130">
                <text:p>130</text:p>
              </table:table-cell>
              <table:table-cell office:value-type="float" office:value="0.00152436807475189">
                <text:p>0.00152436807475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959910419186357">
                <text:p>0.000959910419186357</text:p>
              </table:table-cell>
              <table:table-cell office:value-type="float" office:value="134">
                <text:p>134</text:p>
              </table:table-cell>
              <table:table-cell office:value-type="float" office:value="0.00122217500004521">
                <text:p>0.001222175000045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731457353023962">
                <text:p>0.000731457353023962</text:p>
              </table:table-cell>
              <table:table-cell office:value-type="float" office:value="138">
                <text:p>138</text:p>
              </table:table-cell>
              <table:table-cell office:value-type="float" office:value="0.000983410676181105">
                <text:p>0.000983410676181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593202533509379">
                <text:p>0.000593202533509379</text:p>
              </table:table-cell>
              <table:table-cell office:value-type="float" office:value="142">
                <text:p>142</text:p>
              </table:table-cell>
              <table:table-cell office:value-type="float" office:value="0.000793699529970002">
                <text:p>0.00079369952997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497230124315746">
                <text:p>0.000497230124315746</text:p>
              </table:table-cell>
              <table:table-cell office:value-type="float" office:value="146">
                <text:p>146</text:p>
              </table:table-cell>
              <table:table-cell office:value-type="float" office:value="0.000642260611173704">
                <text:p>0.000642260611173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397097067273269">
                <text:p>0.000397097067273269</text:p>
              </table:table-cell>
              <table:table-cell office:value-type="float" office:value="150">
                <text:p>150</text:p>
              </table:table-cell>
              <table:table-cell office:value-type="float" office:value="0.000520896361582319">
                <text:p>0.000520896361582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291588270847246">
                <text:p>0.000291588270847246</text:p>
              </table:table-cell>
              <table:table-cell office:value-type="float" office:value="154">
                <text:p>154</text:p>
              </table:table-cell>
              <table:table-cell office:value-type="float" office:value="0.000423305072494136">
                <text:p>0.000423305072494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249091782409253">
                <text:p>0.000249091782409253</text:p>
              </table:table-cell>
              <table:table-cell office:value-type="float" office:value="158">
                <text:p>158</text:p>
              </table:table-cell>
              <table:table-cell office:value-type="float" office:value="0.000344598479199691">
                <text:p>0.0003445984791996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182853634350138">
                <text:p>0.000182853634350138</text:p>
              </table:table-cell>
              <table:table-cell office:value-type="float" office:value="162">
                <text:p>162</text:p>
              </table:table-cell>
              <table:table-cell office:value-type="float" office:value="0.000280956113468617">
                <text:p>0.0002809561134686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161687255188863">
                <text:p>0.000161687255188863</text:p>
              </table:table-cell>
              <table:table-cell office:value-type="float" office:value="166">
                <text:p>166</text:p>
              </table:table-cell>
              <table:table-cell office:value-type="float" office:value="0.000229373329709138">
                <text:p>0.000229373329709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148923045680602">
                <text:p>0.000148923045680602</text:p>
              </table:table-cell>
              <table:table-cell office:value-type="float" office:value="170">
                <text:p>170</text:p>
              </table:table-cell>
              <table:table-cell office:value-type="float" office:value="0.000187473540677657">
                <text:p>0.000187473540677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112001111766335">
                <text:p>0.000112001111766335</text:p>
              </table:table-cell>
              <table:table-cell office:value-type="float" office:value="174">
                <text:p>174</text:p>
              </table:table-cell>
              <table:table-cell office:value-type="float" office:value="0.000153367706969787">
                <text:p>0.000153367706969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934944549888511">
                <text:p>0.0000934944549888511</text:p>
              </table:table-cell>
              <table:table-cell office:value-type="float" office:value="178">
                <text:p>178</text:p>
              </table:table-cell>
              <table:table-cell office:value-type="float" office:value="0.000125546987547434">
                <text:p>0.000125546987547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885884981399294">
                <text:p>0.0000885884981399294</text:p>
              </table:table-cell>
              <table:table-cell office:value-type="float" office:value="182">
                <text:p>182</text:p>
              </table:table-cell>
              <table:table-cell office:value-type="float" office:value="0.000102799851046864">
                <text:p>0.000102799851046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684598031848807">
                <text:p>0.0000684598031848807</text:p>
              </table:table-cell>
              <table:table-cell office:value-type="float" office:value="186">
                <text:p>186</text:p>
              </table:table-cell>
              <table:table-cell office:value-type="float" office:value="0.0000841464903096737">
                <text:p>0.0000841464903096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555516856090511">
                <text:p>0.0000555516856090511</text:p>
              </table:table-cell>
              <table:table-cell office:value-type="float" office:value="190">
                <text:p>190</text:p>
              </table:table-cell>
              <table:table-cell office:value-type="float" office:value="0.000068784063589001">
                <text:p>0.000068784063589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386829246474313">
                <text:p>0.0000386829246474313</text:p>
              </table:table-cell>
              <table:table-cell office:value-type="float" office:value="194">
                <text:p>194</text:p>
              </table:table-cell>
              <table:table-cell office:value-type="float" office:value="0.0000560311157636284">
                <text:p>0.0000560311157636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314508504804451">
                <text:p>0.0000314508504804451</text:p>
              </table:table-cell>
              <table:table-cell office:value-type="float" office:value="NaN">
                <text:p>NaN</text:p>
              </table:table-cell>
              <table:table-cell office:value-type="float" office:value="0.0000452015775195618">
                <text:p>0.00004520157751956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583cm" svg:y="0.635cm" style:legend-expansion="custom" chartooo:width="3.693cm" chartooo:height="1.43cm" style:legend-expansion-aspect-ratio="2.58251748251748" chart:style-name="ch2"/>
        <chart:plot-area chart:style-name="ch3" table:cell-range-address="pin_water_1g.B4:pin_water_1g.B53 pin_water_1g.F3:pin_water_1g.F53 pin_water_1g.H3:pin_water_1g.I53" chart:data-source-has-labels="row" svg:x="1.694cm" svg:y="0.18cm" svg:width="13.538cm" svg:height="8.644cm">
          <chartooo:coordinate-region svg:x="2.606cm" svg:y="0.379cm" svg:width="12.34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n_water_1g.F4:pin_water_1g.F53" chart:label-cell-address="pin_water_1g.F3:pin_water_1g.F3" chart:class="chart:scatter">
            <chart:domain table:cell-range-address="pin_water_1g.B4:pin_water_1g.B53"/>
            <chart:data-point chart:repeated="50"/>
          </chart:series>
          <chart:series chart:style-name="ch8" chart:values-cell-range-address="pin_water_1g.H4:pin_water_1g.H53" chart:label-cell-address="pin_water_1g.H3:pin_water_1g.H3" chart:class="chart:scatter">
            <chart:data-point chart:repeated="50"/>
          </chart:series>
          <chart:series chart:style-name="ch9" chart:values-cell-range-address="pin_water_1g.I4:pin_water_1g.I53" chart:label-cell-address="pin_water_1g.I3:pin_water_1g.I3" chart:class="chart:scatte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CYL</text:p>
                <draw:g>
                  <svg:desc>pin_water_1g.F3:pin_water_1g.F3</svg:desc>
                </draw:g>
              </table:table-cell>
              <table:table-cell office:value-type="string">
                <text:p>Serpent_SLAB</text:p>
                <draw:g>
                  <svg:desc>pin_water_1g.H3:pin_water_1g.H3</svg:desc>
                </draw:g>
              </table:table-cell>
              <table:table-cell office:value-type="string">
                <text:p>Almost</text:p>
                <draw:g>
                  <svg:desc>pin_water_1g.I3:pin_water_1g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in_water_1g.B4:pin_water_1g.B53</svg:desc>
                </draw:g>
              </table:table-cell>
              <table:table-cell office:value-type="float" office:value="0.0309848307705955">
                <text:p>0.0309848307705955</text:p>
                <draw:g>
                  <svg:desc>pin_water_1g.F4:pin_water_1g.F53</svg:desc>
                </draw:g>
              </table:table-cell>
              <table:table-cell office:value-type="float" office:value="0.0298713414980487">
                <text:p>0.0298713414980487</text:p>
                <draw:g>
                  <svg:desc>pin_water_1g.H4:pin_water_1g.H53</svg:desc>
                </draw:g>
              </table:table-cell>
              <table:table-cell office:value-type="float" office:value="0.03229032">
                <text:p>0.03229032</text:p>
                <draw:g>
                  <svg:desc>pin_water_1g.I4:pin_water_1g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2274992686989">
                <text:p>0.0312274992686989</text:p>
              </table:table-cell>
              <table:table-cell office:value-type="float" office:value="0.0298298478816457">
                <text:p>0.0298298478816457</text:p>
              </table:table-cell>
              <table:table-cell office:value-type="float" office:value="0.03225312">
                <text:p>0.03225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2365527121441">
                <text:p>0.0312365527121441</text:p>
              </table:table-cell>
              <table:table-cell office:value-type="float" office:value="0.0297575967593776">
                <text:p>0.0297575967593776</text:p>
              </table:table-cell>
              <table:table-cell office:value-type="float" office:value="0.03217879">
                <text:p>0.0321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2669722821197">
                <text:p>0.0312669722821197</text:p>
              </table:table-cell>
              <table:table-cell office:value-type="float" office:value="0.0296394995434614">
                <text:p>0.0296394995434614</text:p>
              </table:table-cell>
              <table:table-cell office:value-type="float" office:value="0.03206748">
                <text:p>0.03206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2841821230529">
                <text:p>0.0312841821230529</text:p>
              </table:table-cell>
              <table:table-cell office:value-type="float" office:value="0.0295211121623956">
                <text:p>0.0295211121623956</text:p>
              </table:table-cell>
              <table:table-cell office:value-type="float" office:value="0.03191942">
                <text:p>0.03191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09917079536609">
                <text:p>0.0309917079536609</text:p>
              </table:table-cell>
              <table:table-cell office:value-type="float" office:value="0.0294970284549729">
                <text:p>0.0294970284549729</text:p>
              </table:table-cell>
              <table:table-cell office:value-type="float" office:value="0.03173489">
                <text:p>0.03173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0791083394348">
                <text:p>0.030791083394348</text:p>
              </table:table-cell>
              <table:table-cell office:value-type="float" office:value="0.0293284425030139">
                <text:p>0.0293284425030139</text:p>
              </table:table-cell>
              <table:table-cell office:value-type="float" office:value="0.03151426">
                <text:p>0.0315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5451150270084">
                <text:p>0.0305451150270084</text:p>
              </table:table-cell>
              <table:table-cell office:value-type="float" office:value="0.0291781369554842">
                <text:p>0.0291781369554842</text:p>
              </table:table-cell>
              <table:table-cell office:value-type="float" office:value="0.03125797">
                <text:p>0.03125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2635404495658">
                <text:p>0.0302635404495658</text:p>
              </table:table-cell>
              <table:table-cell office:value-type="float" office:value="0.0291523122571635">
                <text:p>0.0291523122571635</text:p>
              </table:table-cell>
              <table:table-cell office:value-type="float" office:value="0.0309665">
                <text:p>0.0309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299772892051148">
                <text:p>0.0299772892051148</text:p>
              </table:table-cell>
              <table:table-cell office:value-type="float" office:value="0.0288264277775678">
                <text:p>0.0288264277775678</text:p>
              </table:table-cell>
              <table:table-cell office:value-type="float" office:value="0.03064045">
                <text:p>0.03064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29568542930398">
                <text:p>0.029568542930398</text:p>
              </table:table-cell>
              <table:table-cell office:value-type="float" office:value="0.0285070429973248">
                <text:p>0.0285070429973248</text:p>
              </table:table-cell>
              <table:table-cell office:value-type="float" office:value="0.03028044">
                <text:p>0.03028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1671254911651">
                <text:p>0.0291671254911651</text:p>
              </table:table-cell>
              <table:table-cell office:value-type="float" office:value="0.0281495595329299">
                <text:p>0.0281495595329299</text:p>
              </table:table-cell>
              <table:table-cell office:value-type="float" office:value="0.02988717">
                <text:p>0.02988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87245435084297">
                <text:p>0.0287245435084297</text:p>
              </table:table-cell>
              <table:table-cell office:value-type="float" office:value="0.0278321188591896">
                <text:p>0.0278321188591896</text:p>
              </table:table-cell>
              <table:table-cell office:value-type="float" office:value="0.0294614">
                <text:p>0.0294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383751489734">
                <text:p>0.028383751489734</text:p>
              </table:table-cell>
              <table:table-cell office:value-type="float" office:value="0.0275328715403337">
                <text:p>0.0275328715403337</text:p>
              </table:table-cell>
              <table:table-cell office:value-type="float" office:value="0.02900395">
                <text:p>0.02900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000429754612">
                <text:p>0.028000429754612</text:p>
              </table:table-cell>
              <table:table-cell office:value-type="float" office:value="0.0271550474989469">
                <text:p>0.0271550474989469</text:p>
              </table:table-cell>
              <table:table-cell office:value-type="float" office:value="0.02851568">
                <text:p>0.02851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568258851206">
                <text:p>0.027568258851206</text:p>
              </table:table-cell>
              <table:table-cell office:value-type="float" office:value="0.026767531941561">
                <text:p>0.026767531941561</text:p>
              </table:table-cell>
              <table:table-cell office:value-type="float" office:value="0.02799753">
                <text:p>0.02799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1634585436266">
                <text:p>0.0271634585436266</text:p>
              </table:table-cell>
              <table:table-cell office:value-type="float" office:value="0.0264187244151413">
                <text:p>0.0264187244151413</text:p>
              </table:table-cell>
              <table:table-cell office:value-type="float" office:value="0.02745047">
                <text:p>0.02745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6607324282742">
                <text:p>0.0266607324282742</text:p>
              </table:table-cell>
              <table:table-cell office:value-type="float" office:value="0.0260203566811578">
                <text:p>0.0260203566811578</text:p>
              </table:table-cell>
              <table:table-cell office:value-type="float" office:value="0.02687552">
                <text:p>0.02687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358714755587">
                <text:p>0.0261358714755587</text:p>
              </table:table-cell>
              <table:table-cell office:value-type="float" office:value="0.0256836490414793">
                <text:p>0.0256836490414793</text:p>
              </table:table-cell>
              <table:table-cell office:value-type="float" office:value="0.02627375">
                <text:p>0.02627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049393794943">
                <text:p>0.0255049393794943</text:p>
              </table:table-cell>
              <table:table-cell office:value-type="float" office:value="0.025160684392227">
                <text:p>0.025160684392227</text:p>
              </table:table-cell>
              <table:table-cell office:value-type="float" office:value="0.02564626">
                <text:p>0.02564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8979396134323">
                <text:p>0.0248979396134323</text:p>
              </table:table-cell>
              <table:table-cell office:value-type="float" office:value="0.0246741064527434">
                <text:p>0.0246741064527434</text:p>
              </table:table-cell>
              <table:table-cell office:value-type="float" office:value="0.0249942">
                <text:p>0.0249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47869164699">
                <text:p>0.0242647869164699</text:p>
              </table:table-cell>
              <table:table-cell office:value-type="float" office:value="0.0242583288097796">
                <text:p>0.0242583288097796</text:p>
              </table:table-cell>
              <table:table-cell office:value-type="float" office:value="0.02431874">
                <text:p>0.02431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6536278162172">
                <text:p>0.0236536278162172</text:p>
              </table:table-cell>
              <table:table-cell office:value-type="float" office:value="0.0237686461031945">
                <text:p>0.0237686461031945</text:p>
              </table:table-cell>
              <table:table-cell office:value-type="float" office:value="0.02362111">
                <text:p>0.02362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30529945431313">
                <text:p>0.0230529945431313</text:p>
              </table:table-cell>
              <table:table-cell office:value-type="float" office:value="0.0232579554397732">
                <text:p>0.0232579554397732</text:p>
              </table:table-cell>
              <table:table-cell office:value-type="float" office:value="0.02290253">
                <text:p>0.0229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4087111396258">
                <text:p>0.0224087111396258</text:p>
              </table:table-cell>
              <table:table-cell office:value-type="float" office:value="0.0226783215367901">
                <text:p>0.0226783215367901</text:p>
              </table:table-cell>
              <table:table-cell office:value-type="float" office:value="0.02216428">
                <text:p>0.02216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6752207262233">
                <text:p>0.0216752207262233</text:p>
              </table:table-cell>
              <table:table-cell office:value-type="float" office:value="0.0220927102317237">
                <text:p>0.0220927102317237</text:p>
              </table:table-cell>
              <table:table-cell office:value-type="float" office:value="0.02140763">
                <text:p>0.021407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8877292269249">
                <text:p>0.0208877292269249</text:p>
              </table:table-cell>
              <table:table-cell office:value-type="float" office:value="0.0214257076021746">
                <text:p>0.0214257076021746</text:p>
              </table:table-cell>
              <table:table-cell office:value-type="float" office:value="0.0206339">
                <text:p>0.0206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01669882568647">
                <text:p>0.0201669882568647</text:p>
              </table:table-cell>
              <table:table-cell office:value-type="float" office:value="0.0208627001622676">
                <text:p>0.0208627001622676</text:p>
              </table:table-cell>
              <table:table-cell office:value-type="float" office:value="0.0198444">
                <text:p>0.0198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4542296021167">
                <text:p>0.0194542296021167</text:p>
              </table:table-cell>
              <table:table-cell office:value-type="float" office:value="0.0202645827392504">
                <text:p>0.0202645827392504</text:p>
              </table:table-cell>
              <table:table-cell office:value-type="float" office:value="0.01904046">
                <text:p>0.01904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7126372141134">
                <text:p>0.0187126372141134</text:p>
              </table:table-cell>
              <table:table-cell office:value-type="float" office:value="0.0195454374323054">
                <text:p>0.0195454374323054</text:p>
              </table:table-cell>
              <table:table-cell office:value-type="float" office:value="0.01822344">
                <text:p>0.01822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8783535312832">
                <text:p>0.0178783535312832</text:p>
              </table:table-cell>
              <table:table-cell office:value-type="float" office:value="0.0187884255733283">
                <text:p>0.0187884255733283</text:p>
              </table:table-cell>
              <table:table-cell office:value-type="float" office:value="0.01739468">
                <text:p>0.01739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70522902792123">
                <text:p>0.0170522902792123</text:p>
              </table:table-cell>
              <table:table-cell office:value-type="float" office:value="0.0179894558337087">
                <text:p>0.0179894558337087</text:p>
              </table:table-cell>
              <table:table-cell office:value-type="float" office:value="0.01655553">
                <text:p>0.0165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62640226605004">
                <text:p>0.0162640226605004</text:p>
              </table:table-cell>
              <table:table-cell office:value-type="float" office:value="0.0172482579753886">
                <text:p>0.0172482579753886</text:p>
              </table:table-cell>
              <table:table-cell office:value-type="float" office:value="0.01570736">
                <text:p>0.01570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4425528891678">
                <text:p>0.0154425528891678</text:p>
              </table:table-cell>
              <table:table-cell office:value-type="float" office:value="0.0164510292266671">
                <text:p>0.0164510292266671</text:p>
              </table:table-cell>
              <table:table-cell office:value-type="float" office:value="0.01485153">
                <text:p>0.01485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5980859348023">
                <text:p>0.0145980859348023</text:p>
              </table:table-cell>
              <table:table-cell office:value-type="float" office:value="0.015609260127471">
                <text:p>0.015609260127471</text:p>
              </table:table-cell>
              <table:table-cell office:value-type="float" office:value="0.01398939">
                <text:p>0.01398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7538378034412">
                <text:p>0.0137538378034412</text:p>
              </table:table-cell>
              <table:table-cell office:value-type="float" office:value="0.0148144687660067">
                <text:p>0.0148144687660067</text:p>
              </table:table-cell>
              <table:table-cell office:value-type="float" office:value="0.01312229">
                <text:p>0.01312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8579223548925">
                <text:p>0.0128579223548925</text:p>
              </table:table-cell>
              <table:table-cell office:value-type="float" office:value="0.0140772171537222">
                <text:p>0.0140772171537222</text:p>
              </table:table-cell>
              <table:table-cell office:value-type="float" office:value="0.01225157">
                <text:p>0.01225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20326775481596">
                <text:p>0.0120326775481596</text:p>
              </table:table-cell>
              <table:table-cell office:value-type="float" office:value="0.013196711007045">
                <text:p>0.013196711007045</text:p>
              </table:table-cell>
              <table:table-cell office:value-type="float" office:value="0.01137858">
                <text:p>0.01137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11665640607016">
                <text:p>0.0111665640607016</text:p>
              </table:table-cell>
              <table:table-cell office:value-type="float" office:value="0.0123569440473816">
                <text:p>0.0123569440473816</text:p>
              </table:table-cell>
              <table:table-cell office:value-type="float" office:value="0.01050463">
                <text:p>0.010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02862695958508">
                <text:p>0.0102862695958508</text:p>
              </table:table-cell>
              <table:table-cell office:value-type="float" office:value="0.0114161415826028">
                <text:p>0.0114161415826028</text:p>
              </table:table-cell>
              <table:table-cell office:value-type="float" office:value="0.009631041">
                <text:p>0.009631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41437377967702">
                <text:p>0.00941437377967702</text:p>
              </table:table-cell>
              <table:table-cell office:value-type="float" office:value="0.0104880193348646">
                <text:p>0.0104880193348646</text:p>
              </table:table-cell>
              <table:table-cell office:value-type="float" office:value="0.008759108">
                <text:p>0.008759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53802744509919">
                <text:p>0.00853802744509919</text:p>
              </table:table-cell>
              <table:table-cell office:value-type="float" office:value="0.00956337906892242">
                <text:p>0.00956337906892242</text:p>
              </table:table-cell>
              <table:table-cell office:value-type="float" office:value="0.007890112">
                <text:p>0.00789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63518031911601">
                <text:p>0.00763518031911601</text:p>
              </table:table-cell>
              <table:table-cell office:value-type="float" office:value="0.00864906868230855">
                <text:p>0.00864906868230855</text:p>
              </table:table-cell>
              <table:table-cell office:value-type="float" office:value="0.007025319">
                <text:p>0.0070253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78939695082911">
                <text:p>0.00678939695082911</text:p>
              </table:table-cell>
              <table:table-cell office:value-type="float" office:value="0.00768583645146012">
                <text:p>0.00768583645146012</text:p>
              </table:table-cell>
              <table:table-cell office:value-type="float" office:value="0.006165978">
                <text:p>0.006165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87127570662994">
                <text:p>0.00587127570662994</text:p>
              </table:table-cell>
              <table:table-cell office:value-type="float" office:value="0.00670705136858932">
                <text:p>0.00670705136858932</text:p>
              </table:table-cell>
              <table:table-cell office:value-type="float" office:value="0.005313316">
                <text:p>0.005313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98111360652486">
                <text:p>0.00498111360652486</text:p>
              </table:table-cell>
              <table:table-cell office:value-type="float" office:value="0.00571503475489351">
                <text:p>0.00571503475489351</text:p>
              </table:table-cell>
              <table:table-cell office:value-type="float" office:value="0.004468537">
                <text:p>0.004468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409050488870921">
                <text:p>0.00409050488870921</text:p>
              </table:table-cell>
              <table:table-cell office:value-type="float" office:value="0.00470909021401348">
                <text:p>0.00470909021401348</text:p>
              </table:table-cell>
              <table:table-cell office:value-type="float" office:value="0.003632825">
                <text:p>0.003632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319366070918752">
                <text:p>0.00319366070918752</text:p>
              </table:table-cell>
              <table:table-cell office:value-type="float" office:value="0.00372421166299958">
                <text:p>0.00372421166299958</text:p>
              </table:table-cell>
              <table:table-cell office:value-type="float" office:value="0.002807341">
                <text:p>0.002807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26569775191304">
                <text:p>0.00226569775191304</text:p>
              </table:table-cell>
              <table:table-cell office:value-type="float" office:value="0.00266732863009478">
                <text:p>0.00266732863009478</text:p>
              </table:table-cell>
              <table:table-cell office:value-type="float" office:value="0.001993219">
                <text:p>0.001993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26690009037458">
                <text:p>0.00126690009037458</text:p>
              </table:table-cell>
              <table:table-cell office:value-type="float" office:value="0.00148523933510687">
                <text:p>0.00148523933510687</text:p>
              </table:table-cell>
              <table:table-cell office:value-type="float" office:value="0.00119157">
                <text:p>0.001191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